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 3 * COS([.A1])" office:value-type="float" office:value="3" calcext:value-type="float">
            <text:p>3</text:p>
          </table:table-cell>
          <table:table-cell table:formula="of:= 5 + 3 * SIN([.A1])" office:value-type="float" office:value="5" calcext:value-type="float">
            <text:p>5</text:p>
          </table:table-cell>
          <table:table-cell office:value-type="string" calcext:value-type="string">
            <text:p>;</text:p>
          </table:table-cell>
          <table:table-cell office:value-type="float" office:value="0" calcext:value-type="float">
            <text:p>0</text:p>
          </table:table-cell>
          <table:table-cell table:formula="of:= 3 * COS([.A2])" office:value-type="float" office:value="2.99408018528481" calcext:value-type="float">
            <text:p>2,99408018528481</text:p>
          </table:table-cell>
          <table:table-cell table:formula="of:=5 + 3 * SIN([.A2])" office:value-type="float" office:value="5.18837155858794" calcext:value-type="float">
            <text:p>5,18837155858794</text:p>
          </table:table-cell>
          <table:table-cell office:value-type="string" calcext:value-type="string">
            <text:p>|</text:p>
          </table:table-cell>
          <table:table-cell office:value-type="float" office:value="0" calcext:value-type="float">
            <text:p>0</text:p>
          </table:table-cell>
          <table:table-cell table:formula="of:= (3 + 3 * ABS(SIN(4 * [.A1]))) * COS([.A1])" office:value-type="float" office:value="3" calcext:value-type="float">
            <text:p>3</text:p>
          </table:table-cell>
          <table:table-cell table:formula="of:= 5 + (3 + 3 * ABS(SIN(4 * [.A1]))) * SIN([.A1])" office:value-type="float" office:value="5" calcext:value-type="float">
            <text:p>5</text:p>
          </table:table-cell>
          <table:table-cell office:value-type="string" calcext:value-type="string">
            <text:p>;</text:p>
          </table:table-cell>
          <table:table-cell office:value-type="float" office:value="0" calcext:value-type="float">
            <text:p>0</text:p>
          </table:table-cell>
          <table:table-cell table:formula="of:= (3 + 3 * ABS(SIN(4 * [.A2]))) * COS([.A2])" office:value-type="float" office:value="3.73867764872582" calcext:value-type="float">
            <text:p>3,73867764872582</text:p>
          </table:table-cell>
          <table:table-cell table:formula="of:= 5 + (3 + 3 * ABS(SIN(4 * [.A2]))) * SIN([.A2])" office:value-type="float" office:value="5.23521766023824" calcext:value-type="float">
            <text:p>5,23521766023824</text:p>
          </table:table-cell>
          <table:table-cell office:value-type="string" calcext:value-type="string">
            <text:p>|</text:p>
          </table:table-cell>
          <table:table-cell office:value-type="float" office:value="0" calcext:value-type="float">
            <text:p>0</text:p>
          </table:table-cell>
          <table:table-cell table:formula="of:=8.66 + 10*COS([.A1] / 5 + 5 * PI() / 6)" office:value-type="float" office:value="-0.000254037844387156" calcext:value-type="float">
            <text:p>-0,000254037844387156</text:p>
          </table:table-cell>
          <table:table-cell table:formula="of:= -3 + 10*SIN([.A1] / 5 + 5 *PI() / 6)"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 office:value-type="float" office:value="0" calcext:value-type="float">
            <text:p>0</text:p>
          </table:table-cell>
          <table:table-cell table:formula="of:=8.66 + 10*COS([.A2] / 5 + 5 * PI() / 6)" office:value-type="float" office:value="-0.0624004600084369" calcext:value-type="float">
            <text:p>-0,0624004600084369</text:p>
          </table:table-cell>
          <table:table-cell table:formula="of:= -3 + 10*SIN([.A2] / 5 + 5 *PI() / 6)" office:value-type="float" office:value="1.89078012337956" calcext:value-type="float">
            <text:p>1,89078012337956</text:p>
          </table:table-cell>
        </table:table-row>
        <table:table-row table:style-name="ro1">
          <table:table-cell table:formula="of:= [.A1] + PI() / 50" office:value-type="float" office:value="0.0628318530717959" calcext:value-type="float">
            <text:p>0,0628318530717959</text:p>
          </table:table-cell>
          <table:table-cell table:formula="of:=[.B1] + 0" office:value-type="float" office:value="0" calcext:value-type="float">
            <text:p>0</text:p>
          </table:table-cell>
          <table:table-cell table:formula="of:= 3 * COS([.A2])" office:value-type="float" office:value="2.99408018528481" calcext:value-type="float">
            <text:p>2,99408018528481</text:p>
          </table:table-cell>
          <table:table-cell table:formula="of:= 5 + 3 * SIN([.A2])" office:value-type="float" office:value="5.18837155858794" calcext:value-type="float">
            <text:p>5,18837155858794</text:p>
          </table:table-cell>
          <table:table-cell office:value-type="string" calcext:value-type="string">
            <text:p>;</text:p>
          </table:table-cell>
          <table:table-cell table:formula="of:=[.F1] + 0" office:value-type="float" office:value="0" calcext:value-type="float">
            <text:p>0</text:p>
          </table:table-cell>
          <table:table-cell table:formula="of:= 3 * COS([.A3])" office:value-type="float" office:value="2.97634410394343" calcext:value-type="float">
            <text:p>2,97634410394343</text:p>
          </table:table-cell>
          <table:table-cell table:formula="of:=5 + 3 * SIN([.A3])" office:value-type="float" office:value="5.37599970069291" calcext:value-type="float">
            <text:p>5,37599970069291</text:p>
          </table:table-cell>
          <table:table-cell office:value-type="string" calcext:value-type="string">
            <text:p>|</text:p>
          </table:table-cell>
          <table:table-cell table:formula="of:=[.J1] + 0" office:value-type="float" office:value="0" calcext:value-type="float">
            <text:p>0</text:p>
          </table:table-cell>
          <table:table-cell table:formula="of:= (3 + 3 * ABS(SIN(4 * [.A2]))) * COS([.A2])" office:value-type="float" office:value="3.73867764872582" calcext:value-type="float">
            <text:p>3,73867764872582</text:p>
          </table:table-cell>
          <table:table-cell table:formula="of:= 5 + (3 + 3 * ABS(SIN(4 * [.A2]))) * SIN([.A2])" office:value-type="float" office:value="5.23521766023824" calcext:value-type="float">
            <text:p>5,23521766023824</text:p>
          </table:table-cell>
          <table:table-cell office:value-type="string" calcext:value-type="string">
            <text:p>;</text:p>
          </table:table-cell>
          <table:table-cell table:formula="of:=[.N1] + 0" office:value-type="float" office:value="0" calcext:value-type="float">
            <text:p>0</text:p>
          </table:table-cell>
          <table:table-cell table:formula="of:= (3 + 3 * ABS(SIN(4 * [.A3]))) * COS([.A3])" office:value-type="float" office:value="4.41020881140916" calcext:value-type="float">
            <text:p>4,41020881140916</text:p>
          </table:table-cell>
          <table:table-cell table:formula="of:= 5 + (3 + 3 * ABS(SIN(4 * [.A3]))) * SIN([.A3])" office:value-type="float" office:value="5.55713893796287" calcext:value-type="float">
            <text:p>5,55713893796287</text:p>
          </table:table-cell>
          <table:table-cell office:value-type="string" calcext:value-type="string">
            <text:p>|</text:p>
          </table:table-cell>
          <table:table-cell table:formula="of:=[.R1] + 0" office:value-type="float" office:value="0" calcext:value-type="float">
            <text:p>0</text:p>
          </table:table-cell>
          <table:table-cell table:formula="of:=8.66 + 10*COS([.A2] / 5 + 5 * PI() / 6)" office:value-type="float" office:value="-0.0624004600084369" calcext:value-type="float">
            <text:p>-0,0624004600084369</text:p>
          </table:table-cell>
          <table:table-cell table:formula="of:= -3 + 10*SIN([.A2] / 5 + 5 *PI() / 6)" office:value-type="float" office:value="1.89078012337956" calcext:value-type="float">
            <text:p>1,89078012337956</text:p>
          </table:table-cell>
          <table:table-cell office:value-type="string" calcext:value-type="string">
            <text:p>;</text:p>
          </table:table-cell>
          <table:table-cell table:formula="of:=[.V1] + 0" office:value-type="float" office:value="0" calcext:value-type="float">
            <text:p>0</text:p>
          </table:table-cell>
          <table:table-cell table:formula="of:=8.66 + 10*COS([.A3] / 5 + 5 * PI() / 6)" office:value-type="float" office:value="-0.123169514026579" calcext:value-type="float">
            <text:p>-0,123169514026579</text:p>
          </table:table-cell>
          <table:table-cell table:formula="of:= -3 + 10*SIN([.A3] / 5 + 5 *PI() / 6)" office:value-type="float" office:value="1.78078793588192" calcext:value-type="float">
            <text:p>1,78078793588192</text:p>
          </table:table-cell>
        </table:table-row>
        <table:table-row table:style-name="ro1">
          <table:table-cell table:formula="of:= [.A2] + PI() / 50" office:value-type="float" office:value="0.125663706143592" calcext:value-type="float">
            <text:p>0,125663706143592</text:p>
          </table:table-cell>
          <table:table-cell table:formula="of:=[.B2] + 0" office:value-type="float" office:value="0" calcext:value-type="float">
            <text:p>0</text:p>
          </table:table-cell>
          <table:table-cell table:formula="of:= 3 * COS([.A3])" office:value-type="float" office:value="2.97634410394343" calcext:value-type="float">
            <text:p>2,97634410394343</text:p>
          </table:table-cell>
          <table:table-cell table:formula="of:= 5 + 3 * SIN([.A3])" office:value-type="float" office:value="5.37599970069291" calcext:value-type="float">
            <text:p>5,37599970069291</text:p>
          </table:table-cell>
          <table:table-cell office:value-type="string" calcext:value-type="string">
            <text:p>;</text:p>
          </table:table-cell>
          <table:table-cell table:formula="of:=[.F2] + 0" office:value-type="float" office:value="0" calcext:value-type="float">
            <text:p>0</text:p>
          </table:table-cell>
          <table:table-cell table:formula="of:= 3 * COS([.A4])" office:value-type="float" office:value="2.94686175218607" calcext:value-type="float">
            <text:p>2,94686175218607</text:p>
          </table:table-cell>
          <table:table-cell table:formula="of:=5 + 3 * SIN([.A4])" office:value-type="float" office:value="5.56214394375717" calcext:value-type="float">
            <text:p>5,56214394375717</text:p>
          </table:table-cell>
          <table:table-cell office:value-type="string" calcext:value-type="string">
            <text:p>|</text:p>
          </table:table-cell>
          <table:table-cell table:formula="of:=[.J2] + 0" office:value-type="float" office:value="0" calcext:value-type="float">
            <text:p>0</text:p>
          </table:table-cell>
          <table:table-cell table:formula="of:= (3 + 3 * ABS(SIN(4 * [.A3]))) * COS([.A3])" office:value-type="float" office:value="4.41020881140916" calcext:value-type="float">
            <text:p>4,41020881140916</text:p>
          </table:table-cell>
          <table:table-cell table:formula="of:= 5 + (3 + 3 * ABS(SIN(4 * [.A3]))) * SIN([.A3])" office:value-type="float" office:value="5.55713893796287" calcext:value-type="float">
            <text:p>5,55713893796287</text:p>
          </table:table-cell>
          <table:table-cell office:value-type="string" calcext:value-type="string">
            <text:p>;</text:p>
          </table:table-cell>
          <table:table-cell table:formula="of:=[.N2] + 0" office:value-type="float" office:value="0" calcext:value-type="float">
            <text:p>0</text:p>
          </table:table-cell>
          <table:table-cell table:formula="of:= (3 + 3 * ABS(SIN(4 * [.A4]))) * COS([.A4])" office:value-type="float" office:value="4.96412743621698" calcext:value-type="float">
            <text:p>4,96412743621698</text:p>
          </table:table-cell>
          <table:table-cell table:formula="of:= 5 + (3 + 3 * ABS(SIN(4 * [.A4]))) * SIN([.A4])" office:value-type="float" office:value="5.94695795357149" calcext:value-type="float">
            <text:p>5,94695795357149</text:p>
          </table:table-cell>
          <table:table-cell office:value-type="string" calcext:value-type="string">
            <text:p>|</text:p>
          </table:table-cell>
          <table:table-cell table:formula="of:=[.R2] + 0" office:value-type="float" office:value="0" calcext:value-type="float">
            <text:p>0</text:p>
          </table:table-cell>
          <table:table-cell table:formula="of:=8.66 + 10*COS([.A3] / 5 + 5 * PI() / 6)" office:value-type="float" office:value="-0.123169514026579" calcext:value-type="float">
            <text:p>-0,123169514026579</text:p>
          </table:table-cell>
          <table:table-cell table:formula="of:= -3 + 10*SIN([.A3] / 5 + 5 *PI() / 6)" office:value-type="float" office:value="1.78078793588192" calcext:value-type="float">
            <text:p>1,78078793588192</text:p>
          </table:table-cell>
          <table:table-cell office:value-type="string" calcext:value-type="string">
            <text:p>;</text:p>
          </table:table-cell>
          <table:table-cell table:formula="of:=[.V2] + 0" office:value-type="float" office:value="0" calcext:value-type="float">
            <text:p>0</text:p>
          </table:table-cell>
          <table:table-cell table:formula="of:=8.66 + 10*COS([.A4] / 5 + 5 * PI() / 6)" office:value-type="float" office:value="-0.182551603760723" calcext:value-type="float">
            <text:p>-0,182551603760723</text:p>
          </table:table-cell>
          <table:table-cell table:formula="of:= -3 + 10*SIN([.A4] / 5 + 5 *PI() / 6)" office:value-type="float" office:value="1.67004080654855" calcext:value-type="float">
            <text:p>1,67004080654855</text:p>
          </table:table-cell>
        </table:table-row>
        <table:table-row table:style-name="ro1">
          <table:table-cell table:formula="of:= [.A3] + PI() / 50" office:value-type="float" office:value="0.188495559215388" calcext:value-type="float">
            <text:p>0,188495559215388</text:p>
          </table:table-cell>
          <table:table-cell table:formula="of:=[.B3] + 0" office:value-type="float" office:value="0" calcext:value-type="float">
            <text:p>0</text:p>
          </table:table-cell>
          <table:table-cell table:formula="of:= 3 * COS([.A4])" office:value-type="float" office:value="2.94686175218607" calcext:value-type="float">
            <text:p>2,94686175218607</text:p>
          </table:table-cell>
          <table:table-cell table:formula="of:= 5 + 3 * SIN([.A4])" office:value-type="float" office:value="5.56214394375717" calcext:value-type="float">
            <text:p>5,56214394375717</text:p>
          </table:table-cell>
          <table:table-cell office:value-type="string" calcext:value-type="string">
            <text:p>;</text:p>
          </table:table-cell>
          <table:table-cell table:formula="of:=[.F3] + 0" office:value-type="float" office:value="0" calcext:value-type="float">
            <text:p>0</text:p>
          </table:table-cell>
          <table:table-cell table:formula="of:= 3 * COS([.A5])" office:value-type="float" office:value="2.90574948338589" calcext:value-type="float">
            <text:p>2,90574948338589</text:p>
          </table:table-cell>
          <table:table-cell table:formula="of:=5 + 3 * SIN([.A5])" office:value-type="float" office:value="5.74606966149456" calcext:value-type="float">
            <text:p>5,74606966149456</text:p>
          </table:table-cell>
          <table:table-cell office:value-type="string" calcext:value-type="string">
            <text:p>|</text:p>
          </table:table-cell>
          <table:table-cell table:formula="of:=[.J3] + 0" office:value-type="float" office:value="0" calcext:value-type="float">
            <text:p>0</text:p>
          </table:table-cell>
          <table:table-cell table:formula="of:= (3 + 3 * ABS(SIN(4 * [.A4]))) * COS([.A4])" office:value-type="float" office:value="4.96412743621698" calcext:value-type="float">
            <text:p>4,96412743621698</text:p>
          </table:table-cell>
          <table:table-cell table:formula="of:= 5 + (3 + 3 * ABS(SIN(4 * [.A4]))) * SIN([.A4])" office:value-type="float" office:value="5.94695795357149" calcext:value-type="float">
            <text:p>5,94695795357149</text:p>
          </table:table-cell>
          <table:table-cell office:value-type="string" calcext:value-type="string">
            <text:p>;</text:p>
          </table:table-cell>
          <table:table-cell table:formula="of:=[.N3] + 0" office:value-type="float" office:value="0" calcext:value-type="float">
            <text:p>0</text:p>
          </table:table-cell>
          <table:table-cell table:formula="of:= (3 + 3 * ABS(SIN(4 * [.A5]))) * COS([.A5])" office:value-type="float" office:value="5.35915491672166" calcext:value-type="float">
            <text:p>5,35915491672166</text:p>
          </table:table-cell>
          <table:table-cell table:formula="of:= 5 + (3 + 3 * ABS(SIN(4 * [.A5]))) * SIN([.A5])" office:value-type="float" office:value="6.37599711106426" calcext:value-type="float">
            <text:p>6,37599711106426</text:p>
          </table:table-cell>
          <table:table-cell office:value-type="string" calcext:value-type="string">
            <text:p>|</text:p>
          </table:table-cell>
          <table:table-cell table:formula="of:=[.R3] + 0" office:value-type="float" office:value="0" calcext:value-type="float">
            <text:p>0</text:p>
          </table:table-cell>
          <table:table-cell table:formula="of:=8.66 + 10*COS([.A4] / 5 + 5 * PI() / 6)" office:value-type="float" office:value="-0.182551603760723" calcext:value-type="float">
            <text:p>-0,182551603760723</text:p>
          </table:table-cell>
          <table:table-cell table:formula="of:= -3 + 10*SIN([.A4] / 5 + 5 *PI() / 6)" office:value-type="float" office:value="1.67004080654855" calcext:value-type="float">
            <text:p>1,67004080654855</text:p>
          </table:table-cell>
          <table:table-cell office:value-type="string" calcext:value-type="string">
            <text:p>;</text:p>
          </table:table-cell>
          <table:table-cell table:formula="of:=[.V3] + 0" office:value-type="float" office:value="0" calcext:value-type="float">
            <text:p>0</text:p>
          </table:table-cell>
          <table:table-cell table:formula="of:=8.66 + 10*COS([.A5] / 5 + 5 * PI() / 6)" office:value-type="float" office:value="-0.240537352090525" calcext:value-type="float">
            <text:p>-0,240537352090525</text:p>
          </table:table-cell>
          <table:table-cell table:formula="of:= -3 + 10*SIN([.A5] / 5 + 5 *PI() / 6)" office:value-type="float" office:value="1.558556223635" calcext:value-type="float">
            <text:p>1,558556223635</text:p>
          </table:table-cell>
        </table:table-row>
        <table:table-row table:style-name="ro1">
          <table:table-cell table:formula="of:= [.A4] + PI() / 50" office:value-type="float" office:value="0.251327412287183" calcext:value-type="float">
            <text:p>0,251327412287183</text:p>
          </table:table-cell>
          <table:table-cell table:formula="of:=[.B4] + 0" office:value-type="float" office:value="0" calcext:value-type="float">
            <text:p>0</text:p>
          </table:table-cell>
          <table:table-cell table:formula="of:= 3 * COS([.A5])" office:value-type="float" office:value="2.90574948338589" calcext:value-type="float">
            <text:p>2,90574948338589</text:p>
          </table:table-cell>
          <table:table-cell table:formula="of:= 5 + 3 * SIN([.A5])" office:value-type="float" office:value="5.74606966149456" calcext:value-type="float">
            <text:p>5,74606966149456</text:p>
          </table:table-cell>
          <table:table-cell office:value-type="string" calcext:value-type="string">
            <text:p>;</text:p>
          </table:table-cell>
          <table:table-cell table:formula="of:=[.F4] + 0" office:value-type="float" office:value="0" calcext:value-type="float">
            <text:p>0</text:p>
          </table:table-cell>
          <table:table-cell table:formula="of:= 3 * COS([.A6])" office:value-type="float" office:value="2.85316954888546" calcext:value-type="float">
            <text:p>2,85316954888546</text:p>
          </table:table-cell>
          <table:table-cell table:formula="of:=5 + 3 * SIN([.A6])" office:value-type="float" office:value="5.92705098312484" calcext:value-type="float">
            <text:p>5,92705098312484</text:p>
          </table:table-cell>
          <table:table-cell office:value-type="string" calcext:value-type="string">
            <text:p>|</text:p>
          </table:table-cell>
          <table:table-cell table:formula="of:=[.J4] + 0" office:value-type="float" office:value="0" calcext:value-type="float">
            <text:p>0</text:p>
          </table:table-cell>
          <table:table-cell table:formula="of:= (3 + 3 * ABS(SIN(4 * [.A5]))) * COS([.A5])" office:value-type="float" office:value="5.35915491672166" calcext:value-type="float">
            <text:p>5,35915491672166</text:p>
          </table:table-cell>
          <table:table-cell table:formula="of:= 5 + (3 + 3 * ABS(SIN(4 * [.A5]))) * SIN([.A5])" office:value-type="float" office:value="6.37599711106426" calcext:value-type="float">
            <text:p>6,37599711106426</text:p>
          </table:table-cell>
          <table:table-cell office:value-type="string" calcext:value-type="string">
            <text:p>;</text:p>
          </table:table-cell>
          <table:table-cell table:formula="of:=[.N4] + 0" office:value-type="float" office:value="0" calcext:value-type="float">
            <text:p>0</text:p>
          </table:table-cell>
          <table:table-cell table:formula="of:= (3 + 3 * ABS(SIN(4 * [.A6]))) * COS([.A6])" office:value-type="float" office:value="5.56669504044788" calcext:value-type="float">
            <text:p>5,56669504044788</text:p>
          </table:table-cell>
          <table:table-cell table:formula="of:= 5 + (3 + 3 * ABS(SIN(4 * [.A6]))) * SIN([.A6])" office:value-type="float" office:value="6.80872886156355" calcext:value-type="float">
            <text:p>6,80872886156355</text:p>
          </table:table-cell>
          <table:table-cell office:value-type="string" calcext:value-type="string">
            <text:p>|</text:p>
          </table:table-cell>
          <table:table-cell table:formula="of:=[.R4] + 0" office:value-type="float" office:value="0" calcext:value-type="float">
            <text:p>0</text:p>
          </table:table-cell>
          <table:table-cell table:formula="of:=8.66 + 10*COS([.A5] / 5 + 5 * PI() / 6)" office:value-type="float" office:value="-0.240537352090525" calcext:value-type="float">
            <text:p>-0,240537352090525</text:p>
          </table:table-cell>
          <table:table-cell table:formula="of:= -3 + 10*SIN([.A5] / 5 + 5 *PI() / 6)" office:value-type="float" office:value="1.558556223635" calcext:value-type="float">
            <text:p>1,558556223635</text:p>
          </table:table-cell>
          <table:table-cell office:value-type="string" calcext:value-type="string">
            <text:p>;</text:p>
          </table:table-cell>
          <table:table-cell table:formula="of:=[.V4] + 0" office:value-type="float" office:value="0" calcext:value-type="float">
            <text:p>0</text:p>
          </table:table-cell>
          <table:table-cell table:formula="of:=8.66 + 10*COS([.A6] / 5 + 5 * PI() / 6)" office:value-type="float" office:value="-0.297117602394129" calcext:value-type="float">
            <text:p>-0,297117602394129</text:p>
          </table:table-cell>
          <table:table-cell table:formula="of:= -3 + 10*SIN([.A6] / 5 + 5 *PI() / 6)" office:value-type="float" office:value="1.44635179184927" calcext:value-type="float">
            <text:p>1,44635179184927</text:p>
          </table:table-cell>
        </table:table-row>
        <table:table-row table:style-name="ro1">
          <table:table-cell table:formula="of:= [.A5] + PI() / 50" office:value-type="float" office:value="0.314159265358979" calcext:value-type="float">
            <text:p>0,314159265358979</text:p>
          </table:table-cell>
          <table:table-cell table:formula="of:=[.B5] + 0" office:value-type="float" office:value="0" calcext:value-type="float">
            <text:p>0</text:p>
          </table:table-cell>
          <table:table-cell table:formula="of:= 3 * COS([.A6])" office:value-type="float" office:value="2.85316954888546" calcext:value-type="float">
            <text:p>2,85316954888546</text:p>
          </table:table-cell>
          <table:table-cell table:formula="of:= 5 + 3 * SIN([.A6])" office:value-type="float" office:value="5.92705098312484" calcext:value-type="float">
            <text:p>5,92705098312484</text:p>
          </table:table-cell>
          <table:table-cell office:value-type="string" calcext:value-type="string">
            <text:p>;</text:p>
          </table:table-cell>
          <table:table-cell table:formula="of:=[.F5] + 0" office:value-type="float" office:value="0" calcext:value-type="float">
            <text:p>0</text:p>
          </table:table-cell>
          <table:table-cell table:formula="of:= 3 * COS([.A7])" office:value-type="float" office:value="2.78932945766475" calcext:value-type="float">
            <text:p>2,78932945766475</text:p>
          </table:table-cell>
          <table:table-cell table:formula="of:=5 + 3 * SIN([.A7])" office:value-type="float" office:value="6.10437365805403" calcext:value-type="float">
            <text:p>6,10437365805403</text:p>
          </table:table-cell>
          <table:table-cell office:value-type="string" calcext:value-type="string">
            <text:p>|</text:p>
          </table:table-cell>
          <table:table-cell table:formula="of:=[.J5] + 0" office:value-type="float" office:value="0" calcext:value-type="float">
            <text:p>0</text:p>
          </table:table-cell>
          <table:table-cell table:formula="of:= (3 + 3 * ABS(SIN(4 * [.A6]))) * COS([.A6])" office:value-type="float" office:value="5.56669504044788" calcext:value-type="float">
            <text:p>5,56669504044788</text:p>
          </table:table-cell>
          <table:table-cell table:formula="of:= 5 + (3 + 3 * ABS(SIN(4 * [.A6]))) * SIN([.A6])" office:value-type="float" office:value="6.80872886156355" calcext:value-type="float">
            <text:p>6,80872886156355</text:p>
          </table:table-cell>
          <table:table-cell office:value-type="string" calcext:value-type="string">
            <text:p>;</text:p>
          </table:table-cell>
          <table:table-cell table:formula="of:=[.N5] + 0" office:value-type="float" office:value="0" calcext:value-type="float">
            <text:p>0</text:p>
          </table:table-cell>
          <table:table-cell table:formula="of:= (3 + 3 * ABS(SIN(4 * [.A7]))) * COS([.A7])" office:value-type="float" office:value="5.57315481080651" calcext:value-type="float">
            <text:p>5,57315481080651</text:p>
          </table:table-cell>
          <table:table-cell table:formula="of:= 5 + (3 + 3 * ABS(SIN(4 * [.A7]))) * SIN([.A7])" office:value-type="float" office:value="7.20656808696406" calcext:value-type="float">
            <text:p>7,20656808696406</text:p>
          </table:table-cell>
          <table:table-cell office:value-type="string" calcext:value-type="string">
            <text:p>|</text:p>
          </table:table-cell>
          <table:table-cell table:formula="of:=[.R5] + 0" office:value-type="float" office:value="0" calcext:value-type="float">
            <text:p>0</text:p>
          </table:table-cell>
          <table:table-cell table:formula="of:=8.66 + 10*COS([.A6] / 5 + 5 * PI() / 6)" office:value-type="float" office:value="-0.297117602394129" calcext:value-type="float">
            <text:p>-0,297117602394129</text:p>
          </table:table-cell>
          <table:table-cell table:formula="of:= -3 + 10*SIN([.A6] / 5 + 5 *PI() / 6)" office:value-type="float" office:value="1.44635179184927" calcext:value-type="float">
            <text:p>1,44635179184927</text:p>
          </table:table-cell>
          <table:table-cell office:value-type="string" calcext:value-type="string">
            <text:p>;</text:p>
          </table:table-cell>
          <table:table-cell table:formula="of:=[.V5] + 0" office:value-type="float" office:value="0" calcext:value-type="float">
            <text:p>0</text:p>
          </table:table-cell>
          <table:table-cell table:formula="of:=8.66 + 10*COS([.A7] / 5 + 5 * PI() / 6)" office:value-type="float" office:value="-0.352283419994114" calcext:value-type="float">
            <text:p>-0,352283419994114</text:p>
          </table:table-cell>
          <table:table-cell table:formula="of:= -3 + 10*SIN([.A7] / 5 + 5 *PI() / 6)" office:value-type="float" office:value="1.33344522957187" calcext:value-type="float">
            <text:p>1,33344522957187</text:p>
          </table:table-cell>
        </table:table-row>
        <table:table-row table:style-name="ro1">
          <table:table-cell table:formula="of:= [.A6] + PI() / 50" office:value-type="float" office:value="0.376991118430775" calcext:value-type="float">
            <text:p>0,376991118430775</text:p>
          </table:table-cell>
          <table:table-cell table:formula="of:=[.B6] + 0" office:value-type="float" office:value="0" calcext:value-type="float">
            <text:p>0</text:p>
          </table:table-cell>
          <table:table-cell table:formula="of:= 3 * COS([.A7])" office:value-type="float" office:value="2.78932945766475" calcext:value-type="float">
            <text:p>2,78932945766475</text:p>
          </table:table-cell>
          <table:table-cell table:formula="of:= 5 + 3 * SIN([.A7])" office:value-type="float" office:value="6.10437365805403" calcext:value-type="float">
            <text:p>6,10437365805403</text:p>
          </table:table-cell>
          <table:table-cell office:value-type="string" calcext:value-type="string">
            <text:p>;</text:p>
          </table:table-cell>
          <table:table-cell table:formula="of:=[.F6] + 0" office:value-type="float" office:value="0" calcext:value-type="float">
            <text:p>0</text:p>
          </table:table-cell>
          <table:table-cell table:formula="of:= 3 * COS([.A8])" office:value-type="float" office:value="2.71448115739806" calcext:value-type="float">
            <text:p>2,71448115739806</text:p>
          </table:table-cell>
          <table:table-cell table:formula="of:=5 + 3 * SIN([.A8])" office:value-type="float" office:value="6.27733787469522" calcext:value-type="float">
            <text:p>6,27733787469522</text:p>
          </table:table-cell>
          <table:table-cell office:value-type="string" calcext:value-type="string">
            <text:p>|</text:p>
          </table:table-cell>
          <table:table-cell table:formula="of:=[.J6] + 0" office:value-type="float" office:value="0" calcext:value-type="float">
            <text:p>0</text:p>
          </table:table-cell>
          <table:table-cell table:formula="of:= (3 + 3 * ABS(SIN(4 * [.A7]))) * COS([.A7])" office:value-type="float" office:value="5.57315481080651" calcext:value-type="float">
            <text:p>5,57315481080651</text:p>
          </table:table-cell>
          <table:table-cell table:formula="of:= 5 + (3 + 3 * ABS(SIN(4 * [.A7]))) * SIN([.A7])" office:value-type="float" office:value="7.20656808696406" calcext:value-type="float">
            <text:p>7,20656808696406</text:p>
          </table:table-cell>
          <table:table-cell office:value-type="string" calcext:value-type="string">
            <text:p>;</text:p>
          </table:table-cell>
          <table:table-cell table:formula="of:=[.N6] + 0" office:value-type="float" office:value="0" calcext:value-type="float">
            <text:p>0</text:p>
          </table:table-cell>
          <table:table-cell table:formula="of:= (3 + 3 * ABS(SIN(4 * [.A8]))) * COS([.A8])" office:value-type="float" office:value="5.38088139065343" calcext:value-type="float">
            <text:p>5,38088139065343</text:p>
          </table:table-cell>
          <table:table-cell table:formula="of:= 5 + (3 + 3 * ABS(SIN(4 * [.A8]))) * SIN([.A8])" office:value-type="float" office:value="7.53205058388121" calcext:value-type="float">
            <text:p>7,53205058388121</text:p>
          </table:table-cell>
          <table:table-cell office:value-type="string" calcext:value-type="string">
            <text:p>|</text:p>
          </table:table-cell>
          <table:table-cell table:formula="of:=[.R6] + 0" office:value-type="float" office:value="0" calcext:value-type="float">
            <text:p>0</text:p>
          </table:table-cell>
          <table:table-cell table:formula="of:=8.66 + 10*COS([.A7] / 5 + 5 * PI() / 6)" office:value-type="float" office:value="-0.352283419994114" calcext:value-type="float">
            <text:p>-0,352283419994114</text:p>
          </table:table-cell>
          <table:table-cell table:formula="of:= -3 + 10*SIN([.A7] / 5 + 5 *PI() / 6)" office:value-type="float" office:value="1.33344522957187" calcext:value-type="float">
            <text:p>1,33344522957187</text:p>
          </table:table-cell>
          <table:table-cell office:value-type="string" calcext:value-type="string">
            <text:p>;</text:p>
          </table:table-cell>
          <table:table-cell table:formula="of:=[.V6] + 0" office:value-type="float" office:value="0" calcext:value-type="float">
            <text:p>0</text:p>
          </table:table-cell>
          <table:table-cell table:formula="of:=8.66 + 10*COS([.A8] / 5 + 5 * PI() / 6)" office:value-type="float" office:value="-0.406026093568377" calcext:value-type="float">
            <text:p>-0,406026093568377</text:p>
          </table:table-cell>
          <table:table-cell table:formula="of:= -3 + 10*SIN([.A8] / 5 + 5 *PI() / 6)" office:value-type="float" office:value="1.21985436605783" calcext:value-type="float">
            <text:p>1,21985436605783</text:p>
          </table:table-cell>
        </table:table-row>
        <table:table-row table:style-name="ro1">
          <table:table-cell table:formula="of:= [.A7] + PI() / 50" office:value-type="float" office:value="0.439822971502571" calcext:value-type="float">
            <text:p>0,439822971502571</text:p>
          </table:table-cell>
          <table:table-cell table:formula="of:=[.B7] + 0" office:value-type="float" office:value="0" calcext:value-type="float">
            <text:p>0</text:p>
          </table:table-cell>
          <table:table-cell table:formula="of:= 3 * COS([.A8])" office:value-type="float" office:value="2.71448115739806" calcext:value-type="float">
            <text:p>2,71448115739806</text:p>
          </table:table-cell>
          <table:table-cell table:formula="of:= 5 + 3 * SIN([.A8])" office:value-type="float" office:value="6.27733787469522" calcext:value-type="float">
            <text:p>6,27733787469522</text:p>
          </table:table-cell>
          <table:table-cell office:value-type="string" calcext:value-type="string">
            <text:p>;</text:p>
          </table:table-cell>
          <table:table-cell table:formula="of:=[.F7] + 0" office:value-type="float" office:value="0" calcext:value-type="float">
            <text:p>0</text:p>
          </table:table-cell>
          <table:table-cell table:formula="of:= 3 * COS([.A9])" office:value-type="float" office:value="2.62892004013159" calcext:value-type="float">
            <text:p>2,62892004013159</text:p>
          </table:table-cell>
          <table:table-cell table:formula="of:=5 + 3 * SIN([.A9])" office:value-type="float" office:value="6.44526102230515" calcext:value-type="float">
            <text:p>6,44526102230515</text:p>
          </table:table-cell>
          <table:table-cell office:value-type="string" calcext:value-type="string">
            <text:p>|</text:p>
          </table:table-cell>
          <table:table-cell table:formula="of:=[.J7] + 0" office:value-type="float" office:value="0" calcext:value-type="float">
            <text:p>0</text:p>
          </table:table-cell>
          <table:table-cell table:formula="of:= (3 + 3 * ABS(SIN(4 * [.A8]))) * COS([.A8])" office:value-type="float" office:value="5.38088139065343" calcext:value-type="float">
            <text:p>5,38088139065343</text:p>
          </table:table-cell>
          <table:table-cell table:formula="of:= 5 + (3 + 3 * ABS(SIN(4 * [.A8]))) * SIN([.A8])" office:value-type="float" office:value="7.53205058388121" calcext:value-type="float">
            <text:p>7,53205058388121</text:p>
          </table:table-cell>
          <table:table-cell office:value-type="string" calcext:value-type="string">
            <text:p>;</text:p>
          </table:table-cell>
          <table:table-cell table:formula="of:=[.N7] + 0" office:value-type="float" office:value="0" calcext:value-type="float">
            <text:p>0</text:p>
          </table:table-cell>
          <table:table-cell table:formula="of:= (3 + 3 * ABS(SIN(4 * [.A9]))) * COS([.A9])" office:value-type="float" office:value="5.00763801121271" calcext:value-type="float">
            <text:p>5,00763801121271</text:p>
          </table:table-cell>
          <table:table-cell table:formula="of:= 5 + (3 + 3 * ABS(SIN(4 * [.A9]))) * SIN([.A9])" office:value-type="float" office:value="7.75297229316154" calcext:value-type="float">
            <text:p>7,75297229316154</text:p>
          </table:table-cell>
          <table:table-cell office:value-type="string" calcext:value-type="string">
            <text:p>|</text:p>
          </table:table-cell>
          <table:table-cell table:formula="of:=[.R7] + 0" office:value-type="float" office:value="0" calcext:value-type="float">
            <text:p>0</text:p>
          </table:table-cell>
          <table:table-cell table:formula="of:=8.66 + 10*COS([.A8] / 5 + 5 * PI() / 6)" office:value-type="float" office:value="-0.406026093568377" calcext:value-type="float">
            <text:p>-0,406026093568377</text:p>
          </table:table-cell>
          <table:table-cell table:formula="of:= -3 + 10*SIN([.A8] / 5 + 5 *PI() / 6)" office:value-type="float" office:value="1.21985436605783" calcext:value-type="float">
            <text:p>1,21985436605783</text:p>
          </table:table-cell>
          <table:table-cell office:value-type="string" calcext:value-type="string">
            <text:p>;</text:p>
          </table:table-cell>
          <table:table-cell table:formula="of:=[.V7] + 0" office:value-type="float" office:value="0" calcext:value-type="float">
            <text:p>0</text:p>
          </table:table-cell>
          <table:table-cell table:formula="of:=8.66 + 10*COS([.A9] / 5 + 5 * PI() / 6)" office:value-type="float" office:value="-0.458337136525758" calcext:value-type="float">
            <text:p>-0,458337136525758</text:p>
          </table:table-cell>
          <table:table-cell table:formula="of:= -3 + 10*SIN([.A9] / 5 + 5 *PI() / 6)" office:value-type="float" office:value="1.10559713862128" calcext:value-type="float">
            <text:p>1,10559713862128</text:p>
          </table:table-cell>
        </table:table-row>
        <table:table-row table:style-name="ro1">
          <table:table-cell table:formula="of:= [.A8] + PI() / 50" office:value-type="float" office:value="0.502654824574367" calcext:value-type="float">
            <text:p>0,502654824574367</text:p>
          </table:table-cell>
          <table:table-cell table:formula="of:=[.B8] + 0" office:value-type="float" office:value="0" calcext:value-type="float">
            <text:p>0</text:p>
          </table:table-cell>
          <table:table-cell table:formula="of:= 3 * COS([.A9])" office:value-type="float" office:value="2.62892004013159" calcext:value-type="float">
            <text:p>2,62892004013159</text:p>
          </table:table-cell>
          <table:table-cell table:formula="of:= 5 + 3 * SIN([.A9])" office:value-type="float" office:value="6.44526102230515" calcext:value-type="float">
            <text:p>6,44526102230515</text:p>
          </table:table-cell>
          <table:table-cell office:value-type="string" calcext:value-type="string">
            <text:p>;</text:p>
          </table:table-cell>
          <table:table-cell table:formula="of:=[.F8] + 0" office:value-type="float" office:value="0" calcext:value-type="float">
            <text:p>0</text:p>
          </table:table-cell>
          <table:table-cell table:formula="of:= 3 * COS([.A10])" office:value-type="float" office:value="2.53298377650605" calcext:value-type="float">
            <text:p>2,53298377650605</text:p>
          </table:table-cell>
          <table:table-cell table:formula="of:=5 + 3 * SIN([.A10])" office:value-type="float" office:value="6.60748038493699" calcext:value-type="float">
            <text:p>6,60748038493699</text:p>
          </table:table-cell>
          <table:table-cell office:value-type="string" calcext:value-type="string">
            <text:p>|</text:p>
          </table:table-cell>
          <table:table-cell table:formula="of:=[.J8] + 0" office:value-type="float" office:value="0" calcext:value-type="float">
            <text:p>0</text:p>
          </table:table-cell>
          <table:table-cell table:formula="of:= (3 + 3 * ABS(SIN(4 * [.A9]))) * COS([.A9])" office:value-type="float" office:value="5.00763801121271" calcext:value-type="float">
            <text:p>5,00763801121271</text:p>
          </table:table-cell>
          <table:table-cell table:formula="of:= 5 + (3 + 3 * ABS(SIN(4 * [.A9]))) * SIN([.A9])" office:value-type="float" office:value="7.75297229316154" calcext:value-type="float">
            <text:p>7,75297229316154</text:p>
          </table:table-cell>
          <table:table-cell office:value-type="string" calcext:value-type="string">
            <text:p>;</text:p>
          </table:table-cell>
          <table:table-cell table:formula="of:=[.N8] + 0" office:value-type="float" office:value="0" calcext:value-type="float">
            <text:p>0</text:p>
          </table:table-cell>
          <table:table-cell table:formula="of:= (3 + 3 * ABS(SIN(4 * [.A10]))) * COS([.A10])" office:value-type="float" office:value="4.48468132004018" calcext:value-type="float">
            <text:p>4,48468132004018</text:p>
          </table:table-cell>
          <table:table-cell table:formula="of:= 5 + (3 + 3 * ABS(SIN(4 * [.A10]))) * SIN([.A10])" office:value-type="float" office:value="7.84606530903326" calcext:value-type="float">
            <text:p>7,84606530903326</text:p>
          </table:table-cell>
          <table:table-cell office:value-type="string" calcext:value-type="string">
            <text:p>|</text:p>
          </table:table-cell>
          <table:table-cell table:formula="of:=[.R8] + 0" office:value-type="float" office:value="0" calcext:value-type="float">
            <text:p>0</text:p>
          </table:table-cell>
          <table:table-cell table:formula="of:=8.66 + 10*COS([.A9] / 5 + 5 * PI() / 6)" office:value-type="float" office:value="-0.458337136525758" calcext:value-type="float">
            <text:p>-0,458337136525758</text:p>
          </table:table-cell>
          <table:table-cell table:formula="of:= -3 + 10*SIN([.A9] / 5 + 5 *PI() / 6)" office:value-type="float" office:value="1.10559713862128" calcext:value-type="float">
            <text:p>1,10559713862128</text:p>
          </table:table-cell>
          <table:table-cell office:value-type="string" calcext:value-type="string">
            <text:p>;</text:p>
          </table:table-cell>
          <table:table-cell table:formula="of:=[.V8] + 0" office:value-type="float" office:value="0" calcext:value-type="float">
            <text:p>0</text:p>
          </table:table-cell>
          <table:table-cell table:formula="of:=8.66 + 10*COS([.A10] / 5 + 5 * PI() / 6)" office:value-type="float" office:value="-0.509208288346164" calcext:value-type="float">
            <text:p>-0,509208288346164</text:p>
          </table:table-cell>
          <table:table-cell table:formula="of:= -3 + 10*SIN([.A10] / 5 + 5 *PI() / 6)" office:value-type="float" office:value="0.990691589802951" calcext:value-type="float">
            <text:p>0,990691589802951</text:p>
          </table:table-cell>
        </table:table-row>
        <table:table-row table:style-name="ro1">
          <table:table-cell table:formula="of:= [.A9] + PI() / 50" office:value-type="float" office:value="0.565486677646163" calcext:value-type="float">
            <text:p>0,565486677646163</text:p>
          </table:table-cell>
          <table:table-cell table:formula="of:=[.B9] + 0" office:value-type="float" office:value="0" calcext:value-type="float">
            <text:p>0</text:p>
          </table:table-cell>
          <table:table-cell table:formula="of:= 3 * COS([.A10])" office:value-type="float" office:value="2.53298377650605" calcext:value-type="float">
            <text:p>2,53298377650605</text:p>
          </table:table-cell>
          <table:table-cell table:formula="of:= 5 + 3 * SIN([.A10])" office:value-type="float" office:value="6.60748038493699" calcext:value-type="float">
            <text:p>6,60748038493699</text:p>
          </table:table-cell>
          <table:table-cell office:value-type="string" calcext:value-type="string">
            <text:p>;</text:p>
          </table:table-cell>
          <table:table-cell table:formula="of:=[.F9] + 0" office:value-type="float" office:value="0" calcext:value-type="float">
            <text:p>0</text:p>
          </table:table-cell>
          <table:table-cell table:formula="of:= 3 * COS([.A11])" office:value-type="float" office:value="2.42705098312484" calcext:value-type="float">
            <text:p>2,42705098312484</text:p>
          </table:table-cell>
          <table:table-cell table:formula="of:=5 + 3 * SIN([.A11])" office:value-type="float" office:value="6.76335575687742" calcext:value-type="float">
            <text:p>6,76335575687742</text:p>
          </table:table-cell>
          <table:table-cell office:value-type="string" calcext:value-type="string">
            <text:p>|</text:p>
          </table:table-cell>
          <table:table-cell table:formula="of:=[.J9] + 0" office:value-type="float" office:value="0" calcext:value-type="float">
            <text:p>0</text:p>
          </table:table-cell>
          <table:table-cell table:formula="of:= (3 + 3 * ABS(SIN(4 * [.A10]))) * COS([.A10])" office:value-type="float" office:value="4.48468132004018" calcext:value-type="float">
            <text:p>4,48468132004018</text:p>
          </table:table-cell>
          <table:table-cell table:formula="of:= 5 + (3 + 3 * ABS(SIN(4 * [.A10]))) * SIN([.A10])" office:value-type="float" office:value="7.84606530903326" calcext:value-type="float">
            <text:p>7,84606530903326</text:p>
          </table:table-cell>
          <table:table-cell office:value-type="string" calcext:value-type="string">
            <text:p>;</text:p>
          </table:table-cell>
          <table:table-cell table:formula="of:=[.N9] + 0" office:value-type="float" office:value="0" calcext:value-type="float">
            <text:p>0</text:p>
          </table:table-cell>
          <table:table-cell table:formula="of:= (3 + 3 * ABS(SIN(4 * [.A11]))) * COS([.A11])" office:value-type="float" office:value="3.85363575756757" calcext:value-type="float">
            <text:p>3,85363575756757</text:p>
          </table:table-cell>
          <table:table-cell table:formula="of:= 5 + (3 + 3 * ABS(SIN(4 * [.A11]))) * SIN([.A11])" office:value-type="float" office:value="7.799830265315" calcext:value-type="float">
            <text:p>7,799830265315</text:p>
          </table:table-cell>
          <table:table-cell office:value-type="string" calcext:value-type="string">
            <text:p>|</text:p>
          </table:table-cell>
          <table:table-cell table:formula="of:=[.R9] + 0" office:value-type="float" office:value="0" calcext:value-type="float">
            <text:p>0</text:p>
          </table:table-cell>
          <table:table-cell table:formula="of:=8.66 + 10*COS([.A10] / 5 + 5 * PI() / 6)" office:value-type="float" office:value="-0.509208288346164" calcext:value-type="float">
            <text:p>-0,509208288346164</text:p>
          </table:table-cell>
          <table:table-cell table:formula="of:= -3 + 10*SIN([.A10] / 5 + 5 *PI() / 6)" office:value-type="float" office:value="0.990691589802951" calcext:value-type="float">
            <text:p>0,990691589802951</text:p>
          </table:table-cell>
          <table:table-cell office:value-type="string" calcext:value-type="string">
            <text:p>;</text:p>
          </table:table-cell>
          <table:table-cell table:formula="of:=[.V9] + 0" office:value-type="float" office:value="0" calcext:value-type="float">
            <text:p>0</text:p>
          </table:table-cell>
          <table:table-cell table:formula="of:=8.66 + 10*COS([.A11] / 5 + 5 * PI() / 6)" office:value-type="float" office:value="-0.558631515885006" calcext:value-type="float">
            <text:p>-0,558631515885006</text:p>
          </table:table-cell>
          <table:table-cell table:formula="of:= -3 + 10*SIN([.A11] / 5 + 5 *PI() / 6)" office:value-type="float" office:value="0.875155864521028" calcext:value-type="float">
            <text:p>0,875155864521028</text:p>
          </table:table-cell>
        </table:table-row>
        <table:table-row table:style-name="ro1">
          <table:table-cell table:formula="of:= [.A10] + PI() / 50" office:value-type="float" office:value="0.628318530717959" calcext:value-type="float">
            <text:p>0,628318530717959</text:p>
          </table:table-cell>
          <table:table-cell table:formula="of:=[.B10] + 0" office:value-type="float" office:value="0" calcext:value-type="float">
            <text:p>0</text:p>
          </table:table-cell>
          <table:table-cell table:formula="of:= 3 * COS([.A11])" office:value-type="float" office:value="2.42705098312484" calcext:value-type="float">
            <text:p>2,42705098312484</text:p>
          </table:table-cell>
          <table:table-cell table:formula="of:= 5 + 3 * SIN([.A11])" office:value-type="float" office:value="6.76335575687742" calcext:value-type="float">
            <text:p>6,76335575687742</text:p>
          </table:table-cell>
          <table:table-cell office:value-type="string" calcext:value-type="string">
            <text:p>;</text:p>
          </table:table-cell>
          <table:table-cell table:formula="of:=[.F10] + 0" office:value-type="float" office:value="0" calcext:value-type="float">
            <text:p>0</text:p>
          </table:table-cell>
          <table:table-cell table:formula="of:= 3 * COS([.A12])" office:value-type="float" office:value="2.31153972832737" calcext:value-type="float">
            <text:p>2,31153972832737</text:p>
          </table:table-cell>
          <table:table-cell table:formula="of:=5 + 3 * SIN([.A12])" office:value-type="float" office:value="6.91227196924607" calcext:value-type="float">
            <text:p>6,91227196924607</text:p>
          </table:table-cell>
          <table:table-cell office:value-type="string" calcext:value-type="string">
            <text:p>|</text:p>
          </table:table-cell>
          <table:table-cell table:formula="of:=[.J10] + 0" office:value-type="float" office:value="0" calcext:value-type="float">
            <text:p>0</text:p>
          </table:table-cell>
          <table:table-cell table:formula="of:= (3 + 3 * ABS(SIN(4 * [.A11]))) * COS([.A11])" office:value-type="float" office:value="3.85363575756757" calcext:value-type="float">
            <text:p>3,85363575756757</text:p>
          </table:table-cell>
          <table:table-cell table:formula="of:= 5 + (3 + 3 * ABS(SIN(4 * [.A11]))) * SIN([.A11])" office:value-type="float" office:value="7.799830265315" calcext:value-type="float">
            <text:p>7,799830265315</text:p>
          </table:table-cell>
          <table:table-cell office:value-type="string" calcext:value-type="string">
            <text:p>;</text:p>
          </table:table-cell>
          <table:table-cell table:formula="of:=[.N10] + 0" office:value-type="float" office:value="0" calcext:value-type="float">
            <text:p>0</text:p>
          </table:table-cell>
          <table:table-cell table:formula="of:= (3 + 3 * ABS(SIN(4 * [.A12]))) * COS([.A12])" office:value-type="float" office:value="3.16247425683074" calcext:value-type="float">
            <text:p>3,16247425683074</text:p>
          </table:table-cell>
          <table:table-cell table:formula="of:= 5 + (3 + 3 * ABS(SIN(4 * [.A12]))) * SIN([.A12])" office:value-type="float" office:value="7.61622623253623" calcext:value-type="float">
            <text:p>7,61622623253623</text:p>
          </table:table-cell>
          <table:table-cell office:value-type="string" calcext:value-type="string">
            <text:p>|</text:p>
          </table:table-cell>
          <table:table-cell table:formula="of:=[.R10] + 0" office:value-type="float" office:value="0" calcext:value-type="float">
            <text:p>0</text:p>
          </table:table-cell>
          <table:table-cell table:formula="of:=8.66 + 10*COS([.A11] / 5 + 5 * PI() / 6)" office:value-type="float" office:value="-0.558631515885006" calcext:value-type="float">
            <text:p>-0,558631515885006</text:p>
          </table:table-cell>
          <table:table-cell table:formula="of:= -3 + 10*SIN([.A11] / 5 + 5 *PI() / 6)" office:value-type="float" office:value="0.875155864521028" calcext:value-type="float">
            <text:p>0,875155864521028</text:p>
          </table:table-cell>
          <table:table-cell office:value-type="string" calcext:value-type="string">
            <text:p>;</text:p>
          </table:table-cell>
          <table:table-cell table:formula="of:=[.V10] + 0" office:value-type="float" office:value="0" calcext:value-type="float">
            <text:p>0</text:p>
          </table:table-cell>
          <table:table-cell table:formula="of:=8.66 + 10*COS([.A12] / 5 + 5 * PI() / 6)" office:value-type="float" office:value="-0.60659901464172" calcext:value-type="float">
            <text:p>-0,60659901464172</text:p>
          </table:table-cell>
          <table:table-cell table:formula="of:= -3 + 10*SIN([.A12] / 5 + 5 *PI() / 6)" office:value-type="float" office:value="0.759008207205869" calcext:value-type="float">
            <text:p>0,759008207205869</text:p>
          </table:table-cell>
        </table:table-row>
        <table:table-row table:style-name="ro1">
          <table:table-cell table:formula="of:= [.A11] + PI() / 50" office:value-type="float" office:value="0.691150383789754" calcext:value-type="float">
            <text:p>0,691150383789754</text:p>
          </table:table-cell>
          <table:table-cell table:formula="of:=[.B11] + 0" office:value-type="float" office:value="0" calcext:value-type="float">
            <text:p>0</text:p>
          </table:table-cell>
          <table:table-cell table:formula="of:= 3 * COS([.A12])" office:value-type="float" office:value="2.31153972832737" calcext:value-type="float">
            <text:p>2,31153972832737</text:p>
          </table:table-cell>
          <table:table-cell table:formula="of:= 5 + 3 * SIN([.A12])" office:value-type="float" office:value="6.91227196924607" calcext:value-type="float">
            <text:p>6,91227196924607</text:p>
          </table:table-cell>
          <table:table-cell office:value-type="string" calcext:value-type="string">
            <text:p>;</text:p>
          </table:table-cell>
          <table:table-cell table:formula="of:=[.F11] + 0" office:value-type="float" office:value="0" calcext:value-type="float">
            <text:p>0</text:p>
          </table:table-cell>
          <table:table-cell table:formula="of:= 3 * COS([.A13])" office:value-type="float" office:value="2.18690588226424" calcext:value-type="float">
            <text:p>2,18690588226424</text:p>
          </table:table-cell>
          <table:table-cell table:formula="of:=5 + 3 * SIN([.A13])" office:value-type="float" office:value="7.05364131778607" calcext:value-type="float">
            <text:p>7,05364131778607</text:p>
          </table:table-cell>
          <table:table-cell office:value-type="string" calcext:value-type="string">
            <text:p>|</text:p>
          </table:table-cell>
          <table:table-cell table:formula="of:=[.J11] + 0" office:value-type="float" office:value="0" calcext:value-type="float">
            <text:p>0</text:p>
          </table:table-cell>
          <table:table-cell table:formula="of:= (3 + 3 * ABS(SIN(4 * [.A12]))) * COS([.A12])" office:value-type="float" office:value="3.16247425683074" calcext:value-type="float">
            <text:p>3,16247425683074</text:p>
          </table:table-cell>
          <table:table-cell table:formula="of:= 5 + (3 + 3 * ABS(SIN(4 * [.A12]))) * SIN([.A12])" office:value-type="float" office:value="7.61622623253623" calcext:value-type="float">
            <text:p>7,61622623253623</text:p>
          </table:table-cell>
          <table:table-cell office:value-type="string" calcext:value-type="string">
            <text:p>;</text:p>
          </table:table-cell>
          <table:table-cell table:formula="of:=[.N11] + 0" office:value-type="float" office:value="0" calcext:value-type="float">
            <text:p>0</text:p>
          </table:table-cell>
          <table:table-cell table:formula="of:= (3 + 3 * ABS(SIN(4 * [.A13]))) * COS([.A13])" office:value-type="float" office:value="2.46099786798921" calcext:value-type="float">
            <text:p>2,46099786798921</text:p>
          </table:table-cell>
          <table:table-cell table:formula="of:= 5 + (3 + 3 * ABS(SIN(4 * [.A13]))) * SIN([.A13])" office:value-type="float" office:value="7.31103082472545" calcext:value-type="float">
            <text:p>7,31103082472545</text:p>
          </table:table-cell>
          <table:table-cell office:value-type="string" calcext:value-type="string">
            <text:p>|</text:p>
          </table:table-cell>
          <table:table-cell table:formula="of:=[.R11] + 0" office:value-type="float" office:value="0" calcext:value-type="float">
            <text:p>0</text:p>
          </table:table-cell>
          <table:table-cell table:formula="of:=8.66 + 10*COS([.A12] / 5 + 5 * PI() / 6)" office:value-type="float" office:value="-0.60659901464172" calcext:value-type="float">
            <text:p>-0,60659901464172</text:p>
          </table:table-cell>
          <table:table-cell table:formula="of:= -3 + 10*SIN([.A12] / 5 + 5 *PI() / 6)" office:value-type="float" office:value="0.759008207205869" calcext:value-type="float">
            <text:p>0,759008207205869</text:p>
          </table:table-cell>
          <table:table-cell office:value-type="string" calcext:value-type="string">
            <text:p>;</text:p>
          </table:table-cell>
          <table:table-cell table:formula="of:=[.V11] + 0" office:value-type="float" office:value="0" calcext:value-type="float">
            <text:p>0</text:p>
          </table:table-cell>
          <table:table-cell table:formula="of:=8.66 + 10*COS([.A13] / 5 + 5 * PI() / 6)" office:value-type="float" office:value="-0.653103209992203" calcext:value-type="float">
            <text:p>-0,653103209992203</text:p>
          </table:table-cell>
          <table:table-cell table:formula="of:= -3 + 10*SIN([.A13] / 5 + 5 *PI() / 6)" office:value-type="float" office:value="0.642266958918982" calcext:value-type="float">
            <text:p>0,642266958918982</text:p>
          </table:table-cell>
        </table:table-row>
        <table:table-row table:style-name="ro1">
          <table:table-cell table:formula="of:= [.A12] + PI() / 50" office:value-type="float" office:value="0.75398223686155" calcext:value-type="float">
            <text:p>0,75398223686155</text:p>
          </table:table-cell>
          <table:table-cell table:formula="of:=[.B12] + 0" office:value-type="float" office:value="0" calcext:value-type="float">
            <text:p>0</text:p>
          </table:table-cell>
          <table:table-cell table:formula="of:= 3 * COS([.A13])" office:value-type="float" office:value="2.18690588226424" calcext:value-type="float">
            <text:p>2,18690588226424</text:p>
          </table:table-cell>
          <table:table-cell table:formula="of:= 5 + 3 * SIN([.A13])" office:value-type="float" office:value="7.05364131778607" calcext:value-type="float">
            <text:p>7,05364131778607</text:p>
          </table:table-cell>
          <table:table-cell office:value-type="string" calcext:value-type="string">
            <text:p>;</text:p>
          </table:table-cell>
          <table:table-cell table:formula="of:=[.F12] + 0" office:value-type="float" office:value="0" calcext:value-type="float">
            <text:p>0</text:p>
          </table:table-cell>
          <table:table-cell table:formula="of:= 3 * COS([.A14])" office:value-type="float" office:value="2.05364131778607" calcext:value-type="float">
            <text:p>2,05364131778607</text:p>
          </table:table-cell>
          <table:table-cell table:formula="of:=5 + 3 * SIN([.A14])" office:value-type="float" office:value="7.18690588226423" calcext:value-type="float">
            <text:p>7,18690588226423</text:p>
          </table:table-cell>
          <table:table-cell office:value-type="string" calcext:value-type="string">
            <text:p>|</text:p>
          </table:table-cell>
          <table:table-cell table:formula="of:=[.J12] + 0" office:value-type="float" office:value="0" calcext:value-type="float">
            <text:p>0</text:p>
          </table:table-cell>
          <table:table-cell table:formula="of:= (3 + 3 * ABS(SIN(4 * [.A13]))) * COS([.A13])" office:value-type="float" office:value="2.46099786798921" calcext:value-type="float">
            <text:p>2,46099786798921</text:p>
          </table:table-cell>
          <table:table-cell table:formula="of:= 5 + (3 + 3 * ABS(SIN(4 * [.A13]))) * SIN([.A13])" office:value-type="float" office:value="7.31103082472545" calcext:value-type="float">
            <text:p>7,31103082472545</text:p>
          </table:table-cell>
          <table:table-cell office:value-type="string" calcext:value-type="string">
            <text:p>;</text:p>
          </table:table-cell>
          <table:table-cell table:formula="of:=[.N12] + 0" office:value-type="float" office:value="0" calcext:value-type="float">
            <text:p>0</text:p>
          </table:table-cell>
          <table:table-cell table:formula="of:= (3 + 3 * ABS(SIN(4 * [.A14]))) * COS([.A14])" office:value-type="float" office:value="2.31103082472545" calcext:value-type="float">
            <text:p>2,31103082472545</text:p>
          </table:table-cell>
          <table:table-cell table:formula="of:= 5 + (3 + 3 * ABS(SIN(4 * [.A14]))) * SIN([.A14])" office:value-type="float" office:value="7.46099786798921" calcext:value-type="float">
            <text:p>7,46099786798921</text:p>
          </table:table-cell>
          <table:table-cell office:value-type="string" calcext:value-type="string">
            <text:p>|</text:p>
          </table:table-cell>
          <table:table-cell table:formula="of:=[.R12] + 0" office:value-type="float" office:value="0" calcext:value-type="float">
            <text:p>0</text:p>
          </table:table-cell>
          <table:table-cell table:formula="of:=8.66 + 10*COS([.A13] / 5 + 5 * PI() / 6)" office:value-type="float" office:value="-0.653103209992203" calcext:value-type="float">
            <text:p>-0,653103209992203</text:p>
          </table:table-cell>
          <table:table-cell table:formula="of:= -3 + 10*SIN([.A13] / 5 + 5 *PI() / 6)" office:value-type="float" office:value="0.642266958918982" calcext:value-type="float">
            <text:p>0,642266958918982</text:p>
          </table:table-cell>
          <table:table-cell office:value-type="string" calcext:value-type="string">
            <text:p>;</text:p>
          </table:table-cell>
          <table:table-cell table:formula="of:=[.V12] + 0" office:value-type="float" office:value="0" calcext:value-type="float">
            <text:p>0</text:p>
          </table:table-cell>
          <table:table-cell table:formula="of:=8.66 + 10*COS([.A14] / 5 + 5 * PI() / 6)" office:value-type="float" office:value="-0.698136758384909" calcext:value-type="float">
            <text:p>-0,698136758384909</text:p>
          </table:table-cell>
          <table:table-cell table:formula="of:= -3 + 10*SIN([.A14] / 5 + 5 *PI() / 6)" office:value-type="float" office:value="0.524950554456785" calcext:value-type="float">
            <text:p>0,524950554456785</text:p>
          </table:table-cell>
        </table:table-row>
        <table:table-row table:style-name="ro1">
          <table:table-cell table:formula="of:= [.A13] + PI() / 50" office:value-type="float" office:value="0.816814089933346" calcext:value-type="float">
            <text:p>0,816814089933346</text:p>
          </table:table-cell>
          <table:table-cell table:formula="of:=[.B13] + 0" office:value-type="float" office:value="0" calcext:value-type="float">
            <text:p>0</text:p>
          </table:table-cell>
          <table:table-cell table:formula="of:= 3 * COS([.A14])" office:value-type="float" office:value="2.05364131778607" calcext:value-type="float">
            <text:p>2,05364131778607</text:p>
          </table:table-cell>
          <table:table-cell table:formula="of:= 5 + 3 * SIN([.A14])" office:value-type="float" office:value="7.18690588226423" calcext:value-type="float">
            <text:p>7,18690588226423</text:p>
          </table:table-cell>
          <table:table-cell office:value-type="string" calcext:value-type="string">
            <text:p>;</text:p>
          </table:table-cell>
          <table:table-cell table:formula="of:=[.F13] + 0" office:value-type="float" office:value="0" calcext:value-type="float">
            <text:p>0</text:p>
          </table:table-cell>
          <table:table-cell table:formula="of:= 3 * COS([.A15])" office:value-type="float" office:value="1.91227196924607" calcext:value-type="float">
            <text:p>1,91227196924607</text:p>
          </table:table-cell>
          <table:table-cell table:formula="of:=5 + 3 * SIN([.A15])" office:value-type="float" office:value="7.31153972832737" calcext:value-type="float">
            <text:p>7,31153972832737</text:p>
          </table:table-cell>
          <table:table-cell office:value-type="string" calcext:value-type="string">
            <text:p>|</text:p>
          </table:table-cell>
          <table:table-cell table:formula="of:=[.J13] + 0" office:value-type="float" office:value="0" calcext:value-type="float">
            <text:p>0</text:p>
          </table:table-cell>
          <table:table-cell table:formula="of:= (3 + 3 * ABS(SIN(4 * [.A14]))) * COS([.A14])" office:value-type="float" office:value="2.31103082472545" calcext:value-type="float">
            <text:p>2,31103082472545</text:p>
          </table:table-cell>
          <table:table-cell table:formula="of:= 5 + (3 + 3 * ABS(SIN(4 * [.A14]))) * SIN([.A14])" office:value-type="float" office:value="7.46099786798921" calcext:value-type="float">
            <text:p>7,46099786798921</text:p>
          </table:table-cell>
          <table:table-cell office:value-type="string" calcext:value-type="string">
            <text:p>;</text:p>
          </table:table-cell>
          <table:table-cell table:formula="of:=[.N13] + 0" office:value-type="float" office:value="0" calcext:value-type="float">
            <text:p>0</text:p>
          </table:table-cell>
          <table:table-cell table:formula="of:= (3 + 3 * ABS(SIN(4 * [.A15]))) * COS([.A15])" office:value-type="float" office:value="2.61622623253623" calcext:value-type="float">
            <text:p>2,61622623253623</text:p>
          </table:table-cell>
          <table:table-cell table:formula="of:= 5 + (3 + 3 * ABS(SIN(4 * [.A15]))) * SIN([.A15])" office:value-type="float" office:value="8.16247425683074" calcext:value-type="float">
            <text:p>8,16247425683074</text:p>
          </table:table-cell>
          <table:table-cell office:value-type="string" calcext:value-type="string">
            <text:p>|</text:p>
          </table:table-cell>
          <table:table-cell table:formula="of:=[.R13] + 0" office:value-type="float" office:value="0" calcext:value-type="float">
            <text:p>0</text:p>
          </table:table-cell>
          <table:table-cell table:formula="of:=8.66 + 10*COS([.A14] / 5 + 5 * PI() / 6)" office:value-type="float" office:value="-0.698136758384909" calcext:value-type="float">
            <text:p>-0,698136758384909</text:p>
          </table:table-cell>
          <table:table-cell table:formula="of:= -3 + 10*SIN([.A14] / 5 + 5 *PI() / 6)" office:value-type="float" office:value="0.524950554456785" calcext:value-type="float">
            <text:p>0,524950554456785</text:p>
          </table:table-cell>
          <table:table-cell office:value-type="string" calcext:value-type="string">
            <text:p>;</text:p>
          </table:table-cell>
          <table:table-cell table:formula="of:=[.V13] + 0" office:value-type="float" office:value="0" calcext:value-type="float">
            <text:p>0</text:p>
          </table:table-cell>
          <table:table-cell table:formula="of:=8.66 + 10*COS([.A15] / 5 + 5 * PI() / 6)" office:value-type="float" office:value="-0.741692548500502" calcext:value-type="float">
            <text:p>-0,741692548500502</text:p>
          </table:table-cell>
          <table:table-cell table:formula="of:= -3 + 10*SIN([.A15] / 5 + 5 *PI() / 6)" office:value-type="float" office:value="0.407077519439514" calcext:value-type="float">
            <text:p>0,407077519439514</text:p>
          </table:table-cell>
        </table:table-row>
        <table:table-row table:style-name="ro1">
          <table:table-cell table:formula="of:= [.A14] + PI() / 50" office:value-type="float" office:value="0.879645943005142" calcext:value-type="float">
            <text:p>0,879645943005142</text:p>
          </table:table-cell>
          <table:table-cell table:formula="of:=[.B14] + 0" office:value-type="float" office:value="0" calcext:value-type="float">
            <text:p>0</text:p>
          </table:table-cell>
          <table:table-cell table:formula="of:= 3 * COS([.A15])" office:value-type="float" office:value="1.91227196924607" calcext:value-type="float">
            <text:p>1,91227196924607</text:p>
          </table:table-cell>
          <table:table-cell table:formula="of:= 5 + 3 * SIN([.A15])" office:value-type="float" office:value="7.31153972832737" calcext:value-type="float">
            <text:p>7,31153972832737</text:p>
          </table:table-cell>
          <table:table-cell office:value-type="string" calcext:value-type="string">
            <text:p>;</text:p>
          </table:table-cell>
          <table:table-cell table:formula="of:=[.F14] + 0" office:value-type="float" office:value="0" calcext:value-type="float">
            <text:p>0</text:p>
          </table:table-cell>
          <table:table-cell table:formula="of:= 3 * COS([.A16])" office:value-type="float" office:value="1.76335575687742" calcext:value-type="float">
            <text:p>1,76335575687742</text:p>
          </table:table-cell>
          <table:table-cell table:formula="of:=5 + 3 * SIN([.A16])" office:value-type="float" office:value="7.42705098312484" calcext:value-type="float">
            <text:p>7,42705098312484</text:p>
          </table:table-cell>
          <table:table-cell office:value-type="string" calcext:value-type="string">
            <text:p>|</text:p>
          </table:table-cell>
          <table:table-cell table:formula="of:=[.J14] + 0" office:value-type="float" office:value="0" calcext:value-type="float">
            <text:p>0</text:p>
          </table:table-cell>
          <table:table-cell table:formula="of:= (3 + 3 * ABS(SIN(4 * [.A15]))) * COS([.A15])" office:value-type="float" office:value="2.61622623253623" calcext:value-type="float">
            <text:p>2,61622623253623</text:p>
          </table:table-cell>
          <table:table-cell table:formula="of:= 5 + (3 + 3 * ABS(SIN(4 * [.A15]))) * SIN([.A15])" office:value-type="float" office:value="8.16247425683074" calcext:value-type="float">
            <text:p>8,16247425683074</text:p>
          </table:table-cell>
          <table:table-cell office:value-type="string" calcext:value-type="string">
            <text:p>;</text:p>
          </table:table-cell>
          <table:table-cell table:formula="of:=[.N14] + 0" office:value-type="float" office:value="0" calcext:value-type="float">
            <text:p>0</text:p>
          </table:table-cell>
          <table:table-cell table:formula="of:= (3 + 3 * ABS(SIN(4 * [.A16]))) * COS([.A16])" office:value-type="float" office:value="2.799830265315" calcext:value-type="float">
            <text:p>2,799830265315</text:p>
          </table:table-cell>
          <table:table-cell table:formula="of:= 5 + (3 + 3 * ABS(SIN(4 * [.A16]))) * SIN([.A16])" office:value-type="float" office:value="8.85363575756757" calcext:value-type="float">
            <text:p>8,85363575756757</text:p>
          </table:table-cell>
          <table:table-cell office:value-type="string" calcext:value-type="string">
            <text:p>|</text:p>
          </table:table-cell>
          <table:table-cell table:formula="of:=[.R14] + 0" office:value-type="float" office:value="0" calcext:value-type="float">
            <text:p>0</text:p>
          </table:table-cell>
          <table:table-cell table:formula="of:=8.66 + 10*COS([.A15] / 5 + 5 * PI() / 6)" office:value-type="float" office:value="-0.741692548500502" calcext:value-type="float">
            <text:p>-0,741692548500502</text:p>
          </table:table-cell>
          <table:table-cell table:formula="of:= -3 + 10*SIN([.A15] / 5 + 5 *PI() / 6)" office:value-type="float" office:value="0.407077519439514" calcext:value-type="float">
            <text:p>0,407077519439514</text:p>
          </table:table-cell>
          <table:table-cell office:value-type="string" calcext:value-type="string">
            <text:p>;</text:p>
          </table:table-cell>
          <table:table-cell table:formula="of:=[.V14] + 0" office:value-type="float" office:value="0" calcext:value-type="float">
            <text:p>0</text:p>
          </table:table-cell>
          <table:table-cell table:formula="of:=8.66 + 10*COS([.A16] / 5 + 5 * PI() / 6)" office:value-type="float" office:value="-0.783763702374809" calcext:value-type="float">
            <text:p>-0,783763702374809</text:p>
          </table:table-cell>
          <table:table-cell table:formula="of:= -3 + 10*SIN([.A16] / 5 + 5 *PI() / 6)" office:value-type="float" office:value="0.288666467385834" calcext:value-type="float">
            <text:p>0,288666467385834</text:p>
          </table:table-cell>
        </table:table-row>
        <table:table-row table:style-name="ro1">
          <table:table-cell table:formula="of:= [.A15] + PI() / 50" office:value-type="float" office:value="0.942477796076938" calcext:value-type="float">
            <text:p>0,942477796076938</text:p>
          </table:table-cell>
          <table:table-cell table:formula="of:=[.B15] + 0" office:value-type="float" office:value="0" calcext:value-type="float">
            <text:p>0</text:p>
          </table:table-cell>
          <table:table-cell table:formula="of:= 3 * COS([.A16])" office:value-type="float" office:value="1.76335575687742" calcext:value-type="float">
            <text:p>1,76335575687742</text:p>
          </table:table-cell>
          <table:table-cell table:formula="of:= 5 + 3 * SIN([.A16])" office:value-type="float" office:value="7.42705098312484" calcext:value-type="float">
            <text:p>7,42705098312484</text:p>
          </table:table-cell>
          <table:table-cell office:value-type="string" calcext:value-type="string">
            <text:p>;</text:p>
          </table:table-cell>
          <table:table-cell table:formula="of:=[.F15] + 0" office:value-type="float" office:value="0" calcext:value-type="float">
            <text:p>0</text:p>
          </table:table-cell>
          <table:table-cell table:formula="of:= 3 * COS([.A17])" office:value-type="float" office:value="1.60748038493699" calcext:value-type="float">
            <text:p>1,60748038493699</text:p>
          </table:table-cell>
          <table:table-cell table:formula="of:=5 + 3 * SIN([.A17])" office:value-type="float" office:value="7.53298377650605" calcext:value-type="float">
            <text:p>7,53298377650605</text:p>
          </table:table-cell>
          <table:table-cell office:value-type="string" calcext:value-type="string">
            <text:p>|</text:p>
          </table:table-cell>
          <table:table-cell table:formula="of:=[.J15] + 0" office:value-type="float" office:value="0" calcext:value-type="float">
            <text:p>0</text:p>
          </table:table-cell>
          <table:table-cell table:formula="of:= (3 + 3 * ABS(SIN(4 * [.A16]))) * COS([.A16])" office:value-type="float" office:value="2.799830265315" calcext:value-type="float">
            <text:p>2,799830265315</text:p>
          </table:table-cell>
          <table:table-cell table:formula="of:= 5 + (3 + 3 * ABS(SIN(4 * [.A16]))) * SIN([.A16])" office:value-type="float" office:value="8.85363575756757" calcext:value-type="float">
            <text:p>8,85363575756757</text:p>
          </table:table-cell>
          <table:table-cell office:value-type="string" calcext:value-type="string">
            <text:p>;</text:p>
          </table:table-cell>
          <table:table-cell table:formula="of:=[.N15] + 0" office:value-type="float" office:value="0" calcext:value-type="float">
            <text:p>0</text:p>
          </table:table-cell>
          <table:table-cell table:formula="of:= (3 + 3 * ABS(SIN(4 * [.A17]))) * COS([.A17])" office:value-type="float" office:value="2.84606530903326" calcext:value-type="float">
            <text:p>2,84606530903326</text:p>
          </table:table-cell>
          <table:table-cell table:formula="of:= 5 + (3 + 3 * ABS(SIN(4 * [.A17]))) * SIN([.A17])" office:value-type="float" office:value="9.48468132004018" calcext:value-type="float">
            <text:p>9,48468132004018</text:p>
          </table:table-cell>
          <table:table-cell office:value-type="string" calcext:value-type="string">
            <text:p>|</text:p>
          </table:table-cell>
          <table:table-cell table:formula="of:=[.R15] + 0" office:value-type="float" office:value="0" calcext:value-type="float">
            <text:p>0</text:p>
          </table:table-cell>
          <table:table-cell table:formula="of:=8.66 + 10*COS([.A16] / 5 + 5 * PI() / 6)" office:value-type="float" office:value="-0.783763702374809" calcext:value-type="float">
            <text:p>-0,783763702374809</text:p>
          </table:table-cell>
          <table:table-cell table:formula="of:= -3 + 10*SIN([.A16] / 5 + 5 *PI() / 6)" office:value-type="float" office:value="0.288666467385834" calcext:value-type="float">
            <text:p>0,288666467385834</text:p>
          </table:table-cell>
          <table:table-cell office:value-type="string" calcext:value-type="string">
            <text:p>;</text:p>
          </table:table-cell>
          <table:table-cell table:formula="of:=[.V15] + 0" office:value-type="float" office:value="0" calcext:value-type="float">
            <text:p>0</text:p>
          </table:table-cell>
          <table:table-cell table:formula="of:=8.66 + 10*COS([.A17] / 5 + 5 * PI() / 6)" office:value-type="float" office:value="-0.824343576484932" calcext:value-type="float">
            <text:p>-0,824343576484932</text:p>
          </table:table-cell>
          <table:table-cell table:formula="of:= -3 + 10*SIN([.A17] / 5 + 5 *PI() / 6)" office:value-type="float" office:value="0.169736096773518" calcext:value-type="float">
            <text:p>0,169736096773518</text:p>
          </table:table-cell>
        </table:table-row>
        <table:table-row table:style-name="ro1">
          <table:table-cell table:formula="of:= [.A16] + PI() / 50" office:value-type="float" office:value="1.00530964914873" calcext:value-type="float">
            <text:p>1,00530964914873</text:p>
          </table:table-cell>
          <table:table-cell table:formula="of:=[.B16] + 0" office:value-type="float" office:value="0" calcext:value-type="float">
            <text:p>0</text:p>
          </table:table-cell>
          <table:table-cell table:formula="of:= 3 * COS([.A17])" office:value-type="float" office:value="1.60748038493699" calcext:value-type="float">
            <text:p>1,60748038493699</text:p>
          </table:table-cell>
          <table:table-cell table:formula="of:= 5 + 3 * SIN([.A17])" office:value-type="float" office:value="7.53298377650605" calcext:value-type="float">
            <text:p>7,53298377650605</text:p>
          </table:table-cell>
          <table:table-cell office:value-type="string" calcext:value-type="string">
            <text:p>;</text:p>
          </table:table-cell>
          <table:table-cell table:formula="of:=[.F16] + 0" office:value-type="float" office:value="0" calcext:value-type="float">
            <text:p>0</text:p>
          </table:table-cell>
          <table:table-cell table:formula="of:= 3 * COS([.A18])" office:value-type="float" office:value="1.44526102230515" calcext:value-type="float">
            <text:p>1,44526102230515</text:p>
          </table:table-cell>
          <table:table-cell table:formula="of:=5 + 3 * SIN([.A18])" office:value-type="float" office:value="7.62892004013159" calcext:value-type="float">
            <text:p>7,62892004013159</text:p>
          </table:table-cell>
          <table:table-cell office:value-type="string" calcext:value-type="string">
            <text:p>|</text:p>
          </table:table-cell>
          <table:table-cell table:formula="of:=[.J16] + 0" office:value-type="float" office:value="0" calcext:value-type="float">
            <text:p>0</text:p>
          </table:table-cell>
          <table:table-cell table:formula="of:= (3 + 3 * ABS(SIN(4 * [.A17]))) * COS([.A17])" office:value-type="float" office:value="2.84606530903326" calcext:value-type="float">
            <text:p>2,84606530903326</text:p>
          </table:table-cell>
          <table:table-cell table:formula="of:= 5 + (3 + 3 * ABS(SIN(4 * [.A17]))) * SIN([.A17])" office:value-type="float" office:value="9.48468132004018" calcext:value-type="float">
            <text:p>9,48468132004018</text:p>
          </table:table-cell>
          <table:table-cell office:value-type="string" calcext:value-type="string">
            <text:p>;</text:p>
          </table:table-cell>
          <table:table-cell table:formula="of:=[.N16] + 0" office:value-type="float" office:value="0" calcext:value-type="float">
            <text:p>0</text:p>
          </table:table-cell>
          <table:table-cell table:formula="of:= (3 + 3 * ABS(SIN(4 * [.A18]))) * COS([.A18])" office:value-type="float" office:value="2.75297229316154" calcext:value-type="float">
            <text:p>2,75297229316154</text:p>
          </table:table-cell>
          <table:table-cell table:formula="of:= 5 + (3 + 3 * ABS(SIN(4 * [.A18]))) * SIN([.A18])" office:value-type="float" office:value="10.0076380112127" calcext:value-type="float">
            <text:p>10,0076380112127</text:p>
          </table:table-cell>
          <table:table-cell office:value-type="string" calcext:value-type="string">
            <text:p>|</text:p>
          </table:table-cell>
          <table:table-cell table:formula="of:=[.R16] + 0" office:value-type="float" office:value="0" calcext:value-type="float">
            <text:p>0</text:p>
          </table:table-cell>
          <table:table-cell table:formula="of:=8.66 + 10*COS([.A17] / 5 + 5 * PI() / 6)" office:value-type="float" office:value="-0.824343576484932" calcext:value-type="float">
            <text:p>-0,824343576484932</text:p>
          </table:table-cell>
          <table:table-cell table:formula="of:= -3 + 10*SIN([.A17] / 5 + 5 *PI() / 6)" office:value-type="float" office:value="0.169736096773518" calcext:value-type="float">
            <text:p>0,169736096773518</text:p>
          </table:table-cell>
          <table:table-cell office:value-type="string" calcext:value-type="string">
            <text:p>;</text:p>
          </table:table-cell>
          <table:table-cell table:formula="of:=[.V16] + 0" office:value-type="float" office:value="0" calcext:value-type="float">
            <text:p>0</text:p>
          </table:table-cell>
          <table:table-cell table:formula="of:=8.66 + 10*COS([.A18] / 5 + 5 * PI() / 6)" office:value-type="float" office:value="-0.863425762798327" calcext:value-type="float">
            <text:p>-0,863425762798327</text:p>
          </table:table-cell>
          <table:table-cell table:formula="of:= -3 + 10*SIN([.A18] / 5 + 5 *PI() / 6)" office:value-type="float" office:value="0.0503051880867744" calcext:value-type="float">
            <text:p>0,0503051880867744</text:p>
          </table:table-cell>
        </table:table-row>
        <table:table-row table:style-name="ro1">
          <table:table-cell table:formula="of:= [.A17] + PI() / 50" office:value-type="float" office:value="1.06814150222053" calcext:value-type="float">
            <text:p>1,06814150222053</text:p>
          </table:table-cell>
          <table:table-cell table:formula="of:=[.B17] + 0" office:value-type="float" office:value="0" calcext:value-type="float">
            <text:p>0</text:p>
          </table:table-cell>
          <table:table-cell table:formula="of:= 3 * COS([.A18])" office:value-type="float" office:value="1.44526102230515" calcext:value-type="float">
            <text:p>1,44526102230515</text:p>
          </table:table-cell>
          <table:table-cell table:formula="of:= 5 + 3 * SIN([.A18])" office:value-type="float" office:value="7.62892004013159" calcext:value-type="float">
            <text:p>7,62892004013159</text:p>
          </table:table-cell>
          <table:table-cell office:value-type="string" calcext:value-type="string">
            <text:p>;</text:p>
          </table:table-cell>
          <table:table-cell table:formula="of:=[.F17] + 0" office:value-type="float" office:value="0" calcext:value-type="float">
            <text:p>0</text:p>
          </table:table-cell>
          <table:table-cell table:formula="of:= 3 * COS([.A19])" office:value-type="float" office:value="1.27733787469522" calcext:value-type="float">
            <text:p>1,27733787469522</text:p>
          </table:table-cell>
          <table:table-cell table:formula="of:=5 + 3 * SIN([.A19])" office:value-type="float" office:value="7.71448115739806" calcext:value-type="float">
            <text:p>7,71448115739806</text:p>
          </table:table-cell>
          <table:table-cell office:value-type="string" calcext:value-type="string">
            <text:p>|</text:p>
          </table:table-cell>
          <table:table-cell table:formula="of:=[.J17] + 0" office:value-type="float" office:value="0" calcext:value-type="float">
            <text:p>0</text:p>
          </table:table-cell>
          <table:table-cell table:formula="of:= (3 + 3 * ABS(SIN(4 * [.A18]))) * COS([.A18])" office:value-type="float" office:value="2.75297229316154" calcext:value-type="float">
            <text:p>2,75297229316154</text:p>
          </table:table-cell>
          <table:table-cell table:formula="of:= 5 + (3 + 3 * ABS(SIN(4 * [.A18]))) * SIN([.A18])" office:value-type="float" office:value="10.0076380112127" calcext:value-type="float">
            <text:p>10,0076380112127</text:p>
          </table:table-cell>
          <table:table-cell office:value-type="string" calcext:value-type="string">
            <text:p>;</text:p>
          </table:table-cell>
          <table:table-cell table:formula="of:=[.N17] + 0" office:value-type="float" office:value="0" calcext:value-type="float">
            <text:p>0</text:p>
          </table:table-cell>
          <table:table-cell table:formula="of:= (3 + 3 * ABS(SIN(4 * [.A19]))) * COS([.A19])" office:value-type="float" office:value="2.53205058388121" calcext:value-type="float">
            <text:p>2,53205058388121</text:p>
          </table:table-cell>
          <table:table-cell table:formula="of:= 5 + (3 + 3 * ABS(SIN(4 * [.A19]))) * SIN([.A19])" office:value-type="float" office:value="10.3808813906534" calcext:value-type="float">
            <text:p>10,3808813906534</text:p>
          </table:table-cell>
          <table:table-cell office:value-type="string" calcext:value-type="string">
            <text:p>|</text:p>
          </table:table-cell>
          <table:table-cell table:formula="of:=[.R17] + 0" office:value-type="float" office:value="0" calcext:value-type="float">
            <text:p>0</text:p>
          </table:table-cell>
          <table:table-cell table:formula="of:=8.66 + 10*COS([.A18] / 5 + 5 * PI() / 6)" office:value-type="float" office:value="-0.863425762798327" calcext:value-type="float">
            <text:p>-0,863425762798327</text:p>
          </table:table-cell>
          <table:table-cell table:formula="of:= -3 + 10*SIN([.A18] / 5 + 5 *PI() / 6)" office:value-type="float" office:value="0.0503051880867744" calcext:value-type="float">
            <text:p>0,0503051880867744</text:p>
          </table:table-cell>
          <table:table-cell office:value-type="string" calcext:value-type="string">
            <text:p>;</text:p>
          </table:table-cell>
          <table:table-cell table:formula="of:=[.V17] + 0" office:value-type="float" office:value="0" calcext:value-type="float">
            <text:p>0</text:p>
          </table:table-cell>
          <table:table-cell table:formula="of:=8.66 + 10*COS([.A19] / 5 + 5 * PI() / 6)" office:value-type="float" office:value="-0.901004089784724" calcext:value-type="float">
            <text:p>-0,901004089784724</text:p>
          </table:table-cell>
          <table:table-cell table:formula="of:= -3 + 10*SIN([.A19] / 5 + 5 *PI() / 6)" office:value-type="float" office:value="-0.0696073991494273" calcext:value-type="float">
            <text:p>-0,0696073991494273</text:p>
          </table:table-cell>
        </table:table-row>
        <table:table-row table:style-name="ro1">
          <table:table-cell table:formula="of:= [.A18] + PI() / 50" office:value-type="float" office:value="1.13097335529233" calcext:value-type="float">
            <text:p>1,13097335529233</text:p>
          </table:table-cell>
          <table:table-cell table:formula="of:=[.B18] + 0" office:value-type="float" office:value="0" calcext:value-type="float">
            <text:p>0</text:p>
          </table:table-cell>
          <table:table-cell table:formula="of:= 3 * COS([.A19])" office:value-type="float" office:value="1.27733787469522" calcext:value-type="float">
            <text:p>1,27733787469522</text:p>
          </table:table-cell>
          <table:table-cell table:formula="of:= 5 + 3 * SIN([.A19])" office:value-type="float" office:value="7.71448115739806" calcext:value-type="float">
            <text:p>7,71448115739806</text:p>
          </table:table-cell>
          <table:table-cell office:value-type="string" calcext:value-type="string">
            <text:p>;</text:p>
          </table:table-cell>
          <table:table-cell table:formula="of:=[.F18] + 0" office:value-type="float" office:value="0" calcext:value-type="float">
            <text:p>0</text:p>
          </table:table-cell>
          <table:table-cell table:formula="of:= 3 * COS([.A20])" office:value-type="float" office:value="1.10437365805403" calcext:value-type="float">
            <text:p>1,10437365805403</text:p>
          </table:table-cell>
          <table:table-cell table:formula="of:=5 + 3 * SIN([.A20])" office:value-type="float" office:value="7.78932945766475" calcext:value-type="float">
            <text:p>7,78932945766475</text:p>
          </table:table-cell>
          <table:table-cell office:value-type="string" calcext:value-type="string">
            <text:p>|</text:p>
          </table:table-cell>
          <table:table-cell table:formula="of:=[.J18] + 0" office:value-type="float" office:value="0" calcext:value-type="float">
            <text:p>0</text:p>
          </table:table-cell>
          <table:table-cell table:formula="of:= (3 + 3 * ABS(SIN(4 * [.A19]))) * COS([.A19])" office:value-type="float" office:value="2.53205058388121" calcext:value-type="float">
            <text:p>2,53205058388121</text:p>
          </table:table-cell>
          <table:table-cell table:formula="of:= 5 + (3 + 3 * ABS(SIN(4 * [.A19]))) * SIN([.A19])" office:value-type="float" office:value="10.3808813906534" calcext:value-type="float">
            <text:p>10,3808813906534</text:p>
          </table:table-cell>
          <table:table-cell office:value-type="string" calcext:value-type="string">
            <text:p>;</text:p>
          </table:table-cell>
          <table:table-cell table:formula="of:=[.N18] + 0" office:value-type="float" office:value="0" calcext:value-type="float">
            <text:p>0</text:p>
          </table:table-cell>
          <table:table-cell table:formula="of:= (3 + 3 * ABS(SIN(4 * [.A20]))) * COS([.A20])" office:value-type="float" office:value="2.20656808696406" calcext:value-type="float">
            <text:p>2,20656808696406</text:p>
          </table:table-cell>
          <table:table-cell table:formula="of:= 5 + (3 + 3 * ABS(SIN(4 * [.A20]))) * SIN([.A20])" office:value-type="float" office:value="10.5731548108065" calcext:value-type="float">
            <text:p>10,5731548108065</text:p>
          </table:table-cell>
          <table:table-cell office:value-type="string" calcext:value-type="string">
            <text:p>|</text:p>
          </table:table-cell>
          <table:table-cell table:formula="of:=[.R18] + 0" office:value-type="float" office:value="0" calcext:value-type="float">
            <text:p>0</text:p>
          </table:table-cell>
          <table:table-cell table:formula="of:=8.66 + 10*COS([.A19] / 5 + 5 * PI() / 6)" office:value-type="float" office:value="-0.901004089784724" calcext:value-type="float">
            <text:p>-0,901004089784724</text:p>
          </table:table-cell>
          <table:table-cell table:formula="of:= -3 + 10*SIN([.A19] / 5 + 5 *PI() / 6)" office:value-type="float" office:value="-0.0696073991494273" calcext:value-type="float">
            <text:p>-0,0696073991494273</text:p>
          </table:table-cell>
          <table:table-cell office:value-type="string" calcext:value-type="string">
            <text:p>;</text:p>
          </table:table-cell>
          <table:table-cell table:formula="of:=[.V18] + 0" office:value-type="float" office:value="0" calcext:value-type="float">
            <text:p>0</text:p>
          </table:table-cell>
          <table:table-cell table:formula="of:=8.66 + 10*COS([.A20] / 5 + 5 * PI() / 6)" office:value-type="float" office:value="-0.937072623390666" calcext:value-type="float">
            <text:p>-0,937072623390666</text:p>
          </table:table-cell>
          <table:table-cell table:formula="of:= -3 + 10*SIN([.A20] / 5 + 5 *PI() / 6)" office:value-type="float" office:value="-0.189982729347488" calcext:value-type="float">
            <text:p>-0,189982729347488</text:p>
          </table:table-cell>
        </table:table-row>
        <table:table-row table:style-name="ro1">
          <table:table-cell table:formula="of:= [.A19] + PI() / 50" office:value-type="float" office:value="1.19380520836412" calcext:value-type="float">
            <text:p>1,19380520836412</text:p>
          </table:table-cell>
          <table:table-cell table:formula="of:=[.B19] + 0" office:value-type="float" office:value="0" calcext:value-type="float">
            <text:p>0</text:p>
          </table:table-cell>
          <table:table-cell table:formula="of:= 3 * COS([.A20])" office:value-type="float" office:value="1.10437365805403" calcext:value-type="float">
            <text:p>1,10437365805403</text:p>
          </table:table-cell>
          <table:table-cell table:formula="of:= 5 + 3 * SIN([.A20])" office:value-type="float" office:value="7.78932945766475" calcext:value-type="float">
            <text:p>7,78932945766475</text:p>
          </table:table-cell>
          <table:table-cell office:value-type="string" calcext:value-type="string">
            <text:p>;</text:p>
          </table:table-cell>
          <table:table-cell table:formula="of:=[.F19] + 0" office:value-type="float" office:value="0" calcext:value-type="float">
            <text:p>0</text:p>
          </table:table-cell>
          <table:table-cell table:formula="of:= 3 * COS([.A21])" office:value-type="float" office:value="0.927050983124842" calcext:value-type="float">
            <text:p>0,927050983124842</text:p>
          </table:table-cell>
          <table:table-cell table:formula="of:=5 + 3 * SIN([.A21])" office:value-type="float" office:value="7.85316954888546" calcext:value-type="float">
            <text:p>7,85316954888546</text:p>
          </table:table-cell>
          <table:table-cell office:value-type="string" calcext:value-type="string">
            <text:p>|</text:p>
          </table:table-cell>
          <table:table-cell table:formula="of:=[.J19] + 0" office:value-type="float" office:value="0" calcext:value-type="float">
            <text:p>0</text:p>
          </table:table-cell>
          <table:table-cell table:formula="of:= (3 + 3 * ABS(SIN(4 * [.A20]))) * COS([.A20])" office:value-type="float" office:value="2.20656808696406" calcext:value-type="float">
            <text:p>2,20656808696406</text:p>
          </table:table-cell>
          <table:table-cell table:formula="of:= 5 + (3 + 3 * ABS(SIN(4 * [.A20]))) * SIN([.A20])" office:value-type="float" office:value="10.5731548108065" calcext:value-type="float">
            <text:p>10,5731548108065</text:p>
          </table:table-cell>
          <table:table-cell office:value-type="string" calcext:value-type="string">
            <text:p>;</text:p>
          </table:table-cell>
          <table:table-cell table:formula="of:=[.N19] + 0" office:value-type="float" office:value="0" calcext:value-type="float">
            <text:p>0</text:p>
          </table:table-cell>
          <table:table-cell table:formula="of:= (3 + 3 * ABS(SIN(4 * [.A21]))) * COS([.A21])" office:value-type="float" office:value="1.80872886156355" calcext:value-type="float">
            <text:p>1,80872886156355</text:p>
          </table:table-cell>
          <table:table-cell table:formula="of:= 5 + (3 + 3 * ABS(SIN(4 * [.A21]))) * SIN([.A21])" office:value-type="float" office:value="10.5666950404479" calcext:value-type="float">
            <text:p>10,5666950404479</text:p>
          </table:table-cell>
          <table:table-cell office:value-type="string" calcext:value-type="string">
            <text:p>|</text:p>
          </table:table-cell>
          <table:table-cell table:formula="of:=[.R19] + 0" office:value-type="float" office:value="0" calcext:value-type="float">
            <text:p>0</text:p>
          </table:table-cell>
          <table:table-cell table:formula="of:=8.66 + 10*COS([.A20] / 5 + 5 * PI() / 6)" office:value-type="float" office:value="-0.937072623390666" calcext:value-type="float">
            <text:p>-0,937072623390666</text:p>
          </table:table-cell>
          <table:table-cell table:formula="of:= -3 + 10*SIN([.A20] / 5 + 5 *PI() / 6)" office:value-type="float" office:value="-0.189982729347488" calcext:value-type="float">
            <text:p>-0,189982729347488</text:p>
          </table:table-cell>
          <table:table-cell office:value-type="string" calcext:value-type="string">
            <text:p>;</text:p>
          </table:table-cell>
          <table:table-cell table:formula="of:=[.V19] + 0" office:value-type="float" office:value="0" calcext:value-type="float">
            <text:p>0</text:p>
          </table:table-cell>
          <table:table-cell table:formula="of:=8.66 + 10*COS([.A21] / 5 + 5 * PI() / 6)" office:value-type="float" office:value="-0.97162566797658" calcext:value-type="float">
            <text:p>-0,97162566797658</text:p>
          </table:table-cell>
          <table:table-cell table:formula="of:= -3 + 10*SIN([.A21] / 5 + 5 *PI() / 6)" office:value-type="float" office:value="-0.310801793847342" calcext:value-type="float">
            <text:p>-0,310801793847342</text:p>
          </table:table-cell>
        </table:table-row>
        <table:table-row table:style-name="ro1">
          <table:table-cell table:formula="of:= [.A20] + PI() / 50" office:value-type="float" office:value="1.25663706143592" calcext:value-type="float">
            <text:p>1,25663706143592</text:p>
          </table:table-cell>
          <table:table-cell table:formula="of:=[.B20] + 0" office:value-type="float" office:value="0" calcext:value-type="float">
            <text:p>0</text:p>
          </table:table-cell>
          <table:table-cell table:formula="of:= 3 * COS([.A21])" office:value-type="float" office:value="0.927050983124842" calcext:value-type="float">
            <text:p>0,927050983124842</text:p>
          </table:table-cell>
          <table:table-cell table:formula="of:= 5 + 3 * SIN([.A21])" office:value-type="float" office:value="7.85316954888546" calcext:value-type="float">
            <text:p>7,85316954888546</text:p>
          </table:table-cell>
          <table:table-cell office:value-type="string" calcext:value-type="string">
            <text:p>;</text:p>
          </table:table-cell>
          <table:table-cell table:formula="of:=[.F20] + 0" office:value-type="float" office:value="0" calcext:value-type="float">
            <text:p>0</text:p>
          </table:table-cell>
          <table:table-cell table:formula="of:= 3 * COS([.A22])" office:value-type="float" office:value="0.746069661494564" calcext:value-type="float">
            <text:p>0,746069661494564</text:p>
          </table:table-cell>
          <table:table-cell table:formula="of:=5 + 3 * SIN([.A22])" office:value-type="float" office:value="7.90574948338589" calcext:value-type="float">
            <text:p>7,90574948338589</text:p>
          </table:table-cell>
          <table:table-cell office:value-type="string" calcext:value-type="string">
            <text:p>|</text:p>
          </table:table-cell>
          <table:table-cell table:formula="of:=[.J20] + 0" office:value-type="float" office:value="0" calcext:value-type="float">
            <text:p>0</text:p>
          </table:table-cell>
          <table:table-cell table:formula="of:= (3 + 3 * ABS(SIN(4 * [.A21]))) * COS([.A21])" office:value-type="float" office:value="1.80872886156355" calcext:value-type="float">
            <text:p>1,80872886156355</text:p>
          </table:table-cell>
          <table:table-cell table:formula="of:= 5 + (3 + 3 * ABS(SIN(4 * [.A21]))) * SIN([.A21])" office:value-type="float" office:value="10.5666950404479" calcext:value-type="float">
            <text:p>10,5666950404479</text:p>
          </table:table-cell>
          <table:table-cell office:value-type="string" calcext:value-type="string">
            <text:p>;</text:p>
          </table:table-cell>
          <table:table-cell table:formula="of:=[.N20] + 0" office:value-type="float" office:value="0" calcext:value-type="float">
            <text:p>0</text:p>
          </table:table-cell>
          <table:table-cell table:formula="of:= (3 + 3 * ABS(SIN(4 * [.A22]))) * COS([.A22])" office:value-type="float" office:value="1.37599711106426" calcext:value-type="float">
            <text:p>1,37599711106426</text:p>
          </table:table-cell>
          <table:table-cell table:formula="of:= 5 + (3 + 3 * ABS(SIN(4 * [.A22]))) * SIN([.A22])" office:value-type="float" office:value="10.3591549167217" calcext:value-type="float">
            <text:p>10,3591549167217</text:p>
          </table:table-cell>
          <table:table-cell office:value-type="string" calcext:value-type="string">
            <text:p>|</text:p>
          </table:table-cell>
          <table:table-cell table:formula="of:=[.R20] + 0" office:value-type="float" office:value="0" calcext:value-type="float">
            <text:p>0</text:p>
          </table:table-cell>
          <table:table-cell table:formula="of:=8.66 + 10*COS([.A21] / 5 + 5 * PI() / 6)" office:value-type="float" office:value="-0.97162566797658" calcext:value-type="float">
            <text:p>-0,97162566797658</text:p>
          </table:table-cell>
          <table:table-cell table:formula="of:= -3 + 10*SIN([.A21] / 5 + 5 *PI() / 6)" office:value-type="float" office:value="-0.310801793847342" calcext:value-type="float">
            <text:p>-0,310801793847342</text:p>
          </table:table-cell>
          <table:table-cell office:value-type="string" calcext:value-type="string">
            <text:p>;</text:p>
          </table:table-cell>
          <table:table-cell table:formula="of:=[.V20] + 0" office:value-type="float" office:value="0" calcext:value-type="float">
            <text:p>0</text:p>
          </table:table-cell>
          <table:table-cell table:formula="of:=8.66 + 10*COS([.A22] / 5 + 5 * PI() / 6)" office:value-type="float" office:value="-1.00465776721618" calcext:value-type="float">
            <text:p>-1,00465776721618</text:p>
          </table:table-cell>
          <table:table-cell table:formula="of:= -3 + 10*SIN([.A22] / 5 + 5 *PI() / 6)" office:value-type="float" office:value="-0.432045513918123" calcext:value-type="float">
            <text:p>-0,432045513918123</text:p>
          </table:table-cell>
        </table:table-row>
        <table:table-row table:style-name="ro1">
          <table:table-cell table:formula="of:= [.A21] + PI() / 50" office:value-type="float" office:value="1.31946891450771" calcext:value-type="float">
            <text:p>1,31946891450771</text:p>
          </table:table-cell>
          <table:table-cell table:formula="of:=[.B21] + 0" office:value-type="float" office:value="0" calcext:value-type="float">
            <text:p>0</text:p>
          </table:table-cell>
          <table:table-cell table:formula="of:= 3 * COS([.A22])" office:value-type="float" office:value="0.746069661494564" calcext:value-type="float">
            <text:p>0,746069661494564</text:p>
          </table:table-cell>
          <table:table-cell table:formula="of:= 5 + 3 * SIN([.A22])" office:value-type="float" office:value="7.90574948338589" calcext:value-type="float">
            <text:p>7,90574948338589</text:p>
          </table:table-cell>
          <table:table-cell office:value-type="string" calcext:value-type="string">
            <text:p>;</text:p>
          </table:table-cell>
          <table:table-cell table:formula="of:=[.F21] + 0" office:value-type="float" office:value="0" calcext:value-type="float">
            <text:p>0</text:p>
          </table:table-cell>
          <table:table-cell table:formula="of:= 3 * COS([.A23])" office:value-type="float" office:value="0.562143943757173" calcext:value-type="float">
            <text:p>0,562143943757173</text:p>
          </table:table-cell>
          <table:table-cell table:formula="of:=5 + 3 * SIN([.A23])" office:value-type="float" office:value="7.94686175218607" calcext:value-type="float">
            <text:p>7,94686175218607</text:p>
          </table:table-cell>
          <table:table-cell office:value-type="string" calcext:value-type="string">
            <text:p>|</text:p>
          </table:table-cell>
          <table:table-cell table:formula="of:=[.J21] + 0" office:value-type="float" office:value="0" calcext:value-type="float">
            <text:p>0</text:p>
          </table:table-cell>
          <table:table-cell table:formula="of:= (3 + 3 * ABS(SIN(4 * [.A22]))) * COS([.A22])" office:value-type="float" office:value="1.37599711106426" calcext:value-type="float">
            <text:p>1,37599711106426</text:p>
          </table:table-cell>
          <table:table-cell table:formula="of:= 5 + (3 + 3 * ABS(SIN(4 * [.A22]))) * SIN([.A22])" office:value-type="float" office:value="10.3591549167217" calcext:value-type="float">
            <text:p>10,3591549167217</text:p>
          </table:table-cell>
          <table:table-cell office:value-type="string" calcext:value-type="string">
            <text:p>;</text:p>
          </table:table-cell>
          <table:table-cell table:formula="of:=[.N21] + 0" office:value-type="float" office:value="0" calcext:value-type="float">
            <text:p>0</text:p>
          </table:table-cell>
          <table:table-cell table:formula="of:= (3 + 3 * ABS(SIN(4 * [.A23]))) * COS([.A23])" office:value-type="float" office:value="0.946957953571485" calcext:value-type="float">
            <text:p>0,946957953571485</text:p>
          </table:table-cell>
          <table:table-cell table:formula="of:= 5 + (3 + 3 * ABS(SIN(4 * [.A23]))) * SIN([.A23])" office:value-type="float" office:value="9.96412743621698" calcext:value-type="float">
            <text:p>9,96412743621698</text:p>
          </table:table-cell>
          <table:table-cell office:value-type="string" calcext:value-type="string">
            <text:p>|</text:p>
          </table:table-cell>
          <table:table-cell table:formula="of:=[.R21] + 0" office:value-type="float" office:value="0" calcext:value-type="float">
            <text:p>0</text:p>
          </table:table-cell>
          <table:table-cell table:formula="of:=8.66 + 10*COS([.A22] / 5 + 5 * PI() / 6)" office:value-type="float" office:value="-1.00465776721618" calcext:value-type="float">
            <text:p>-1,00465776721618</text:p>
          </table:table-cell>
          <table:table-cell table:formula="of:= -3 + 10*SIN([.A22] / 5 + 5 *PI() / 6)" office:value-type="float" office:value="-0.432045513918123" calcext:value-type="float">
            <text:p>-0,432045513918123</text:p>
          </table:table-cell>
          <table:table-cell office:value-type="string" calcext:value-type="string">
            <text:p>;</text:p>
          </table:table-cell>
          <table:table-cell table:formula="of:=[.V21] + 0" office:value-type="float" office:value="0" calcext:value-type="float">
            <text:p>0</text:p>
          </table:table-cell>
          <table:table-cell table:formula="of:=8.66 + 10*COS([.A23] / 5 + 5 * PI() / 6)" office:value-type="float" office:value="-1.03616370495806" calcext:value-type="float">
            <text:p>-1,03616370495806</text:p>
          </table:table-cell>
          <table:table-cell table:formula="of:= -3 + 10*SIN([.A23] / 5 + 5 *PI() / 6)" office:value-type="float" office:value="-0.553694743770929" calcext:value-type="float">
            <text:p>-0,553694743770929</text:p>
          </table:table-cell>
        </table:table-row>
        <table:table-row table:style-name="ro1">
          <table:table-cell table:formula="of:= [.A22] + PI() / 50" office:value-type="float" office:value="1.38230076757951" calcext:value-type="float">
            <text:p>1,38230076757951</text:p>
          </table:table-cell>
          <table:table-cell table:formula="of:=[.B22] + 0" office:value-type="float" office:value="0" calcext:value-type="float">
            <text:p>0</text:p>
          </table:table-cell>
          <table:table-cell table:formula="of:= 3 * COS([.A23])" office:value-type="float" office:value="0.562143943757173" calcext:value-type="float">
            <text:p>0,562143943757173</text:p>
          </table:table-cell>
          <table:table-cell table:formula="of:= 5 + 3 * SIN([.A23])" office:value-type="float" office:value="7.94686175218607" calcext:value-type="float">
            <text:p>7,94686175218607</text:p>
          </table:table-cell>
          <table:table-cell office:value-type="string" calcext:value-type="string">
            <text:p>;</text:p>
          </table:table-cell>
          <table:table-cell table:formula="of:=[.F22] + 0" office:value-type="float" office:value="0" calcext:value-type="float">
            <text:p>0</text:p>
          </table:table-cell>
          <table:table-cell table:formula="of:= 3 * COS([.A24])" office:value-type="float" office:value="0.375999700692911" calcext:value-type="float">
            <text:p>0,375999700692911</text:p>
          </table:table-cell>
          <table:table-cell table:formula="of:=5 + 3 * SIN([.A24])" office:value-type="float" office:value="7.97634410394343" calcext:value-type="float">
            <text:p>7,97634410394343</text:p>
          </table:table-cell>
          <table:table-cell office:value-type="string" calcext:value-type="string">
            <text:p>|</text:p>
          </table:table-cell>
          <table:table-cell table:formula="of:=[.J22] + 0" office:value-type="float" office:value="0" calcext:value-type="float">
            <text:p>0</text:p>
          </table:table-cell>
          <table:table-cell table:formula="of:= (3 + 3 * ABS(SIN(4 * [.A23]))) * COS([.A23])" office:value-type="float" office:value="0.946957953571485" calcext:value-type="float">
            <text:p>0,946957953571485</text:p>
          </table:table-cell>
          <table:table-cell table:formula="of:= 5 + (3 + 3 * ABS(SIN(4 * [.A23]))) * SIN([.A23])" office:value-type="float" office:value="9.96412743621698" calcext:value-type="float">
            <text:p>9,96412743621698</text:p>
          </table:table-cell>
          <table:table-cell office:value-type="string" calcext:value-type="string">
            <text:p>;</text:p>
          </table:table-cell>
          <table:table-cell table:formula="of:=[.N22] + 0" office:value-type="float" office:value="0" calcext:value-type="float">
            <text:p>0</text:p>
          </table:table-cell>
          <table:table-cell table:formula="of:= (3 + 3 * ABS(SIN(4 * [.A24]))) * COS([.A24])" office:value-type="float" office:value="0.557138937962866" calcext:value-type="float">
            <text:p>0,557138937962866</text:p>
          </table:table-cell>
          <table:table-cell table:formula="of:= 5 + (3 + 3 * ABS(SIN(4 * [.A24]))) * SIN([.A24])" office:value-type="float" office:value="9.41020881140916" calcext:value-type="float">
            <text:p>9,41020881140916</text:p>
          </table:table-cell>
          <table:table-cell office:value-type="string" calcext:value-type="string">
            <text:p>|</text:p>
          </table:table-cell>
          <table:table-cell table:formula="of:=[.R22] + 0" office:value-type="float" office:value="0" calcext:value-type="float">
            <text:p>0</text:p>
          </table:table-cell>
          <table:table-cell table:formula="of:=8.66 + 10*COS([.A23] / 5 + 5 * PI() / 6)" office:value-type="float" office:value="-1.03616370495806" calcext:value-type="float">
            <text:p>-1,03616370495806</text:p>
          </table:table-cell>
          <table:table-cell table:formula="of:= -3 + 10*SIN([.A23] / 5 + 5 *PI() / 6)" office:value-type="float" office:value="-0.553694743770929" calcext:value-type="float">
            <text:p>-0,553694743770929</text:p>
          </table:table-cell>
          <table:table-cell office:value-type="string" calcext:value-type="string">
            <text:p>;</text:p>
          </table:table-cell>
          <table:table-cell table:formula="of:=[.V22] + 0" office:value-type="float" office:value="0" calcext:value-type="float">
            <text:p>0</text:p>
          </table:table-cell>
          <table:table-cell table:formula="of:=8.66 + 10*COS([.A24] / 5 + 5 * PI() / 6)" office:value-type="float" office:value="-1.06613850604944" calcext:value-type="float">
            <text:p>-1,06613850604944</text:p>
          </table:table-cell>
          <table:table-cell table:formula="of:= -3 + 10*SIN([.A24] / 5 + 5 *PI() / 6)" office:value-type="float" office:value="-0.675730273582163" calcext:value-type="float">
            <text:p>-0,675730273582163</text:p>
          </table:table-cell>
        </table:table-row>
        <table:table-row table:style-name="ro1">
          <table:table-cell table:formula="of:= [.A23] + PI() / 50" office:value-type="float" office:value="1.44513262065131" calcext:value-type="float">
            <text:p>1,44513262065131</text:p>
          </table:table-cell>
          <table:table-cell table:formula="of:=[.B23] + 0" office:value-type="float" office:value="0" calcext:value-type="float">
            <text:p>0</text:p>
          </table:table-cell>
          <table:table-cell table:formula="of:= 3 * COS([.A24])" office:value-type="float" office:value="0.375999700692911" calcext:value-type="float">
            <text:p>0,375999700692911</text:p>
          </table:table-cell>
          <table:table-cell table:formula="of:= 5 + 3 * SIN([.A24])" office:value-type="float" office:value="7.97634410394343" calcext:value-type="float">
            <text:p>7,97634410394343</text:p>
          </table:table-cell>
          <table:table-cell office:value-type="string" calcext:value-type="string">
            <text:p>;</text:p>
          </table:table-cell>
          <table:table-cell table:formula="of:=[.F23] + 0" office:value-type="float" office:value="0" calcext:value-type="float">
            <text:p>0</text:p>
          </table:table-cell>
          <table:table-cell table:formula="of:= 3 * COS([.A25])" office:value-type="float" office:value="0.188371558587939" calcext:value-type="float">
            <text:p>0,188371558587939</text:p>
          </table:table-cell>
          <table:table-cell table:formula="of:=5 + 3 * SIN([.A25])" office:value-type="float" office:value="7.99408018528481" calcext:value-type="float">
            <text:p>7,99408018528481</text:p>
          </table:table-cell>
          <table:table-cell office:value-type="string" calcext:value-type="string">
            <text:p>|</text:p>
          </table:table-cell>
          <table:table-cell table:formula="of:=[.J23] + 0" office:value-type="float" office:value="0" calcext:value-type="float">
            <text:p>0</text:p>
          </table:table-cell>
          <table:table-cell table:formula="of:= (3 + 3 * ABS(SIN(4 * [.A24]))) * COS([.A24])" office:value-type="float" office:value="0.557138937962866" calcext:value-type="float">
            <text:p>0,557138937962866</text:p>
          </table:table-cell>
          <table:table-cell table:formula="of:= 5 + (3 + 3 * ABS(SIN(4 * [.A24]))) * SIN([.A24])" office:value-type="float" office:value="9.41020881140916" calcext:value-type="float">
            <text:p>9,41020881140916</text:p>
          </table:table-cell>
          <table:table-cell office:value-type="string" calcext:value-type="string">
            <text:p>;</text:p>
          </table:table-cell>
          <table:table-cell table:formula="of:=[.N23] + 0" office:value-type="float" office:value="0" calcext:value-type="float">
            <text:p>0</text:p>
          </table:table-cell>
          <table:table-cell table:formula="of:= (3 + 3 * ABS(SIN(4 * [.A25]))) * COS([.A25])" office:value-type="float" office:value="0.23521766023824" calcext:value-type="float">
            <text:p>0,23521766023824</text:p>
          </table:table-cell>
          <table:table-cell table:formula="of:= 5 + (3 + 3 * ABS(SIN(4 * [.A25]))) * SIN([.A25])" office:value-type="float" office:value="8.73867764872582" calcext:value-type="float">
            <text:p>8,73867764872582</text:p>
          </table:table-cell>
          <table:table-cell office:value-type="string" calcext:value-type="string">
            <text:p>|</text:p>
          </table:table-cell>
          <table:table-cell table:formula="of:=[.R23] + 0" office:value-type="float" office:value="0" calcext:value-type="float">
            <text:p>0</text:p>
          </table:table-cell>
          <table:table-cell table:formula="of:=8.66 + 10*COS([.A24] / 5 + 5 * PI() / 6)" office:value-type="float" office:value="-1.06613850604944" calcext:value-type="float">
            <text:p>-1,06613850604944</text:p>
          </table:table-cell>
          <table:table-cell table:formula="of:= -3 + 10*SIN([.A24] / 5 + 5 *PI() / 6)" office:value-type="float" office:value="-0.675730273582163" calcext:value-type="float">
            <text:p>-0,675730273582163</text:p>
          </table:table-cell>
          <table:table-cell office:value-type="string" calcext:value-type="string">
            <text:p>;</text:p>
          </table:table-cell>
          <table:table-cell table:formula="of:=[.V23] + 0" office:value-type="float" office:value="0" calcext:value-type="float">
            <text:p>0</text:p>
          </table:table-cell>
          <table:table-cell table:formula="of:=8.66 + 10*COS([.A25] / 5 + 5 * PI() / 6)" office:value-type="float" office:value="-1.09457743712173" calcext:value-type="float">
            <text:p>-1,09457743712173</text:p>
          </table:table-cell>
          <table:table-cell table:formula="of:= -3 + 10*SIN([.A25] / 5 + 5 *PI() / 6)" office:value-type="float" office:value="-0.798132832526988" calcext:value-type="float">
            <text:p>-0,798132832526988</text:p>
          </table:table-cell>
        </table:table-row>
        <table:table-row table:style-name="ro1">
          <table:table-cell table:formula="of:= [.A24] + PI() / 50" office:value-type="float" office:value="1.5079644737231" calcext:value-type="float">
            <text:p>1,5079644737231</text:p>
          </table:table-cell>
          <table:table-cell table:formula="of:=[.B24] + 0" office:value-type="float" office:value="0" calcext:value-type="float">
            <text:p>0</text:p>
          </table:table-cell>
          <table:table-cell table:formula="of:= 3 * COS([.A25])" office:value-type="float" office:value="0.188371558587939" calcext:value-type="float">
            <text:p>0,188371558587939</text:p>
          </table:table-cell>
          <table:table-cell table:formula="of:= 5 + 3 * SIN([.A25])" office:value-type="float" office:value="7.99408018528481" calcext:value-type="float">
            <text:p>7,99408018528481</text:p>
          </table:table-cell>
          <table:table-cell office:value-type="string" calcext:value-type="string">
            <text:p>;</text:p>
          </table:table-cell>
          <table:table-cell table:formula="of:=[.F24] + 0" office:value-type="float" office:value="0" calcext:value-type="float">
            <text:p>0</text:p>
          </table:table-cell>
          <table:table-cell table:formula="of:= 3 * COS([.A26])" office:value-type="float" office:value="-1.81470442445318E-015" calcext:value-type="float">
            <text:p>-1,81470442445318E-15</text:p>
          </table:table-cell>
          <table:table-cell table:formula="of:=5 + 3 * SIN([.A26])" office:value-type="float" office:value="8" calcext:value-type="float">
            <text:p>8</text:p>
          </table:table-cell>
          <table:table-cell office:value-type="string" calcext:value-type="string">
            <text:p>|</text:p>
          </table:table-cell>
          <table:table-cell table:formula="of:=[.J24] + 0" office:value-type="float" office:value="0" calcext:value-type="float">
            <text:p>0</text:p>
          </table:table-cell>
          <table:table-cell table:formula="of:= (3 + 3 * ABS(SIN(4 * [.A25]))) * COS([.A25])" office:value-type="float" office:value="0.23521766023824" calcext:value-type="float">
            <text:p>0,23521766023824</text:p>
          </table:table-cell>
          <table:table-cell table:formula="of:= 5 + (3 + 3 * ABS(SIN(4 * [.A25]))) * SIN([.A25])" office:value-type="float" office:value="8.73867764872582" calcext:value-type="float">
            <text:p>8,73867764872582</text:p>
          </table:table-cell>
          <table:table-cell office:value-type="string" calcext:value-type="string">
            <text:p>;</text:p>
          </table:table-cell>
          <table:table-cell table:formula="of:=[.N24] + 0" office:value-type="float" office:value="0" calcext:value-type="float">
            <text:p>0</text:p>
          </table:table-cell>
          <table:table-cell table:formula="of:= (3 + 3 * ABS(SIN(4 * [.A26]))) * COS([.A26])" office:value-type="float" office:value="-1.81470442445318E-015" calcext:value-type="float">
            <text:p>-1,81470442445318E-15</text:p>
          </table:table-cell>
          <table:table-cell table:formula="of:= 5 + (3 + 3 * ABS(SIN(4 * [.A26]))) * SIN([.A26])" office:value-type="float" office:value="8.00000000000001" calcext:value-type="float">
            <text:p>8,00000000000001</text:p>
          </table:table-cell>
          <table:table-cell office:value-type="string" calcext:value-type="string">
            <text:p>|</text:p>
          </table:table-cell>
          <table:table-cell table:formula="of:=[.R24] + 0" office:value-type="float" office:value="0" calcext:value-type="float">
            <text:p>0</text:p>
          </table:table-cell>
          <table:table-cell table:formula="of:=8.66 + 10*COS([.A25] / 5 + 5 * PI() / 6)" office:value-type="float" office:value="-1.09457743712173" calcext:value-type="float">
            <text:p>-1,09457743712173</text:p>
          </table:table-cell>
          <table:table-cell table:formula="of:= -3 + 10*SIN([.A25] / 5 + 5 *PI() / 6)" office:value-type="float" office:value="-0.798132832526988" calcext:value-type="float">
            <text:p>-0,798132832526988</text:p>
          </table:table-cell>
          <table:table-cell office:value-type="string" calcext:value-type="string">
            <text:p>;</text:p>
          </table:table-cell>
          <table:table-cell table:formula="of:=[.V24] + 0" office:value-type="float" office:value="0" calcext:value-type="float">
            <text:p>0</text:p>
          </table:table-cell>
          <table:table-cell table:formula="of:=8.66 + 10*COS([.A26] / 5 + 5 * PI() / 6)" office:value-type="float" office:value="-1.12147600733806" calcext:value-type="float">
            <text:p>-1,12147600733806</text:p>
          </table:table-cell>
          <table:table-cell table:formula="of:= -3 + 10*SIN([.A26] / 5 + 5 *PI() / 6)" office:value-type="float" office:value="-0.920883091822407" calcext:value-type="float">
            <text:p>-0,920883091822407</text:p>
          </table:table-cell>
        </table:table-row>
        <table:table-row table:style-name="ro1">
          <table:table-cell table:formula="of:= [.A25] + PI() / 50" office:value-type="float" office:value="1.5707963267949" calcext:value-type="float">
            <text:p>1,5707963267949</text:p>
          </table:table-cell>
          <table:table-cell table:formula="of:=[.B25] + 0" office:value-type="float" office:value="0" calcext:value-type="float">
            <text:p>0</text:p>
          </table:table-cell>
          <table:table-cell table:formula="of:= 3 * COS([.A26])" office:value-type="float" office:value="-1.81470442445318E-015" calcext:value-type="float">
            <text:p>-1,81470442445318E-15</text:p>
          </table:table-cell>
          <table:table-cell table:formula="of:= 5 + 3 * SIN([.A26])" office:value-type="float" office:value="8" calcext:value-type="float">
            <text:p>8</text:p>
          </table:table-cell>
          <table:table-cell office:value-type="string" calcext:value-type="string">
            <text:p>;</text:p>
          </table:table-cell>
          <table:table-cell table:formula="of:=[.F25] + 0" office:value-type="float" office:value="0" calcext:value-type="float">
            <text:p>0</text:p>
          </table:table-cell>
          <table:table-cell table:formula="of:= 3 * COS([.A27])" office:value-type="float" office:value="-0.188371558587942" calcext:value-type="float">
            <text:p>-0,188371558587942</text:p>
          </table:table-cell>
          <table:table-cell table:formula="of:=5 + 3 * SIN([.A27])" office:value-type="float" office:value="7.99408018528481" calcext:value-type="float">
            <text:p>7,99408018528481</text:p>
          </table:table-cell>
          <table:table-cell office:value-type="string" calcext:value-type="string">
            <text:p>|</text:p>
          </table:table-cell>
          <table:table-cell table:formula="of:=[.J25] + 0" office:value-type="float" office:value="0" calcext:value-type="float">
            <text:p>0</text:p>
          </table:table-cell>
          <table:table-cell table:formula="of:= (3 + 3 * ABS(SIN(4 * [.A26]))) * COS([.A26])" office:value-type="float" office:value="-1.81470442445318E-015" calcext:value-type="float">
            <text:p>-1,81470442445318E-15</text:p>
          </table:table-cell>
          <table:table-cell table:formula="of:= 5 + (3 + 3 * ABS(SIN(4 * [.A26]))) * SIN([.A26])" office:value-type="float" office:value="8.00000000000001" calcext:value-type="float">
            <text:p>8,00000000000001</text:p>
          </table:table-cell>
          <table:table-cell office:value-type="string" calcext:value-type="string">
            <text:p>;</text:p>
          </table:table-cell>
          <table:table-cell table:formula="of:=[.N25] + 0" office:value-type="float" office:value="0" calcext:value-type="float">
            <text:p>0</text:p>
          </table:table-cell>
          <table:table-cell table:formula="of:= (3 + 3 * ABS(SIN(4 * [.A27]))) * COS([.A27])" office:value-type="float" office:value="-0.235217660238246" calcext:value-type="float">
            <text:p>-0,235217660238246</text:p>
          </table:table-cell>
          <table:table-cell table:formula="of:= 5 + (3 + 3 * ABS(SIN(4 * [.A27]))) * SIN([.A27])" office:value-type="float" office:value="8.73867764872583" calcext:value-type="float">
            <text:p>8,73867764872583</text:p>
          </table:table-cell>
          <table:table-cell office:value-type="string" calcext:value-type="string">
            <text:p>|</text:p>
          </table:table-cell>
          <table:table-cell table:formula="of:=[.R25] + 0" office:value-type="float" office:value="0" calcext:value-type="float">
            <text:p>0</text:p>
          </table:table-cell>
          <table:table-cell table:formula="of:=8.66 + 10*COS([.A26] / 5 + 5 * PI() / 6)" office:value-type="float" office:value="-1.12147600733806" calcext:value-type="float">
            <text:p>-1,12147600733806</text:p>
          </table:table-cell>
          <table:table-cell table:formula="of:= -3 + 10*SIN([.A26] / 5 + 5 *PI() / 6)" office:value-type="float" office:value="-0.920883091822407" calcext:value-type="float">
            <text:p>-0,920883091822407</text:p>
          </table:table-cell>
          <table:table-cell office:value-type="string" calcext:value-type="string">
            <text:p>;</text:p>
          </table:table-cell>
          <table:table-cell table:formula="of:=[.V25] + 0" office:value-type="float" office:value="0" calcext:value-type="float">
            <text:p>0</text:p>
          </table:table-cell>
          <table:table-cell table:formula="of:=8.66 + 10*COS([.A27] / 5 + 5 * PI() / 6)" office:value-type="float" office:value="-1.14682996910236" calcext:value-type="float">
            <text:p>-1,14682996910236</text:p>
          </table:table-cell>
          <table:table-cell table:formula="of:= -3 + 10*SIN([.A27] / 5 + 5 *PI() / 6)" office:value-type="float" office:value="-1.04396166777952" calcext:value-type="float">
            <text:p>-1,04396166777952</text:p>
          </table:table-cell>
        </table:table-row>
        <table:table-row table:style-name="ro1">
          <table:table-cell table:formula="of:= [.A26] + PI() / 50" office:value-type="float" office:value="1.63362817986669" calcext:value-type="float">
            <text:p>1,63362817986669</text:p>
          </table:table-cell>
          <table:table-cell table:formula="of:=[.B26] + 0" office:value-type="float" office:value="0" calcext:value-type="float">
            <text:p>0</text:p>
          </table:table-cell>
          <table:table-cell table:formula="of:= 3 * COS([.A27])" office:value-type="float" office:value="-0.188371558587942" calcext:value-type="float">
            <text:p>-0,188371558587942</text:p>
          </table:table-cell>
          <table:table-cell table:formula="of:= 5 + 3 * SIN([.A27])" office:value-type="float" office:value="7.99408018528481" calcext:value-type="float">
            <text:p>7,99408018528481</text:p>
          </table:table-cell>
          <table:table-cell office:value-type="string" calcext:value-type="string">
            <text:p>;</text:p>
          </table:table-cell>
          <table:table-cell table:formula="of:=[.F26] + 0" office:value-type="float" office:value="0" calcext:value-type="float">
            <text:p>0</text:p>
          </table:table-cell>
          <table:table-cell table:formula="of:= 3 * COS([.A28])" office:value-type="float" office:value="-0.375999700692915" calcext:value-type="float">
            <text:p>-0,375999700692915</text:p>
          </table:table-cell>
          <table:table-cell table:formula="of:=5 + 3 * SIN([.A28])" office:value-type="float" office:value="7.97634410394343" calcext:value-type="float">
            <text:p>7,97634410394343</text:p>
          </table:table-cell>
          <table:table-cell office:value-type="string" calcext:value-type="string">
            <text:p>|</text:p>
          </table:table-cell>
          <table:table-cell table:formula="of:=[.J26] + 0" office:value-type="float" office:value="0" calcext:value-type="float">
            <text:p>0</text:p>
          </table:table-cell>
          <table:table-cell table:formula="of:= (3 + 3 * ABS(SIN(4 * [.A27]))) * COS([.A27])" office:value-type="float" office:value="-0.235217660238246" calcext:value-type="float">
            <text:p>-0,235217660238246</text:p>
          </table:table-cell>
          <table:table-cell table:formula="of:= 5 + (3 + 3 * ABS(SIN(4 * [.A27]))) * SIN([.A27])" office:value-type="float" office:value="8.73867764872583" calcext:value-type="float">
            <text:p>8,73867764872583</text:p>
          </table:table-cell>
          <table:table-cell office:value-type="string" calcext:value-type="string">
            <text:p>;</text:p>
          </table:table-cell>
          <table:table-cell table:formula="of:=[.N26] + 0" office:value-type="float" office:value="0" calcext:value-type="float">
            <text:p>0</text:p>
          </table:table-cell>
          <table:table-cell table:formula="of:= (3 + 3 * ABS(SIN(4 * [.A28]))) * COS([.A28])" office:value-type="float" office:value="-0.557138937962873" calcext:value-type="float">
            <text:p>-0,557138937962873</text:p>
          </table:table-cell>
          <table:table-cell table:formula="of:= 5 + (3 + 3 * ABS(SIN(4 * [.A28]))) * SIN([.A28])" office:value-type="float" office:value="9.41020881140917" calcext:value-type="float">
            <text:p>9,41020881140917</text:p>
          </table:table-cell>
          <table:table-cell office:value-type="string" calcext:value-type="string">
            <text:p>|</text:p>
          </table:table-cell>
          <table:table-cell table:formula="of:=[.R26] + 0" office:value-type="float" office:value="0" calcext:value-type="float">
            <text:p>0</text:p>
          </table:table-cell>
          <table:table-cell table:formula="of:=8.66 + 10*COS([.A27] / 5 + 5 * PI() / 6)" office:value-type="float" office:value="-1.14682996910236" calcext:value-type="float">
            <text:p>-1,14682996910236</text:p>
          </table:table-cell>
          <table:table-cell table:formula="of:= -3 + 10*SIN([.A27] / 5 + 5 *PI() / 6)" office:value-type="float" office:value="-1.04396166777952" calcext:value-type="float">
            <text:p>-1,04396166777952</text:p>
          </table:table-cell>
          <table:table-cell office:value-type="string" calcext:value-type="string">
            <text:p>;</text:p>
          </table:table-cell>
          <table:table-cell table:formula="of:=[.V26] + 0" office:value-type="float" office:value="0" calcext:value-type="float">
            <text:p>0</text:p>
          </table:table-cell>
          <table:table-cell table:formula="of:=8.66 + 10*COS([.A28] / 5 + 5 * PI() / 6)" office:value-type="float" office:value="-1.17063531873016" calcext:value-type="float">
            <text:p>-1,17063531873016</text:p>
          </table:table-cell>
          <table:table-cell table:formula="of:= -3 + 10*SIN([.A28] / 5 + 5 *PI() / 6)" office:value-type="float" office:value="-1.1673491248644" calcext:value-type="float">
            <text:p>-1,1673491248644</text:p>
          </table:table-cell>
        </table:table-row>
        <table:table-row table:style-name="ro1">
          <table:table-cell table:formula="of:= [.A27] + PI() / 50" office:value-type="float" office:value="1.69646003293849" calcext:value-type="float">
            <text:p>1,69646003293849</text:p>
          </table:table-cell>
          <table:table-cell table:formula="of:=[.B27] + 0" office:value-type="float" office:value="0" calcext:value-type="float">
            <text:p>0</text:p>
          </table:table-cell>
          <table:table-cell table:formula="of:= 3 * COS([.A28])" office:value-type="float" office:value="-0.375999700692915" calcext:value-type="float">
            <text:p>-0,375999700692915</text:p>
          </table:table-cell>
          <table:table-cell table:formula="of:= 5 + 3 * SIN([.A28])" office:value-type="float" office:value="7.97634410394343" calcext:value-type="float">
            <text:p>7,97634410394343</text:p>
          </table:table-cell>
          <table:table-cell office:value-type="string" calcext:value-type="string">
            <text:p>;</text:p>
          </table:table-cell>
          <table:table-cell table:formula="of:=[.F27] + 0" office:value-type="float" office:value="0" calcext:value-type="float">
            <text:p>0</text:p>
          </table:table-cell>
          <table:table-cell table:formula="of:= 3 * COS([.A29])" office:value-type="float" office:value="-0.562143943757177" calcext:value-type="float">
            <text:p>-0,562143943757177</text:p>
          </table:table-cell>
          <table:table-cell table:formula="of:=5 + 3 * SIN([.A29])" office:value-type="float" office:value="7.94686175218607" calcext:value-type="float">
            <text:p>7,94686175218607</text:p>
          </table:table-cell>
          <table:table-cell office:value-type="string" calcext:value-type="string">
            <text:p>|</text:p>
          </table:table-cell>
          <table:table-cell table:formula="of:=[.J27] + 0" office:value-type="float" office:value="0" calcext:value-type="float">
            <text:p>0</text:p>
          </table:table-cell>
          <table:table-cell table:formula="of:= (3 + 3 * ABS(SIN(4 * [.A28]))) * COS([.A28])" office:value-type="float" office:value="-0.557138937962873" calcext:value-type="float">
            <text:p>-0,557138937962873</text:p>
          </table:table-cell>
          <table:table-cell table:formula="of:= 5 + (3 + 3 * ABS(SIN(4 * [.A28]))) * SIN([.A28])" office:value-type="float" office:value="9.41020881140917" calcext:value-type="float">
            <text:p>9,41020881140917</text:p>
          </table:table-cell>
          <table:table-cell office:value-type="string" calcext:value-type="string">
            <text:p>;</text:p>
          </table:table-cell>
          <table:table-cell table:formula="of:=[.N27] + 0" office:value-type="float" office:value="0" calcext:value-type="float">
            <text:p>0</text:p>
          </table:table-cell>
          <table:table-cell table:formula="of:= (3 + 3 * ABS(SIN(4 * [.A29]))) * COS([.A29])" office:value-type="float" office:value="-0.946957953571493" calcext:value-type="float">
            <text:p>-0,946957953571493</text:p>
          </table:table-cell>
          <table:table-cell table:formula="of:= 5 + (3 + 3 * ABS(SIN(4 * [.A29]))) * SIN([.A29])" office:value-type="float" office:value="9.96412743621699" calcext:value-type="float">
            <text:p>9,96412743621699</text:p>
          </table:table-cell>
          <table:table-cell office:value-type="string" calcext:value-type="string">
            <text:p>|</text:p>
          </table:table-cell>
          <table:table-cell table:formula="of:=[.R27] + 0" office:value-type="float" office:value="0" calcext:value-type="float">
            <text:p>0</text:p>
          </table:table-cell>
          <table:table-cell table:formula="of:=8.66 + 10*COS([.A28] / 5 + 5 * PI() / 6)" office:value-type="float" office:value="-1.17063531873016" calcext:value-type="float">
            <text:p>-1,17063531873016</text:p>
          </table:table-cell>
          <table:table-cell table:formula="of:= -3 + 10*SIN([.A28] / 5 + 5 *PI() / 6)" office:value-type="float" office:value="-1.1673491248644" calcext:value-type="float">
            <text:p>-1,1673491248644</text:p>
          </table:table-cell>
          <table:table-cell office:value-type="string" calcext:value-type="string">
            <text:p>;</text:p>
          </table:table-cell>
          <table:table-cell table:formula="of:=[.V27] + 0" office:value-type="float" office:value="0" calcext:value-type="float">
            <text:p>0</text:p>
          </table:table-cell>
          <table:table-cell table:formula="of:=8.66 + 10*COS([.A29] / 5 + 5 * PI() / 6)" office:value-type="float" office:value="-1.19288829708079" calcext:value-type="float">
            <text:p>-1,19288829708079</text:p>
          </table:table-cell>
          <table:table-cell table:formula="of:= -3 + 10*SIN([.A29] / 5 + 5 *PI() / 6)" office:value-type="float" office:value="-1.29102597876724" calcext:value-type="float">
            <text:p>-1,29102597876724</text:p>
          </table:table-cell>
        </table:table-row>
        <table:table-row table:style-name="ro1">
          <table:table-cell table:formula="of:= [.A28] + PI() / 50" office:value-type="float" office:value="1.75929188601029" calcext:value-type="float">
            <text:p>1,75929188601029</text:p>
          </table:table-cell>
          <table:table-cell table:formula="of:=[.B28] + 0" office:value-type="float" office:value="0" calcext:value-type="float">
            <text:p>0</text:p>
          </table:table-cell>
          <table:table-cell table:formula="of:= 3 * COS([.A29])" office:value-type="float" office:value="-0.562143943757177" calcext:value-type="float">
            <text:p>-0,562143943757177</text:p>
          </table:table-cell>
          <table:table-cell table:formula="of:= 5 + 3 * SIN([.A29])" office:value-type="float" office:value="7.94686175218607" calcext:value-type="float">
            <text:p>7,94686175218607</text:p>
          </table:table-cell>
          <table:table-cell office:value-type="string" calcext:value-type="string">
            <text:p>;</text:p>
          </table:table-cell>
          <table:table-cell table:formula="of:=[.F28] + 0" office:value-type="float" office:value="0" calcext:value-type="float">
            <text:p>0</text:p>
          </table:table-cell>
          <table:table-cell table:formula="of:= 3 * COS([.A30])" office:value-type="float" office:value="-0.746069661494567" calcext:value-type="float">
            <text:p>-0,746069661494567</text:p>
          </table:table-cell>
          <table:table-cell table:formula="of:=5 + 3 * SIN([.A30])" office:value-type="float" office:value="7.90574948338589" calcext:value-type="float">
            <text:p>7,90574948338589</text:p>
          </table:table-cell>
          <table:table-cell office:value-type="string" calcext:value-type="string">
            <text:p>|</text:p>
          </table:table-cell>
          <table:table-cell table:formula="of:=[.J28] + 0" office:value-type="float" office:value="0" calcext:value-type="float">
            <text:p>0</text:p>
          </table:table-cell>
          <table:table-cell table:formula="of:= (3 + 3 * ABS(SIN(4 * [.A29]))) * COS([.A29])" office:value-type="float" office:value="-0.946957953571493" calcext:value-type="float">
            <text:p>-0,946957953571493</text:p>
          </table:table-cell>
          <table:table-cell table:formula="of:= 5 + (3 + 3 * ABS(SIN(4 * [.A29]))) * SIN([.A29])" office:value-type="float" office:value="9.96412743621699" calcext:value-type="float">
            <text:p>9,96412743621699</text:p>
          </table:table-cell>
          <table:table-cell office:value-type="string" calcext:value-type="string">
            <text:p>;</text:p>
          </table:table-cell>
          <table:table-cell table:formula="of:=[.N28] + 0" office:value-type="float" office:value="0" calcext:value-type="float">
            <text:p>0</text:p>
          </table:table-cell>
          <table:table-cell table:formula="of:= (3 + 3 * ABS(SIN(4 * [.A30]))) * COS([.A30])" office:value-type="float" office:value="-1.37599711106427" calcext:value-type="float">
            <text:p>-1,37599711106427</text:p>
          </table:table-cell>
          <table:table-cell table:formula="of:= 5 + (3 + 3 * ABS(SIN(4 * [.A30]))) * SIN([.A30])" office:value-type="float" office:value="10.3591549167217" calcext:value-type="float">
            <text:p>10,3591549167217</text:p>
          </table:table-cell>
          <table:table-cell office:value-type="string" calcext:value-type="string">
            <text:p>|</text:p>
          </table:table-cell>
          <table:table-cell table:formula="of:=[.R28] + 0" office:value-type="float" office:value="0" calcext:value-type="float">
            <text:p>0</text:p>
          </table:table-cell>
          <table:table-cell table:formula="of:=8.66 + 10*COS([.A29] / 5 + 5 * PI() / 6)" office:value-type="float" office:value="-1.19288829708079" calcext:value-type="float">
            <text:p>-1,19288829708079</text:p>
          </table:table-cell>
          <table:table-cell table:formula="of:= -3 + 10*SIN([.A29] / 5 + 5 *PI() / 6)" office:value-type="float" office:value="-1.29102597876724" calcext:value-type="float">
            <text:p>-1,29102597876724</text:p>
          </table:table-cell>
          <table:table-cell office:value-type="string" calcext:value-type="string">
            <text:p>;</text:p>
          </table:table-cell>
          <table:table-cell table:formula="of:=[.V28] + 0" office:value-type="float" office:value="0" calcext:value-type="float">
            <text:p>0</text:p>
          </table:table-cell>
          <table:table-cell table:formula="of:=8.66 + 10*COS([.A30] / 5 + 5 * PI() / 6)" office:value-type="float" office:value="-1.213585390151" calcext:value-type="float">
            <text:p>-1,213585390151</text:p>
          </table:table-cell>
          <table:table-cell table:formula="of:= -3 + 10*SIN([.A30] / 5 + 5 *PI() / 6)" office:value-type="float" office:value="-1.41497269947907" calcext:value-type="float">
            <text:p>-1,41497269947907</text:p>
          </table:table-cell>
        </table:table-row>
        <table:table-row table:style-name="ro1">
          <table:table-cell table:formula="of:= [.A29] + PI() / 50" office:value-type="float" office:value="1.82212373908208" calcext:value-type="float">
            <text:p>1,82212373908208</text:p>
          </table:table-cell>
          <table:table-cell table:formula="of:=[.B29] + 0" office:value-type="float" office:value="0" calcext:value-type="float">
            <text:p>0</text:p>
          </table:table-cell>
          <table:table-cell table:formula="of:= 3 * COS([.A30])" office:value-type="float" office:value="-0.746069661494567" calcext:value-type="float">
            <text:p>-0,746069661494567</text:p>
          </table:table-cell>
          <table:table-cell table:formula="of:= 5 + 3 * SIN([.A30])" office:value-type="float" office:value="7.90574948338589" calcext:value-type="float">
            <text:p>7,90574948338589</text:p>
          </table:table-cell>
          <table:table-cell office:value-type="string" calcext:value-type="string">
            <text:p>;</text:p>
          </table:table-cell>
          <table:table-cell table:formula="of:=[.F29] + 0" office:value-type="float" office:value="0" calcext:value-type="float">
            <text:p>0</text:p>
          </table:table-cell>
          <table:table-cell table:formula="of:= 3 * COS([.A31])" office:value-type="float" office:value="-0.927050983124845" calcext:value-type="float">
            <text:p>-0,927050983124845</text:p>
          </table:table-cell>
          <table:table-cell table:formula="of:=5 + 3 * SIN([.A31])" office:value-type="float" office:value="7.85316954888546" calcext:value-type="float">
            <text:p>7,85316954888546</text:p>
          </table:table-cell>
          <table:table-cell office:value-type="string" calcext:value-type="string">
            <text:p>|</text:p>
          </table:table-cell>
          <table:table-cell table:formula="of:=[.J29] + 0" office:value-type="float" office:value="0" calcext:value-type="float">
            <text:p>0</text:p>
          </table:table-cell>
          <table:table-cell table:formula="of:= (3 + 3 * ABS(SIN(4 * [.A30]))) * COS([.A30])" office:value-type="float" office:value="-1.37599711106427" calcext:value-type="float">
            <text:p>-1,37599711106427</text:p>
          </table:table-cell>
          <table:table-cell table:formula="of:= 5 + (3 + 3 * ABS(SIN(4 * [.A30]))) * SIN([.A30])" office:value-type="float" office:value="10.3591549167217" calcext:value-type="float">
            <text:p>10,3591549167217</text:p>
          </table:table-cell>
          <table:table-cell office:value-type="string" calcext:value-type="string">
            <text:p>;</text:p>
          </table:table-cell>
          <table:table-cell table:formula="of:=[.N29] + 0" office:value-type="float" office:value="0" calcext:value-type="float">
            <text:p>0</text:p>
          </table:table-cell>
          <table:table-cell table:formula="of:= (3 + 3 * ABS(SIN(4 * [.A31]))) * COS([.A31])" office:value-type="float" office:value="-1.80872886156356" calcext:value-type="float">
            <text:p>-1,80872886156356</text:p>
          </table:table-cell>
          <table:table-cell table:formula="of:= 5 + (3 + 3 * ABS(SIN(4 * [.A31]))) * SIN([.A31])" office:value-type="float" office:value="10.5666950404479" calcext:value-type="float">
            <text:p>10,5666950404479</text:p>
          </table:table-cell>
          <table:table-cell office:value-type="string" calcext:value-type="string">
            <text:p>|</text:p>
          </table:table-cell>
          <table:table-cell table:formula="of:=[.R29] + 0" office:value-type="float" office:value="0" calcext:value-type="float">
            <text:p>0</text:p>
          </table:table-cell>
          <table:table-cell table:formula="of:=8.66 + 10*COS([.A30] / 5 + 5 * PI() / 6)" office:value-type="float" office:value="-1.213585390151" calcext:value-type="float">
            <text:p>-1,213585390151</text:p>
          </table:table-cell>
          <table:table-cell table:formula="of:= -3 + 10*SIN([.A30] / 5 + 5 *PI() / 6)" office:value-type="float" office:value="-1.41497269947907" calcext:value-type="float">
            <text:p>-1,41497269947907</text:p>
          </table:table-cell>
          <table:table-cell office:value-type="string" calcext:value-type="string">
            <text:p>;</text:p>
          </table:table-cell>
          <table:table-cell table:formula="of:=[.V29] + 0" office:value-type="float" office:value="0" calcext:value-type="float">
            <text:p>0</text:p>
          </table:table-cell>
          <table:table-cell table:formula="of:=8.66 + 10*COS([.A31] / 5 + 5 * PI() / 6)" office:value-type="float" office:value="-1.23272332962988" calcext:value-type="float">
            <text:p>-1,23272332962988</text:p>
          </table:table-cell>
          <table:table-cell table:formula="of:= -3 + 10*SIN([.A31] / 5 + 5 *PI() / 6)" office:value-type="float" office:value="-1.53916971437589" calcext:value-type="float">
            <text:p>-1,53916971437589</text:p>
          </table:table-cell>
        </table:table-row>
        <table:table-row table:style-name="ro1">
          <table:table-cell table:formula="of:= [.A30] + PI() / 50" office:value-type="float" office:value="1.88495559215388" calcext:value-type="float">
            <text:p>1,88495559215388</text:p>
          </table:table-cell>
          <table:table-cell table:formula="of:=[.B30] + 0" office:value-type="float" office:value="0" calcext:value-type="float">
            <text:p>0</text:p>
          </table:table-cell>
          <table:table-cell table:formula="of:= 3 * COS([.A31])" office:value-type="float" office:value="-0.927050983124845" calcext:value-type="float">
            <text:p>-0,927050983124845</text:p>
          </table:table-cell>
          <table:table-cell table:formula="of:= 5 + 3 * SIN([.A31])" office:value-type="float" office:value="7.85316954888546" calcext:value-type="float">
            <text:p>7,85316954888546</text:p>
          </table:table-cell>
          <table:table-cell office:value-type="string" calcext:value-type="string">
            <text:p>;</text:p>
          </table:table-cell>
          <table:table-cell table:formula="of:=[.F30] + 0" office:value-type="float" office:value="0" calcext:value-type="float">
            <text:p>0</text:p>
          </table:table-cell>
          <table:table-cell table:formula="of:= 3 * COS([.A32])" office:value-type="float" office:value="-1.10437365805404" calcext:value-type="float">
            <text:p>-1,10437365805404</text:p>
          </table:table-cell>
          <table:table-cell table:formula="of:=5 + 3 * SIN([.A32])" office:value-type="float" office:value="7.78932945766475" calcext:value-type="float">
            <text:p>7,78932945766475</text:p>
          </table:table-cell>
          <table:table-cell office:value-type="string" calcext:value-type="string">
            <text:p>|</text:p>
          </table:table-cell>
          <table:table-cell table:formula="of:=[.J30] + 0" office:value-type="float" office:value="0" calcext:value-type="float">
            <text:p>0</text:p>
          </table:table-cell>
          <table:table-cell table:formula="of:= (3 + 3 * ABS(SIN(4 * [.A31]))) * COS([.A31])" office:value-type="float" office:value="-1.80872886156356" calcext:value-type="float">
            <text:p>-1,80872886156356</text:p>
          </table:table-cell>
          <table:table-cell table:formula="of:= 5 + (3 + 3 * ABS(SIN(4 * [.A31]))) * SIN([.A31])" office:value-type="float" office:value="10.5666950404479" calcext:value-type="float">
            <text:p>10,5666950404479</text:p>
          </table:table-cell>
          <table:table-cell office:value-type="string" calcext:value-type="string">
            <text:p>;</text:p>
          </table:table-cell>
          <table:table-cell table:formula="of:=[.N30] + 0" office:value-type="float" office:value="0" calcext:value-type="float">
            <text:p>0</text:p>
          </table:table-cell>
          <table:table-cell table:formula="of:= (3 + 3 * ABS(SIN(4 * [.A32]))) * COS([.A32])" office:value-type="float" office:value="-2.20656808696407" calcext:value-type="float">
            <text:p>-2,20656808696407</text:p>
          </table:table-cell>
          <table:table-cell table:formula="of:= 5 + (3 + 3 * ABS(SIN(4 * [.A32]))) * SIN([.A32])" office:value-type="float" office:value="10.5731548108065" calcext:value-type="float">
            <text:p>10,5731548108065</text:p>
          </table:table-cell>
          <table:table-cell office:value-type="string" calcext:value-type="string">
            <text:p>|</text:p>
          </table:table-cell>
          <table:table-cell table:formula="of:=[.R30] + 0" office:value-type="float" office:value="0" calcext:value-type="float">
            <text:p>0</text:p>
          </table:table-cell>
          <table:table-cell table:formula="of:=8.66 + 10*COS([.A31] / 5 + 5 * PI() / 6)" office:value-type="float" office:value="-1.23272332962988" calcext:value-type="float">
            <text:p>-1,23272332962988</text:p>
          </table:table-cell>
          <table:table-cell table:formula="of:= -3 + 10*SIN([.A31] / 5 + 5 *PI() / 6)" office:value-type="float" office:value="-1.53916971437589" calcext:value-type="float">
            <text:p>-1,53916971437589</text:p>
          </table:table-cell>
          <table:table-cell office:value-type="string" calcext:value-type="string">
            <text:p>;</text:p>
          </table:table-cell>
          <table:table-cell table:formula="of:=[.V30] + 0" office:value-type="float" office:value="0" calcext:value-type="float">
            <text:p>0</text:p>
          </table:table-cell>
          <table:table-cell table:formula="of:=8.66 + 10*COS([.A32] / 5 + 5 * PI() / 6)" office:value-type="float" office:value="-1.25029909341493" calcext:value-type="float">
            <text:p>-1,25029909341493</text:p>
          </table:table-cell>
          <table:table-cell table:formula="of:= -3 + 10*SIN([.A32] / 5 + 5 *PI() / 6)" office:value-type="float" office:value="-1.66359741130928" calcext:value-type="float">
            <text:p>-1,66359741130928</text:p>
          </table:table-cell>
        </table:table-row>
        <table:table-row table:style-name="ro1">
          <table:table-cell table:formula="of:= [.A31] + PI() / 50" office:value-type="float" office:value="1.94778744522567" calcext:value-type="float">
            <text:p>1,94778744522567</text:p>
          </table:table-cell>
          <table:table-cell table:formula="of:=[.B31] + 0" office:value-type="float" office:value="0" calcext:value-type="float">
            <text:p>0</text:p>
          </table:table-cell>
          <table:table-cell table:formula="of:= 3 * COS([.A32])" office:value-type="float" office:value="-1.10437365805404" calcext:value-type="float">
            <text:p>-1,10437365805404</text:p>
          </table:table-cell>
          <table:table-cell table:formula="of:= 5 + 3 * SIN([.A32])" office:value-type="float" office:value="7.78932945766475" calcext:value-type="float">
            <text:p>7,78932945766475</text:p>
          </table:table-cell>
          <table:table-cell office:value-type="string" calcext:value-type="string">
            <text:p>;</text:p>
          </table:table-cell>
          <table:table-cell table:formula="of:=[.F31] + 0" office:value-type="float" office:value="0" calcext:value-type="float">
            <text:p>0</text:p>
          </table:table-cell>
          <table:table-cell table:formula="of:= 3 * COS([.A33])" office:value-type="float" office:value="-1.27733787469522" calcext:value-type="float">
            <text:p>-1,27733787469522</text:p>
          </table:table-cell>
          <table:table-cell table:formula="of:=5 + 3 * SIN([.A33])" office:value-type="float" office:value="7.71448115739806" calcext:value-type="float">
            <text:p>7,71448115739806</text:p>
          </table:table-cell>
          <table:table-cell office:value-type="string" calcext:value-type="string">
            <text:p>|</text:p>
          </table:table-cell>
          <table:table-cell table:formula="of:=[.J31] + 0" office:value-type="float" office:value="0" calcext:value-type="float">
            <text:p>0</text:p>
          </table:table-cell>
          <table:table-cell table:formula="of:= (3 + 3 * ABS(SIN(4 * [.A32]))) * COS([.A32])" office:value-type="float" office:value="-2.20656808696407" calcext:value-type="float">
            <text:p>-2,20656808696407</text:p>
          </table:table-cell>
          <table:table-cell table:formula="of:= 5 + (3 + 3 * ABS(SIN(4 * [.A32]))) * SIN([.A32])" office:value-type="float" office:value="10.5731548108065" calcext:value-type="float">
            <text:p>10,5731548108065</text:p>
          </table:table-cell>
          <table:table-cell office:value-type="string" calcext:value-type="string">
            <text:p>;</text:p>
          </table:table-cell>
          <table:table-cell table:formula="of:=[.N31] + 0" office:value-type="float" office:value="0" calcext:value-type="float">
            <text:p>0</text:p>
          </table:table-cell>
          <table:table-cell table:formula="of:= (3 + 3 * ABS(SIN(4 * [.A33]))) * COS([.A33])" office:value-type="float" office:value="-2.53205058388121" calcext:value-type="float">
            <text:p>-2,53205058388121</text:p>
          </table:table-cell>
          <table:table-cell table:formula="of:= 5 + (3 + 3 * ABS(SIN(4 * [.A33]))) * SIN([.A33])" office:value-type="float" office:value="10.3808813906534" calcext:value-type="float">
            <text:p>10,3808813906534</text:p>
          </table:table-cell>
          <table:table-cell office:value-type="string" calcext:value-type="string">
            <text:p>|</text:p>
          </table:table-cell>
          <table:table-cell table:formula="of:=[.R31] + 0" office:value-type="float" office:value="0" calcext:value-type="float">
            <text:p>0</text:p>
          </table:table-cell>
          <table:table-cell table:formula="of:=8.66 + 10*COS([.A32] / 5 + 5 * PI() / 6)" office:value-type="float" office:value="-1.25029909341493" calcext:value-type="float">
            <text:p>-1,25029909341493</text:p>
          </table:table-cell>
          <table:table-cell table:formula="of:= -3 + 10*SIN([.A32] / 5 + 5 *PI() / 6)" office:value-type="float" office:value="-1.66359741130928" calcext:value-type="float">
            <text:p>-1,66359741130928</text:p>
          </table:table-cell>
          <table:table-cell office:value-type="string" calcext:value-type="string">
            <text:p>;</text:p>
          </table:table-cell>
          <table:table-cell table:formula="of:=[.V31] + 0" office:value-type="float" office:value="0" calcext:value-type="float">
            <text:p>0</text:p>
          </table:table-cell>
          <table:table-cell table:formula="of:=8.66 + 10*COS([.A33] / 5 + 5 * PI() / 6)" office:value-type="float" office:value="-1.26630990608929" calcext:value-type="float">
            <text:p>-1,26630990608929</text:p>
          </table:table-cell>
          <table:table-cell table:formula="of:= -3 + 10*SIN([.A33] / 5 + 5 *PI() / 6)" office:value-type="float" office:value="-1.7882361417035" calcext:value-type="float">
            <text:p>-1,7882361417035</text:p>
          </table:table-cell>
        </table:table-row>
        <table:table-row table:style-name="ro1">
          <table:table-cell table:formula="of:= [.A32] + PI() / 50" office:value-type="float" office:value="2.01061929829747" calcext:value-type="float">
            <text:p>2,01061929829747</text:p>
          </table:table-cell>
          <table:table-cell table:formula="of:=[.B32] + 0" office:value-type="float" office:value="0" calcext:value-type="float">
            <text:p>0</text:p>
          </table:table-cell>
          <table:table-cell table:formula="of:= 3 * COS([.A33])" office:value-type="float" office:value="-1.27733787469522" calcext:value-type="float">
            <text:p>-1,27733787469522</text:p>
          </table:table-cell>
          <table:table-cell table:formula="of:= 5 + 3 * SIN([.A33])" office:value-type="float" office:value="7.71448115739806" calcext:value-type="float">
            <text:p>7,71448115739806</text:p>
          </table:table-cell>
          <table:table-cell office:value-type="string" calcext:value-type="string">
            <text:p>;</text:p>
          </table:table-cell>
          <table:table-cell table:formula="of:=[.F32] + 0" office:value-type="float" office:value="0" calcext:value-type="float">
            <text:p>0</text:p>
          </table:table-cell>
          <table:table-cell table:formula="of:= 3 * COS([.A34])" office:value-type="float" office:value="-1.44526102230515" calcext:value-type="float">
            <text:p>-1,44526102230515</text:p>
          </table:table-cell>
          <table:table-cell table:formula="of:=5 + 3 * SIN([.A34])" office:value-type="float" office:value="7.62892004013159" calcext:value-type="float">
            <text:p>7,62892004013159</text:p>
          </table:table-cell>
          <table:table-cell office:value-type="string" calcext:value-type="string">
            <text:p>|</text:p>
          </table:table-cell>
          <table:table-cell table:formula="of:=[.J32] + 0" office:value-type="float" office:value="0" calcext:value-type="float">
            <text:p>0</text:p>
          </table:table-cell>
          <table:table-cell table:formula="of:= (3 + 3 * ABS(SIN(4 * [.A33]))) * COS([.A33])" office:value-type="float" office:value="-2.53205058388121" calcext:value-type="float">
            <text:p>-2,53205058388121</text:p>
          </table:table-cell>
          <table:table-cell table:formula="of:= 5 + (3 + 3 * ABS(SIN(4 * [.A33]))) * SIN([.A33])" office:value-type="float" office:value="10.3808813906534" calcext:value-type="float">
            <text:p>10,3808813906534</text:p>
          </table:table-cell>
          <table:table-cell office:value-type="string" calcext:value-type="string">
            <text:p>;</text:p>
          </table:table-cell>
          <table:table-cell table:formula="of:=[.N32] + 0" office:value-type="float" office:value="0" calcext:value-type="float">
            <text:p>0</text:p>
          </table:table-cell>
          <table:table-cell table:formula="of:= (3 + 3 * ABS(SIN(4 * [.A34]))) * COS([.A34])" office:value-type="float" office:value="-2.75297229316154" calcext:value-type="float">
            <text:p>-2,75297229316154</text:p>
          </table:table-cell>
          <table:table-cell table:formula="of:= 5 + (3 + 3 * ABS(SIN(4 * [.A34]))) * SIN([.A34])" office:value-type="float" office:value="10.0076380112127" calcext:value-type="float">
            <text:p>10,0076380112127</text:p>
          </table:table-cell>
          <table:table-cell office:value-type="string" calcext:value-type="string">
            <text:p>|</text:p>
          </table:table-cell>
          <table:table-cell table:formula="of:=[.R32] + 0" office:value-type="float" office:value="0" calcext:value-type="float">
            <text:p>0</text:p>
          </table:table-cell>
          <table:table-cell table:formula="of:=8.66 + 10*COS([.A33] / 5 + 5 * PI() / 6)" office:value-type="float" office:value="-1.26630990608929" calcext:value-type="float">
            <text:p>-1,26630990608929</text:p>
          </table:table-cell>
          <table:table-cell table:formula="of:= -3 + 10*SIN([.A33] / 5 + 5 *PI() / 6)" office:value-type="float" office:value="-1.7882361417035" calcext:value-type="float">
            <text:p>-1,7882361417035</text:p>
          </table:table-cell>
          <table:table-cell office:value-type="string" calcext:value-type="string">
            <text:p>;</text:p>
          </table:table-cell>
          <table:table-cell table:formula="of:=[.V32] + 0" office:value-type="float" office:value="0" calcext:value-type="float">
            <text:p>0</text:p>
          </table:table-cell>
          <table:table-cell table:formula="of:=8.66 + 10*COS([.A34] / 5 + 5 * PI() / 6)" office:value-type="float" office:value="-1.28075323936005" calcext:value-type="float">
            <text:p>-1,28075323936005</text:p>
          </table:table-cell>
          <table:table-cell table:formula="of:= -3 + 10*SIN([.A34] / 5 + 5 *PI() / 6)" office:value-type="float" office:value="-1.91306622365815" calcext:value-type="float">
            <text:p>-1,91306622365815</text:p>
          </table:table-cell>
        </table:table-row>
        <table:table-row table:style-name="ro1">
          <table:table-cell table:formula="of:= [.A33] + PI() / 50" office:value-type="float" office:value="2.07345115136926" calcext:value-type="float">
            <text:p>2,07345115136926</text:p>
          </table:table-cell>
          <table:table-cell table:formula="of:=[.B33] + 0" office:value-type="float" office:value="0" calcext:value-type="float">
            <text:p>0</text:p>
          </table:table-cell>
          <table:table-cell table:formula="of:= 3 * COS([.A34])" office:value-type="float" office:value="-1.44526102230515" calcext:value-type="float">
            <text:p>-1,44526102230515</text:p>
          </table:table-cell>
          <table:table-cell table:formula="of:= 5 + 3 * SIN([.A34])" office:value-type="float" office:value="7.62892004013159" calcext:value-type="float">
            <text:p>7,62892004013159</text:p>
          </table:table-cell>
          <table:table-cell office:value-type="string" calcext:value-type="string">
            <text:p>;</text:p>
          </table:table-cell>
          <table:table-cell table:formula="of:=[.F33] + 0" office:value-type="float" office:value="0" calcext:value-type="float">
            <text:p>0</text:p>
          </table:table-cell>
          <table:table-cell table:formula="of:= 3 * COS([.A35])" office:value-type="float" office:value="-1.60748038493699" calcext:value-type="float">
            <text:p>-1,60748038493699</text:p>
          </table:table-cell>
          <table:table-cell table:formula="of:=5 + 3 * SIN([.A35])" office:value-type="float" office:value="7.53298377650604" calcext:value-type="float">
            <text:p>7,53298377650604</text:p>
          </table:table-cell>
          <table:table-cell office:value-type="string" calcext:value-type="string">
            <text:p>|</text:p>
          </table:table-cell>
          <table:table-cell table:formula="of:=[.J33] + 0" office:value-type="float" office:value="0" calcext:value-type="float">
            <text:p>0</text:p>
          </table:table-cell>
          <table:table-cell table:formula="of:= (3 + 3 * ABS(SIN(4 * [.A34]))) * COS([.A34])" office:value-type="float" office:value="-2.75297229316154" calcext:value-type="float">
            <text:p>-2,75297229316154</text:p>
          </table:table-cell>
          <table:table-cell table:formula="of:= 5 + (3 + 3 * ABS(SIN(4 * [.A34]))) * SIN([.A34])" office:value-type="float" office:value="10.0076380112127" calcext:value-type="float">
            <text:p>10,0076380112127</text:p>
          </table:table-cell>
          <table:table-cell office:value-type="string" calcext:value-type="string">
            <text:p>;</text:p>
          </table:table-cell>
          <table:table-cell table:formula="of:=[.N33] + 0" office:value-type="float" office:value="0" calcext:value-type="float">
            <text:p>0</text:p>
          </table:table-cell>
          <table:table-cell table:formula="of:= (3 + 3 * ABS(SIN(4 * [.A35]))) * COS([.A35])" office:value-type="float" office:value="-2.84606530903326" calcext:value-type="float">
            <text:p>-2,84606530903326</text:p>
          </table:table-cell>
          <table:table-cell table:formula="of:= 5 + (3 + 3 * ABS(SIN(4 * [.A35]))) * SIN([.A35])" office:value-type="float" office:value="9.48468132004017" calcext:value-type="float">
            <text:p>9,48468132004017</text:p>
          </table:table-cell>
          <table:table-cell office:value-type="string" calcext:value-type="string">
            <text:p>|</text:p>
          </table:table-cell>
          <table:table-cell table:formula="of:=[.R33] + 0" office:value-type="float" office:value="0" calcext:value-type="float">
            <text:p>0</text:p>
          </table:table-cell>
          <table:table-cell table:formula="of:=8.66 + 10*COS([.A34] / 5 + 5 * PI() / 6)" office:value-type="float" office:value="-1.28075323936005" calcext:value-type="float">
            <text:p>-1,28075323936005</text:p>
          </table:table-cell>
          <table:table-cell table:formula="of:= -3 + 10*SIN([.A34] / 5 + 5 *PI() / 6)" office:value-type="float" office:value="-1.91306622365815" calcext:value-type="float">
            <text:p>-1,91306622365815</text:p>
          </table:table-cell>
          <table:table-cell office:value-type="string" calcext:value-type="string">
            <text:p>;</text:p>
          </table:table-cell>
          <table:table-cell table:formula="of:=[.V33] + 0" office:value-type="float" office:value="0" calcext:value-type="float">
            <text:p>0</text:p>
          </table:table-cell>
          <table:table-cell table:formula="of:=8.66 + 10*COS([.A35] / 5 + 5 * PI() / 6)" office:value-type="float" office:value="-1.29362681245744" calcext:value-type="float">
            <text:p>-1,29362681245744</text:p>
          </table:table-cell>
          <table:table-cell table:formula="of:= -3 + 10*SIN([.A35] / 5 + 5 *PI() / 6)" office:value-type="float" office:value="-2.03806794505623" calcext:value-type="float">
            <text:p>-2,03806794505623</text:p>
          </table:table-cell>
        </table:table-row>
        <table:table-row table:style-name="ro1">
          <table:table-cell table:formula="of:= [.A34] + PI() / 50" office:value-type="float" office:value="2.13628300444106" calcext:value-type="float">
            <text:p>2,13628300444106</text:p>
          </table:table-cell>
          <table:table-cell table:formula="of:=[.B34] + 0" office:value-type="float" office:value="0" calcext:value-type="float">
            <text:p>0</text:p>
          </table:table-cell>
          <table:table-cell table:formula="of:= 3 * COS([.A35])" office:value-type="float" office:value="-1.60748038493699" calcext:value-type="float">
            <text:p>-1,60748038493699</text:p>
          </table:table-cell>
          <table:table-cell table:formula="of:= 5 + 3 * SIN([.A35])" office:value-type="float" office:value="7.53298377650604" calcext:value-type="float">
            <text:p>7,53298377650604</text:p>
          </table:table-cell>
          <table:table-cell office:value-type="string" calcext:value-type="string">
            <text:p>;</text:p>
          </table:table-cell>
          <table:table-cell table:formula="of:=[.F34] + 0" office:value-type="float" office:value="0" calcext:value-type="float">
            <text:p>0</text:p>
          </table:table-cell>
          <table:table-cell table:formula="of:= 3 * COS([.A36])" office:value-type="float" office:value="-1.76335575687742" calcext:value-type="float">
            <text:p>-1,76335575687742</text:p>
          </table:table-cell>
          <table:table-cell table:formula="of:=5 + 3 * SIN([.A36])" office:value-type="float" office:value="7.42705098312484" calcext:value-type="float">
            <text:p>7,42705098312484</text:p>
          </table:table-cell>
          <table:table-cell office:value-type="string" calcext:value-type="string">
            <text:p>|</text:p>
          </table:table-cell>
          <table:table-cell table:formula="of:=[.J34] + 0" office:value-type="float" office:value="0" calcext:value-type="float">
            <text:p>0</text:p>
          </table:table-cell>
          <table:table-cell table:formula="of:= (3 + 3 * ABS(SIN(4 * [.A35]))) * COS([.A35])" office:value-type="float" office:value="-2.84606530903326" calcext:value-type="float">
            <text:p>-2,84606530903326</text:p>
          </table:table-cell>
          <table:table-cell table:formula="of:= 5 + (3 + 3 * ABS(SIN(4 * [.A35]))) * SIN([.A35])" office:value-type="float" office:value="9.48468132004017" calcext:value-type="float">
            <text:p>9,48468132004017</text:p>
          </table:table-cell>
          <table:table-cell office:value-type="string" calcext:value-type="string">
            <text:p>;</text:p>
          </table:table-cell>
          <table:table-cell table:formula="of:=[.N34] + 0" office:value-type="float" office:value="0" calcext:value-type="float">
            <text:p>0</text:p>
          </table:table-cell>
          <table:table-cell table:formula="of:= (3 + 3 * ABS(SIN(4 * [.A36]))) * COS([.A36])" office:value-type="float" office:value="-2.799830265315" calcext:value-type="float">
            <text:p>-2,799830265315</text:p>
          </table:table-cell>
          <table:table-cell table:formula="of:= 5 + (3 + 3 * ABS(SIN(4 * [.A36]))) * SIN([.A36])" office:value-type="float" office:value="8.85363575756756" calcext:value-type="float">
            <text:p>8,85363575756756</text:p>
          </table:table-cell>
          <table:table-cell office:value-type="string" calcext:value-type="string">
            <text:p>|</text:p>
          </table:table-cell>
          <table:table-cell table:formula="of:=[.R34] + 0" office:value-type="float" office:value="0" calcext:value-type="float">
            <text:p>0</text:p>
          </table:table-cell>
          <table:table-cell table:formula="of:=8.66 + 10*COS([.A35] / 5 + 5 * PI() / 6)" office:value-type="float" office:value="-1.29362681245744" calcext:value-type="float">
            <text:p>-1,29362681245744</text:p>
          </table:table-cell>
          <table:table-cell table:formula="of:= -3 + 10*SIN([.A35] / 5 + 5 *PI() / 6)" office:value-type="float" office:value="-2.03806794505623" calcext:value-type="float">
            <text:p>-2,03806794505623</text:p>
          </table:table-cell>
          <table:table-cell office:value-type="string" calcext:value-type="string">
            <text:p>;</text:p>
          </table:table-cell>
          <table:table-cell table:formula="of:=[.V34] + 0" office:value-type="float" office:value="0" calcext:value-type="float">
            <text:p>0</text:p>
          </table:table-cell>
          <table:table-cell table:formula="of:=8.66 + 10*COS([.A36] / 5 + 5 * PI() / 6)" office:value-type="float" office:value="-1.30492859249504" calcext:value-type="float">
            <text:p>-1,30492859249504</text:p>
          </table:table-cell>
          <table:table-cell table:formula="of:= -3 + 10*SIN([.A36] / 5 + 5 *PI() / 6)" office:value-type="float" office:value="-2.16322156667685" calcext:value-type="float">
            <text:p>-2,16322156667685</text:p>
          </table:table-cell>
        </table:table-row>
        <table:table-row table:style-name="ro1">
          <table:table-cell table:formula="of:= [.A35] + PI() / 50" office:value-type="float" office:value="2.19911485751286" calcext:value-type="float">
            <text:p>2,19911485751286</text:p>
          </table:table-cell>
          <table:table-cell table:formula="of:=[.B35] + 0" office:value-type="float" office:value="0" calcext:value-type="float">
            <text:p>0</text:p>
          </table:table-cell>
          <table:table-cell table:formula="of:= 3 * COS([.A36])" office:value-type="float" office:value="-1.76335575687742" calcext:value-type="float">
            <text:p>-1,76335575687742</text:p>
          </table:table-cell>
          <table:table-cell table:formula="of:= 5 + 3 * SIN([.A36])" office:value-type="float" office:value="7.42705098312484" calcext:value-type="float">
            <text:p>7,42705098312484</text:p>
          </table:table-cell>
          <table:table-cell office:value-type="string" calcext:value-type="string">
            <text:p>;</text:p>
          </table:table-cell>
          <table:table-cell table:formula="of:=[.F35] + 0" office:value-type="float" office:value="0" calcext:value-type="float">
            <text:p>0</text:p>
          </table:table-cell>
          <table:table-cell table:formula="of:= 3 * COS([.A37])" office:value-type="float" office:value="-1.91227196924607" calcext:value-type="float">
            <text:p>-1,91227196924607</text:p>
          </table:table-cell>
          <table:table-cell table:formula="of:=5 + 3 * SIN([.A37])" office:value-type="float" office:value="7.31153972832737" calcext:value-type="float">
            <text:p>7,31153972832737</text:p>
          </table:table-cell>
          <table:table-cell office:value-type="string" calcext:value-type="string">
            <text:p>|</text:p>
          </table:table-cell>
          <table:table-cell table:formula="of:=[.J35] + 0" office:value-type="float" office:value="0" calcext:value-type="float">
            <text:p>0</text:p>
          </table:table-cell>
          <table:table-cell table:formula="of:= (3 + 3 * ABS(SIN(4 * [.A36]))) * COS([.A36])" office:value-type="float" office:value="-2.799830265315" calcext:value-type="float">
            <text:p>-2,799830265315</text:p>
          </table:table-cell>
          <table:table-cell table:formula="of:= 5 + (3 + 3 * ABS(SIN(4 * [.A36]))) * SIN([.A36])" office:value-type="float" office:value="8.85363575756756" calcext:value-type="float">
            <text:p>8,85363575756756</text:p>
          </table:table-cell>
          <table:table-cell office:value-type="string" calcext:value-type="string">
            <text:p>;</text:p>
          </table:table-cell>
          <table:table-cell table:formula="of:=[.N35] + 0" office:value-type="float" office:value="0" calcext:value-type="float">
            <text:p>0</text:p>
          </table:table-cell>
          <table:table-cell table:formula="of:= (3 + 3 * ABS(SIN(4 * [.A37]))) * COS([.A37])" office:value-type="float" office:value="-2.61622623253622" calcext:value-type="float">
            <text:p>-2,61622623253622</text:p>
          </table:table-cell>
          <table:table-cell table:formula="of:= 5 + (3 + 3 * ABS(SIN(4 * [.A37]))) * SIN([.A37])" office:value-type="float" office:value="8.16247425683073" calcext:value-type="float">
            <text:p>8,16247425683073</text:p>
          </table:table-cell>
          <table:table-cell office:value-type="string" calcext:value-type="string">
            <text:p>|</text:p>
          </table:table-cell>
          <table:table-cell table:formula="of:=[.R35] + 0" office:value-type="float" office:value="0" calcext:value-type="float">
            <text:p>0</text:p>
          </table:table-cell>
          <table:table-cell table:formula="of:=8.66 + 10*COS([.A36] / 5 + 5 * PI() / 6)" office:value-type="float" office:value="-1.30492859249504" calcext:value-type="float">
            <text:p>-1,30492859249504</text:p>
          </table:table-cell>
          <table:table-cell table:formula="of:= -3 + 10*SIN([.A36] / 5 + 5 *PI() / 6)" office:value-type="float" office:value="-2.16322156667685" calcext:value-type="float">
            <text:p>-2,16322156667685</text:p>
          </table:table-cell>
          <table:table-cell office:value-type="string" calcext:value-type="string">
            <text:p>;</text:p>
          </table:table-cell>
          <table:table-cell table:formula="of:=[.V35] + 0" office:value-type="float" office:value="0" calcext:value-type="float">
            <text:p>0</text:p>
          </table:table-cell>
          <table:table-cell table:formula="of:=8.66 + 10*COS([.A37] / 5 + 5 * PI() / 6)" office:value-type="float" office:value="-1.31465679479078" calcext:value-type="float">
            <text:p>-1,31465679479078</text:p>
          </table:table-cell>
          <table:table-cell table:formula="of:= -3 + 10*SIN([.A37] / 5 + 5 *PI() / 6)" office:value-type="float" office:value="-2.28850732531233" calcext:value-type="float">
            <text:p>-2,28850732531233</text:p>
          </table:table-cell>
        </table:table-row>
        <table:table-row table:style-name="ro1">
          <table:table-cell table:formula="of:= [.A36] + PI() / 50" office:value-type="float" office:value="2.26194671058465" calcext:value-type="float">
            <text:p>2,26194671058465</text:p>
          </table:table-cell>
          <table:table-cell table:formula="of:=[.B36] + 0" office:value-type="float" office:value="0" calcext:value-type="float">
            <text:p>0</text:p>
          </table:table-cell>
          <table:table-cell table:formula="of:= 3 * COS([.A37])" office:value-type="float" office:value="-1.91227196924607" calcext:value-type="float">
            <text:p>-1,91227196924607</text:p>
          </table:table-cell>
          <table:table-cell table:formula="of:= 5 + 3 * SIN([.A37])" office:value-type="float" office:value="7.31153972832737" calcext:value-type="float">
            <text:p>7,31153972832737</text:p>
          </table:table-cell>
          <table:table-cell office:value-type="string" calcext:value-type="string">
            <text:p>;</text:p>
          </table:table-cell>
          <table:table-cell table:formula="of:=[.F36] + 0" office:value-type="float" office:value="0" calcext:value-type="float">
            <text:p>0</text:p>
          </table:table-cell>
          <table:table-cell table:formula="of:= 3 * COS([.A38])" office:value-type="float" office:value="-2.05364131778607" calcext:value-type="float">
            <text:p>-2,05364131778607</text:p>
          </table:table-cell>
          <table:table-cell table:formula="of:=5 + 3 * SIN([.A38])" office:value-type="float" office:value="7.18690588226423" calcext:value-type="float">
            <text:p>7,18690588226423</text:p>
          </table:table-cell>
          <table:table-cell office:value-type="string" calcext:value-type="string">
            <text:p>|</text:p>
          </table:table-cell>
          <table:table-cell table:formula="of:=[.J36] + 0" office:value-type="float" office:value="0" calcext:value-type="float">
            <text:p>0</text:p>
          </table:table-cell>
          <table:table-cell table:formula="of:= (3 + 3 * ABS(SIN(4 * [.A37]))) * COS([.A37])" office:value-type="float" office:value="-2.61622623253622" calcext:value-type="float">
            <text:p>-2,61622623253622</text:p>
          </table:table-cell>
          <table:table-cell table:formula="of:= 5 + (3 + 3 * ABS(SIN(4 * [.A37]))) * SIN([.A37])" office:value-type="float" office:value="8.16247425683073" calcext:value-type="float">
            <text:p>8,16247425683073</text:p>
          </table:table-cell>
          <table:table-cell office:value-type="string" calcext:value-type="string">
            <text:p>;</text:p>
          </table:table-cell>
          <table:table-cell table:formula="of:=[.N36] + 0" office:value-type="float" office:value="0" calcext:value-type="float">
            <text:p>0</text:p>
          </table:table-cell>
          <table:table-cell table:formula="of:= (3 + 3 * ABS(SIN(4 * [.A38]))) * COS([.A38])" office:value-type="float" office:value="-2.31103082472544" calcext:value-type="float">
            <text:p>-2,31103082472544</text:p>
          </table:table-cell>
          <table:table-cell table:formula="of:= 5 + (3 + 3 * ABS(SIN(4 * [.A38]))) * SIN([.A38])" office:value-type="float" office:value="7.46099786798919" calcext:value-type="float">
            <text:p>7,46099786798919</text:p>
          </table:table-cell>
          <table:table-cell office:value-type="string" calcext:value-type="string">
            <text:p>|</text:p>
          </table:table-cell>
          <table:table-cell table:formula="of:=[.R36] + 0" office:value-type="float" office:value="0" calcext:value-type="float">
            <text:p>0</text:p>
          </table:table-cell>
          <table:table-cell table:formula="of:=8.66 + 10*COS([.A37] / 5 + 5 * PI() / 6)" office:value-type="float" office:value="-1.31465679479078" calcext:value-type="float">
            <text:p>-1,31465679479078</text:p>
          </table:table-cell>
          <table:table-cell table:formula="of:= -3 + 10*SIN([.A37] / 5 + 5 *PI() / 6)" office:value-type="float" office:value="-2.28850732531233" calcext:value-type="float">
            <text:p>-2,28850732531233</text:p>
          </table:table-cell>
          <table:table-cell office:value-type="string" calcext:value-type="string">
            <text:p>;</text:p>
          </table:table-cell>
          <table:table-cell table:formula="of:=[.V36] + 0" office:value-type="float" office:value="0" calcext:value-type="float">
            <text:p>0</text:p>
          </table:table-cell>
          <table:table-cell table:formula="of:=8.66 + 10*COS([.A38] / 5 + 5 * PI() / 6)" office:value-type="float" office:value="-1.32280988314872" calcext:value-type="float">
            <text:p>-1,32280988314872</text:p>
          </table:table-cell>
          <table:table-cell table:formula="of:= -3 + 10*SIN([.A38] / 5 + 5 *PI() / 6)" office:value-type="float" office:value="-2.41390543688904" calcext:value-type="float">
            <text:p>-2,41390543688904</text:p>
          </table:table-cell>
        </table:table-row>
        <table:table-row table:style-name="ro1">
          <table:table-cell table:formula="of:= [.A37] + PI() / 50" office:value-type="float" office:value="2.32477856365645" calcext:value-type="float">
            <text:p>2,32477856365645</text:p>
          </table:table-cell>
          <table:table-cell table:formula="of:=[.B37] + 0" office:value-type="float" office:value="0" calcext:value-type="float">
            <text:p>0</text:p>
          </table:table-cell>
          <table:table-cell table:formula="of:= 3 * COS([.A38])" office:value-type="float" office:value="-2.05364131778607" calcext:value-type="float">
            <text:p>-2,05364131778607</text:p>
          </table:table-cell>
          <table:table-cell table:formula="of:= 5 + 3 * SIN([.A38])" office:value-type="float" office:value="7.18690588226423" calcext:value-type="float">
            <text:p>7,18690588226423</text:p>
          </table:table-cell>
          <table:table-cell office:value-type="string" calcext:value-type="string">
            <text:p>;</text:p>
          </table:table-cell>
          <table:table-cell table:formula="of:=[.F37] + 0" office:value-type="float" office:value="0" calcext:value-type="float">
            <text:p>0</text:p>
          </table:table-cell>
          <table:table-cell table:formula="of:= 3 * COS([.A39])" office:value-type="float" office:value="-2.18690588226424" calcext:value-type="float">
            <text:p>-2,18690588226424</text:p>
          </table:table-cell>
          <table:table-cell table:formula="of:=5 + 3 * SIN([.A39])" office:value-type="float" office:value="7.05364131778606" calcext:value-type="float">
            <text:p>7,05364131778606</text:p>
          </table:table-cell>
          <table:table-cell office:value-type="string" calcext:value-type="string">
            <text:p>|</text:p>
          </table:table-cell>
          <table:table-cell table:formula="of:=[.J37] + 0" office:value-type="float" office:value="0" calcext:value-type="float">
            <text:p>0</text:p>
          </table:table-cell>
          <table:table-cell table:formula="of:= (3 + 3 * ABS(SIN(4 * [.A38]))) * COS([.A38])" office:value-type="float" office:value="-2.31103082472544" calcext:value-type="float">
            <text:p>-2,31103082472544</text:p>
          </table:table-cell>
          <table:table-cell table:formula="of:= 5 + (3 + 3 * ABS(SIN(4 * [.A38]))) * SIN([.A38])" office:value-type="float" office:value="7.46099786798919" calcext:value-type="float">
            <text:p>7,46099786798919</text:p>
          </table:table-cell>
          <table:table-cell office:value-type="string" calcext:value-type="string">
            <text:p>;</text:p>
          </table:table-cell>
          <table:table-cell table:formula="of:=[.N37] + 0" office:value-type="float" office:value="0" calcext:value-type="float">
            <text:p>0</text:p>
          </table:table-cell>
          <table:table-cell table:formula="of:= (3 + 3 * ABS(SIN(4 * [.A39]))) * COS([.A39])" office:value-type="float" office:value="-2.46099786798923" calcext:value-type="float">
            <text:p>-2,46099786798923</text:p>
          </table:table-cell>
          <table:table-cell table:formula="of:= 5 + (3 + 3 * ABS(SIN(4 * [.A39]))) * SIN([.A39])" office:value-type="float" office:value="7.31103082472546" calcext:value-type="float">
            <text:p>7,31103082472546</text:p>
          </table:table-cell>
          <table:table-cell office:value-type="string" calcext:value-type="string">
            <text:p>|</text:p>
          </table:table-cell>
          <table:table-cell table:formula="of:=[.R37] + 0" office:value-type="float" office:value="0" calcext:value-type="float">
            <text:p>0</text:p>
          </table:table-cell>
          <table:table-cell table:formula="of:=8.66 + 10*COS([.A38] / 5 + 5 * PI() / 6)" office:value-type="float" office:value="-1.32280988314872" calcext:value-type="float">
            <text:p>-1,32280988314872</text:p>
          </table:table-cell>
          <table:table-cell table:formula="of:= -3 + 10*SIN([.A38] / 5 + 5 *PI() / 6)" office:value-type="float" office:value="-2.41390543688904" calcext:value-type="float">
            <text:p>-2,41390543688904</text:p>
          </table:table-cell>
          <table:table-cell office:value-type="string" calcext:value-type="string">
            <text:p>;</text:p>
          </table:table-cell>
          <table:table-cell table:formula="of:=[.V37] + 0" office:value-type="float" office:value="0" calcext:value-type="float">
            <text:p>0</text:p>
          </table:table-cell>
          <table:table-cell table:formula="of:=8.66 + 10*COS([.A39] / 5 + 5 * PI() / 6)" office:value-type="float" office:value="-1.32938657010171" calcext:value-type="float">
            <text:p>-1,32938657010171</text:p>
          </table:table-cell>
          <table:table-cell table:formula="of:= -3 + 10*SIN([.A39] / 5 + 5 *PI() / 6)" office:value-type="float" office:value="-2.53939609959148" calcext:value-type="float">
            <text:p>-2,53939609959148</text:p>
          </table:table-cell>
        </table:table-row>
        <table:table-row table:style-name="ro1">
          <table:table-cell table:formula="of:= [.A38] + PI() / 50" office:value-type="float" office:value="2.38761041672824" calcext:value-type="float">
            <text:p>2,38761041672824</text:p>
          </table:table-cell>
          <table:table-cell table:formula="of:=[.B38] + 0" office:value-type="float" office:value="0" calcext:value-type="float">
            <text:p>0</text:p>
          </table:table-cell>
          <table:table-cell table:formula="of:= 3 * COS([.A39])" office:value-type="float" office:value="-2.18690588226424" calcext:value-type="float">
            <text:p>-2,18690588226424</text:p>
          </table:table-cell>
          <table:table-cell table:formula="of:= 5 + 3 * SIN([.A39])" office:value-type="float" office:value="7.05364131778606" calcext:value-type="float">
            <text:p>7,05364131778606</text:p>
          </table:table-cell>
          <table:table-cell office:value-type="string" calcext:value-type="string">
            <text:p>;</text:p>
          </table:table-cell>
          <table:table-cell table:formula="of:=[.F38] + 0" office:value-type="float" office:value="0" calcext:value-type="float">
            <text:p>0</text:p>
          </table:table-cell>
          <table:table-cell table:formula="of:= 3 * COS([.A40])" office:value-type="float" office:value="-2.31153972832737" calcext:value-type="float">
            <text:p>-2,31153972832737</text:p>
          </table:table-cell>
          <table:table-cell table:formula="of:=5 + 3 * SIN([.A40])" office:value-type="float" office:value="6.91227196924607" calcext:value-type="float">
            <text:p>6,91227196924607</text:p>
          </table:table-cell>
          <table:table-cell office:value-type="string" calcext:value-type="string">
            <text:p>|</text:p>
          </table:table-cell>
          <table:table-cell table:formula="of:=[.J38] + 0" office:value-type="float" office:value="0" calcext:value-type="float">
            <text:p>0</text:p>
          </table:table-cell>
          <table:table-cell table:formula="of:= (3 + 3 * ABS(SIN(4 * [.A39]))) * COS([.A39])" office:value-type="float" office:value="-2.46099786798923" calcext:value-type="float">
            <text:p>-2,46099786798923</text:p>
          </table:table-cell>
          <table:table-cell table:formula="of:= 5 + (3 + 3 * ABS(SIN(4 * [.A39]))) * SIN([.A39])" office:value-type="float" office:value="7.31103082472546" calcext:value-type="float">
            <text:p>7,31103082472546</text:p>
          </table:table-cell>
          <table:table-cell office:value-type="string" calcext:value-type="string">
            <text:p>;</text:p>
          </table:table-cell>
          <table:table-cell table:formula="of:=[.N38] + 0" office:value-type="float" office:value="0" calcext:value-type="float">
            <text:p>0</text:p>
          </table:table-cell>
          <table:table-cell table:formula="of:= (3 + 3 * ABS(SIN(4 * [.A40]))) * COS([.A40])" office:value-type="float" office:value="-3.16247425683076" calcext:value-type="float">
            <text:p>-3,16247425683076</text:p>
          </table:table-cell>
          <table:table-cell table:formula="of:= 5 + (3 + 3 * ABS(SIN(4 * [.A40]))) * SIN([.A40])" office:value-type="float" office:value="7.61622623253623" calcext:value-type="float">
            <text:p>7,61622623253623</text:p>
          </table:table-cell>
          <table:table-cell office:value-type="string" calcext:value-type="string">
            <text:p>|</text:p>
          </table:table-cell>
          <table:table-cell table:formula="of:=[.R38] + 0" office:value-type="float" office:value="0" calcext:value-type="float">
            <text:p>0</text:p>
          </table:table-cell>
          <table:table-cell table:formula="of:=8.66 + 10*COS([.A39] / 5 + 5 * PI() / 6)" office:value-type="float" office:value="-1.32938657010171" calcext:value-type="float">
            <text:p>-1,32938657010171</text:p>
          </table:table-cell>
          <table:table-cell table:formula="of:= -3 + 10*SIN([.A39] / 5 + 5 *PI() / 6)" office:value-type="float" office:value="-2.53939609959148" calcext:value-type="float">
            <text:p>-2,53939609959148</text:p>
          </table:table-cell>
          <table:table-cell office:value-type="string" calcext:value-type="string">
            <text:p>;</text:p>
          </table:table-cell>
          <table:table-cell table:formula="of:=[.V38] + 0" office:value-type="float" office:value="0" calcext:value-type="float">
            <text:p>0</text:p>
          </table:table-cell>
          <table:table-cell table:formula="of:=8.66 + 10*COS([.A40] / 5 + 5 * PI() / 6)" office:value-type="float" office:value="-1.33438581711464" calcext:value-type="float">
            <text:p>-1,33438581711464</text:p>
          </table:table-cell>
          <table:table-cell table:formula="of:= -3 + 10*SIN([.A40] / 5 + 5 *PI() / 6)" office:value-type="float" office:value="-2.66495949698929" calcext:value-type="float">
            <text:p>-2,66495949698929</text:p>
          </table:table-cell>
        </table:table-row>
        <table:table-row table:style-name="ro1">
          <table:table-cell table:formula="of:= [.A39] + PI() / 50" office:value-type="float" office:value="2.45044226980004" calcext:value-type="float">
            <text:p>2,45044226980004</text:p>
          </table:table-cell>
          <table:table-cell table:formula="of:=[.B39] + 0" office:value-type="float" office:value="0" calcext:value-type="float">
            <text:p>0</text:p>
          </table:table-cell>
          <table:table-cell table:formula="of:= 3 * COS([.A40])" office:value-type="float" office:value="-2.31153972832737" calcext:value-type="float">
            <text:p>-2,31153972832737</text:p>
          </table:table-cell>
          <table:table-cell table:formula="of:= 5 + 3 * SIN([.A40])" office:value-type="float" office:value="6.91227196924607" calcext:value-type="float">
            <text:p>6,91227196924607</text:p>
          </table:table-cell>
          <table:table-cell office:value-type="string" calcext:value-type="string">
            <text:p>;</text:p>
          </table:table-cell>
          <table:table-cell table:formula="of:=[.F39] + 0" office:value-type="float" office:value="0" calcext:value-type="float">
            <text:p>0</text:p>
          </table:table-cell>
          <table:table-cell table:formula="of:= 3 * COS([.A41])" office:value-type="float" office:value="-2.42705098312485" calcext:value-type="float">
            <text:p>-2,42705098312485</text:p>
          </table:table-cell>
          <table:table-cell table:formula="of:=5 + 3 * SIN([.A41])" office:value-type="float" office:value="6.76335575687742" calcext:value-type="float">
            <text:p>6,76335575687742</text:p>
          </table:table-cell>
          <table:table-cell office:value-type="string" calcext:value-type="string">
            <text:p>|</text:p>
          </table:table-cell>
          <table:table-cell table:formula="of:=[.J39] + 0" office:value-type="float" office:value="0" calcext:value-type="float">
            <text:p>0</text:p>
          </table:table-cell>
          <table:table-cell table:formula="of:= (3 + 3 * ABS(SIN(4 * [.A40]))) * COS([.A40])" office:value-type="float" office:value="-3.16247425683076" calcext:value-type="float">
            <text:p>-3,16247425683076</text:p>
          </table:table-cell>
          <table:table-cell table:formula="of:= 5 + (3 + 3 * ABS(SIN(4 * [.A40]))) * SIN([.A40])" office:value-type="float" office:value="7.61622623253623" calcext:value-type="float">
            <text:p>7,61622623253623</text:p>
          </table:table-cell>
          <table:table-cell office:value-type="string" calcext:value-type="string">
            <text:p>;</text:p>
          </table:table-cell>
          <table:table-cell table:formula="of:=[.N39] + 0" office:value-type="float" office:value="0" calcext:value-type="float">
            <text:p>0</text:p>
          </table:table-cell>
          <table:table-cell table:formula="of:= (3 + 3 * ABS(SIN(4 * [.A41]))) * COS([.A41])" office:value-type="float" office:value="-3.85363575756759" calcext:value-type="float">
            <text:p>-3,85363575756759</text:p>
          </table:table-cell>
          <table:table-cell table:formula="of:= 5 + (3 + 3 * ABS(SIN(4 * [.A41]))) * SIN([.A41])" office:value-type="float" office:value="7.799830265315" calcext:value-type="float">
            <text:p>7,799830265315</text:p>
          </table:table-cell>
          <table:table-cell office:value-type="string" calcext:value-type="string">
            <text:p>|</text:p>
          </table:table-cell>
          <table:table-cell table:formula="of:=[.R39] + 0" office:value-type="float" office:value="0" calcext:value-type="float">
            <text:p>0</text:p>
          </table:table-cell>
          <table:table-cell table:formula="of:=8.66 + 10*COS([.A40] / 5 + 5 * PI() / 6)" office:value-type="float" office:value="-1.33438581711464" calcext:value-type="float">
            <text:p>-1,33438581711464</text:p>
          </table:table-cell>
          <table:table-cell table:formula="of:= -3 + 10*SIN([.A40] / 5 + 5 *PI() / 6)" office:value-type="float" office:value="-2.66495949698929" calcext:value-type="float">
            <text:p>-2,66495949698929</text:p>
          </table:table-cell>
          <table:table-cell office:value-type="string" calcext:value-type="string">
            <text:p>;</text:p>
          </table:table-cell>
          <table:table-cell table:formula="of:=[.V39] + 0" office:value-type="float" office:value="0" calcext:value-type="float">
            <text:p>0</text:p>
          </table:table-cell>
          <table:table-cell table:formula="of:=8.66 + 10*COS([.A41] / 5 + 5 * PI() / 6)" office:value-type="float" office:value="-1.33780683474846" calcext:value-type="float">
            <text:p>-1,33780683474846</text:p>
          </table:table-cell>
          <table:table-cell table:formula="of:= -3 + 10*SIN([.A41] / 5 + 5 *PI() / 6)" office:value-type="float" office:value="-2.79057580116643" calcext:value-type="float">
            <text:p>-2,79057580116643</text:p>
          </table:table-cell>
        </table:table-row>
        <table:table-row table:style-name="ro1">
          <table:table-cell table:formula="of:= [.A40] + PI() / 50" office:value-type="float" office:value="2.51327412287184" calcext:value-type="float">
            <text:p>2,51327412287184</text:p>
          </table:table-cell>
          <table:table-cell table:formula="of:=[.B40] + 0" office:value-type="float" office:value="0" calcext:value-type="float">
            <text:p>0</text:p>
          </table:table-cell>
          <table:table-cell table:formula="of:= 3 * COS([.A41])" office:value-type="float" office:value="-2.42705098312485" calcext:value-type="float">
            <text:p>-2,42705098312485</text:p>
          </table:table-cell>
          <table:table-cell table:formula="of:= 5 + 3 * SIN([.A41])" office:value-type="float" office:value="6.76335575687742" calcext:value-type="float">
            <text:p>6,76335575687742</text:p>
          </table:table-cell>
          <table:table-cell office:value-type="string" calcext:value-type="string">
            <text:p>;</text:p>
          </table:table-cell>
          <table:table-cell table:formula="of:=[.F40] + 0" office:value-type="float" office:value="0" calcext:value-type="float">
            <text:p>0</text:p>
          </table:table-cell>
          <table:table-cell table:formula="of:= 3 * COS([.A42])" office:value-type="float" office:value="-2.53298377650605" calcext:value-type="float">
            <text:p>-2,53298377650605</text:p>
          </table:table-cell>
          <table:table-cell table:formula="of:=5 + 3 * SIN([.A42])" office:value-type="float" office:value="6.60748038493699" calcext:value-type="float">
            <text:p>6,60748038493699</text:p>
          </table:table-cell>
          <table:table-cell office:value-type="string" calcext:value-type="string">
            <text:p>|</text:p>
          </table:table-cell>
          <table:table-cell table:formula="of:=[.J40] + 0" office:value-type="float" office:value="0" calcext:value-type="float">
            <text:p>0</text:p>
          </table:table-cell>
          <table:table-cell table:formula="of:= (3 + 3 * ABS(SIN(4 * [.A41]))) * COS([.A41])" office:value-type="float" office:value="-3.85363575756759" calcext:value-type="float">
            <text:p>-3,85363575756759</text:p>
          </table:table-cell>
          <table:table-cell table:formula="of:= 5 + (3 + 3 * ABS(SIN(4 * [.A41]))) * SIN([.A41])" office:value-type="float" office:value="7.799830265315" calcext:value-type="float">
            <text:p>7,799830265315</text:p>
          </table:table-cell>
          <table:table-cell office:value-type="string" calcext:value-type="string">
            <text:p>;</text:p>
          </table:table-cell>
          <table:table-cell table:formula="of:=[.N40] + 0" office:value-type="float" office:value="0" calcext:value-type="float">
            <text:p>0</text:p>
          </table:table-cell>
          <table:table-cell table:formula="of:= (3 + 3 * ABS(SIN(4 * [.A42]))) * COS([.A42])" office:value-type="float" office:value="-4.4846813200402" calcext:value-type="float">
            <text:p>-4,4846813200402</text:p>
          </table:table-cell>
          <table:table-cell table:formula="of:= 5 + (3 + 3 * ABS(SIN(4 * [.A42]))) * SIN([.A42])" office:value-type="float" office:value="7.84606530903326" calcext:value-type="float">
            <text:p>7,84606530903326</text:p>
          </table:table-cell>
          <table:table-cell office:value-type="string" calcext:value-type="string">
            <text:p>|</text:p>
          </table:table-cell>
          <table:table-cell table:formula="of:=[.R40] + 0" office:value-type="float" office:value="0" calcext:value-type="float">
            <text:p>0</text:p>
          </table:table-cell>
          <table:table-cell table:formula="of:=8.66 + 10*COS([.A41] / 5 + 5 * PI() / 6)" office:value-type="float" office:value="-1.33780683474846" calcext:value-type="float">
            <text:p>-1,33780683474846</text:p>
          </table:table-cell>
          <table:table-cell table:formula="of:= -3 + 10*SIN([.A41] / 5 + 5 *PI() / 6)" office:value-type="float" office:value="-2.79057580116643" calcext:value-type="float">
            <text:p>-2,79057580116643</text:p>
          </table:table-cell>
          <table:table-cell office:value-type="string" calcext:value-type="string">
            <text:p>;</text:p>
          </table:table-cell>
          <table:table-cell table:formula="of:=[.V40] + 0" office:value-type="float" office:value="0" calcext:value-type="float">
            <text:p>0</text:p>
          </table:table-cell>
          <table:table-cell table:formula="of:=8.66 + 10*COS([.A42] / 5 + 5 * PI() / 6)" office:value-type="float" office:value="-1.33964908278481" calcext:value-type="float">
            <text:p>-1,33964908278481</text:p>
          </table:table-cell>
          <table:table-cell table:formula="of:= -3 + 10*SIN([.A42] / 5 + 5 *PI() / 6)" office:value-type="float" office:value="-2.9162251758523" calcext:value-type="float">
            <text:p>-2,9162251758523</text:p>
          </table:table-cell>
        </table:table-row>
        <table:table-row table:style-name="ro1">
          <table:table-cell table:formula="of:= [.A41] + PI() / 50" office:value-type="float" office:value="2.57610597594363" calcext:value-type="float">
            <text:p>2,57610597594363</text:p>
          </table:table-cell>
          <table:table-cell table:formula="of:=[.B41] + 0" office:value-type="float" office:value="0" calcext:value-type="float">
            <text:p>0</text:p>
          </table:table-cell>
          <table:table-cell table:formula="of:= 3 * COS([.A42])" office:value-type="float" office:value="-2.53298377650605" calcext:value-type="float">
            <text:p>-2,53298377650605</text:p>
          </table:table-cell>
          <table:table-cell table:formula="of:= 5 + 3 * SIN([.A42])" office:value-type="float" office:value="6.60748038493699" calcext:value-type="float">
            <text:p>6,60748038493699</text:p>
          </table:table-cell>
          <table:table-cell office:value-type="string" calcext:value-type="string">
            <text:p>;</text:p>
          </table:table-cell>
          <table:table-cell table:formula="of:=[.F41] + 0" office:value-type="float" office:value="0" calcext:value-type="float">
            <text:p>0</text:p>
          </table:table-cell>
          <table:table-cell table:formula="of:= 3 * COS([.A43])" office:value-type="float" office:value="-2.62892004013159" calcext:value-type="float">
            <text:p>-2,62892004013159</text:p>
          </table:table-cell>
          <table:table-cell table:formula="of:=5 + 3 * SIN([.A43])" office:value-type="float" office:value="6.44526102230514" calcext:value-type="float">
            <text:p>6,44526102230514</text:p>
          </table:table-cell>
          <table:table-cell office:value-type="string" calcext:value-type="string">
            <text:p>|</text:p>
          </table:table-cell>
          <table:table-cell table:formula="of:=[.J41] + 0" office:value-type="float" office:value="0" calcext:value-type="float">
            <text:p>0</text:p>
          </table:table-cell>
          <table:table-cell table:formula="of:= (3 + 3 * ABS(SIN(4 * [.A42]))) * COS([.A42])" office:value-type="float" office:value="-4.4846813200402" calcext:value-type="float">
            <text:p>-4,4846813200402</text:p>
          </table:table-cell>
          <table:table-cell table:formula="of:= 5 + (3 + 3 * ABS(SIN(4 * [.A42]))) * SIN([.A42])" office:value-type="float" office:value="7.84606530903326" calcext:value-type="float">
            <text:p>7,84606530903326</text:p>
          </table:table-cell>
          <table:table-cell office:value-type="string" calcext:value-type="string">
            <text:p>;</text:p>
          </table:table-cell>
          <table:table-cell table:formula="of:=[.N41] + 0" office:value-type="float" office:value="0" calcext:value-type="float">
            <text:p>0</text:p>
          </table:table-cell>
          <table:table-cell table:formula="of:= (3 + 3 * ABS(SIN(4 * [.A43]))) * COS([.A43])" office:value-type="float" office:value="-5.00763801121272" calcext:value-type="float">
            <text:p>-5,00763801121272</text:p>
          </table:table-cell>
          <table:table-cell table:formula="of:= 5 + (3 + 3 * ABS(SIN(4 * [.A43]))) * SIN([.A43])" office:value-type="float" office:value="7.75297229316153" calcext:value-type="float">
            <text:p>7,75297229316153</text:p>
          </table:table-cell>
          <table:table-cell office:value-type="string" calcext:value-type="string">
            <text:p>|</text:p>
          </table:table-cell>
          <table:table-cell table:formula="of:=[.R41] + 0" office:value-type="float" office:value="0" calcext:value-type="float">
            <text:p>0</text:p>
          </table:table-cell>
          <table:table-cell table:formula="of:=8.66 + 10*COS([.A42] / 5 + 5 * PI() / 6)" office:value-type="float" office:value="-1.33964908278481" calcext:value-type="float">
            <text:p>-1,33964908278481</text:p>
          </table:table-cell>
          <table:table-cell table:formula="of:= -3 + 10*SIN([.A42] / 5 + 5 *PI() / 6)" office:value-type="float" office:value="-2.9162251758523" calcext:value-type="float">
            <text:p>-2,9162251758523</text:p>
          </table:table-cell>
          <table:table-cell office:value-type="string" calcext:value-type="string">
            <text:p>;</text:p>
          </table:table-cell>
          <table:table-cell table:formula="of:=[.V41] + 0" office:value-type="float" office:value="0" calcext:value-type="float">
            <text:p>0</text:p>
          </table:table-cell>
          <table:table-cell table:formula="of:=8.66 + 10*COS([.A43] / 5 + 5 * PI() / 6)" office:value-type="float" office:value="-1.33991227031138" calcext:value-type="float">
            <text:p>-1,33991227031138</text:p>
          </table:table-cell>
          <table:table-cell table:formula="of:= -3 + 10*SIN([.A43] / 5 + 5 *PI() / 6)" office:value-type="float" office:value="-3.04188777955404" calcext:value-type="float">
            <text:p>-3,04188777955404</text:p>
          </table:table-cell>
        </table:table-row>
        <table:table-row table:style-name="ro1">
          <table:table-cell table:formula="of:= [.A42] + PI() / 50" office:value-type="float" office:value="2.63893782901543" calcext:value-type="float">
            <text:p>2,63893782901543</text:p>
          </table:table-cell>
          <table:table-cell table:formula="of:=[.B42] + 0" office:value-type="float" office:value="0" calcext:value-type="float">
            <text:p>0</text:p>
          </table:table-cell>
          <table:table-cell table:formula="of:= 3 * COS([.A43])" office:value-type="float" office:value="-2.62892004013159" calcext:value-type="float">
            <text:p>-2,62892004013159</text:p>
          </table:table-cell>
          <table:table-cell table:formula="of:= 5 + 3 * SIN([.A43])" office:value-type="float" office:value="6.44526102230514" calcext:value-type="float">
            <text:p>6,44526102230514</text:p>
          </table:table-cell>
          <table:table-cell office:value-type="string" calcext:value-type="string">
            <text:p>;</text:p>
          </table:table-cell>
          <table:table-cell table:formula="of:=[.F42] + 0" office:value-type="float" office:value="0" calcext:value-type="float">
            <text:p>0</text:p>
          </table:table-cell>
          <table:table-cell table:formula="of:= 3 * COS([.A44])" office:value-type="float" office:value="-2.71448115739806" calcext:value-type="float">
            <text:p>-2,71448115739806</text:p>
          </table:table-cell>
          <table:table-cell table:formula="of:=5 + 3 * SIN([.A44])" office:value-type="float" office:value="6.27733787469521" calcext:value-type="float">
            <text:p>6,27733787469521</text:p>
          </table:table-cell>
          <table:table-cell office:value-type="string" calcext:value-type="string">
            <text:p>|</text:p>
          </table:table-cell>
          <table:table-cell table:formula="of:=[.J42] + 0" office:value-type="float" office:value="0" calcext:value-type="float">
            <text:p>0</text:p>
          </table:table-cell>
          <table:table-cell table:formula="of:= (3 + 3 * ABS(SIN(4 * [.A43]))) * COS([.A43])" office:value-type="float" office:value="-5.00763801121272" calcext:value-type="float">
            <text:p>-5,00763801121272</text:p>
          </table:table-cell>
          <table:table-cell table:formula="of:= 5 + (3 + 3 * ABS(SIN(4 * [.A43]))) * SIN([.A43])" office:value-type="float" office:value="7.75297229316153" calcext:value-type="float">
            <text:p>7,75297229316153</text:p>
          </table:table-cell>
          <table:table-cell office:value-type="string" calcext:value-type="string">
            <text:p>;</text:p>
          </table:table-cell>
          <table:table-cell table:formula="of:=[.N42] + 0" office:value-type="float" office:value="0" calcext:value-type="float">
            <text:p>0</text:p>
          </table:table-cell>
          <table:table-cell table:formula="of:= (3 + 3 * ABS(SIN(4 * [.A44]))) * COS([.A44])" office:value-type="float" office:value="-5.38088139065343" calcext:value-type="float">
            <text:p>-5,38088139065343</text:p>
          </table:table-cell>
          <table:table-cell table:formula="of:= 5 + (3 + 3 * ABS(SIN(4 * [.A44]))) * SIN([.A44])" office:value-type="float" office:value="7.5320505838812" calcext:value-type="float">
            <text:p>7,5320505838812</text:p>
          </table:table-cell>
          <table:table-cell office:value-type="string" calcext:value-type="string">
            <text:p>|</text:p>
          </table:table-cell>
          <table:table-cell table:formula="of:=[.R42] + 0" office:value-type="float" office:value="0" calcext:value-type="float">
            <text:p>0</text:p>
          </table:table-cell>
          <table:table-cell table:formula="of:=8.66 + 10*COS([.A43] / 5 + 5 * PI() / 6)" office:value-type="float" office:value="-1.33991227031138" calcext:value-type="float">
            <text:p>-1,33991227031138</text:p>
          </table:table-cell>
          <table:table-cell table:formula="of:= -3 + 10*SIN([.A43] / 5 + 5 *PI() / 6)" office:value-type="float" office:value="-3.04188777955404" calcext:value-type="float">
            <text:p>-3,04188777955404</text:p>
          </table:table-cell>
          <table:table-cell office:value-type="string" calcext:value-type="string">
            <text:p>;</text:p>
          </table:table-cell>
          <table:table-cell table:formula="of:=[.V42] + 0" office:value-type="float" office:value="0" calcext:value-type="float">
            <text:p>0</text:p>
          </table:table-cell>
          <table:table-cell table:formula="of:=8.66 + 10*COS([.A44] / 5 + 5 * PI() / 6)" office:value-type="float" office:value="-1.3385963557678" calcext:value-type="float">
            <text:p>-1,3385963557678</text:p>
          </table:table-cell>
          <table:table-cell table:formula="of:= -3 + 10*SIN([.A44] / 5 + 5 *PI() / 6)" office:value-type="float" office:value="-3.16754376868982" calcext:value-type="float">
            <text:p>-3,16754376868982</text:p>
          </table:table-cell>
        </table:table-row>
        <table:table-row table:style-name="ro1">
          <table:table-cell table:formula="of:= [.A43] + PI() / 50" office:value-type="float" office:value="2.70176968208722" calcext:value-type="float">
            <text:p>2,70176968208722</text:p>
          </table:table-cell>
          <table:table-cell table:formula="of:=[.B43] + 0" office:value-type="float" office:value="0" calcext:value-type="float">
            <text:p>0</text:p>
          </table:table-cell>
          <table:table-cell table:formula="of:= 3 * COS([.A44])" office:value-type="float" office:value="-2.71448115739806" calcext:value-type="float">
            <text:p>-2,71448115739806</text:p>
          </table:table-cell>
          <table:table-cell table:formula="of:= 5 + 3 * SIN([.A44])" office:value-type="float" office:value="6.27733787469521" calcext:value-type="float">
            <text:p>6,27733787469521</text:p>
          </table:table-cell>
          <table:table-cell office:value-type="string" calcext:value-type="string">
            <text:p>;</text:p>
          </table:table-cell>
          <table:table-cell table:formula="of:=[.F43] + 0" office:value-type="float" office:value="0" calcext:value-type="float">
            <text:p>0</text:p>
          </table:table-cell>
          <table:table-cell table:formula="of:= 3 * COS([.A45])" office:value-type="float" office:value="-2.78932945766476" calcext:value-type="float">
            <text:p>-2,78932945766476</text:p>
          </table:table-cell>
          <table:table-cell table:formula="of:=5 + 3 * SIN([.A45])" office:value-type="float" office:value="6.10437365805403" calcext:value-type="float">
            <text:p>6,10437365805403</text:p>
          </table:table-cell>
          <table:table-cell office:value-type="string" calcext:value-type="string">
            <text:p>|</text:p>
          </table:table-cell>
          <table:table-cell table:formula="of:=[.J43] + 0" office:value-type="float" office:value="0" calcext:value-type="float">
            <text:p>0</text:p>
          </table:table-cell>
          <table:table-cell table:formula="of:= (3 + 3 * ABS(SIN(4 * [.A44]))) * COS([.A44])" office:value-type="float" office:value="-5.38088139065343" calcext:value-type="float">
            <text:p>-5,38088139065343</text:p>
          </table:table-cell>
          <table:table-cell table:formula="of:= 5 + (3 + 3 * ABS(SIN(4 * [.A44]))) * SIN([.A44])" office:value-type="float" office:value="7.5320505838812" calcext:value-type="float">
            <text:p>7,5320505838812</text:p>
          </table:table-cell>
          <table:table-cell office:value-type="string" calcext:value-type="string">
            <text:p>;</text:p>
          </table:table-cell>
          <table:table-cell table:formula="of:=[.N43] + 0" office:value-type="float" office:value="0" calcext:value-type="float">
            <text:p>0</text:p>
          </table:table-cell>
          <table:table-cell table:formula="of:= (3 + 3 * ABS(SIN(4 * [.A45]))) * COS([.A45])" office:value-type="float" office:value="-5.57315481080652" calcext:value-type="float">
            <text:p>-5,57315481080652</text:p>
          </table:table-cell>
          <table:table-cell table:formula="of:= 5 + (3 + 3 * ABS(SIN(4 * [.A45]))) * SIN([.A45])" office:value-type="float" office:value="7.20656808696405" calcext:value-type="float">
            <text:p>7,20656808696405</text:p>
          </table:table-cell>
          <table:table-cell office:value-type="string" calcext:value-type="string">
            <text:p>|</text:p>
          </table:table-cell>
          <table:table-cell table:formula="of:=[.R43] + 0" office:value-type="float" office:value="0" calcext:value-type="float">
            <text:p>0</text:p>
          </table:table-cell>
          <table:table-cell table:formula="of:=8.66 + 10*COS([.A44] / 5 + 5 * PI() / 6)" office:value-type="float" office:value="-1.3385963557678" calcext:value-type="float">
            <text:p>-1,3385963557678</text:p>
          </table:table-cell>
          <table:table-cell table:formula="of:= -3 + 10*SIN([.A44] / 5 + 5 *PI() / 6)" office:value-type="float" office:value="-3.16754376868982" calcext:value-type="float">
            <text:p>-3,16754376868982</text:p>
          </table:table-cell>
          <table:table-cell office:value-type="string" calcext:value-type="string">
            <text:p>;</text:p>
          </table:table-cell>
          <table:table-cell table:formula="of:=[.V43] + 0" office:value-type="float" office:value="0" calcext:value-type="float">
            <text:p>0</text:p>
          </table:table-cell>
          <table:table-cell table:formula="of:=8.66 + 10*COS([.A45] / 5 + 5 * PI() / 6)" office:value-type="float" office:value="-1.33570154695225" calcext:value-type="float">
            <text:p>-1,33570154695225</text:p>
          </table:table-cell>
          <table:table-cell table:formula="of:= -3 + 10*SIN([.A45] / 5 + 5 *PI() / 6)" office:value-type="float" office:value="-3.29317330072229" calcext:value-type="float">
            <text:p>-3,29317330072229</text:p>
          </table:table-cell>
        </table:table-row>
        <table:table-row table:style-name="ro1">
          <table:table-cell table:formula="of:= [.A44] + PI() / 50" office:value-type="float" office:value="2.76460153515902" calcext:value-type="float">
            <text:p>2,76460153515902</text:p>
          </table:table-cell>
          <table:table-cell table:formula="of:=[.B44] + 0" office:value-type="float" office:value="0" calcext:value-type="float">
            <text:p>0</text:p>
          </table:table-cell>
          <table:table-cell table:formula="of:= 3 * COS([.A45])" office:value-type="float" office:value="-2.78932945766476" calcext:value-type="float">
            <text:p>-2,78932945766476</text:p>
          </table:table-cell>
          <table:table-cell table:formula="of:= 5 + 3 * SIN([.A45])" office:value-type="float" office:value="6.10437365805403" calcext:value-type="float">
            <text:p>6,10437365805403</text:p>
          </table:table-cell>
          <table:table-cell office:value-type="string" calcext:value-type="string">
            <text:p>;</text:p>
          </table:table-cell>
          <table:table-cell table:formula="of:=[.F44] + 0" office:value-type="float" office:value="0" calcext:value-type="float">
            <text:p>0</text:p>
          </table:table-cell>
          <table:table-cell table:formula="of:= 3 * COS([.A46])" office:value-type="float" office:value="-2.85316954888546" calcext:value-type="float">
            <text:p>-2,85316954888546</text:p>
          </table:table-cell>
          <table:table-cell table:formula="of:=5 + 3 * SIN([.A46])" office:value-type="float" office:value="5.92705098312484" calcext:value-type="float">
            <text:p>5,92705098312484</text:p>
          </table:table-cell>
          <table:table-cell office:value-type="string" calcext:value-type="string">
            <text:p>|</text:p>
          </table:table-cell>
          <table:table-cell table:formula="of:=[.J44] + 0" office:value-type="float" office:value="0" calcext:value-type="float">
            <text:p>0</text:p>
          </table:table-cell>
          <table:table-cell table:formula="of:= (3 + 3 * ABS(SIN(4 * [.A45]))) * COS([.A45])" office:value-type="float" office:value="-5.57315481080652" calcext:value-type="float">
            <text:p>-5,57315481080652</text:p>
          </table:table-cell>
          <table:table-cell table:formula="of:= 5 + (3 + 3 * ABS(SIN(4 * [.A45]))) * SIN([.A45])" office:value-type="float" office:value="7.20656808696405" calcext:value-type="float">
            <text:p>7,20656808696405</text:p>
          </table:table-cell>
          <table:table-cell office:value-type="string" calcext:value-type="string">
            <text:p>;</text:p>
          </table:table-cell>
          <table:table-cell table:formula="of:=[.N44] + 0" office:value-type="float" office:value="0" calcext:value-type="float">
            <text:p>0</text:p>
          </table:table-cell>
          <table:table-cell table:formula="of:= (3 + 3 * ABS(SIN(4 * [.A46]))) * COS([.A46])" office:value-type="float" office:value="-5.56669504044788" calcext:value-type="float">
            <text:p>-5,56669504044788</text:p>
          </table:table-cell>
          <table:table-cell table:formula="of:= 5 + (3 + 3 * ABS(SIN(4 * [.A46]))) * SIN([.A46])" office:value-type="float" office:value="6.80872886156354" calcext:value-type="float">
            <text:p>6,80872886156354</text:p>
          </table:table-cell>
          <table:table-cell office:value-type="string" calcext:value-type="string">
            <text:p>|</text:p>
          </table:table-cell>
          <table:table-cell table:formula="of:=[.R44] + 0" office:value-type="float" office:value="0" calcext:value-type="float">
            <text:p>0</text:p>
          </table:table-cell>
          <table:table-cell table:formula="of:=8.66 + 10*COS([.A45] / 5 + 5 * PI() / 6)" office:value-type="float" office:value="-1.33570154695225" calcext:value-type="float">
            <text:p>-1,33570154695225</text:p>
          </table:table-cell>
          <table:table-cell table:formula="of:= -3 + 10*SIN([.A45] / 5 + 5 *PI() / 6)" office:value-type="float" office:value="-3.29317330072229" calcext:value-type="float">
            <text:p>-3,29317330072229</text:p>
          </table:table-cell>
          <table:table-cell office:value-type="string" calcext:value-type="string">
            <text:p>;</text:p>
          </table:table-cell>
          <table:table-cell table:formula="of:=[.V44] + 0" office:value-type="float" office:value="0" calcext:value-type="float">
            <text:p>0</text:p>
          </table:table-cell>
          <table:table-cell table:formula="of:=8.66 + 10*COS([.A46] / 5 + 5 * PI() / 6)" office:value-type="float" office:value="-1.33122830098858" calcext:value-type="float">
            <text:p>-1,33122830098858</text:p>
          </table:table-cell>
          <table:table-cell table:formula="of:= -3 + 10*SIN([.A46] / 5 + 5 *PI() / 6)" office:value-type="float" office:value="-3.418756537292" calcext:value-type="float">
            <text:p>-3,418756537292</text:p>
          </table:table-cell>
        </table:table-row>
        <table:table-row table:style-name="ro1">
          <table:table-cell table:formula="of:= [.A45] + PI() / 50" office:value-type="float" office:value="2.82743338823082" calcext:value-type="float">
            <text:p>2,82743338823082</text:p>
          </table:table-cell>
          <table:table-cell table:formula="of:=[.B45] + 0" office:value-type="float" office:value="0" calcext:value-type="float">
            <text:p>0</text:p>
          </table:table-cell>
          <table:table-cell table:formula="of:= 3 * COS([.A46])" office:value-type="float" office:value="-2.85316954888546" calcext:value-type="float">
            <text:p>-2,85316954888546</text:p>
          </table:table-cell>
          <table:table-cell table:formula="of:= 5 + 3 * SIN([.A46])" office:value-type="float" office:value="5.92705098312484" calcext:value-type="float">
            <text:p>5,92705098312484</text:p>
          </table:table-cell>
          <table:table-cell office:value-type="string" calcext:value-type="string">
            <text:p>;</text:p>
          </table:table-cell>
          <table:table-cell table:formula="of:=[.F45] + 0" office:value-type="float" office:value="0" calcext:value-type="float">
            <text:p>0</text:p>
          </table:table-cell>
          <table:table-cell table:formula="of:= 3 * COS([.A47])" office:value-type="float" office:value="-2.9057494833859" calcext:value-type="float">
            <text:p>-2,9057494833859</text:p>
          </table:table-cell>
          <table:table-cell table:formula="of:=5 + 3 * SIN([.A47])" office:value-type="float" office:value="5.74606966149456" calcext:value-type="float">
            <text:p>5,74606966149456</text:p>
          </table:table-cell>
          <table:table-cell office:value-type="string" calcext:value-type="string">
            <text:p>|</text:p>
          </table:table-cell>
          <table:table-cell table:formula="of:=[.J45] + 0" office:value-type="float" office:value="0" calcext:value-type="float">
            <text:p>0</text:p>
          </table:table-cell>
          <table:table-cell table:formula="of:= (3 + 3 * ABS(SIN(4 * [.A46]))) * COS([.A46])" office:value-type="float" office:value="-5.56669504044788" calcext:value-type="float">
            <text:p>-5,56669504044788</text:p>
          </table:table-cell>
          <table:table-cell table:formula="of:= 5 + (3 + 3 * ABS(SIN(4 * [.A46]))) * SIN([.A46])" office:value-type="float" office:value="6.80872886156354" calcext:value-type="float">
            <text:p>6,80872886156354</text:p>
          </table:table-cell>
          <table:table-cell office:value-type="string" calcext:value-type="string">
            <text:p>;</text:p>
          </table:table-cell>
          <table:table-cell table:formula="of:=[.N45] + 0" office:value-type="float" office:value="0" calcext:value-type="float">
            <text:p>0</text:p>
          </table:table-cell>
          <table:table-cell table:formula="of:= (3 + 3 * ABS(SIN(4 * [.A47]))) * COS([.A47])" office:value-type="float" office:value="-5.35915491672165" calcext:value-type="float">
            <text:p>-5,35915491672165</text:p>
          </table:table-cell>
          <table:table-cell table:formula="of:= 5 + (3 + 3 * ABS(SIN(4 * [.A47]))) * SIN([.A47])" office:value-type="float" office:value="6.37599711106425" calcext:value-type="float">
            <text:p>6,37599711106425</text:p>
          </table:table-cell>
          <table:table-cell office:value-type="string" calcext:value-type="string">
            <text:p>|</text:p>
          </table:table-cell>
          <table:table-cell table:formula="of:=[.R45] + 0" office:value-type="float" office:value="0" calcext:value-type="float">
            <text:p>0</text:p>
          </table:table-cell>
          <table:table-cell table:formula="of:=8.66 + 10*COS([.A46] / 5 + 5 * PI() / 6)" office:value-type="float" office:value="-1.33122830098858" calcext:value-type="float">
            <text:p>-1,33122830098858</text:p>
          </table:table-cell>
          <table:table-cell table:formula="of:= -3 + 10*SIN([.A46] / 5 + 5 *PI() / 6)" office:value-type="float" office:value="-3.418756537292" calcext:value-type="float">
            <text:p>-3,418756537292</text:p>
          </table:table-cell>
          <table:table-cell office:value-type="string" calcext:value-type="string">
            <text:p>;</text:p>
          </table:table-cell>
          <table:table-cell table:formula="of:=[.V45] + 0" office:value-type="float" office:value="0" calcext:value-type="float">
            <text:p>0</text:p>
          </table:table-cell>
          <table:table-cell table:formula="of:=8.66 + 10*COS([.A47] / 5 + 5 * PI() / 6)" office:value-type="float" office:value="-1.3251773242542" calcext:value-type="float">
            <text:p>-1,3251773242542</text:p>
          </table:table-cell>
          <table:table-cell table:formula="of:= -3 + 10*SIN([.A47] / 5 + 5 *PI() / 6)" office:value-type="float" office:value="-3.5442736473501" calcext:value-type="float">
            <text:p>-3,5442736473501</text:p>
          </table:table-cell>
        </table:table-row>
        <table:table-row table:style-name="ro1">
          <table:table-cell table:formula="of:= [.A46] + PI() / 50" office:value-type="float" office:value="2.89026524130261" calcext:value-type="float">
            <text:p>2,89026524130261</text:p>
          </table:table-cell>
          <table:table-cell table:formula="of:=[.B46] + 0" office:value-type="float" office:value="0" calcext:value-type="float">
            <text:p>0</text:p>
          </table:table-cell>
          <table:table-cell table:formula="of:= 3 * COS([.A47])" office:value-type="float" office:value="-2.9057494833859" calcext:value-type="float">
            <text:p>-2,9057494833859</text:p>
          </table:table-cell>
          <table:table-cell table:formula="of:= 5 + 3 * SIN([.A47])" office:value-type="float" office:value="5.74606966149456" calcext:value-type="float">
            <text:p>5,74606966149456</text:p>
          </table:table-cell>
          <table:table-cell office:value-type="string" calcext:value-type="string">
            <text:p>;</text:p>
          </table:table-cell>
          <table:table-cell table:formula="of:=[.F46] + 0" office:value-type="float" office:value="0" calcext:value-type="float">
            <text:p>0</text:p>
          </table:table-cell>
          <table:table-cell table:formula="of:= 3 * COS([.A48])" office:value-type="float" office:value="-2.94686175218607" calcext:value-type="float">
            <text:p>-2,94686175218607</text:p>
          </table:table-cell>
          <table:table-cell table:formula="of:=5 + 3 * SIN([.A48])" office:value-type="float" office:value="5.56214394375717" calcext:value-type="float">
            <text:p>5,56214394375717</text:p>
          </table:table-cell>
          <table:table-cell office:value-type="string" calcext:value-type="string">
            <text:p>|</text:p>
          </table:table-cell>
          <table:table-cell table:formula="of:=[.J46] + 0" office:value-type="float" office:value="0" calcext:value-type="float">
            <text:p>0</text:p>
          </table:table-cell>
          <table:table-cell table:formula="of:= (3 + 3 * ABS(SIN(4 * [.A47]))) * COS([.A47])" office:value-type="float" office:value="-5.35915491672165" calcext:value-type="float">
            <text:p>-5,35915491672165</text:p>
          </table:table-cell>
          <table:table-cell table:formula="of:= 5 + (3 + 3 * ABS(SIN(4 * [.A47]))) * SIN([.A47])" office:value-type="float" office:value="6.37599711106425" calcext:value-type="float">
            <text:p>6,37599711106425</text:p>
          </table:table-cell>
          <table:table-cell office:value-type="string" calcext:value-type="string">
            <text:p>;</text:p>
          </table:table-cell>
          <table:table-cell table:formula="of:=[.N46] + 0" office:value-type="float" office:value="0" calcext:value-type="float">
            <text:p>0</text:p>
          </table:table-cell>
          <table:table-cell table:formula="of:= (3 + 3 * ABS(SIN(4 * [.A48]))) * COS([.A48])" office:value-type="float" office:value="-4.96412743621697" calcext:value-type="float">
            <text:p>-4,96412743621697</text:p>
          </table:table-cell>
          <table:table-cell table:formula="of:= 5 + (3 + 3 * ABS(SIN(4 * [.A48]))) * SIN([.A48])" office:value-type="float" office:value="5.94695795357147" calcext:value-type="float">
            <text:p>5,94695795357147</text:p>
          </table:table-cell>
          <table:table-cell office:value-type="string" calcext:value-type="string">
            <text:p>|</text:p>
          </table:table-cell>
          <table:table-cell table:formula="of:=[.R46] + 0" office:value-type="float" office:value="0" calcext:value-type="float">
            <text:p>0</text:p>
          </table:table-cell>
          <table:table-cell table:formula="of:=8.66 + 10*COS([.A47] / 5 + 5 * PI() / 6)" office:value-type="float" office:value="-1.3251773242542" calcext:value-type="float">
            <text:p>-1,3251773242542</text:p>
          </table:table-cell>
          <table:table-cell table:formula="of:= -3 + 10*SIN([.A47] / 5 + 5 *PI() / 6)" office:value-type="float" office:value="-3.5442736473501" calcext:value-type="float">
            <text:p>-3,5442736473501</text:p>
          </table:table-cell>
          <table:table-cell office:value-type="string" calcext:value-type="string">
            <text:p>;</text:p>
          </table:table-cell>
          <table:table-cell table:formula="of:=[.V46] + 0" office:value-type="float" office:value="0" calcext:value-type="float">
            <text:p>0</text:p>
          </table:table-cell>
          <table:table-cell table:formula="of:=8.66 + 10*COS([.A48] / 5 + 5 * PI() / 6)" office:value-type="float" office:value="-1.31754957226847" calcext:value-type="float">
            <text:p>-1,31754957226847</text:p>
          </table:table-cell>
          <table:table-cell table:formula="of:= -3 + 10*SIN([.A48] / 5 + 5 *PI() / 6)" office:value-type="float" office:value="-3.66970481028986" calcext:value-type="float">
            <text:p>-3,66970481028986</text:p>
          </table:table-cell>
        </table:table-row>
        <table:table-row table:style-name="ro1">
          <table:table-cell table:formula="of:= [.A47] + PI() / 50" office:value-type="float" office:value="2.95309709437441" calcext:value-type="float">
            <text:p>2,95309709437441</text:p>
          </table:table-cell>
          <table:table-cell table:formula="of:=[.B47] + 0" office:value-type="float" office:value="0" calcext:value-type="float">
            <text:p>0</text:p>
          </table:table-cell>
          <table:table-cell table:formula="of:= 3 * COS([.A48])" office:value-type="float" office:value="-2.94686175218607" calcext:value-type="float">
            <text:p>-2,94686175218607</text:p>
          </table:table-cell>
          <table:table-cell table:formula="of:= 5 + 3 * SIN([.A48])" office:value-type="float" office:value="5.56214394375717" calcext:value-type="float">
            <text:p>5,56214394375717</text:p>
          </table:table-cell>
          <table:table-cell office:value-type="string" calcext:value-type="string">
            <text:p>;</text:p>
          </table:table-cell>
          <table:table-cell table:formula="of:=[.F47] + 0" office:value-type="float" office:value="0" calcext:value-type="float">
            <text:p>0</text:p>
          </table:table-cell>
          <table:table-cell table:formula="of:= 3 * COS([.A49])" office:value-type="float" office:value="-2.97634410394343" calcext:value-type="float">
            <text:p>-2,97634410394343</text:p>
          </table:table-cell>
          <table:table-cell table:formula="of:=5 + 3 * SIN([.A49])" office:value-type="float" office:value="5.37599970069291" calcext:value-type="float">
            <text:p>5,37599970069291</text:p>
          </table:table-cell>
          <table:table-cell office:value-type="string" calcext:value-type="string">
            <text:p>|</text:p>
          </table:table-cell>
          <table:table-cell table:formula="of:=[.J47] + 0" office:value-type="float" office:value="0" calcext:value-type="float">
            <text:p>0</text:p>
          </table:table-cell>
          <table:table-cell table:formula="of:= (3 + 3 * ABS(SIN(4 * [.A48]))) * COS([.A48])" office:value-type="float" office:value="-4.96412743621697" calcext:value-type="float">
            <text:p>-4,96412743621697</text:p>
          </table:table-cell>
          <table:table-cell table:formula="of:= 5 + (3 + 3 * ABS(SIN(4 * [.A48]))) * SIN([.A48])" office:value-type="float" office:value="5.94695795357147" calcext:value-type="float">
            <text:p>5,94695795357147</text:p>
          </table:table-cell>
          <table:table-cell office:value-type="string" calcext:value-type="string">
            <text:p>;</text:p>
          </table:table-cell>
          <table:table-cell table:formula="of:=[.N47] + 0" office:value-type="float" office:value="0" calcext:value-type="float">
            <text:p>0</text:p>
          </table:table-cell>
          <table:table-cell table:formula="of:= (3 + 3 * ABS(SIN(4 * [.A49]))) * COS([.A49])" office:value-type="float" office:value="-4.41020881140914" calcext:value-type="float">
            <text:p>-4,41020881140914</text:p>
          </table:table-cell>
          <table:table-cell table:formula="of:= 5 + (3 + 3 * ABS(SIN(4 * [.A49]))) * SIN([.A49])" office:value-type="float" office:value="5.55713893796286" calcext:value-type="float">
            <text:p>5,55713893796286</text:p>
          </table:table-cell>
          <table:table-cell office:value-type="string" calcext:value-type="string">
            <text:p>|</text:p>
          </table:table-cell>
          <table:table-cell table:formula="of:=[.R47] + 0" office:value-type="float" office:value="0" calcext:value-type="float">
            <text:p>0</text:p>
          </table:table-cell>
          <table:table-cell table:formula="of:=8.66 + 10*COS([.A48] / 5 + 5 * PI() / 6)" office:value-type="float" office:value="-1.31754957226847" calcext:value-type="float">
            <text:p>-1,31754957226847</text:p>
          </table:table-cell>
          <table:table-cell table:formula="of:= -3 + 10*SIN([.A48] / 5 + 5 *PI() / 6)" office:value-type="float" office:value="-3.66970481028986" calcext:value-type="float">
            <text:p>-3,66970481028986</text:p>
          </table:table-cell>
          <table:table-cell office:value-type="string" calcext:value-type="string">
            <text:p>;</text:p>
          </table:table-cell>
          <table:table-cell table:formula="of:=[.V47] + 0" office:value-type="float" office:value="0" calcext:value-type="float">
            <text:p>0</text:p>
          </table:table-cell>
          <table:table-cell table:formula="of:=8.66 + 10*COS([.A49] / 5 + 5 * PI() / 6)" office:value-type="float" office:value="-1.30834624954185" calcext:value-type="float">
            <text:p>-1,30834624954185</text:p>
          </table:table-cell>
          <table:table-cell table:formula="of:= -3 + 10*SIN([.A49] / 5 + 5 *PI() / 6)" office:value-type="float" office:value="-3.7950302190766" calcext:value-type="float">
            <text:p>-3,7950302190766</text:p>
          </table:table-cell>
        </table:table-row>
        <table:table-row table:style-name="ro1">
          <table:table-cell table:formula="of:= [.A48] + PI() / 50" office:value-type="float" office:value="3.0159289474462" calcext:value-type="float">
            <text:p>3,0159289474462</text:p>
          </table:table-cell>
          <table:table-cell table:formula="of:=[.B48] + 0" office:value-type="float" office:value="0" calcext:value-type="float">
            <text:p>0</text:p>
          </table:table-cell>
          <table:table-cell table:formula="of:= 3 * COS([.A49])" office:value-type="float" office:value="-2.97634410394343" calcext:value-type="float">
            <text:p>-2,97634410394343</text:p>
          </table:table-cell>
          <table:table-cell table:formula="of:= 5 + 3 * SIN([.A49])" office:value-type="float" office:value="5.37599970069291" calcext:value-type="float">
            <text:p>5,37599970069291</text:p>
          </table:table-cell>
          <table:table-cell office:value-type="string" calcext:value-type="string">
            <text:p>;</text:p>
          </table:table-cell>
          <table:table-cell table:formula="of:=[.F48] + 0" office:value-type="float" office:value="0" calcext:value-type="float">
            <text:p>0</text:p>
          </table:table-cell>
          <table:table-cell table:formula="of:= 3 * COS([.A50])" office:value-type="float" office:value="-2.99408018528482" calcext:value-type="float">
            <text:p>-2,99408018528482</text:p>
          </table:table-cell>
          <table:table-cell table:formula="of:=5 + 3 * SIN([.A50])" office:value-type="float" office:value="5.18837155858793" calcext:value-type="float">
            <text:p>5,18837155858793</text:p>
          </table:table-cell>
          <table:table-cell office:value-type="string" calcext:value-type="string">
            <text:p>|</text:p>
          </table:table-cell>
          <table:table-cell table:formula="of:=[.J48] + 0" office:value-type="float" office:value="0" calcext:value-type="float">
            <text:p>0</text:p>
          </table:table-cell>
          <table:table-cell table:formula="of:= (3 + 3 * ABS(SIN(4 * [.A49]))) * COS([.A49])" office:value-type="float" office:value="-4.41020881140914" calcext:value-type="float">
            <text:p>-4,41020881140914</text:p>
          </table:table-cell>
          <table:table-cell table:formula="of:= 5 + (3 + 3 * ABS(SIN(4 * [.A49]))) * SIN([.A49])" office:value-type="float" office:value="5.55713893796286" calcext:value-type="float">
            <text:p>5,55713893796286</text:p>
          </table:table-cell>
          <table:table-cell office:value-type="string" calcext:value-type="string">
            <text:p>;</text:p>
          </table:table-cell>
          <table:table-cell table:formula="of:=[.N48] + 0" office:value-type="float" office:value="0" calcext:value-type="float">
            <text:p>0</text:p>
          </table:table-cell>
          <table:table-cell table:formula="of:= (3 + 3 * ABS(SIN(4 * [.A50]))) * COS([.A50])" office:value-type="float" office:value="-3.7386776487258" calcext:value-type="float">
            <text:p>-3,7386776487258</text:p>
          </table:table-cell>
          <table:table-cell table:formula="of:= 5 + (3 + 3 * ABS(SIN(4 * [.A50]))) * SIN([.A50])" office:value-type="float" office:value="5.23521766023823" calcext:value-type="float">
            <text:p>5,23521766023823</text:p>
          </table:table-cell>
          <table:table-cell office:value-type="string" calcext:value-type="string">
            <text:p>|</text:p>
          </table:table-cell>
          <table:table-cell table:formula="of:=[.R48] + 0" office:value-type="float" office:value="0" calcext:value-type="float">
            <text:p>0</text:p>
          </table:table-cell>
          <table:table-cell table:formula="of:=8.66 + 10*COS([.A49] / 5 + 5 * PI() / 6)" office:value-type="float" office:value="-1.30834624954185" calcext:value-type="float">
            <text:p>-1,30834624954185</text:p>
          </table:table-cell>
          <table:table-cell table:formula="of:= -3 + 10*SIN([.A49] / 5 + 5 *PI() / 6)" office:value-type="float" office:value="-3.7950302190766" calcext:value-type="float">
            <text:p>-3,7950302190766</text:p>
          </table:table-cell>
          <table:table-cell office:value-type="string" calcext:value-type="string">
            <text:p>;</text:p>
          </table:table-cell>
          <table:table-cell table:formula="of:=[.V48] + 0" office:value-type="float" office:value="0" calcext:value-type="float">
            <text:p>0</text:p>
          </table:table-cell>
          <table:table-cell table:formula="of:=8.66 + 10*COS([.A50] / 5 + 5 * PI() / 6)" office:value-type="float" office:value="-1.29756880938569" calcext:value-type="float">
            <text:p>-1,29756880938569</text:p>
          </table:table-cell>
          <table:table-cell table:formula="of:= -3 + 10*SIN([.A50] / 5 + 5 *PI() / 6)" office:value-type="float" office:value="-3.92023008337548" calcext:value-type="float">
            <text:p>-3,92023008337548</text:p>
          </table:table-cell>
        </table:table-row>
        <table:table-row table:style-name="ro1">
          <table:table-cell table:formula="of:= [.A49] + PI() / 50" office:value-type="float" office:value="3.078760800518" calcext:value-type="float">
            <text:p>3,078760800518</text:p>
          </table:table-cell>
          <table:table-cell table:formula="of:=[.B49] + 0" office:value-type="float" office:value="0" calcext:value-type="float">
            <text:p>0</text:p>
          </table:table-cell>
          <table:table-cell table:formula="of:= 3 * COS([.A50])" office:value-type="float" office:value="-2.99408018528482" calcext:value-type="float">
            <text:p>-2,99408018528482</text:p>
          </table:table-cell>
          <table:table-cell table:formula="of:= 5 + 3 * SIN([.A50])" office:value-type="float" office:value="5.18837155858793" calcext:value-type="float">
            <text:p>5,18837155858793</text:p>
          </table:table-cell>
          <table:table-cell office:value-type="string" calcext:value-type="string">
            <text:p>;</text:p>
          </table:table-cell>
          <table:table-cell table:formula="of:=[.F49] + 0" office:value-type="float" office:value="0" calcext:value-type="float">
            <text:p>0</text:p>
          </table:table-cell>
          <table:table-cell table:formula="of:= 3 * COS([.A51])" office:value-type="float" office:value="-3" calcext:value-type="float">
            <text:p>-3</text:p>
          </table:table-cell>
          <table:table-cell table:formula="of:=5 + 3 * SIN([.A51])" office:value-type="float" office:value="4.99999999999999" calcext:value-type="float">
            <text:p>4,99999999999999</text:p>
          </table:table-cell>
          <table:table-cell office:value-type="string" calcext:value-type="string">
            <text:p>|</text:p>
          </table:table-cell>
          <table:table-cell table:formula="of:=[.J49] + 0" office:value-type="float" office:value="0" calcext:value-type="float">
            <text:p>0</text:p>
          </table:table-cell>
          <table:table-cell table:formula="of:= (3 + 3 * ABS(SIN(4 * [.A50]))) * COS([.A50])" office:value-type="float" office:value="-3.7386776487258" calcext:value-type="float">
            <text:p>-3,7386776487258</text:p>
          </table:table-cell>
          <table:table-cell table:formula="of:= 5 + (3 + 3 * ABS(SIN(4 * [.A50]))) * SIN([.A50])" office:value-type="float" office:value="5.23521766023823" calcext:value-type="float">
            <text:p>5,23521766023823</text:p>
          </table:table-cell>
          <table:table-cell office:value-type="string" calcext:value-type="string">
            <text:p>;</text:p>
          </table:table-cell>
          <table:table-cell table:formula="of:=[.N49] + 0" office:value-type="float" office:value="0" calcext:value-type="float">
            <text:p>0</text:p>
          </table:table-cell>
          <table:table-cell table:formula="of:= (3 + 3 * ABS(SIN(4 * [.A51]))) * COS([.A51])" office:value-type="float" office:value="-3.00000000000003" calcext:value-type="float">
            <text:p>-3,00000000000003</text:p>
          </table:table-cell>
          <table:table-cell table:formula="of:= 5 + (3 + 3 * ABS(SIN(4 * [.A51]))) * SIN([.A51])" office:value-type="float" office:value="4.99999999999999" calcext:value-type="float">
            <text:p>4,99999999999999</text:p>
          </table:table-cell>
          <table:table-cell office:value-type="string" calcext:value-type="string">
            <text:p>|</text:p>
          </table:table-cell>
          <table:table-cell table:formula="of:=[.R49] + 0" office:value-type="float" office:value="0" calcext:value-type="float">
            <text:p>0</text:p>
          </table:table-cell>
          <table:table-cell table:formula="of:=8.66 + 10*COS([.A50] / 5 + 5 * PI() / 6)" office:value-type="float" office:value="-1.29756880938569" calcext:value-type="float">
            <text:p>-1,29756880938569</text:p>
          </table:table-cell>
          <table:table-cell table:formula="of:= -3 + 10*SIN([.A50] / 5 + 5 *PI() / 6)" office:value-type="float" office:value="-3.92023008337548" calcext:value-type="float">
            <text:p>-3,92023008337548</text:p>
          </table:table-cell>
          <table:table-cell office:value-type="string" calcext:value-type="string">
            <text:p>;</text:p>
          </table:table-cell>
          <table:table-cell table:formula="of:=[.V49] + 0" office:value-type="float" office:value="0" calcext:value-type="float">
            <text:p>0</text:p>
          </table:table-cell>
          <table:table-cell table:formula="of:=8.66 + 10*COS([.A51] / 5 + 5 * PI() / 6)" office:value-type="float" office:value="-1.28521895368273" calcext:value-type="float">
            <text:p>-1,28521895368273</text:p>
          </table:table-cell>
          <table:table-cell table:formula="of:= -3 + 10*SIN([.A51] / 5 + 5 *PI() / 6)" office:value-type="float" office:value="-4.04528463267654" calcext:value-type="float">
            <text:p>-4,04528463267654</text:p>
          </table:table-cell>
        </table:table-row>
        <table:table-row table:style-name="ro1">
          <table:table-cell table:formula="of:= [.A50] + PI() / 50" office:value-type="float" office:value="3.1415926535898" calcext:value-type="float">
            <text:p>3,1415926535898</text:p>
          </table:table-cell>
          <table:table-cell table:formula="of:=[.B50] + 0" office:value-type="float" office:value="0" calcext:value-type="float">
            <text:p>0</text:p>
          </table:table-cell>
          <table:table-cell table:formula="of:= 3 * COS([.A51])" office:value-type="float" office:value="-3" calcext:value-type="float">
            <text:p>-3</text:p>
          </table:table-cell>
          <table:table-cell table:formula="of:= 5 + 3 * SIN([.A51])" office:value-type="float" office:value="4.99999999999999" calcext:value-type="float">
            <text:p>4,99999999999999</text:p>
          </table:table-cell>
          <table:table-cell office:value-type="string" calcext:value-type="string">
            <text:p>;</text:p>
          </table:table-cell>
          <table:table-cell table:formula="of:=[.F50] + 0" office:value-type="float" office:value="0" calcext:value-type="float">
            <text:p>0</text:p>
          </table:table-cell>
          <table:table-cell table:formula="of:= 3 * COS([.A52])" office:value-type="float" office:value="-2.99408018528481" calcext:value-type="float">
            <text:p>-2,99408018528481</text:p>
          </table:table-cell>
          <table:table-cell table:formula="of:=5 + 3 * SIN([.A52])" office:value-type="float" office:value="4.81162844141205" calcext:value-type="float">
            <text:p>4,81162844141205</text:p>
          </table:table-cell>
          <table:table-cell office:value-type="string" calcext:value-type="string">
            <text:p>|</text:p>
          </table:table-cell>
          <table:table-cell table:formula="of:=[.J50] + 0" office:value-type="float" office:value="0" calcext:value-type="float">
            <text:p>0</text:p>
          </table:table-cell>
          <table:table-cell table:formula="of:= (3 + 3 * ABS(SIN(4 * [.A51]))) * COS([.A51])" office:value-type="float" office:value="-3.00000000000003" calcext:value-type="float">
            <text:p>-3,00000000000003</text:p>
          </table:table-cell>
          <table:table-cell table:formula="of:= 5 + (3 + 3 * ABS(SIN(4 * [.A51]))) * SIN([.A51])" office:value-type="float" office:value="4.99999999999999" calcext:value-type="float">
            <text:p>4,99999999999999</text:p>
          </table:table-cell>
          <table:table-cell office:value-type="string" calcext:value-type="string">
            <text:p>;</text:p>
          </table:table-cell>
          <table:table-cell table:formula="of:=[.N50] + 0" office:value-type="float" office:value="0" calcext:value-type="float">
            <text:p>0</text:p>
          </table:table-cell>
          <table:table-cell table:formula="of:= (3 + 3 * ABS(SIN(4 * [.A52]))) * COS([.A52])" office:value-type="float" office:value="-3.73867764872585" calcext:value-type="float">
            <text:p>-3,73867764872585</text:p>
          </table:table-cell>
          <table:table-cell table:formula="of:= 5 + (3 + 3 * ABS(SIN(4 * [.A52]))) * SIN([.A52])" office:value-type="float" office:value="4.76478233976175" calcext:value-type="float">
            <text:p>4,76478233976175</text:p>
          </table:table-cell>
          <table:table-cell office:value-type="string" calcext:value-type="string">
            <text:p>|</text:p>
          </table:table-cell>
          <table:table-cell table:formula="of:=[.R50] + 0" office:value-type="float" office:value="0" calcext:value-type="float">
            <text:p>0</text:p>
          </table:table-cell>
          <table:table-cell table:formula="of:=8.66 + 10*COS([.A51] / 5 + 5 * PI() / 6)" office:value-type="float" office:value="-1.28521895368273" calcext:value-type="float">
            <text:p>-1,28521895368273</text:p>
          </table:table-cell>
          <table:table-cell table:formula="of:= -3 + 10*SIN([.A51] / 5 + 5 *PI() / 6)" office:value-type="float" office:value="-4.04528463267654" calcext:value-type="float">
            <text:p>-4,04528463267654</text:p>
          </table:table-cell>
          <table:table-cell office:value-type="string" calcext:value-type="string">
            <text:p>;</text:p>
          </table:table-cell>
          <table:table-cell table:formula="of:=[.V50] + 0" office:value-type="float" office:value="0" calcext:value-type="float">
            <text:p>0</text:p>
          </table:table-cell>
          <table:table-cell table:formula="of:=8.66 + 10*COS([.A52] / 5 + 5 * PI() / 6)" office:value-type="float" office:value="-1.27129863261835" calcext:value-type="float">
            <text:p>-1,27129863261835</text:p>
          </table:table-cell>
          <table:table-cell table:formula="of:= -3 + 10*SIN([.A52] / 5 + 5 *PI() / 6)" office:value-type="float" office:value="-4.17017411941678" calcext:value-type="float">
            <text:p>-4,17017411941678</text:p>
          </table:table-cell>
        </table:table-row>
        <table:table-row table:style-name="ro1">
          <table:table-cell table:formula="of:= [.A51] + PI() / 50" office:value-type="float" office:value="3.20442450666159" calcext:value-type="float">
            <text:p>3,20442450666159</text:p>
          </table:table-cell>
          <table:table-cell table:formula="of:=[.B51] + 0" office:value-type="float" office:value="0" calcext:value-type="float">
            <text:p>0</text:p>
          </table:table-cell>
          <table:table-cell table:formula="of:= 3 * COS([.A52])" office:value-type="float" office:value="-2.99408018528481" calcext:value-type="float">
            <text:p>-2,99408018528481</text:p>
          </table:table-cell>
          <table:table-cell table:formula="of:= 5 + 3 * SIN([.A52])" office:value-type="float" office:value="4.81162844141205" calcext:value-type="float">
            <text:p>4,81162844141205</text:p>
          </table:table-cell>
          <table:table-cell office:value-type="string" calcext:value-type="string">
            <text:p>;</text:p>
          </table:table-cell>
          <table:table-cell table:formula="of:=[.F51] + 0" office:value-type="float" office:value="0" calcext:value-type="float">
            <text:p>0</text:p>
          </table:table-cell>
          <table:table-cell table:formula="of:= 3 * COS([.A53])" office:value-type="float" office:value="-2.97634410394343" calcext:value-type="float">
            <text:p>-2,97634410394343</text:p>
          </table:table-cell>
          <table:table-cell table:formula="of:=5 + 3 * SIN([.A53])" office:value-type="float" office:value="4.62400029930708" calcext:value-type="float">
            <text:p>4,62400029930708</text:p>
          </table:table-cell>
          <table:table-cell office:value-type="string" calcext:value-type="string">
            <text:p>|</text:p>
          </table:table-cell>
          <table:table-cell table:formula="of:=[.J51] + 0" office:value-type="float" office:value="0" calcext:value-type="float">
            <text:p>0</text:p>
          </table:table-cell>
          <table:table-cell table:formula="of:= (3 + 3 * ABS(SIN(4 * [.A52]))) * COS([.A52])" office:value-type="float" office:value="-3.73867764872585" calcext:value-type="float">
            <text:p>-3,73867764872585</text:p>
          </table:table-cell>
          <table:table-cell table:formula="of:= 5 + (3 + 3 * ABS(SIN(4 * [.A52]))) * SIN([.A52])" office:value-type="float" office:value="4.76478233976175" calcext:value-type="float">
            <text:p>4,76478233976175</text:p>
          </table:table-cell>
          <table:table-cell office:value-type="string" calcext:value-type="string">
            <text:p>;</text:p>
          </table:table-cell>
          <table:table-cell table:formula="of:=[.N51] + 0" office:value-type="float" office:value="0" calcext:value-type="float">
            <text:p>0</text:p>
          </table:table-cell>
          <table:table-cell table:formula="of:= (3 + 3 * ABS(SIN(4 * [.A53]))) * COS([.A53])" office:value-type="float" office:value="-4.41020881140919" calcext:value-type="float">
            <text:p>-4,41020881140919</text:p>
          </table:table-cell>
          <table:table-cell table:formula="of:= 5 + (3 + 3 * ABS(SIN(4 * [.A53]))) * SIN([.A53])" office:value-type="float" office:value="4.44286106203712" calcext:value-type="float">
            <text:p>4,44286106203712</text:p>
          </table:table-cell>
          <table:table-cell office:value-type="string" calcext:value-type="string">
            <text:p>|</text:p>
          </table:table-cell>
          <table:table-cell table:formula="of:=[.R51] + 0" office:value-type="float" office:value="0" calcext:value-type="float">
            <text:p>0</text:p>
          </table:table-cell>
          <table:table-cell table:formula="of:=8.66 + 10*COS([.A52] / 5 + 5 * PI() / 6)" office:value-type="float" office:value="-1.27129863261835" calcext:value-type="float">
            <text:p>-1,27129863261835</text:p>
          </table:table-cell>
          <table:table-cell table:formula="of:= -3 + 10*SIN([.A52] / 5 + 5 *PI() / 6)" office:value-type="float" office:value="-4.17017411941678" calcext:value-type="float">
            <text:p>-4,17017411941678</text:p>
          </table:table-cell>
          <table:table-cell office:value-type="string" calcext:value-type="string">
            <text:p>;</text:p>
          </table:table-cell>
          <table:table-cell table:formula="of:=[.V51] + 0" office:value-type="float" office:value="0" calcext:value-type="float">
            <text:p>0</text:p>
          </table:table-cell>
          <table:table-cell table:formula="of:=8.66 + 10*COS([.A53] / 5 + 5 * PI() / 6)" office:value-type="float" office:value="-1.25581004437262" calcext:value-type="float">
            <text:p>-1,25581004437262</text:p>
          </table:table-cell>
          <table:table-cell table:formula="of:= -3 + 10*SIN([.A53] / 5 + 5 *PI() / 6)" office:value-type="float" office:value="-4.29487882209848" calcext:value-type="float">
            <text:p>-4,29487882209848</text:p>
          </table:table-cell>
        </table:table-row>
        <table:table-row table:style-name="ro1">
          <table:table-cell table:formula="of:= [.A52] + PI() / 50" office:value-type="float" office:value="3.26725635973339" calcext:value-type="float">
            <text:p>3,26725635973339</text:p>
          </table:table-cell>
          <table:table-cell table:formula="of:=[.B52] + 0" office:value-type="float" office:value="0" calcext:value-type="float">
            <text:p>0</text:p>
          </table:table-cell>
          <table:table-cell table:formula="of:= 3 * COS([.A53])" office:value-type="float" office:value="-2.97634410394343" calcext:value-type="float">
            <text:p>-2,97634410394343</text:p>
          </table:table-cell>
          <table:table-cell table:formula="of:= 5 + 3 * SIN([.A53])" office:value-type="float" office:value="4.62400029930708" calcext:value-type="float">
            <text:p>4,62400029930708</text:p>
          </table:table-cell>
          <table:table-cell office:value-type="string" calcext:value-type="string">
            <text:p>;</text:p>
          </table:table-cell>
          <table:table-cell table:formula="of:=[.F52] + 0" office:value-type="float" office:value="0" calcext:value-type="float">
            <text:p>0</text:p>
          </table:table-cell>
          <table:table-cell table:formula="of:= 3 * COS([.A54])" office:value-type="float" office:value="-2.94686175218606" calcext:value-type="float">
            <text:p>-2,94686175218606</text:p>
          </table:table-cell>
          <table:table-cell table:formula="of:=5 + 3 * SIN([.A54])" office:value-type="float" office:value="4.43785605624282" calcext:value-type="float">
            <text:p>4,43785605624282</text:p>
          </table:table-cell>
          <table:table-cell office:value-type="string" calcext:value-type="string">
            <text:p>|</text:p>
          </table:table-cell>
          <table:table-cell table:formula="of:=[.J52] + 0" office:value-type="float" office:value="0" calcext:value-type="float">
            <text:p>0</text:p>
          </table:table-cell>
          <table:table-cell table:formula="of:= (3 + 3 * ABS(SIN(4 * [.A53]))) * COS([.A53])" office:value-type="float" office:value="-4.41020881140919" calcext:value-type="float">
            <text:p>-4,41020881140919</text:p>
          </table:table-cell>
          <table:table-cell table:formula="of:= 5 + (3 + 3 * ABS(SIN(4 * [.A53]))) * SIN([.A53])" office:value-type="float" office:value="4.44286106203712" calcext:value-type="float">
            <text:p>4,44286106203712</text:p>
          </table:table-cell>
          <table:table-cell office:value-type="string" calcext:value-type="string">
            <text:p>;</text:p>
          </table:table-cell>
          <table:table-cell table:formula="of:=[.N52] + 0" office:value-type="float" office:value="0" calcext:value-type="float">
            <text:p>0</text:p>
          </table:table-cell>
          <table:table-cell table:formula="of:= (3 + 3 * ABS(SIN(4 * [.A54]))) * COS([.A54])" office:value-type="float" office:value="-4.964127436217" calcext:value-type="float">
            <text:p>-4,964127436217</text:p>
          </table:table-cell>
          <table:table-cell table:formula="of:= 5 + (3 + 3 * ABS(SIN(4 * [.A54]))) * SIN([.A54])" office:value-type="float" office:value="4.05304204642849" calcext:value-type="float">
            <text:p>4,05304204642849</text:p>
          </table:table-cell>
          <table:table-cell office:value-type="string" calcext:value-type="string">
            <text:p>|</text:p>
          </table:table-cell>
          <table:table-cell table:formula="of:=[.R52] + 0" office:value-type="float" office:value="0" calcext:value-type="float">
            <text:p>0</text:p>
          </table:table-cell>
          <table:table-cell table:formula="of:=8.66 + 10*COS([.A53] / 5 + 5 * PI() / 6)" office:value-type="float" office:value="-1.25581004437262" calcext:value-type="float">
            <text:p>-1,25581004437262</text:p>
          </table:table-cell>
          <table:table-cell table:formula="of:= -3 + 10*SIN([.A53] / 5 + 5 *PI() / 6)" office:value-type="float" office:value="-4.29487882209848" calcext:value-type="float">
            <text:p>-4,29487882209848</text:p>
          </table:table-cell>
          <table:table-cell office:value-type="string" calcext:value-type="string">
            <text:p>;</text:p>
          </table:table-cell>
          <table:table-cell table:formula="of:=[.V52] + 0" office:value-type="float" office:value="0" calcext:value-type="float">
            <text:p>0</text:p>
          </table:table-cell>
          <table:table-cell table:formula="of:=8.66 + 10*COS([.A54] / 5 + 5 * PI() / 6)" office:value-type="float" office:value="-1.23875563477316" calcext:value-type="float">
            <text:p>-1,23875563477316</text:p>
          </table:table-cell>
          <table:table-cell table:formula="of:= -3 + 10*SIN([.A54] / 5 + 5 *PI() / 6)" office:value-type="float" office:value="-4.41937904840345" calcext:value-type="float">
            <text:p>-4,41937904840345</text:p>
          </table:table-cell>
        </table:table-row>
        <table:table-row table:style-name="ro1">
          <table:table-cell table:formula="of:= [.A53] + PI() / 50" office:value-type="float" office:value="3.33008821280518" calcext:value-type="float">
            <text:p>3,33008821280518</text:p>
          </table:table-cell>
          <table:table-cell table:formula="of:=[.B53] + 0" office:value-type="float" office:value="0" calcext:value-type="float">
            <text:p>0</text:p>
          </table:table-cell>
          <table:table-cell table:formula="of:= 3 * COS([.A54])" office:value-type="float" office:value="-2.94686175218606" calcext:value-type="float">
            <text:p>-2,94686175218606</text:p>
          </table:table-cell>
          <table:table-cell table:formula="of:= 5 + 3 * SIN([.A54])" office:value-type="float" office:value="4.43785605624282" calcext:value-type="float">
            <text:p>4,43785605624282</text:p>
          </table:table-cell>
          <table:table-cell office:value-type="string" calcext:value-type="string">
            <text:p>;</text:p>
          </table:table-cell>
          <table:table-cell table:formula="of:=[.F53] + 0" office:value-type="float" office:value="0" calcext:value-type="float">
            <text:p>0</text:p>
          </table:table-cell>
          <table:table-cell table:formula="of:= 3 * COS([.A55])" office:value-type="float" office:value="-2.90574948338589" calcext:value-type="float">
            <text:p>-2,90574948338589</text:p>
          </table:table-cell>
          <table:table-cell table:formula="of:=5 + 3 * SIN([.A55])" office:value-type="float" office:value="4.25393033850543" calcext:value-type="float">
            <text:p>4,25393033850543</text:p>
          </table:table-cell>
          <table:table-cell office:value-type="string" calcext:value-type="string">
            <text:p>|</text:p>
          </table:table-cell>
          <table:table-cell table:formula="of:=[.J53] + 0" office:value-type="float" office:value="0" calcext:value-type="float">
            <text:p>0</text:p>
          </table:table-cell>
          <table:table-cell table:formula="of:= (3 + 3 * ABS(SIN(4 * [.A54]))) * COS([.A54])" office:value-type="float" office:value="-4.964127436217" calcext:value-type="float">
            <text:p>-4,964127436217</text:p>
          </table:table-cell>
          <table:table-cell table:formula="of:= 5 + (3 + 3 * ABS(SIN(4 * [.A54]))) * SIN([.A54])" office:value-type="float" office:value="4.05304204642849" calcext:value-type="float">
            <text:p>4,05304204642849</text:p>
          </table:table-cell>
          <table:table-cell office:value-type="string" calcext:value-type="string">
            <text:p>;</text:p>
          </table:table-cell>
          <table:table-cell table:formula="of:=[.N53] + 0" office:value-type="float" office:value="0" calcext:value-type="float">
            <text:p>0</text:p>
          </table:table-cell>
          <table:table-cell table:formula="of:= (3 + 3 * ABS(SIN(4 * [.A55]))) * COS([.A55])" office:value-type="float" office:value="-5.35915491672167" calcext:value-type="float">
            <text:p>-5,35915491672167</text:p>
          </table:table-cell>
          <table:table-cell table:formula="of:= 5 + (3 + 3 * ABS(SIN(4 * [.A55]))) * SIN([.A55])" office:value-type="float" office:value="3.62400288893572" calcext:value-type="float">
            <text:p>3,62400288893572</text:p>
          </table:table-cell>
          <table:table-cell office:value-type="string" calcext:value-type="string">
            <text:p>|</text:p>
          </table:table-cell>
          <table:table-cell table:formula="of:=[.R53] + 0" office:value-type="float" office:value="0" calcext:value-type="float">
            <text:p>0</text:p>
          </table:table-cell>
          <table:table-cell table:formula="of:=8.66 + 10*COS([.A54] / 5 + 5 * PI() / 6)" office:value-type="float" office:value="-1.23875563477316" calcext:value-type="float">
            <text:p>-1,23875563477316</text:p>
          </table:table-cell>
          <table:table-cell table:formula="of:= -3 + 10*SIN([.A54] / 5 + 5 *PI() / 6)" office:value-type="float" office:value="-4.41937904840345" calcext:value-type="float">
            <text:p>-4,41937904840345</text:p>
          </table:table-cell>
          <table:table-cell office:value-type="string" calcext:value-type="string">
            <text:p>;</text:p>
          </table:table-cell>
          <table:table-cell table:formula="of:=[.V53] + 0" office:value-type="float" office:value="0" calcext:value-type="float">
            <text:p>0</text:p>
          </table:table-cell>
          <table:table-cell table:formula="of:=8.66 + 10*COS([.A55] / 5 + 5 * PI() / 6)" office:value-type="float" office:value="-1.22013809690895" calcext:value-type="float">
            <text:p>-1,22013809690895</text:p>
          </table:table-cell>
          <table:table-cell table:formula="of:= -3 + 10*SIN([.A55] / 5 + 5 *PI() / 6)" office:value-type="float" office:value="-4.54365513830272" calcext:value-type="float">
            <text:p>-4,54365513830272</text:p>
          </table:table-cell>
        </table:table-row>
        <table:table-row table:style-name="ro1">
          <table:table-cell table:formula="of:= [.A54] + PI() / 50" office:value-type="float" office:value="3.39292006587698" calcext:value-type="float">
            <text:p>3,39292006587698</text:p>
          </table:table-cell>
          <table:table-cell table:formula="of:=[.B54] + 0" office:value-type="float" office:value="0" calcext:value-type="float">
            <text:p>0</text:p>
          </table:table-cell>
          <table:table-cell table:formula="of:= 3 * COS([.A55])" office:value-type="float" office:value="-2.90574948338589" calcext:value-type="float">
            <text:p>-2,90574948338589</text:p>
          </table:table-cell>
          <table:table-cell table:formula="of:= 5 + 3 * SIN([.A55])" office:value-type="float" office:value="4.25393033850543" calcext:value-type="float">
            <text:p>4,25393033850543</text:p>
          </table:table-cell>
          <table:table-cell office:value-type="string" calcext:value-type="string">
            <text:p>;</text:p>
          </table:table-cell>
          <table:table-cell table:formula="of:=[.F54] + 0" office:value-type="float" office:value="0" calcext:value-type="float">
            <text:p>0</text:p>
          </table:table-cell>
          <table:table-cell table:formula="of:= 3 * COS([.A56])" office:value-type="float" office:value="-2.85316954888546" calcext:value-type="float">
            <text:p>-2,85316954888546</text:p>
          </table:table-cell>
          <table:table-cell table:formula="of:=5 + 3 * SIN([.A56])" office:value-type="float" office:value="4.07294901687515" calcext:value-type="float">
            <text:p>4,07294901687515</text:p>
          </table:table-cell>
          <table:table-cell office:value-type="string" calcext:value-type="string">
            <text:p>|</text:p>
          </table:table-cell>
          <table:table-cell table:formula="of:=[.J54] + 0" office:value-type="float" office:value="0" calcext:value-type="float">
            <text:p>0</text:p>
          </table:table-cell>
          <table:table-cell table:formula="of:= (3 + 3 * ABS(SIN(4 * [.A55]))) * COS([.A55])" office:value-type="float" office:value="-5.35915491672167" calcext:value-type="float">
            <text:p>-5,35915491672167</text:p>
          </table:table-cell>
          <table:table-cell table:formula="of:= 5 + (3 + 3 * ABS(SIN(4 * [.A55]))) * SIN([.A55])" office:value-type="float" office:value="3.62400288893572" calcext:value-type="float">
            <text:p>3,62400288893572</text:p>
          </table:table-cell>
          <table:table-cell office:value-type="string" calcext:value-type="string">
            <text:p>;</text:p>
          </table:table-cell>
          <table:table-cell table:formula="of:=[.N54] + 0" office:value-type="float" office:value="0" calcext:value-type="float">
            <text:p>0</text:p>
          </table:table-cell>
          <table:table-cell table:formula="of:= (3 + 3 * ABS(SIN(4 * [.A56]))) * COS([.A56])" office:value-type="float" office:value="-5.56669504044789" calcext:value-type="float">
            <text:p>-5,56669504044789</text:p>
          </table:table-cell>
          <table:table-cell table:formula="of:= 5 + (3 + 3 * ABS(SIN(4 * [.A56]))) * SIN([.A56])" office:value-type="float" office:value="3.19127113843643" calcext:value-type="float">
            <text:p>3,19127113843643</text:p>
          </table:table-cell>
          <table:table-cell office:value-type="string" calcext:value-type="string">
            <text:p>|</text:p>
          </table:table-cell>
          <table:table-cell table:formula="of:=[.R54] + 0" office:value-type="float" office:value="0" calcext:value-type="float">
            <text:p>0</text:p>
          </table:table-cell>
          <table:table-cell table:formula="of:=8.66 + 10*COS([.A55] / 5 + 5 * PI() / 6)" office:value-type="float" office:value="-1.22013809690895" calcext:value-type="float">
            <text:p>-1,22013809690895</text:p>
          </table:table-cell>
          <table:table-cell table:formula="of:= -3 + 10*SIN([.A55] / 5 + 5 *PI() / 6)" office:value-type="float" office:value="-4.54365513830272" calcext:value-type="float">
            <text:p>-4,54365513830272</text:p>
          </table:table-cell>
          <table:table-cell office:value-type="string" calcext:value-type="string">
            <text:p>;</text:p>
          </table:table-cell>
          <table:table-cell table:formula="of:=[.V54] + 0" office:value-type="float" office:value="0" calcext:value-type="float">
            <text:p>0</text:p>
          </table:table-cell>
          <table:table-cell table:formula="of:=8.66 + 10*COS([.A56] / 5 + 5 * PI() / 6)" office:value-type="float" office:value="-1.19996037070505" calcext:value-type="float">
            <text:p>-1,19996037070505</text:p>
          </table:table-cell>
          <table:table-cell table:formula="of:= -3 + 10*SIN([.A56] / 5 + 5 *PI() / 6)" office:value-type="float" office:value="-4.66768746716103" calcext:value-type="float">
            <text:p>-4,66768746716103</text:p>
          </table:table-cell>
        </table:table-row>
        <table:table-row table:style-name="ro1">
          <table:table-cell table:formula="of:= [.A55] + PI() / 50" office:value-type="float" office:value="3.45575191894878" calcext:value-type="float">
            <text:p>3,45575191894878</text:p>
          </table:table-cell>
          <table:table-cell table:formula="of:=[.B55] + 0" office:value-type="float" office:value="0" calcext:value-type="float">
            <text:p>0</text:p>
          </table:table-cell>
          <table:table-cell table:formula="of:= 3 * COS([.A56])" office:value-type="float" office:value="-2.85316954888546" calcext:value-type="float">
            <text:p>-2,85316954888546</text:p>
          </table:table-cell>
          <table:table-cell table:formula="of:= 5 + 3 * SIN([.A56])" office:value-type="float" office:value="4.07294901687515" calcext:value-type="float">
            <text:p>4,07294901687515</text:p>
          </table:table-cell>
          <table:table-cell office:value-type="string" calcext:value-type="string">
            <text:p>;</text:p>
          </table:table-cell>
          <table:table-cell table:formula="of:=[.F55] + 0" office:value-type="float" office:value="0" calcext:value-type="float">
            <text:p>0</text:p>
          </table:table-cell>
          <table:table-cell table:formula="of:= 3 * COS([.A57])" office:value-type="float" office:value="-2.78932945766475" calcext:value-type="float">
            <text:p>-2,78932945766475</text:p>
          </table:table-cell>
          <table:table-cell table:formula="of:=5 + 3 * SIN([.A57])" office:value-type="float" office:value="3.89562634194596" calcext:value-type="float">
            <text:p>3,89562634194596</text:p>
          </table:table-cell>
          <table:table-cell office:value-type="string" calcext:value-type="string">
            <text:p>|</text:p>
          </table:table-cell>
          <table:table-cell table:formula="of:=[.J55] + 0" office:value-type="float" office:value="0" calcext:value-type="float">
            <text:p>0</text:p>
          </table:table-cell>
          <table:table-cell table:formula="of:= (3 + 3 * ABS(SIN(4 * [.A56]))) * COS([.A56])" office:value-type="float" office:value="-5.56669504044789" calcext:value-type="float">
            <text:p>-5,56669504044789</text:p>
          </table:table-cell>
          <table:table-cell table:formula="of:= 5 + (3 + 3 * ABS(SIN(4 * [.A56]))) * SIN([.A56])" office:value-type="float" office:value="3.19127113843643" calcext:value-type="float">
            <text:p>3,19127113843643</text:p>
          </table:table-cell>
          <table:table-cell office:value-type="string" calcext:value-type="string">
            <text:p>;</text:p>
          </table:table-cell>
          <table:table-cell table:formula="of:=[.N55] + 0" office:value-type="float" office:value="0" calcext:value-type="float">
            <text:p>0</text:p>
          </table:table-cell>
          <table:table-cell table:formula="of:= (3 + 3 * ABS(SIN(4 * [.A57]))) * COS([.A57])" office:value-type="float" office:value="-5.57315481080651" calcext:value-type="float">
            <text:p>-5,57315481080651</text:p>
          </table:table-cell>
          <table:table-cell table:formula="of:= 5 + (3 + 3 * ABS(SIN(4 * [.A57]))) * SIN([.A57])" office:value-type="float" office:value="2.79343191303592" calcext:value-type="float">
            <text:p>2,79343191303592</text:p>
          </table:table-cell>
          <table:table-cell office:value-type="string" calcext:value-type="string">
            <text:p>|</text:p>
          </table:table-cell>
          <table:table-cell table:formula="of:=[.R55] + 0" office:value-type="float" office:value="0" calcext:value-type="float">
            <text:p>0</text:p>
          </table:table-cell>
          <table:table-cell table:formula="of:=8.66 + 10*COS([.A56] / 5 + 5 * PI() / 6)" office:value-type="float" office:value="-1.19996037070505" calcext:value-type="float">
            <text:p>-1,19996037070505</text:p>
          </table:table-cell>
          <table:table-cell table:formula="of:= -3 + 10*SIN([.A56] / 5 + 5 *PI() / 6)" office:value-type="float" office:value="-4.66768746716103" calcext:value-type="float">
            <text:p>-4,66768746716103</text:p>
          </table:table-cell>
          <table:table-cell office:value-type="string" calcext:value-type="string">
            <text:p>;</text:p>
          </table:table-cell>
          <table:table-cell table:formula="of:=[.V55] + 0" office:value-type="float" office:value="0" calcext:value-type="float">
            <text:p>0</text:p>
          </table:table-cell>
          <table:table-cell table:formula="of:=8.66 + 10*COS([.A57] / 5 + 5 * PI() / 6)" office:value-type="float" office:value="-1.17822564245832" calcext:value-type="float">
            <text:p>-1,17822564245832</text:p>
          </table:table-cell>
          <table:table-cell table:formula="of:= -3 + 10*SIN([.A57] / 5 + 5 *PI() / 6)" office:value-type="float" office:value="-4.79145644883583" calcext:value-type="float">
            <text:p>-4,79145644883583</text:p>
          </table:table-cell>
        </table:table-row>
        <table:table-row table:style-name="ro1">
          <table:table-cell table:formula="of:= [.A56] + PI() / 50" office:value-type="float" office:value="3.51858377202057" calcext:value-type="float">
            <text:p>3,51858377202057</text:p>
          </table:table-cell>
          <table:table-cell table:formula="of:=[.B56] + 0" office:value-type="float" office:value="0" calcext:value-type="float">
            <text:p>0</text:p>
          </table:table-cell>
          <table:table-cell table:formula="of:= 3 * COS([.A57])" office:value-type="float" office:value="-2.78932945766475" calcext:value-type="float">
            <text:p>-2,78932945766475</text:p>
          </table:table-cell>
          <table:table-cell table:formula="of:= 5 + 3 * SIN([.A57])" office:value-type="float" office:value="3.89562634194596" calcext:value-type="float">
            <text:p>3,89562634194596</text:p>
          </table:table-cell>
          <table:table-cell office:value-type="string" calcext:value-type="string">
            <text:p>;</text:p>
          </table:table-cell>
          <table:table-cell table:formula="of:=[.F56] + 0" office:value-type="float" office:value="0" calcext:value-type="float">
            <text:p>0</text:p>
          </table:table-cell>
          <table:table-cell table:formula="of:= 3 * COS([.A58])" office:value-type="float" office:value="-2.71448115739805" calcext:value-type="float">
            <text:p>-2,71448115739805</text:p>
          </table:table-cell>
          <table:table-cell table:formula="of:=5 + 3 * SIN([.A58])" office:value-type="float" office:value="3.72266212530477" calcext:value-type="float">
            <text:p>3,72266212530477</text:p>
          </table:table-cell>
          <table:table-cell office:value-type="string" calcext:value-type="string">
            <text:p>|</text:p>
          </table:table-cell>
          <table:table-cell table:formula="of:=[.J56] + 0" office:value-type="float" office:value="0" calcext:value-type="float">
            <text:p>0</text:p>
          </table:table-cell>
          <table:table-cell table:formula="of:= (3 + 3 * ABS(SIN(4 * [.A57]))) * COS([.A57])" office:value-type="float" office:value="-5.57315481080651" calcext:value-type="float">
            <text:p>-5,57315481080651</text:p>
          </table:table-cell>
          <table:table-cell table:formula="of:= 5 + (3 + 3 * ABS(SIN(4 * [.A57]))) * SIN([.A57])" office:value-type="float" office:value="2.79343191303592" calcext:value-type="float">
            <text:p>2,79343191303592</text:p>
          </table:table-cell>
          <table:table-cell office:value-type="string" calcext:value-type="string">
            <text:p>;</text:p>
          </table:table-cell>
          <table:table-cell table:formula="of:=[.N56] + 0" office:value-type="float" office:value="0" calcext:value-type="float">
            <text:p>0</text:p>
          </table:table-cell>
          <table:table-cell table:formula="of:= (3 + 3 * ABS(SIN(4 * [.A58]))) * COS([.A58])" office:value-type="float" office:value="-5.38088139065341" calcext:value-type="float">
            <text:p>-5,38088139065341</text:p>
          </table:table-cell>
          <table:table-cell table:formula="of:= 5 + (3 + 3 * ABS(SIN(4 * [.A58]))) * SIN([.A58])" office:value-type="float" office:value="2.46794941611878" calcext:value-type="float">
            <text:p>2,46794941611878</text:p>
          </table:table-cell>
          <table:table-cell office:value-type="string" calcext:value-type="string">
            <text:p>|</text:p>
          </table:table-cell>
          <table:table-cell table:formula="of:=[.R56] + 0" office:value-type="float" office:value="0" calcext:value-type="float">
            <text:p>0</text:p>
          </table:table-cell>
          <table:table-cell table:formula="of:=8.66 + 10*COS([.A57] / 5 + 5 * PI() / 6)" office:value-type="float" office:value="-1.17822564245832" calcext:value-type="float">
            <text:p>-1,17822564245832</text:p>
          </table:table-cell>
          <table:table-cell table:formula="of:= -3 + 10*SIN([.A57] / 5 + 5 *PI() / 6)" office:value-type="float" office:value="-4.79145644883583" calcext:value-type="float">
            <text:p>-4,79145644883583</text:p>
          </table:table-cell>
          <table:table-cell office:value-type="string" calcext:value-type="string">
            <text:p>;</text:p>
          </table:table-cell>
          <table:table-cell table:formula="of:=[.V56] + 0" office:value-type="float" office:value="0" calcext:value-type="float">
            <text:p>0</text:p>
          </table:table-cell>
          <table:table-cell table:formula="of:=8.66 + 10*COS([.A58] / 5 + 5 * PI() / 6)" office:value-type="float" office:value="-1.15493734433433" calcext:value-type="float">
            <text:p>-1,15493734433433</text:p>
          </table:table-cell>
          <table:table-cell table:formula="of:= -3 + 10*SIN([.A58] / 5 + 5 *PI() / 6)" office:value-type="float" office:value="-4.91494253877014" calcext:value-type="float">
            <text:p>-4,91494253877014</text:p>
          </table:table-cell>
        </table:table-row>
        <table:table-row table:style-name="ro1">
          <table:table-cell table:formula="of:= [.A57] + PI() / 50" office:value-type="float" office:value="3.58141562509237" calcext:value-type="float">
            <text:p>3,58141562509237</text:p>
          </table:table-cell>
          <table:table-cell table:formula="of:=[.B57] + 0" office:value-type="float" office:value="0" calcext:value-type="float">
            <text:p>0</text:p>
          </table:table-cell>
          <table:table-cell table:formula="of:= 3 * COS([.A58])" office:value-type="float" office:value="-2.71448115739805" calcext:value-type="float">
            <text:p>-2,71448115739805</text:p>
          </table:table-cell>
          <table:table-cell table:formula="of:= 5 + 3 * SIN([.A58])" office:value-type="float" office:value="3.72266212530477" calcext:value-type="float">
            <text:p>3,72266212530477</text:p>
          </table:table-cell>
          <table:table-cell office:value-type="string" calcext:value-type="string">
            <text:p>;</text:p>
          </table:table-cell>
          <table:table-cell table:formula="of:=[.F57] + 0" office:value-type="float" office:value="0" calcext:value-type="float">
            <text:p>0</text:p>
          </table:table-cell>
          <table:table-cell table:formula="of:= 3 * COS([.A59])" office:value-type="float" office:value="-2.62892004013159" calcext:value-type="float">
            <text:p>-2,62892004013159</text:p>
          </table:table-cell>
          <table:table-cell table:formula="of:=5 + 3 * SIN([.A59])" office:value-type="float" office:value="3.55473897769485" calcext:value-type="float">
            <text:p>3,55473897769485</text:p>
          </table:table-cell>
          <table:table-cell office:value-type="string" calcext:value-type="string">
            <text:p>|</text:p>
          </table:table-cell>
          <table:table-cell table:formula="of:=[.J57] + 0" office:value-type="float" office:value="0" calcext:value-type="float">
            <text:p>0</text:p>
          </table:table-cell>
          <table:table-cell table:formula="of:= (3 + 3 * ABS(SIN(4 * [.A58]))) * COS([.A58])" office:value-type="float" office:value="-5.38088139065341" calcext:value-type="float">
            <text:p>-5,38088139065341</text:p>
          </table:table-cell>
          <table:table-cell table:formula="of:= 5 + (3 + 3 * ABS(SIN(4 * [.A58]))) * SIN([.A58])" office:value-type="float" office:value="2.46794941611878" calcext:value-type="float">
            <text:p>2,46794941611878</text:p>
          </table:table-cell>
          <table:table-cell office:value-type="string" calcext:value-type="string">
            <text:p>;</text:p>
          </table:table-cell>
          <table:table-cell table:formula="of:=[.N57] + 0" office:value-type="float" office:value="0" calcext:value-type="float">
            <text:p>0</text:p>
          </table:table-cell>
          <table:table-cell table:formula="of:= (3 + 3 * ABS(SIN(4 * [.A59]))) * COS([.A59])" office:value-type="float" office:value="-5.00763801121269" calcext:value-type="float">
            <text:p>-5,00763801121269</text:p>
          </table:table-cell>
          <table:table-cell table:formula="of:= 5 + (3 + 3 * ABS(SIN(4 * [.A59]))) * SIN([.A59])" office:value-type="float" office:value="2.24702770683845" calcext:value-type="float">
            <text:p>2,24702770683845</text:p>
          </table:table-cell>
          <table:table-cell office:value-type="string" calcext:value-type="string">
            <text:p>|</text:p>
          </table:table-cell>
          <table:table-cell table:formula="of:=[.R57] + 0" office:value-type="float" office:value="0" calcext:value-type="float">
            <text:p>0</text:p>
          </table:table-cell>
          <table:table-cell table:formula="of:=8.66 + 10*COS([.A58] / 5 + 5 * PI() / 6)" office:value-type="float" office:value="-1.15493734433433" calcext:value-type="float">
            <text:p>-1,15493734433433</text:p>
          </table:table-cell>
          <table:table-cell table:formula="of:= -3 + 10*SIN([.A58] / 5 + 5 *PI() / 6)" office:value-type="float" office:value="-4.91494253877014" calcext:value-type="float">
            <text:p>-4,91494253877014</text:p>
          </table:table-cell>
          <table:table-cell office:value-type="string" calcext:value-type="string">
            <text:p>;</text:p>
          </table:table-cell>
          <table:table-cell table:formula="of:=[.V57] + 0" office:value-type="float" office:value="0" calcext:value-type="float">
            <text:p>0</text:p>
          </table:table-cell>
          <table:table-cell table:formula="of:=8.66 + 10*COS([.A59] / 5 + 5 * PI() / 6)" office:value-type="float" office:value="-1.1300991538253" calcext:value-type="float">
            <text:p>-1,1300991538253</text:p>
          </table:table-cell>
          <table:table-cell table:formula="of:= -3 + 10*SIN([.A59] / 5 + 5 *PI() / 6)" office:value-type="float" office:value="-5.03812623707885" calcext:value-type="float">
            <text:p>-5,03812623707885</text:p>
          </table:table-cell>
        </table:table-row>
        <table:table-row table:style-name="ro1">
          <table:table-cell table:formula="of:= [.A58] + PI() / 50" office:value-type="float" office:value="3.64424747816416" calcext:value-type="float">
            <text:p>3,64424747816416</text:p>
          </table:table-cell>
          <table:table-cell table:formula="of:=[.B58] + 0" office:value-type="float" office:value="0" calcext:value-type="float">
            <text:p>0</text:p>
          </table:table-cell>
          <table:table-cell table:formula="of:= 3 * COS([.A59])" office:value-type="float" office:value="-2.62892004013159" calcext:value-type="float">
            <text:p>-2,62892004013159</text:p>
          </table:table-cell>
          <table:table-cell table:formula="of:= 5 + 3 * SIN([.A59])" office:value-type="float" office:value="3.55473897769485" calcext:value-type="float">
            <text:p>3,55473897769485</text:p>
          </table:table-cell>
          <table:table-cell office:value-type="string" calcext:value-type="string">
            <text:p>;</text:p>
          </table:table-cell>
          <table:table-cell table:formula="of:=[.F58] + 0" office:value-type="float" office:value="0" calcext:value-type="float">
            <text:p>0</text:p>
          </table:table-cell>
          <table:table-cell table:formula="of:= 3 * COS([.A60])" office:value-type="float" office:value="-2.53298377650604" calcext:value-type="float">
            <text:p>-2,53298377650604</text:p>
          </table:table-cell>
          <table:table-cell table:formula="of:=5 + 3 * SIN([.A60])" office:value-type="float" office:value="3.392519615063" calcext:value-type="float">
            <text:p>3,392519615063</text:p>
          </table:table-cell>
          <table:table-cell office:value-type="string" calcext:value-type="string">
            <text:p>|</text:p>
          </table:table-cell>
          <table:table-cell table:formula="of:=[.J58] + 0" office:value-type="float" office:value="0" calcext:value-type="float">
            <text:p>0</text:p>
          </table:table-cell>
          <table:table-cell table:formula="of:= (3 + 3 * ABS(SIN(4 * [.A59]))) * COS([.A59])" office:value-type="float" office:value="-5.00763801121269" calcext:value-type="float">
            <text:p>-5,00763801121269</text:p>
          </table:table-cell>
          <table:table-cell table:formula="of:= 5 + (3 + 3 * ABS(SIN(4 * [.A59]))) * SIN([.A59])" office:value-type="float" office:value="2.24702770683845" calcext:value-type="float">
            <text:p>2,24702770683845</text:p>
          </table:table-cell>
          <table:table-cell office:value-type="string" calcext:value-type="string">
            <text:p>;</text:p>
          </table:table-cell>
          <table:table-cell table:formula="of:=[.N58] + 0" office:value-type="float" office:value="0" calcext:value-type="float">
            <text:p>0</text:p>
          </table:table-cell>
          <table:table-cell table:formula="of:= (3 + 3 * ABS(SIN(4 * [.A60]))) * COS([.A60])" office:value-type="float" office:value="-4.48468132004015" calcext:value-type="float">
            <text:p>-4,48468132004015</text:p>
          </table:table-cell>
          <table:table-cell table:formula="of:= 5 + (3 + 3 * ABS(SIN(4 * [.A60]))) * SIN([.A60])" office:value-type="float" office:value="2.15393469096674" calcext:value-type="float">
            <text:p>2,15393469096674</text:p>
          </table:table-cell>
          <table:table-cell office:value-type="string" calcext:value-type="string">
            <text:p>|</text:p>
          </table:table-cell>
          <table:table-cell table:formula="of:=[.R58] + 0" office:value-type="float" office:value="0" calcext:value-type="float">
            <text:p>0</text:p>
          </table:table-cell>
          <table:table-cell table:formula="of:=8.66 + 10*COS([.A59] / 5 + 5 * PI() / 6)" office:value-type="float" office:value="-1.1300991538253" calcext:value-type="float">
            <text:p>-1,1300991538253</text:p>
          </table:table-cell>
          <table:table-cell table:formula="of:= -3 + 10*SIN([.A59] / 5 + 5 *PI() / 6)" office:value-type="float" office:value="-5.03812623707885" calcext:value-type="float">
            <text:p>-5,03812623707885</text:p>
          </table:table-cell>
          <table:table-cell office:value-type="string" calcext:value-type="string">
            <text:p>;</text:p>
          </table:table-cell>
          <table:table-cell table:formula="of:=[.V58] + 0" office:value-type="float" office:value="0" calcext:value-type="float">
            <text:p>0</text:p>
          </table:table-cell>
          <table:table-cell table:formula="of:=8.66 + 10*COS([.A60] / 5 + 5 * PI() / 6)" office:value-type="float" office:value="-1.10371499316945" calcext:value-type="float">
            <text:p>-1,10371499316945</text:p>
          </table:table-cell>
          <table:table-cell table:formula="of:= -3 + 10*SIN([.A60] / 5 + 5 *PI() / 6)" office:value-type="float" office:value="-5.16098809162803" calcext:value-type="float">
            <text:p>-5,16098809162803</text:p>
          </table:table-cell>
        </table:table-row>
        <table:table-row table:style-name="ro1">
          <table:table-cell table:formula="of:= [.A59] + PI() / 50" office:value-type="float" office:value="3.70707933123596" calcext:value-type="float">
            <text:p>3,70707933123596</text:p>
          </table:table-cell>
          <table:table-cell table:formula="of:=[.B59] + 0" office:value-type="float" office:value="0" calcext:value-type="float">
            <text:p>0</text:p>
          </table:table-cell>
          <table:table-cell table:formula="of:= 3 * COS([.A60])" office:value-type="float" office:value="-2.53298377650604" calcext:value-type="float">
            <text:p>-2,53298377650604</text:p>
          </table:table-cell>
          <table:table-cell table:formula="of:= 5 + 3 * SIN([.A60])" office:value-type="float" office:value="3.392519615063" calcext:value-type="float">
            <text:p>3,392519615063</text:p>
          </table:table-cell>
          <table:table-cell office:value-type="string" calcext:value-type="string">
            <text:p>;</text:p>
          </table:table-cell>
          <table:table-cell table:formula="of:=[.F59] + 0" office:value-type="float" office:value="0" calcext:value-type="float">
            <text:p>0</text:p>
          </table:table-cell>
          <table:table-cell table:formula="of:= 3 * COS([.A61])" office:value-type="float" office:value="-2.42705098312484" calcext:value-type="float">
            <text:p>-2,42705098312484</text:p>
          </table:table-cell>
          <table:table-cell table:formula="of:=5 + 3 * SIN([.A61])" office:value-type="float" office:value="3.23664424312257" calcext:value-type="float">
            <text:p>3,23664424312257</text:p>
          </table:table-cell>
          <table:table-cell office:value-type="string" calcext:value-type="string">
            <text:p>|</text:p>
          </table:table-cell>
          <table:table-cell table:formula="of:=[.J59] + 0" office:value-type="float" office:value="0" calcext:value-type="float">
            <text:p>0</text:p>
          </table:table-cell>
          <table:table-cell table:formula="of:= (3 + 3 * ABS(SIN(4 * [.A60]))) * COS([.A60])" office:value-type="float" office:value="-4.48468132004015" calcext:value-type="float">
            <text:p>-4,48468132004015</text:p>
          </table:table-cell>
          <table:table-cell table:formula="of:= 5 + (3 + 3 * ABS(SIN(4 * [.A60]))) * SIN([.A60])" office:value-type="float" office:value="2.15393469096674" calcext:value-type="float">
            <text:p>2,15393469096674</text:p>
          </table:table-cell>
          <table:table-cell office:value-type="string" calcext:value-type="string">
            <text:p>;</text:p>
          </table:table-cell>
          <table:table-cell table:formula="of:=[.N59] + 0" office:value-type="float" office:value="0" calcext:value-type="float">
            <text:p>0</text:p>
          </table:table-cell>
          <table:table-cell table:formula="of:= (3 + 3 * ABS(SIN(4 * [.A61]))) * COS([.A61])" office:value-type="float" office:value="-3.85363575756754" calcext:value-type="float">
            <text:p>-3,85363575756754</text:p>
          </table:table-cell>
          <table:table-cell table:formula="of:= 5 + (3 + 3 * ABS(SIN(4 * [.A61]))) * SIN([.A61])" office:value-type="float" office:value="2.20016973468501" calcext:value-type="float">
            <text:p>2,20016973468501</text:p>
          </table:table-cell>
          <table:table-cell office:value-type="string" calcext:value-type="string">
            <text:p>|</text:p>
          </table:table-cell>
          <table:table-cell table:formula="of:=[.R59] + 0" office:value-type="float" office:value="0" calcext:value-type="float">
            <text:p>0</text:p>
          </table:table-cell>
          <table:table-cell table:formula="of:=8.66 + 10*COS([.A60] / 5 + 5 * PI() / 6)" office:value-type="float" office:value="-1.10371499316945" calcext:value-type="float">
            <text:p>-1,10371499316945</text:p>
          </table:table-cell>
          <table:table-cell table:formula="of:= -3 + 10*SIN([.A60] / 5 + 5 *PI() / 6)" office:value-type="float" office:value="-5.16098809162803" calcext:value-type="float">
            <text:p>-5,16098809162803</text:p>
          </table:table-cell>
          <table:table-cell office:value-type="string" calcext:value-type="string">
            <text:p>;</text:p>
          </table:table-cell>
          <table:table-cell table:formula="of:=[.V59] + 0" office:value-type="float" office:value="0" calcext:value-type="float">
            <text:p>0</text:p>
          </table:table-cell>
          <table:table-cell table:formula="of:=8.66 + 10*COS([.A61] / 5 + 5 * PI() / 6)" office:value-type="float" office:value="-1.0757890287316" calcext:value-type="float">
            <text:p>-1,0757890287316</text:p>
          </table:table-cell>
          <table:table-cell table:formula="of:= -3 + 10*SIN([.A61] / 5 + 5 *PI() / 6)" office:value-type="float" office:value="-5.28350870110656" calcext:value-type="float">
            <text:p>-5,28350870110656</text:p>
          </table:table-cell>
        </table:table-row>
        <table:table-row table:style-name="ro1">
          <table:table-cell table:formula="of:= [.A60] + PI() / 50" office:value-type="float" office:value="3.76991118430776" calcext:value-type="float">
            <text:p>3,76991118430776</text:p>
          </table:table-cell>
          <table:table-cell table:formula="of:=[.B60] + 0" office:value-type="float" office:value="0" calcext:value-type="float">
            <text:p>0</text:p>
          </table:table-cell>
          <table:table-cell table:formula="of:= 3 * COS([.A61])" office:value-type="float" office:value="-2.42705098312484" calcext:value-type="float">
            <text:p>-2,42705098312484</text:p>
          </table:table-cell>
          <table:table-cell table:formula="of:= 5 + 3 * SIN([.A61])" office:value-type="float" office:value="3.23664424312257" calcext:value-type="float">
            <text:p>3,23664424312257</text:p>
          </table:table-cell>
          <table:table-cell office:value-type="string" calcext:value-type="string">
            <text:p>;</text:p>
          </table:table-cell>
          <table:table-cell table:formula="of:=[.F60] + 0" office:value-type="float" office:value="0" calcext:value-type="float">
            <text:p>0</text:p>
          </table:table-cell>
          <table:table-cell table:formula="of:= 3 * COS([.A62])" office:value-type="float" office:value="-2.31153972832736" calcext:value-type="float">
            <text:p>-2,31153972832736</text:p>
          </table:table-cell>
          <table:table-cell table:formula="of:=5 + 3 * SIN([.A62])" office:value-type="float" office:value="3.08772803075392" calcext:value-type="float">
            <text:p>3,08772803075392</text:p>
          </table:table-cell>
          <table:table-cell office:value-type="string" calcext:value-type="string">
            <text:p>|</text:p>
          </table:table-cell>
          <table:table-cell table:formula="of:=[.J60] + 0" office:value-type="float" office:value="0" calcext:value-type="float">
            <text:p>0</text:p>
          </table:table-cell>
          <table:table-cell table:formula="of:= (3 + 3 * ABS(SIN(4 * [.A61]))) * COS([.A61])" office:value-type="float" office:value="-3.85363575756754" calcext:value-type="float">
            <text:p>-3,85363575756754</text:p>
          </table:table-cell>
          <table:table-cell table:formula="of:= 5 + (3 + 3 * ABS(SIN(4 * [.A61]))) * SIN([.A61])" office:value-type="float" office:value="2.20016973468501" calcext:value-type="float">
            <text:p>2,20016973468501</text:p>
          </table:table-cell>
          <table:table-cell office:value-type="string" calcext:value-type="string">
            <text:p>;</text:p>
          </table:table-cell>
          <table:table-cell table:formula="of:=[.N60] + 0" office:value-type="float" office:value="0" calcext:value-type="float">
            <text:p>0</text:p>
          </table:table-cell>
          <table:table-cell table:formula="of:= (3 + 3 * ABS(SIN(4 * [.A62]))) * COS([.A62])" office:value-type="float" office:value="-3.1624742568307" calcext:value-type="float">
            <text:p>-3,1624742568307</text:p>
          </table:table-cell>
          <table:table-cell table:formula="of:= 5 + (3 + 3 * ABS(SIN(4 * [.A62]))) * SIN([.A62])" office:value-type="float" office:value="2.38377376746379" calcext:value-type="float">
            <text:p>2,38377376746379</text:p>
          </table:table-cell>
          <table:table-cell office:value-type="string" calcext:value-type="string">
            <text:p>|</text:p>
          </table:table-cell>
          <table:table-cell table:formula="of:=[.R60] + 0" office:value-type="float" office:value="0" calcext:value-type="float">
            <text:p>0</text:p>
          </table:table-cell>
          <table:table-cell table:formula="of:=8.66 + 10*COS([.A61] / 5 + 5 * PI() / 6)" office:value-type="float" office:value="-1.0757890287316" calcext:value-type="float">
            <text:p>-1,0757890287316</text:p>
          </table:table-cell>
          <table:table-cell table:formula="of:= -3 + 10*SIN([.A61] / 5 + 5 *PI() / 6)" office:value-type="float" office:value="-5.28350870110656" calcext:value-type="float">
            <text:p>-5,28350870110656</text:p>
          </table:table-cell>
          <table:table-cell office:value-type="string" calcext:value-type="string">
            <text:p>;</text:p>
          </table:table-cell>
          <table:table-cell table:formula="of:=[.V60] + 0" office:value-type="float" office:value="0" calcext:value-type="float">
            <text:p>0</text:p>
          </table:table-cell>
          <table:table-cell table:formula="of:=8.66 + 10*COS([.A62] / 5 + 5 * PI() / 6)" office:value-type="float" office:value="-1.04632567034527" calcext:value-type="float">
            <text:p>-1,04632567034527</text:p>
          </table:table-cell>
          <table:table-cell table:formula="of:= -3 + 10*SIN([.A62] / 5 + 5 *PI() / 6)" office:value-type="float" office:value="-5.40566871808992" calcext:value-type="float">
            <text:p>-5,40566871808992</text:p>
          </table:table-cell>
        </table:table-row>
        <table:table-row table:style-name="ro1">
          <table:table-cell table:formula="of:= [.A61] + PI() / 50" office:value-type="float" office:value="3.83274303737955" calcext:value-type="float">
            <text:p>3,83274303737955</text:p>
          </table:table-cell>
          <table:table-cell table:formula="of:=[.B61] + 0" office:value-type="float" office:value="0" calcext:value-type="float">
            <text:p>0</text:p>
          </table:table-cell>
          <table:table-cell table:formula="of:= 3 * COS([.A62])" office:value-type="float" office:value="-2.31153972832736" calcext:value-type="float">
            <text:p>-2,31153972832736</text:p>
          </table:table-cell>
          <table:table-cell table:formula="of:= 5 + 3 * SIN([.A62])" office:value-type="float" office:value="3.08772803075392" calcext:value-type="float">
            <text:p>3,08772803075392</text:p>
          </table:table-cell>
          <table:table-cell office:value-type="string" calcext:value-type="string">
            <text:p>;</text:p>
          </table:table-cell>
          <table:table-cell table:formula="of:=[.F61] + 0" office:value-type="float" office:value="0" calcext:value-type="float">
            <text:p>0</text:p>
          </table:table-cell>
          <table:table-cell table:formula="of:= 3 * COS([.A63])" office:value-type="float" office:value="-2.18690588226423" calcext:value-type="float">
            <text:p>-2,18690588226423</text:p>
          </table:table-cell>
          <table:table-cell table:formula="of:=5 + 3 * SIN([.A63])" office:value-type="float" office:value="2.94635868221393" calcext:value-type="float">
            <text:p>2,94635868221393</text:p>
          </table:table-cell>
          <table:table-cell office:value-type="string" calcext:value-type="string">
            <text:p>|</text:p>
          </table:table-cell>
          <table:table-cell table:formula="of:=[.J61] + 0" office:value-type="float" office:value="0" calcext:value-type="float">
            <text:p>0</text:p>
          </table:table-cell>
          <table:table-cell table:formula="of:= (3 + 3 * ABS(SIN(4 * [.A62]))) * COS([.A62])" office:value-type="float" office:value="-3.1624742568307" calcext:value-type="float">
            <text:p>-3,1624742568307</text:p>
          </table:table-cell>
          <table:table-cell table:formula="of:= 5 + (3 + 3 * ABS(SIN(4 * [.A62]))) * SIN([.A62])" office:value-type="float" office:value="2.38377376746379" calcext:value-type="float">
            <text:p>2,38377376746379</text:p>
          </table:table-cell>
          <table:table-cell office:value-type="string" calcext:value-type="string">
            <text:p>;</text:p>
          </table:table-cell>
          <table:table-cell table:formula="of:=[.N61] + 0" office:value-type="float" office:value="0" calcext:value-type="float">
            <text:p>0</text:p>
          </table:table-cell>
          <table:table-cell table:formula="of:= (3 + 3 * ABS(SIN(4 * [.A63]))) * COS([.A63])" office:value-type="float" office:value="-2.46099786798917" calcext:value-type="float">
            <text:p>-2,46099786798917</text:p>
          </table:table-cell>
          <table:table-cell table:formula="of:= 5 + (3 + 3 * ABS(SIN(4 * [.A63]))) * SIN([.A63])" office:value-type="float" office:value="2.68896917527457" calcext:value-type="float">
            <text:p>2,68896917527457</text:p>
          </table:table-cell>
          <table:table-cell office:value-type="string" calcext:value-type="string">
            <text:p>|</text:p>
          </table:table-cell>
          <table:table-cell table:formula="of:=[.R61] + 0" office:value-type="float" office:value="0" calcext:value-type="float">
            <text:p>0</text:p>
          </table:table-cell>
          <table:table-cell table:formula="of:=8.66 + 10*COS([.A62] / 5 + 5 * PI() / 6)" office:value-type="float" office:value="-1.04632567034527" calcext:value-type="float">
            <text:p>-1,04632567034527</text:p>
          </table:table-cell>
          <table:table-cell table:formula="of:= -3 + 10*SIN([.A62] / 5 + 5 *PI() / 6)" office:value-type="float" office:value="-5.40566871808992" calcext:value-type="float">
            <text:p>-5,40566871808992</text:p>
          </table:table-cell>
          <table:table-cell office:value-type="string" calcext:value-type="string">
            <text:p>;</text:p>
          </table:table-cell>
          <table:table-cell table:formula="of:=[.V61] + 0" office:value-type="float" office:value="0" calcext:value-type="float">
            <text:p>0</text:p>
          </table:table-cell>
          <table:table-cell table:formula="of:=8.66 + 10*COS([.A63] / 5 + 5 * PI() / 6)" office:value-type="float" office:value="-1.0153295706163" calcext:value-type="float">
            <text:p>-1,0153295706163</text:p>
          </table:table-cell>
          <table:table-cell table:formula="of:= -3 + 10*SIN([.A63] / 5 + 5 *PI() / 6)" office:value-type="float" office:value="-5.5274488520953" calcext:value-type="float">
            <text:p>-5,5274488520953</text:p>
          </table:table-cell>
        </table:table-row>
        <table:table-row table:style-name="ro1">
          <table:table-cell table:formula="of:= [.A62] + PI() / 50" office:value-type="float" office:value="3.89557489045135" calcext:value-type="float">
            <text:p>3,89557489045135</text:p>
          </table:table-cell>
          <table:table-cell table:formula="of:=[.B62] + 0" office:value-type="float" office:value="0" calcext:value-type="float">
            <text:p>0</text:p>
          </table:table-cell>
          <table:table-cell table:formula="of:= 3 * COS([.A63])" office:value-type="float" office:value="-2.18690588226423" calcext:value-type="float">
            <text:p>-2,18690588226423</text:p>
          </table:table-cell>
          <table:table-cell table:formula="of:= 5 + 3 * SIN([.A63])" office:value-type="float" office:value="2.94635868221393" calcext:value-type="float">
            <text:p>2,94635868221393</text:p>
          </table:table-cell>
          <table:table-cell office:value-type="string" calcext:value-type="string">
            <text:p>;</text:p>
          </table:table-cell>
          <table:table-cell table:formula="of:=[.F62] + 0" office:value-type="float" office:value="0" calcext:value-type="float">
            <text:p>0</text:p>
          </table:table-cell>
          <table:table-cell table:formula="of:= 3 * COS([.A64])" office:value-type="float" office:value="-2.05364131778606" calcext:value-type="float">
            <text:p>-2,05364131778606</text:p>
          </table:table-cell>
          <table:table-cell table:formula="of:=5 + 3 * SIN([.A64])" office:value-type="float" office:value="2.81309411773576" calcext:value-type="float">
            <text:p>2,81309411773576</text:p>
          </table:table-cell>
          <table:table-cell office:value-type="string" calcext:value-type="string">
            <text:p>|</text:p>
          </table:table-cell>
          <table:table-cell table:formula="of:=[.J62] + 0" office:value-type="float" office:value="0" calcext:value-type="float">
            <text:p>0</text:p>
          </table:table-cell>
          <table:table-cell table:formula="of:= (3 + 3 * ABS(SIN(4 * [.A63]))) * COS([.A63])" office:value-type="float" office:value="-2.46099786798917" calcext:value-type="float">
            <text:p>-2,46099786798917</text:p>
          </table:table-cell>
          <table:table-cell table:formula="of:= 5 + (3 + 3 * ABS(SIN(4 * [.A63]))) * SIN([.A63])" office:value-type="float" office:value="2.68896917527457" calcext:value-type="float">
            <text:p>2,68896917527457</text:p>
          </table:table-cell>
          <table:table-cell office:value-type="string" calcext:value-type="string">
            <text:p>;</text:p>
          </table:table-cell>
          <table:table-cell table:formula="of:=[.N62] + 0" office:value-type="float" office:value="0" calcext:value-type="float">
            <text:p>0</text:p>
          </table:table-cell>
          <table:table-cell table:formula="of:= (3 + 3 * ABS(SIN(4 * [.A64]))) * COS([.A64])" office:value-type="float" office:value="-2.31103082472547" calcext:value-type="float">
            <text:p>-2,31103082472547</text:p>
          </table:table-cell>
          <table:table-cell table:formula="of:= 5 + (3 + 3 * ABS(SIN(4 * [.A64]))) * SIN([.A64])" office:value-type="float" office:value="2.53900213201075" calcext:value-type="float">
            <text:p>2,53900213201075</text:p>
          </table:table-cell>
          <table:table-cell office:value-type="string" calcext:value-type="string">
            <text:p>|</text:p>
          </table:table-cell>
          <table:table-cell table:formula="of:=[.R62] + 0" office:value-type="float" office:value="0" calcext:value-type="float">
            <text:p>0</text:p>
          </table:table-cell>
          <table:table-cell table:formula="of:=8.66 + 10*COS([.A63] / 5 + 5 * PI() / 6)" office:value-type="float" office:value="-1.0153295706163" calcext:value-type="float">
            <text:p>-1,0153295706163</text:p>
          </table:table-cell>
          <table:table-cell table:formula="of:= -3 + 10*SIN([.A63] / 5 + 5 *PI() / 6)" office:value-type="float" office:value="-5.5274488520953" calcext:value-type="float">
            <text:p>-5,5274488520953</text:p>
          </table:table-cell>
          <table:table-cell office:value-type="string" calcext:value-type="string">
            <text:p>;</text:p>
          </table:table-cell>
          <table:table-cell table:formula="of:=[.V62] + 0" office:value-type="float" office:value="0" calcext:value-type="float">
            <text:p>0</text:p>
          </table:table-cell>
          <table:table-cell table:formula="of:=8.66 + 10*COS([.A64] / 5 + 5 * PI() / 6)" office:value-type="float" office:value="-0.982805624188144" calcext:value-type="float">
            <text:p>-0,982805624188144</text:p>
          </table:table-cell>
          <table:table-cell table:formula="of:= -3 + 10*SIN([.A64] / 5 + 5 *PI() / 6)" office:value-type="float" office:value="-5.64882987262782" calcext:value-type="float">
            <text:p>-5,64882987262782</text:p>
          </table:table-cell>
        </table:table-row>
        <table:table-row table:style-name="ro1">
          <table:table-cell table:formula="of:= [.A63] + PI() / 50" office:value-type="float" office:value="3.95840674352314" calcext:value-type="float">
            <text:p>3,95840674352314</text:p>
          </table:table-cell>
          <table:table-cell table:formula="of:=[.B63] + 0" office:value-type="float" office:value="0" calcext:value-type="float">
            <text:p>0</text:p>
          </table:table-cell>
          <table:table-cell table:formula="of:= 3 * COS([.A64])" office:value-type="float" office:value="-2.05364131778606" calcext:value-type="float">
            <text:p>-2,05364131778606</text:p>
          </table:table-cell>
          <table:table-cell table:formula="of:= 5 + 3 * SIN([.A64])" office:value-type="float" office:value="2.81309411773576" calcext:value-type="float">
            <text:p>2,81309411773576</text:p>
          </table:table-cell>
          <table:table-cell office:value-type="string" calcext:value-type="string">
            <text:p>;</text:p>
          </table:table-cell>
          <table:table-cell table:formula="of:=[.F63] + 0" office:value-type="float" office:value="0" calcext:value-type="float">
            <text:p>0</text:p>
          </table:table-cell>
          <table:table-cell table:formula="of:= 3 * COS([.A65])" office:value-type="float" office:value="-1.91227196924606" calcext:value-type="float">
            <text:p>-1,91227196924606</text:p>
          </table:table-cell>
          <table:table-cell table:formula="of:=5 + 3 * SIN([.A65])" office:value-type="float" office:value="2.68846027167263" calcext:value-type="float">
            <text:p>2,68846027167263</text:p>
          </table:table-cell>
          <table:table-cell office:value-type="string" calcext:value-type="string">
            <text:p>|</text:p>
          </table:table-cell>
          <table:table-cell table:formula="of:=[.J63] + 0" office:value-type="float" office:value="0" calcext:value-type="float">
            <text:p>0</text:p>
          </table:table-cell>
          <table:table-cell table:formula="of:= (3 + 3 * ABS(SIN(4 * [.A64]))) * COS([.A64])" office:value-type="float" office:value="-2.31103082472547" calcext:value-type="float">
            <text:p>-2,31103082472547</text:p>
          </table:table-cell>
          <table:table-cell table:formula="of:= 5 + (3 + 3 * ABS(SIN(4 * [.A64]))) * SIN([.A64])" office:value-type="float" office:value="2.53900213201075" calcext:value-type="float">
            <text:p>2,53900213201075</text:p>
          </table:table-cell>
          <table:table-cell office:value-type="string" calcext:value-type="string">
            <text:p>;</text:p>
          </table:table-cell>
          <table:table-cell table:formula="of:=[.N63] + 0" office:value-type="float" office:value="0" calcext:value-type="float">
            <text:p>0</text:p>
          </table:table-cell>
          <table:table-cell table:formula="of:= (3 + 3 * ABS(SIN(4 * [.A65]))) * COS([.A65])" office:value-type="float" office:value="-2.61622623253624" calcext:value-type="float">
            <text:p>-2,61622623253624</text:p>
          </table:table-cell>
          <table:table-cell table:formula="of:= 5 + (3 + 3 * ABS(SIN(4 * [.A65]))) * SIN([.A65])" office:value-type="float" office:value="1.83752574316922" calcext:value-type="float">
            <text:p>1,83752574316922</text:p>
          </table:table-cell>
          <table:table-cell office:value-type="string" calcext:value-type="string">
            <text:p>|</text:p>
          </table:table-cell>
          <table:table-cell table:formula="of:=[.R63] + 0" office:value-type="float" office:value="0" calcext:value-type="float">
            <text:p>0</text:p>
          </table:table-cell>
          <table:table-cell table:formula="of:=8.66 + 10*COS([.A64] / 5 + 5 * PI() / 6)" office:value-type="float" office:value="-0.982805624188144" calcext:value-type="float">
            <text:p>-0,982805624188144</text:p>
          </table:table-cell>
          <table:table-cell table:formula="of:= -3 + 10*SIN([.A64] / 5 + 5 *PI() / 6)" office:value-type="float" office:value="-5.64882987262782" calcext:value-type="float">
            <text:p>-5,64882987262782</text:p>
          </table:table-cell>
          <table:table-cell office:value-type="string" calcext:value-type="string">
            <text:p>;</text:p>
          </table:table-cell>
          <table:table-cell table:formula="of:=[.V63] + 0" office:value-type="float" office:value="0" calcext:value-type="float">
            <text:p>0</text:p>
          </table:table-cell>
          <table:table-cell table:formula="of:=8.66 + 10*COS([.A65] / 5 + 5 * PI() / 6)" office:value-type="float" office:value="-0.948758966968983" calcext:value-type="float">
            <text:p>-0,948758966968983</text:p>
          </table:table-cell>
          <table:table-cell table:formula="of:= -3 + 10*SIN([.A65] / 5 + 5 *PI() / 6)" office:value-type="float" office:value="-5.76979261221723" calcext:value-type="float">
            <text:p>-5,76979261221723</text:p>
          </table:table-cell>
        </table:table-row>
        <table:table-row table:style-name="ro1">
          <table:table-cell table:formula="of:= [.A64] + PI() / 50" office:value-type="float" office:value="4.02123859659494" calcext:value-type="float">
            <text:p>4,02123859659494</text:p>
          </table:table-cell>
          <table:table-cell table:formula="of:=[.B64] + 0" office:value-type="float" office:value="0" calcext:value-type="float">
            <text:p>0</text:p>
          </table:table-cell>
          <table:table-cell table:formula="of:= 3 * COS([.A65])" office:value-type="float" office:value="-1.91227196924606" calcext:value-type="float">
            <text:p>-1,91227196924606</text:p>
          </table:table-cell>
          <table:table-cell table:formula="of:= 5 + 3 * SIN([.A65])" office:value-type="float" office:value="2.68846027167263" calcext:value-type="float">
            <text:p>2,68846027167263</text:p>
          </table:table-cell>
          <table:table-cell office:value-type="string" calcext:value-type="string">
            <text:p>;</text:p>
          </table:table-cell>
          <table:table-cell table:formula="of:=[.F64] + 0" office:value-type="float" office:value="0" calcext:value-type="float">
            <text:p>0</text:p>
          </table:table-cell>
          <table:table-cell table:formula="of:= 3 * COS([.A66])" office:value-type="float" office:value="-1.76335575687741" calcext:value-type="float">
            <text:p>-1,76335575687741</text:p>
          </table:table-cell>
          <table:table-cell table:formula="of:=5 + 3 * SIN([.A66])" office:value-type="float" office:value="2.57294901687515" calcext:value-type="float">
            <text:p>2,57294901687515</text:p>
          </table:table-cell>
          <table:table-cell office:value-type="string" calcext:value-type="string">
            <text:p>|</text:p>
          </table:table-cell>
          <table:table-cell table:formula="of:=[.J64] + 0" office:value-type="float" office:value="0" calcext:value-type="float">
            <text:p>0</text:p>
          </table:table-cell>
          <table:table-cell table:formula="of:= (3 + 3 * ABS(SIN(4 * [.A65]))) * COS([.A65])" office:value-type="float" office:value="-2.61622623253624" calcext:value-type="float">
            <text:p>-2,61622623253624</text:p>
          </table:table-cell>
          <table:table-cell table:formula="of:= 5 + (3 + 3 * ABS(SIN(4 * [.A65]))) * SIN([.A65])" office:value-type="float" office:value="1.83752574316922" calcext:value-type="float">
            <text:p>1,83752574316922</text:p>
          </table:table-cell>
          <table:table-cell office:value-type="string" calcext:value-type="string">
            <text:p>;</text:p>
          </table:table-cell>
          <table:table-cell table:formula="of:=[.N64] + 0" office:value-type="float" office:value="0" calcext:value-type="float">
            <text:p>0</text:p>
          </table:table-cell>
          <table:table-cell table:formula="of:= (3 + 3 * ABS(SIN(4 * [.A66]))) * COS([.A66])" office:value-type="float" office:value="-2.799830265315" calcext:value-type="float">
            <text:p>-2,799830265315</text:p>
          </table:table-cell>
          <table:table-cell table:formula="of:= 5 + (3 + 3 * ABS(SIN(4 * [.A66]))) * SIN([.A66])" office:value-type="float" office:value="1.14636424243239" calcext:value-type="float">
            <text:p>1,14636424243239</text:p>
          </table:table-cell>
          <table:table-cell office:value-type="string" calcext:value-type="string">
            <text:p>|</text:p>
          </table:table-cell>
          <table:table-cell table:formula="of:=[.R64] + 0" office:value-type="float" office:value="0" calcext:value-type="float">
            <text:p>0</text:p>
          </table:table-cell>
          <table:table-cell table:formula="of:=8.66 + 10*COS([.A65] / 5 + 5 * PI() / 6)" office:value-type="float" office:value="-0.948758966968983" calcext:value-type="float">
            <text:p>-0,948758966968983</text:p>
          </table:table-cell>
          <table:table-cell table:formula="of:= -3 + 10*SIN([.A65] / 5 + 5 *PI() / 6)" office:value-type="float" office:value="-5.76979261221723" calcext:value-type="float">
            <text:p>-5,76979261221723</text:p>
          </table:table-cell>
          <table:table-cell office:value-type="string" calcext:value-type="string">
            <text:p>;</text:p>
          </table:table-cell>
          <table:table-cell table:formula="of:=[.V64] + 0" office:value-type="float" office:value="0" calcext:value-type="float">
            <text:p>0</text:p>
          </table:table-cell>
          <table:table-cell table:formula="of:=8.66 + 10*COS([.A66] / 5 + 5 * PI() / 6)" office:value-type="float" office:value="-0.913194975320669" calcext:value-type="float">
            <text:p>-0,913194975320669</text:p>
          </table:table-cell>
          <table:table-cell table:formula="of:= -3 + 10*SIN([.A66] / 5 + 5 *PI() / 6)" office:value-type="float" office:value="-5.89031796944472" calcext:value-type="float">
            <text:p>-5,89031796944472</text:p>
          </table:table-cell>
        </table:table-row>
        <table:table-row table:style-name="ro1">
          <table:table-cell table:formula="of:= [.A65] + PI() / 50" office:value-type="float" office:value="4.08407044966674" calcext:value-type="float">
            <text:p>4,08407044966674</text:p>
          </table:table-cell>
          <table:table-cell table:formula="of:=[.B65] + 0" office:value-type="float" office:value="0" calcext:value-type="float">
            <text:p>0</text:p>
          </table:table-cell>
          <table:table-cell table:formula="of:= 3 * COS([.A66])" office:value-type="float" office:value="-1.76335575687741" calcext:value-type="float">
            <text:p>-1,76335575687741</text:p>
          </table:table-cell>
          <table:table-cell table:formula="of:= 5 + 3 * SIN([.A66])" office:value-type="float" office:value="2.57294901687515" calcext:value-type="float">
            <text:p>2,57294901687515</text:p>
          </table:table-cell>
          <table:table-cell office:value-type="string" calcext:value-type="string">
            <text:p>;</text:p>
          </table:table-cell>
          <table:table-cell table:formula="of:=[.F65] + 0" office:value-type="float" office:value="0" calcext:value-type="float">
            <text:p>0</text:p>
          </table:table-cell>
          <table:table-cell table:formula="of:= 3 * COS([.A67])" office:value-type="float" office:value="-1.60748038493698" calcext:value-type="float">
            <text:p>-1,60748038493698</text:p>
          </table:table-cell>
          <table:table-cell table:formula="of:=5 + 3 * SIN([.A67])" office:value-type="float" office:value="2.46701622349395" calcext:value-type="float">
            <text:p>2,46701622349395</text:p>
          </table:table-cell>
          <table:table-cell office:value-type="string" calcext:value-type="string">
            <text:p>|</text:p>
          </table:table-cell>
          <table:table-cell table:formula="of:=[.J65] + 0" office:value-type="float" office:value="0" calcext:value-type="float">
            <text:p>0</text:p>
          </table:table-cell>
          <table:table-cell table:formula="of:= (3 + 3 * ABS(SIN(4 * [.A66]))) * COS([.A66])" office:value-type="float" office:value="-2.799830265315" calcext:value-type="float">
            <text:p>-2,799830265315</text:p>
          </table:table-cell>
          <table:table-cell table:formula="of:= 5 + (3 + 3 * ABS(SIN(4 * [.A66]))) * SIN([.A66])" office:value-type="float" office:value="1.14636424243239" calcext:value-type="float">
            <text:p>1,14636424243239</text:p>
          </table:table-cell>
          <table:table-cell office:value-type="string" calcext:value-type="string">
            <text:p>;</text:p>
          </table:table-cell>
          <table:table-cell table:formula="of:=[.N65] + 0" office:value-type="float" office:value="0" calcext:value-type="float">
            <text:p>0</text:p>
          </table:table-cell>
          <table:table-cell table:formula="of:= (3 + 3 * ABS(SIN(4 * [.A67]))) * COS([.A67])" office:value-type="float" office:value="-2.84606530903326" calcext:value-type="float">
            <text:p>-2,84606530903326</text:p>
          </table:table-cell>
          <table:table-cell table:formula="of:= 5 + (3 + 3 * ABS(SIN(4 * [.A67]))) * SIN([.A67])" office:value-type="float" office:value="0.515318679959789" calcext:value-type="float">
            <text:p>0,515318679959789</text:p>
          </table:table-cell>
          <table:table-cell office:value-type="string" calcext:value-type="string">
            <text:p>|</text:p>
          </table:table-cell>
          <table:table-cell table:formula="of:=[.R65] + 0" office:value-type="float" office:value="0" calcext:value-type="float">
            <text:p>0</text:p>
          </table:table-cell>
          <table:table-cell table:formula="of:=8.66 + 10*COS([.A66] / 5 + 5 * PI() / 6)" office:value-type="float" office:value="-0.913194975320669" calcext:value-type="float">
            <text:p>-0,913194975320669</text:p>
          </table:table-cell>
          <table:table-cell table:formula="of:= -3 + 10*SIN([.A66] / 5 + 5 *PI() / 6)" office:value-type="float" office:value="-5.89031796944472" calcext:value-type="float">
            <text:p>-5,89031796944472</text:p>
          </table:table-cell>
          <table:table-cell office:value-type="string" calcext:value-type="string">
            <text:p>;</text:p>
          </table:table-cell>
          <table:table-cell table:formula="of:=[.V65] + 0" office:value-type="float" office:value="0" calcext:value-type="float">
            <text:p>0</text:p>
          </table:table-cell>
          <table:table-cell table:formula="of:=8.66 + 10*COS([.A67] / 5 + 5 * PI() / 6)" office:value-type="float" office:value="-0.876119265209757" calcext:value-type="float">
            <text:p>-0,876119265209757</text:p>
          </table:table-cell>
          <table:table-cell table:formula="of:= -3 + 10*SIN([.A67] / 5 + 5 *PI() / 6)" office:value-type="float" office:value="-6.01038691195921" calcext:value-type="float">
            <text:p>-6,01038691195921</text:p>
          </table:table-cell>
        </table:table-row>
        <table:table-row table:style-name="ro1">
          <table:table-cell table:formula="of:= [.A66] + PI() / 50" office:value-type="float" office:value="4.14690230273853" calcext:value-type="float">
            <text:p>4,14690230273853</text:p>
          </table:table-cell>
          <table:table-cell table:formula="of:=[.B66] + 0" office:value-type="float" office:value="0" calcext:value-type="float">
            <text:p>0</text:p>
          </table:table-cell>
          <table:table-cell table:formula="of:= 3 * COS([.A67])" office:value-type="float" office:value="-1.60748038493698" calcext:value-type="float">
            <text:p>-1,60748038493698</text:p>
          </table:table-cell>
          <table:table-cell table:formula="of:= 5 + 3 * SIN([.A67])" office:value-type="float" office:value="2.46701622349395" calcext:value-type="float">
            <text:p>2,46701622349395</text:p>
          </table:table-cell>
          <table:table-cell office:value-type="string" calcext:value-type="string">
            <text:p>;</text:p>
          </table:table-cell>
          <table:table-cell table:formula="of:=[.F66] + 0" office:value-type="float" office:value="0" calcext:value-type="float">
            <text:p>0</text:p>
          </table:table-cell>
          <table:table-cell table:formula="of:= 3 * COS([.A68])" office:value-type="float" office:value="-1.44526102230514" calcext:value-type="float">
            <text:p>-1,44526102230514</text:p>
          </table:table-cell>
          <table:table-cell table:formula="of:=5 + 3 * SIN([.A68])" office:value-type="float" office:value="2.37107995986841" calcext:value-type="float">
            <text:p>2,37107995986841</text:p>
          </table:table-cell>
          <table:table-cell office:value-type="string" calcext:value-type="string">
            <text:p>|</text:p>
          </table:table-cell>
          <table:table-cell table:formula="of:=[.J66] + 0" office:value-type="float" office:value="0" calcext:value-type="float">
            <text:p>0</text:p>
          </table:table-cell>
          <table:table-cell table:formula="of:= (3 + 3 * ABS(SIN(4 * [.A67]))) * COS([.A67])" office:value-type="float" office:value="-2.84606530903326" calcext:value-type="float">
            <text:p>-2,84606530903326</text:p>
          </table:table-cell>
          <table:table-cell table:formula="of:= 5 + (3 + 3 * ABS(SIN(4 * [.A67]))) * SIN([.A67])" office:value-type="float" office:value="0.515318679959789" calcext:value-type="float">
            <text:p>0,515318679959789</text:p>
          </table:table-cell>
          <table:table-cell office:value-type="string" calcext:value-type="string">
            <text:p>;</text:p>
          </table:table-cell>
          <table:table-cell table:formula="of:=[.N66] + 0" office:value-type="float" office:value="0" calcext:value-type="float">
            <text:p>0</text:p>
          </table:table-cell>
          <table:table-cell table:formula="of:= (3 + 3 * ABS(SIN(4 * [.A68]))) * COS([.A68])" office:value-type="float" office:value="-2.75297229316153" calcext:value-type="float">
            <text:p>-2,75297229316153</text:p>
          </table:table-cell>
          <table:table-cell table:formula="of:= 5 + (3 + 3 * ABS(SIN(4 * [.A68]))) * SIN([.A68])" office:value-type="float" office:value="-0.00763801121272767" calcext:value-type="float">
            <text:p>-0,00763801121272767</text:p>
          </table:table-cell>
          <table:table-cell office:value-type="string" calcext:value-type="string">
            <text:p>|</text:p>
          </table:table-cell>
          <table:table-cell table:formula="of:=[.R66] + 0" office:value-type="float" office:value="0" calcext:value-type="float">
            <text:p>0</text:p>
          </table:table-cell>
          <table:table-cell table:formula="of:=8.66 + 10*COS([.A67] / 5 + 5 * PI() / 6)" office:value-type="float" office:value="-0.876119265209757" calcext:value-type="float">
            <text:p>-0,876119265209757</text:p>
          </table:table-cell>
          <table:table-cell table:formula="of:= -3 + 10*SIN([.A67] / 5 + 5 *PI() / 6)" office:value-type="float" office:value="-6.01038691195921" calcext:value-type="float">
            <text:p>-6,01038691195921</text:p>
          </table:table-cell>
          <table:table-cell office:value-type="string" calcext:value-type="string">
            <text:p>;</text:p>
          </table:table-cell>
          <table:table-cell table:formula="of:=[.V66] + 0" office:value-type="float" office:value="0" calcext:value-type="float">
            <text:p>0</text:p>
          </table:table-cell>
          <table:table-cell table:formula="of:=8.66 + 10*COS([.A68] / 5 + 5 * PI() / 6)" office:value-type="float" office:value="-0.837537691320666" calcext:value-type="float">
            <text:p>-0,837537691320666</text:p>
          </table:table-cell>
          <table:table-cell table:formula="of:= -3 + 10*SIN([.A68] / 5 + 5 *PI() / 6)" office:value-type="float" office:value="-6.12998047948279" calcext:value-type="float">
            <text:p>-6,12998047948279</text:p>
          </table:table-cell>
        </table:table-row>
        <table:table-row table:style-name="ro1">
          <table:table-cell table:formula="of:= [.A67] + PI() / 50" office:value-type="float" office:value="4.20973415581033" calcext:value-type="float">
            <text:p>4,20973415581033</text:p>
          </table:table-cell>
          <table:table-cell table:formula="of:=[.B67] + 0" office:value-type="float" office:value="0" calcext:value-type="float">
            <text:p>0</text:p>
          </table:table-cell>
          <table:table-cell table:formula="of:= 3 * COS([.A68])" office:value-type="float" office:value="-1.44526102230514" calcext:value-type="float">
            <text:p>-1,44526102230514</text:p>
          </table:table-cell>
          <table:table-cell table:formula="of:= 5 + 3 * SIN([.A68])" office:value-type="float" office:value="2.37107995986841" calcext:value-type="float">
            <text:p>2,37107995986841</text:p>
          </table:table-cell>
          <table:table-cell office:value-type="string" calcext:value-type="string">
            <text:p>;</text:p>
          </table:table-cell>
          <table:table-cell table:formula="of:=[.F67] + 0" office:value-type="float" office:value="0" calcext:value-type="float">
            <text:p>0</text:p>
          </table:table-cell>
          <table:table-cell table:formula="of:= 3 * COS([.A69])" office:value-type="float" office:value="-1.27733787469521" calcext:value-type="float">
            <text:p>-1,27733787469521</text:p>
          </table:table-cell>
          <table:table-cell table:formula="of:=5 + 3 * SIN([.A69])" office:value-type="float" office:value="2.28551884260194" calcext:value-type="float">
            <text:p>2,28551884260194</text:p>
          </table:table-cell>
          <table:table-cell office:value-type="string" calcext:value-type="string">
            <text:p>|</text:p>
          </table:table-cell>
          <table:table-cell table:formula="of:=[.J67] + 0" office:value-type="float" office:value="0" calcext:value-type="float">
            <text:p>0</text:p>
          </table:table-cell>
          <table:table-cell table:formula="of:= (3 + 3 * ABS(SIN(4 * [.A68]))) * COS([.A68])" office:value-type="float" office:value="-2.75297229316153" calcext:value-type="float">
            <text:p>-2,75297229316153</text:p>
          </table:table-cell>
          <table:table-cell table:formula="of:= 5 + (3 + 3 * ABS(SIN(4 * [.A68]))) * SIN([.A68])" office:value-type="float" office:value="-0.00763801121272767" calcext:value-type="float">
            <text:p>-0,00763801121272767</text:p>
          </table:table-cell>
          <table:table-cell office:value-type="string" calcext:value-type="string">
            <text:p>;</text:p>
          </table:table-cell>
          <table:table-cell table:formula="of:=[.N67] + 0" office:value-type="float" office:value="0" calcext:value-type="float">
            <text:p>0</text:p>
          </table:table-cell>
          <table:table-cell table:formula="of:= (3 + 3 * ABS(SIN(4 * [.A69]))) * COS([.A69])" office:value-type="float" office:value="-2.5320505838812" calcext:value-type="float">
            <text:p>-2,5320505838812</text:p>
          </table:table-cell>
          <table:table-cell table:formula="of:= 5 + (3 + 3 * ABS(SIN(4 * [.A69]))) * SIN([.A69])" office:value-type="float" office:value="-0.380881390653436" calcext:value-type="float">
            <text:p>-0,380881390653436</text:p>
          </table:table-cell>
          <table:table-cell office:value-type="string" calcext:value-type="string">
            <text:p>|</text:p>
          </table:table-cell>
          <table:table-cell table:formula="of:=[.R67] + 0" office:value-type="float" office:value="0" calcext:value-type="float">
            <text:p>0</text:p>
          </table:table-cell>
          <table:table-cell table:formula="of:=8.66 + 10*COS([.A68] / 5 + 5 * PI() / 6)" office:value-type="float" office:value="-0.837537691320666" calcext:value-type="float">
            <text:p>-0,837537691320666</text:p>
          </table:table-cell>
          <table:table-cell table:formula="of:= -3 + 10*SIN([.A68] / 5 + 5 *PI() / 6)" office:value-type="float" office:value="-6.12998047948279" calcext:value-type="float">
            <text:p>-6,12998047948279</text:p>
          </table:table-cell>
          <table:table-cell office:value-type="string" calcext:value-type="string">
            <text:p>;</text:p>
          </table:table-cell>
          <table:table-cell table:formula="of:=[.V67] + 0" office:value-type="float" office:value="0" calcext:value-type="float">
            <text:p>0</text:p>
          </table:table-cell>
          <table:table-cell table:formula="of:=8.66 + 10*COS([.A69] / 5 + 5 * PI() / 6)" office:value-type="float" office:value="-0.797456346131167" calcext:value-type="float">
            <text:p>-0,797456346131167</text:p>
          </table:table-cell>
          <table:table-cell table:formula="of:= -3 + 10*SIN([.A69] / 5 + 5 *PI() / 6)" office:value-type="float" office:value="-6.24907978680477" calcext:value-type="float">
            <text:p>-6,24907978680477</text:p>
          </table:table-cell>
        </table:table-row>
        <table:table-row table:style-name="ro1">
          <table:table-cell table:formula="of:= [.A68] + PI() / 50" office:value-type="float" office:value="4.27256600888212" calcext:value-type="float">
            <text:p>4,27256600888212</text:p>
          </table:table-cell>
          <table:table-cell table:formula="of:=[.B68] + 0" office:value-type="float" office:value="0" calcext:value-type="float">
            <text:p>0</text:p>
          </table:table-cell>
          <table:table-cell table:formula="of:= 3 * COS([.A69])" office:value-type="float" office:value="-1.27733787469521" calcext:value-type="float">
            <text:p>-1,27733787469521</text:p>
          </table:table-cell>
          <table:table-cell table:formula="of:= 5 + 3 * SIN([.A69])" office:value-type="float" office:value="2.28551884260194" calcext:value-type="float">
            <text:p>2,28551884260194</text:p>
          </table:table-cell>
          <table:table-cell office:value-type="string" calcext:value-type="string">
            <text:p>;</text:p>
          </table:table-cell>
          <table:table-cell table:formula="of:=[.F68] + 0" office:value-type="float" office:value="0" calcext:value-type="float">
            <text:p>0</text:p>
          </table:table-cell>
          <table:table-cell table:formula="of:= 3 * COS([.A70])" office:value-type="float" office:value="-1.10437365805403" calcext:value-type="float">
            <text:p>-1,10437365805403</text:p>
          </table:table-cell>
          <table:table-cell table:formula="of:=5 + 3 * SIN([.A70])" office:value-type="float" office:value="2.21067054233524" calcext:value-type="float">
            <text:p>2,21067054233524</text:p>
          </table:table-cell>
          <table:table-cell office:value-type="string" calcext:value-type="string">
            <text:p>|</text:p>
          </table:table-cell>
          <table:table-cell table:formula="of:=[.J68] + 0" office:value-type="float" office:value="0" calcext:value-type="float">
            <text:p>0</text:p>
          </table:table-cell>
          <table:table-cell table:formula="of:= (3 + 3 * ABS(SIN(4 * [.A69]))) * COS([.A69])" office:value-type="float" office:value="-2.5320505838812" calcext:value-type="float">
            <text:p>-2,5320505838812</text:p>
          </table:table-cell>
          <table:table-cell table:formula="of:= 5 + (3 + 3 * ABS(SIN(4 * [.A69]))) * SIN([.A69])" office:value-type="float" office:value="-0.380881390653436" calcext:value-type="float">
            <text:p>-0,380881390653436</text:p>
          </table:table-cell>
          <table:table-cell office:value-type="string" calcext:value-type="string">
            <text:p>;</text:p>
          </table:table-cell>
          <table:table-cell table:formula="of:=[.N68] + 0" office:value-type="float" office:value="0" calcext:value-type="float">
            <text:p>0</text:p>
          </table:table-cell>
          <table:table-cell table:formula="of:= (3 + 3 * ABS(SIN(4 * [.A70]))) * COS([.A70])" office:value-type="float" office:value="-2.20656808696405" calcext:value-type="float">
            <text:p>-2,20656808696405</text:p>
          </table:table-cell>
          <table:table-cell table:formula="of:= 5 + (3 + 3 * ABS(SIN(4 * [.A70]))) * SIN([.A70])" office:value-type="float" office:value="-0.573154810806517" calcext:value-type="float">
            <text:p>-0,573154810806517</text:p>
          </table:table-cell>
          <table:table-cell office:value-type="string" calcext:value-type="string">
            <text:p>|</text:p>
          </table:table-cell>
          <table:table-cell table:formula="of:=[.R68] + 0" office:value-type="float" office:value="0" calcext:value-type="float">
            <text:p>0</text:p>
          </table:table-cell>
          <table:table-cell table:formula="of:=8.66 + 10*COS([.A69] / 5 + 5 * PI() / 6)" office:value-type="float" office:value="-0.797456346131167" calcext:value-type="float">
            <text:p>-0,797456346131167</text:p>
          </table:table-cell>
          <table:table-cell table:formula="of:= -3 + 10*SIN([.A69] / 5 + 5 *PI() / 6)" office:value-type="float" office:value="-6.24907978680477" calcext:value-type="float">
            <text:p>-6,24907978680477</text:p>
          </table:table-cell>
          <table:table-cell office:value-type="string" calcext:value-type="string">
            <text:p>;</text:p>
          </table:table-cell>
          <table:table-cell table:formula="of:=[.V68] + 0" office:value-type="float" office:value="0" calcext:value-type="float">
            <text:p>0</text:p>
          </table:table-cell>
          <table:table-cell table:formula="of:=8.66 + 10*COS([.A70] / 5 + 5 * PI() / 6)" office:value-type="float" office:value="-0.7558815589503" calcext:value-type="float">
            <text:p>-0,7558815589503</text:p>
          </table:table-cell>
          <table:table-cell table:formula="of:= -3 + 10*SIN([.A70] / 5 + 5 *PI() / 6)" office:value-type="float" office:value="-6.36766602676389" calcext:value-type="float">
            <text:p>-6,36766602676389</text:p>
          </table:table-cell>
        </table:table-row>
        <table:table-row table:style-name="ro1">
          <table:table-cell table:formula="of:= [.A69] + PI() / 50" office:value-type="float" office:value="4.33539786195392" calcext:value-type="float">
            <text:p>4,33539786195392</text:p>
          </table:table-cell>
          <table:table-cell table:formula="of:=[.B69] + 0" office:value-type="float" office:value="0" calcext:value-type="float">
            <text:p>0</text:p>
          </table:table-cell>
          <table:table-cell table:formula="of:= 3 * COS([.A70])" office:value-type="float" office:value="-1.10437365805403" calcext:value-type="float">
            <text:p>-1,10437365805403</text:p>
          </table:table-cell>
          <table:table-cell table:formula="of:= 5 + 3 * SIN([.A70])" office:value-type="float" office:value="2.21067054233524" calcext:value-type="float">
            <text:p>2,21067054233524</text:p>
          </table:table-cell>
          <table:table-cell office:value-type="string" calcext:value-type="string">
            <text:p>;</text:p>
          </table:table-cell>
          <table:table-cell table:formula="of:=[.F69] + 0" office:value-type="float" office:value="0" calcext:value-type="float">
            <text:p>0</text:p>
          </table:table-cell>
          <table:table-cell table:formula="of:= 3 * COS([.A71])" office:value-type="float" office:value="-0.927050983124838" calcext:value-type="float">
            <text:p>-0,927050983124838</text:p>
          </table:table-cell>
          <table:table-cell table:formula="of:=5 + 3 * SIN([.A71])" office:value-type="float" office:value="2.14683045111454" calcext:value-type="float">
            <text:p>2,14683045111454</text:p>
          </table:table-cell>
          <table:table-cell office:value-type="string" calcext:value-type="string">
            <text:p>|</text:p>
          </table:table-cell>
          <table:table-cell table:formula="of:=[.J69] + 0" office:value-type="float" office:value="0" calcext:value-type="float">
            <text:p>0</text:p>
          </table:table-cell>
          <table:table-cell table:formula="of:= (3 + 3 * ABS(SIN(4 * [.A70]))) * COS([.A70])" office:value-type="float" office:value="-2.20656808696405" calcext:value-type="float">
            <text:p>-2,20656808696405</text:p>
          </table:table-cell>
          <table:table-cell table:formula="of:= 5 + (3 + 3 * ABS(SIN(4 * [.A70]))) * SIN([.A70])" office:value-type="float" office:value="-0.573154810806517" calcext:value-type="float">
            <text:p>-0,573154810806517</text:p>
          </table:table-cell>
          <table:table-cell office:value-type="string" calcext:value-type="string">
            <text:p>;</text:p>
          </table:table-cell>
          <table:table-cell table:formula="of:=[.N69] + 0" office:value-type="float" office:value="0" calcext:value-type="float">
            <text:p>0</text:p>
          </table:table-cell>
          <table:table-cell table:formula="of:= (3 + 3 * ABS(SIN(4 * [.A71]))) * COS([.A71])" office:value-type="float" office:value="-1.80872886156354" calcext:value-type="float">
            <text:p>-1,80872886156354</text:p>
          </table:table-cell>
          <table:table-cell table:formula="of:= 5 + (3 + 3 * ABS(SIN(4 * [.A71]))) * SIN([.A71])" office:value-type="float" office:value="-0.566695040447879" calcext:value-type="float">
            <text:p>-0,566695040447879</text:p>
          </table:table-cell>
          <table:table-cell office:value-type="string" calcext:value-type="string">
            <text:p>|</text:p>
          </table:table-cell>
          <table:table-cell table:formula="of:=[.R69] + 0" office:value-type="float" office:value="0" calcext:value-type="float">
            <text:p>0</text:p>
          </table:table-cell>
          <table:table-cell table:formula="of:=8.66 + 10*COS([.A70] / 5 + 5 * PI() / 6)" office:value-type="float" office:value="-0.7558815589503" calcext:value-type="float">
            <text:p>-0,7558815589503</text:p>
          </table:table-cell>
          <table:table-cell table:formula="of:= -3 + 10*SIN([.A70] / 5 + 5 *PI() / 6)" office:value-type="float" office:value="-6.36766602676389" calcext:value-type="float">
            <text:p>-6,36766602676389</text:p>
          </table:table-cell>
          <table:table-cell office:value-type="string" calcext:value-type="string">
            <text:p>;</text:p>
          </table:table-cell>
          <table:table-cell table:formula="of:=[.V69] + 0" office:value-type="float" office:value="0" calcext:value-type="float">
            <text:p>0</text:p>
          </table:table-cell>
          <table:table-cell table:formula="of:=8.66 + 10*COS([.A71] / 5 + 5 * PI() / 6)" office:value-type="float" office:value="-0.712819894918914" calcext:value-type="float">
            <text:p>-0,712819894918914</text:p>
          </table:table-cell>
          <table:table-cell table:formula="of:= -3 + 10*SIN([.A71] / 5 + 5 *PI() / 6)" office:value-type="float" office:value="-6.48572047321816" calcext:value-type="float">
            <text:p>-6,48572047321816</text:p>
          </table:table-cell>
        </table:table-row>
        <table:table-row table:style-name="ro1">
          <table:table-cell table:formula="of:= [.A70] + PI() / 50" office:value-type="float" office:value="4.39822971502571" calcext:value-type="float">
            <text:p>4,39822971502571</text:p>
          </table:table-cell>
          <table:table-cell table:formula="of:=[.B70] + 0" office:value-type="float" office:value="0" calcext:value-type="float">
            <text:p>0</text:p>
          </table:table-cell>
          <table:table-cell table:formula="of:= 3 * COS([.A71])" office:value-type="float" office:value="-0.927050983124838" calcext:value-type="float">
            <text:p>-0,927050983124838</text:p>
          </table:table-cell>
          <table:table-cell table:formula="of:= 5 + 3 * SIN([.A71])" office:value-type="float" office:value="2.14683045111454" calcext:value-type="float">
            <text:p>2,14683045111454</text:p>
          </table:table-cell>
          <table:table-cell office:value-type="string" calcext:value-type="string">
            <text:p>;</text:p>
          </table:table-cell>
          <table:table-cell table:formula="of:=[.F70] + 0" office:value-type="float" office:value="0" calcext:value-type="float">
            <text:p>0</text:p>
          </table:table-cell>
          <table:table-cell table:formula="of:= 3 * COS([.A72])" office:value-type="float" office:value="-0.746069661494561" calcext:value-type="float">
            <text:p>-0,746069661494561</text:p>
          </table:table-cell>
          <table:table-cell table:formula="of:=5 + 3 * SIN([.A72])" office:value-type="float" office:value="2.09425051661411" calcext:value-type="float">
            <text:p>2,09425051661411</text:p>
          </table:table-cell>
          <table:table-cell office:value-type="string" calcext:value-type="string">
            <text:p>|</text:p>
          </table:table-cell>
          <table:table-cell table:formula="of:=[.J70] + 0" office:value-type="float" office:value="0" calcext:value-type="float">
            <text:p>0</text:p>
          </table:table-cell>
          <table:table-cell table:formula="of:= (3 + 3 * ABS(SIN(4 * [.A71]))) * COS([.A71])" office:value-type="float" office:value="-1.80872886156354" calcext:value-type="float">
            <text:p>-1,80872886156354</text:p>
          </table:table-cell>
          <table:table-cell table:formula="of:= 5 + (3 + 3 * ABS(SIN(4 * [.A71]))) * SIN([.A71])" office:value-type="float" office:value="-0.566695040447879" calcext:value-type="float">
            <text:p>-0,566695040447879</text:p>
          </table:table-cell>
          <table:table-cell office:value-type="string" calcext:value-type="string">
            <text:p>;</text:p>
          </table:table-cell>
          <table:table-cell table:formula="of:=[.N70] + 0" office:value-type="float" office:value="0" calcext:value-type="float">
            <text:p>0</text:p>
          </table:table-cell>
          <table:table-cell table:formula="of:= (3 + 3 * ABS(SIN(4 * [.A72]))) * COS([.A72])" office:value-type="float" office:value="-1.37599711106425" calcext:value-type="float">
            <text:p>-1,37599711106425</text:p>
          </table:table-cell>
          <table:table-cell table:formula="of:= 5 + (3 + 3 * ABS(SIN(4 * [.A72]))) * SIN([.A72])" office:value-type="float" office:value="-0.359154916721651" calcext:value-type="float">
            <text:p>-0,359154916721651</text:p>
          </table:table-cell>
          <table:table-cell office:value-type="string" calcext:value-type="string">
            <text:p>|</text:p>
          </table:table-cell>
          <table:table-cell table:formula="of:=[.R70] + 0" office:value-type="float" office:value="0" calcext:value-type="float">
            <text:p>0</text:p>
          </table:table-cell>
          <table:table-cell table:formula="of:=8.66 + 10*COS([.A71] / 5 + 5 * PI() / 6)" office:value-type="float" office:value="-0.712819894918914" calcext:value-type="float">
            <text:p>-0,712819894918914</text:p>
          </table:table-cell>
          <table:table-cell table:formula="of:= -3 + 10*SIN([.A71] / 5 + 5 *PI() / 6)" office:value-type="float" office:value="-6.48572047321816" calcext:value-type="float">
            <text:p>-6,48572047321816</text:p>
          </table:table-cell>
          <table:table-cell office:value-type="string" calcext:value-type="string">
            <text:p>;</text:p>
          </table:table-cell>
          <table:table-cell table:formula="of:=[.V70] + 0" office:value-type="float" office:value="0" calcext:value-type="float">
            <text:p>0</text:p>
          </table:table-cell>
          <table:table-cell table:formula="of:=8.66 + 10*COS([.A72] / 5 + 5 * PI() / 6)" office:value-type="float" office:value="-0.668278153972945" calcext:value-type="float">
            <text:p>-0,668278153972945</text:p>
          </table:table-cell>
          <table:table-cell table:formula="of:= -3 + 10*SIN([.A72] / 5 + 5 *PI() / 6)" office:value-type="float" office:value="-6.60322448400195" calcext:value-type="float">
            <text:p>-6,60322448400195</text:p>
          </table:table-cell>
        </table:table-row>
        <table:table-row table:style-name="ro1">
          <table:table-cell table:formula="of:= [.A71] + PI() / 50" office:value-type="float" office:value="4.46106156809751" calcext:value-type="float">
            <text:p>4,46106156809751</text:p>
          </table:table-cell>
          <table:table-cell table:formula="of:=[.B71] + 0" office:value-type="float" office:value="0" calcext:value-type="float">
            <text:p>0</text:p>
          </table:table-cell>
          <table:table-cell table:formula="of:= 3 * COS([.A72])" office:value-type="float" office:value="-0.746069661494561" calcext:value-type="float">
            <text:p>-0,746069661494561</text:p>
          </table:table-cell>
          <table:table-cell table:formula="of:= 5 + 3 * SIN([.A72])" office:value-type="float" office:value="2.09425051661411" calcext:value-type="float">
            <text:p>2,09425051661411</text:p>
          </table:table-cell>
          <table:table-cell office:value-type="string" calcext:value-type="string">
            <text:p>;</text:p>
          </table:table-cell>
          <table:table-cell table:formula="of:=[.F71] + 0" office:value-type="float" office:value="0" calcext:value-type="float">
            <text:p>0</text:p>
          </table:table-cell>
          <table:table-cell table:formula="of:= 3 * COS([.A73])" office:value-type="float" office:value="-0.562143943757171" calcext:value-type="float">
            <text:p>-0,562143943757171</text:p>
          </table:table-cell>
          <table:table-cell table:formula="of:=5 + 3 * SIN([.A73])" office:value-type="float" office:value="2.05313824781393" calcext:value-type="float">
            <text:p>2,05313824781393</text:p>
          </table:table-cell>
          <table:table-cell office:value-type="string" calcext:value-type="string">
            <text:p>|</text:p>
          </table:table-cell>
          <table:table-cell table:formula="of:=[.J71] + 0" office:value-type="float" office:value="0" calcext:value-type="float">
            <text:p>0</text:p>
          </table:table-cell>
          <table:table-cell table:formula="of:= (3 + 3 * ABS(SIN(4 * [.A72]))) * COS([.A72])" office:value-type="float" office:value="-1.37599711106425" calcext:value-type="float">
            <text:p>-1,37599711106425</text:p>
          </table:table-cell>
          <table:table-cell table:formula="of:= 5 + (3 + 3 * ABS(SIN(4 * [.A72]))) * SIN([.A72])" office:value-type="float" office:value="-0.359154916721651" calcext:value-type="float">
            <text:p>-0,359154916721651</text:p>
          </table:table-cell>
          <table:table-cell office:value-type="string" calcext:value-type="string">
            <text:p>;</text:p>
          </table:table-cell>
          <table:table-cell table:formula="of:=[.N71] + 0" office:value-type="float" office:value="0" calcext:value-type="float">
            <text:p>0</text:p>
          </table:table-cell>
          <table:table-cell table:formula="of:= (3 + 3 * ABS(SIN(4 * [.A73]))) * COS([.A73])" office:value-type="float" office:value="-0.946957953571481" calcext:value-type="float">
            <text:p>-0,946957953571481</text:p>
          </table:table-cell>
          <table:table-cell table:formula="of:= 5 + (3 + 3 * ABS(SIN(4 * [.A73]))) * SIN([.A73])" office:value-type="float" office:value="0.0358725637830251" calcext:value-type="float">
            <text:p>0,0358725637830251</text:p>
          </table:table-cell>
          <table:table-cell office:value-type="string" calcext:value-type="string">
            <text:p>|</text:p>
          </table:table-cell>
          <table:table-cell table:formula="of:=[.R71] + 0" office:value-type="float" office:value="0" calcext:value-type="float">
            <text:p>0</text:p>
          </table:table-cell>
          <table:table-cell table:formula="of:=8.66 + 10*COS([.A72] / 5 + 5 * PI() / 6)" office:value-type="float" office:value="-0.668278153972945" calcext:value-type="float">
            <text:p>-0,668278153972945</text:p>
          </table:table-cell>
          <table:table-cell table:formula="of:= -3 + 10*SIN([.A72] / 5 + 5 *PI() / 6)" office:value-type="float" office:value="-6.60322448400195" calcext:value-type="float">
            <text:p>-6,60322448400195</text:p>
          </table:table-cell>
          <table:table-cell office:value-type="string" calcext:value-type="string">
            <text:p>;</text:p>
          </table:table-cell>
          <table:table-cell table:formula="of:=[.V71] + 0" office:value-type="float" office:value="0" calcext:value-type="float">
            <text:p>0</text:p>
          </table:table-cell>
          <table:table-cell table:formula="of:=8.66 + 10*COS([.A73] / 5 + 5 * PI() / 6)" office:value-type="float" office:value="-0.622263369769632" calcext:value-type="float">
            <text:p>-0,622263369769632</text:p>
          </table:table-cell>
          <table:table-cell table:formula="of:= -3 + 10*SIN([.A73] / 5 + 5 *PI() / 6)" office:value-type="float" office:value="-6.72015950386982" calcext:value-type="float">
            <text:p>-6,72015950386982</text:p>
          </table:table-cell>
        </table:table-row>
        <table:table-row table:style-name="ro1">
          <table:table-cell table:formula="of:= [.A72] + PI() / 50" office:value-type="float" office:value="4.5238934211693" calcext:value-type="float">
            <text:p>4,5238934211693</text:p>
          </table:table-cell>
          <table:table-cell table:formula="of:=[.B72] + 0" office:value-type="float" office:value="0" calcext:value-type="float">
            <text:p>0</text:p>
          </table:table-cell>
          <table:table-cell table:formula="of:= 3 * COS([.A73])" office:value-type="float" office:value="-0.562143943757171" calcext:value-type="float">
            <text:p>-0,562143943757171</text:p>
          </table:table-cell>
          <table:table-cell table:formula="of:= 5 + 3 * SIN([.A73])" office:value-type="float" office:value="2.05313824781393" calcext:value-type="float">
            <text:p>2,05313824781393</text:p>
          </table:table-cell>
          <table:table-cell office:value-type="string" calcext:value-type="string">
            <text:p>;</text:p>
          </table:table-cell>
          <table:table-cell table:formula="of:=[.F72] + 0" office:value-type="float" office:value="0" calcext:value-type="float">
            <text:p>0</text:p>
          </table:table-cell>
          <table:table-cell table:formula="of:= 3 * COS([.A74])" office:value-type="float" office:value="-0.375999700692911" calcext:value-type="float">
            <text:p>-0,375999700692911</text:p>
          </table:table-cell>
          <table:table-cell table:formula="of:=5 + 3 * SIN([.A74])" office:value-type="float" office:value="2.02365589605657" calcext:value-type="float">
            <text:p>2,02365589605657</text:p>
          </table:table-cell>
          <table:table-cell office:value-type="string" calcext:value-type="string">
            <text:p>|</text:p>
          </table:table-cell>
          <table:table-cell table:formula="of:=[.J72] + 0" office:value-type="float" office:value="0" calcext:value-type="float">
            <text:p>0</text:p>
          </table:table-cell>
          <table:table-cell table:formula="of:= (3 + 3 * ABS(SIN(4 * [.A73]))) * COS([.A73])" office:value-type="float" office:value="-0.946957953571481" calcext:value-type="float">
            <text:p>-0,946957953571481</text:p>
          </table:table-cell>
          <table:table-cell table:formula="of:= 5 + (3 + 3 * ABS(SIN(4 * [.A73]))) * SIN([.A73])" office:value-type="float" office:value="0.0358725637830251" calcext:value-type="float">
            <text:p>0,0358725637830251</text:p>
          </table:table-cell>
          <table:table-cell office:value-type="string" calcext:value-type="string">
            <text:p>;</text:p>
          </table:table-cell>
          <table:table-cell table:formula="of:=[.N72] + 0" office:value-type="float" office:value="0" calcext:value-type="float">
            <text:p>0</text:p>
          </table:table-cell>
          <table:table-cell table:formula="of:= (3 + 3 * ABS(SIN(4 * [.A74]))) * COS([.A74])" office:value-type="float" office:value="-0.557138937962866" calcext:value-type="float">
            <text:p>-0,557138937962866</text:p>
          </table:table-cell>
          <table:table-cell table:formula="of:= 5 + (3 + 3 * ABS(SIN(4 * [.A74]))) * SIN([.A74])" office:value-type="float" office:value="0.589791188590845" calcext:value-type="float">
            <text:p>0,589791188590845</text:p>
          </table:table-cell>
          <table:table-cell office:value-type="string" calcext:value-type="string">
            <text:p>|</text:p>
          </table:table-cell>
          <table:table-cell table:formula="of:=[.R72] + 0" office:value-type="float" office:value="0" calcext:value-type="float">
            <text:p>0</text:p>
          </table:table-cell>
          <table:table-cell table:formula="of:=8.66 + 10*COS([.A73] / 5 + 5 * PI() / 6)" office:value-type="float" office:value="-0.622263369769632" calcext:value-type="float">
            <text:p>-0,622263369769632</text:p>
          </table:table-cell>
          <table:table-cell table:formula="of:= -3 + 10*SIN([.A73] / 5 + 5 *PI() / 6)" office:value-type="float" office:value="-6.72015950386982" calcext:value-type="float">
            <text:p>-6,72015950386982</text:p>
          </table:table-cell>
          <table:table-cell office:value-type="string" calcext:value-type="string">
            <text:p>;</text:p>
          </table:table-cell>
          <table:table-cell table:formula="of:=[.V72] + 0" office:value-type="float" office:value="0" calcext:value-type="float">
            <text:p>0</text:p>
          </table:table-cell>
          <table:table-cell table:formula="of:=8.66 + 10*COS([.A74] / 5 + 5 * PI() / 6)" office:value-type="float" office:value="-0.574782808576822" calcext:value-type="float">
            <text:p>-0,574782808576822</text:p>
          </table:table-cell>
          <table:table-cell table:formula="of:= -3 + 10*SIN([.A74] / 5 + 5 *PI() / 6)" office:value-type="float" office:value="-6.83650706742657" calcext:value-type="float">
            <text:p>-6,83650706742657</text:p>
          </table:table-cell>
        </table:table-row>
        <table:table-row table:style-name="ro1">
          <table:table-cell table:formula="of:= [.A73] + PI() / 50" office:value-type="float" office:value="4.5867252742411" calcext:value-type="float">
            <text:p>4,5867252742411</text:p>
          </table:table-cell>
          <table:table-cell table:formula="of:=[.B73] + 0" office:value-type="float" office:value="0" calcext:value-type="float">
            <text:p>0</text:p>
          </table:table-cell>
          <table:table-cell table:formula="of:= 3 * COS([.A74])" office:value-type="float" office:value="-0.375999700692911" calcext:value-type="float">
            <text:p>-0,375999700692911</text:p>
          </table:table-cell>
          <table:table-cell table:formula="of:= 5 + 3 * SIN([.A74])" office:value-type="float" office:value="2.02365589605657" calcext:value-type="float">
            <text:p>2,02365589605657</text:p>
          </table:table-cell>
          <table:table-cell office:value-type="string" calcext:value-type="string">
            <text:p>;</text:p>
          </table:table-cell>
          <table:table-cell table:formula="of:=[.F73] + 0" office:value-type="float" office:value="0" calcext:value-type="float">
            <text:p>0</text:p>
          </table:table-cell>
          <table:table-cell table:formula="of:= 3 * COS([.A75])" office:value-type="float" office:value="-0.18837155858794" calcext:value-type="float">
            <text:p>-0,18837155858794</text:p>
          </table:table-cell>
          <table:table-cell table:formula="of:=5 + 3 * SIN([.A75])" office:value-type="float" office:value="2.00591981471519" calcext:value-type="float">
            <text:p>2,00591981471519</text:p>
          </table:table-cell>
          <table:table-cell office:value-type="string" calcext:value-type="string">
            <text:p>|</text:p>
          </table:table-cell>
          <table:table-cell table:formula="of:=[.J73] + 0" office:value-type="float" office:value="0" calcext:value-type="float">
            <text:p>0</text:p>
          </table:table-cell>
          <table:table-cell table:formula="of:= (3 + 3 * ABS(SIN(4 * [.A74]))) * COS([.A74])" office:value-type="float" office:value="-0.557138937962866" calcext:value-type="float">
            <text:p>-0,557138937962866</text:p>
          </table:table-cell>
          <table:table-cell table:formula="of:= 5 + (3 + 3 * ABS(SIN(4 * [.A74]))) * SIN([.A74])" office:value-type="float" office:value="0.589791188590845" calcext:value-type="float">
            <text:p>0,589791188590845</text:p>
          </table:table-cell>
          <table:table-cell office:value-type="string" calcext:value-type="string">
            <text:p>;</text:p>
          </table:table-cell>
          <table:table-cell table:formula="of:=[.N73] + 0" office:value-type="float" office:value="0" calcext:value-type="float">
            <text:p>0</text:p>
          </table:table-cell>
          <table:table-cell table:formula="of:= (3 + 3 * ABS(SIN(4 * [.A75]))) * COS([.A75])" office:value-type="float" office:value="-0.235217660238242" calcext:value-type="float">
            <text:p>-0,235217660238242</text:p>
          </table:table-cell>
          <table:table-cell table:formula="of:= 5 + (3 + 3 * ABS(SIN(4 * [.A75]))) * SIN([.A75])" office:value-type="float" office:value="1.26132235127418" calcext:value-type="float">
            <text:p>1,26132235127418</text:p>
          </table:table-cell>
          <table:table-cell office:value-type="string" calcext:value-type="string">
            <text:p>|</text:p>
          </table:table-cell>
          <table:table-cell table:formula="of:=[.R73] + 0" office:value-type="float" office:value="0" calcext:value-type="float">
            <text:p>0</text:p>
          </table:table-cell>
          <table:table-cell table:formula="of:=8.66 + 10*COS([.A74] / 5 + 5 * PI() / 6)" office:value-type="float" office:value="-0.574782808576822" calcext:value-type="float">
            <text:p>-0,574782808576822</text:p>
          </table:table-cell>
          <table:table-cell table:formula="of:= -3 + 10*SIN([.A74] / 5 + 5 *PI() / 6)" office:value-type="float" office:value="-6.83650706742657" calcext:value-type="float">
            <text:p>-6,83650706742657</text:p>
          </table:table-cell>
          <table:table-cell office:value-type="string" calcext:value-type="string">
            <text:p>;</text:p>
          </table:table-cell>
          <table:table-cell table:formula="of:=[.V73] + 0" office:value-type="float" office:value="0" calcext:value-type="float">
            <text:p>0</text:p>
          </table:table-cell>
          <table:table-cell table:formula="of:=8.66 + 10*COS([.A75] / 5 + 5 * PI() / 6)" office:value-type="float" office:value="-0.525843968125539" calcext:value-type="float">
            <text:p>-0,525843968125539</text:p>
          </table:table-cell>
          <table:table-cell table:formula="of:= -3 + 10*SIN([.A75] / 5 + 5 *PI() / 6)" office:value-type="float" office:value="-6.95224880204317" calcext:value-type="float">
            <text:p>-6,95224880204317</text:p>
          </table:table-cell>
        </table:table-row>
        <table:table-row table:style-name="ro1">
          <table:table-cell table:formula="of:= [.A74] + PI() / 50" office:value-type="float" office:value="4.64955712731289" calcext:value-type="float">
            <text:p>4,64955712731289</text:p>
          </table:table-cell>
          <table:table-cell table:formula="of:=[.B74] + 0" office:value-type="float" office:value="0" calcext:value-type="float">
            <text:p>0</text:p>
          </table:table-cell>
          <table:table-cell table:formula="of:= 3 * COS([.A75])" office:value-type="float" office:value="-0.18837155858794" calcext:value-type="float">
            <text:p>-0,18837155858794</text:p>
          </table:table-cell>
          <table:table-cell table:formula="of:= 5 + 3 * SIN([.A75])" office:value-type="float" office:value="2.00591981471519" calcext:value-type="float">
            <text:p>2,00591981471519</text:p>
          </table:table-cell>
          <table:table-cell office:value-type="string" calcext:value-type="string">
            <text:p>;</text:p>
          </table:table-cell>
          <table:table-cell table:formula="of:=[.F74] + 0" office:value-type="float" office:value="0" calcext:value-type="float">
            <text:p>0</text:p>
          </table:table-cell>
          <table:table-cell table:formula="of:= 3 * COS([.A76])" office:value-type="float" office:value="-5.51091059616309E-016" calcext:value-type="float">
            <text:p>-5,51091059616309E-16</text:p>
          </table:table-cell>
          <table:table-cell table:formula="of:=5 + 3 * SIN([.A76])" office:value-type="float" office:value="2" calcext:value-type="float">
            <text:p>2</text:p>
          </table:table-cell>
          <table:table-cell office:value-type="string" calcext:value-type="string">
            <text:p>|</text:p>
          </table:table-cell>
          <table:table-cell table:formula="of:=[.J74] + 0" office:value-type="float" office:value="0" calcext:value-type="float">
            <text:p>0</text:p>
          </table:table-cell>
          <table:table-cell table:formula="of:= (3 + 3 * ABS(SIN(4 * [.A75]))) * COS([.A75])" office:value-type="float" office:value="-0.235217660238242" calcext:value-type="float">
            <text:p>-0,235217660238242</text:p>
          </table:table-cell>
          <table:table-cell table:formula="of:= 5 + (3 + 3 * ABS(SIN(4 * [.A75]))) * SIN([.A75])" office:value-type="float" office:value="1.26132235127418" calcext:value-type="float">
            <text:p>1,26132235127418</text:p>
          </table:table-cell>
          <table:table-cell office:value-type="string" calcext:value-type="string">
            <text:p>;</text:p>
          </table:table-cell>
          <table:table-cell table:formula="of:=[.N74] + 0" office:value-type="float" office:value="0" calcext:value-type="float">
            <text:p>0</text:p>
          </table:table-cell>
          <table:table-cell table:formula="of:= (3 + 3 * ABS(SIN(4 * [.A76]))) * COS([.A76])" office:value-type="float" office:value="-5.51091059616309E-016" calcext:value-type="float">
            <text:p>-5,51091059616309E-16</text:p>
          </table:table-cell>
          <table:table-cell table:formula="of:= 5 + (3 + 3 * ABS(SIN(4 * [.A76]))) * SIN([.A76])" office:value-type="float" office:value="2" calcext:value-type="float">
            <text:p>2</text:p>
          </table:table-cell>
          <table:table-cell office:value-type="string" calcext:value-type="string">
            <text:p>|</text:p>
          </table:table-cell>
          <table:table-cell table:formula="of:=[.R74] + 0" office:value-type="float" office:value="0" calcext:value-type="float">
            <text:p>0</text:p>
          </table:table-cell>
          <table:table-cell table:formula="of:=8.66 + 10*COS([.A75] / 5 + 5 * PI() / 6)" office:value-type="float" office:value="-0.525843968125539" calcext:value-type="float">
            <text:p>-0,525843968125539</text:p>
          </table:table-cell>
          <table:table-cell table:formula="of:= -3 + 10*SIN([.A75] / 5 + 5 *PI() / 6)" office:value-type="float" office:value="-6.95224880204317" calcext:value-type="float">
            <text:p>-6,95224880204317</text:p>
          </table:table-cell>
          <table:table-cell office:value-type="string" calcext:value-type="string">
            <text:p>;</text:p>
          </table:table-cell>
          <table:table-cell table:formula="of:=[.V74] + 0" office:value-type="float" office:value="0" calcext:value-type="float">
            <text:p>0</text:p>
          </table:table-cell>
          <table:table-cell table:formula="of:=8.66 + 10*COS([.A76] / 5 + 5 * PI() / 6)" office:value-type="float" office:value="-0.475454576426008" calcext:value-type="float">
            <text:p>-0,475454576426008</text:p>
          </table:table-cell>
          <table:table-cell table:formula="of:= -3 + 10*SIN([.A76] / 5 + 5 *PI() / 6)" office:value-type="float" office:value="-7.067366430758" calcext:value-type="float">
            <text:p>-7,067366430758</text:p>
          </table:table-cell>
        </table:table-row>
        <table:table-row table:style-name="ro1">
          <table:table-cell table:formula="of:= [.A75] + PI() / 50" office:value-type="float" office:value="4.71238898038469" calcext:value-type="float">
            <text:p>4,71238898038469</text:p>
          </table:table-cell>
          <table:table-cell table:formula="of:=[.B75] + 0" office:value-type="float" office:value="0" calcext:value-type="float">
            <text:p>0</text:p>
          </table:table-cell>
          <table:table-cell table:formula="of:= 3 * COS([.A76])" office:value-type="float" office:value="-5.51091059616309E-016" calcext:value-type="float">
            <text:p>-5,51091059616309E-16</text:p>
          </table:table-cell>
          <table:table-cell table:formula="of:= 5 + 3 * SIN([.A76])"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 table:formula="of:=[.F75] + 0" office:value-type="float" office:value="0" calcext:value-type="float">
            <text:p>0</text:p>
          </table:table-cell>
          <table:table-cell table:formula="of:= 3 * COS([.A77])" office:value-type="float" office:value="0.188371558587939" calcext:value-type="float">
            <text:p>0,188371558587939</text:p>
          </table:table-cell>
          <table:table-cell table:formula="of:=5 + 3 * SIN([.A77])" office:value-type="float" office:value="2.00591981471519" calcext:value-type="float">
            <text:p>2,00591981471519</text:p>
          </table:table-cell>
          <table:table-cell office:value-type="string" calcext:value-type="string">
            <text:p>|</text:p>
          </table:table-cell>
          <table:table-cell table:formula="of:=[.J75] + 0" office:value-type="float" office:value="0" calcext:value-type="float">
            <text:p>0</text:p>
          </table:table-cell>
          <table:table-cell table:formula="of:= (3 + 3 * ABS(SIN(4 * [.A76]))) * COS([.A76])" office:value-type="float" office:value="-5.51091059616309E-016" calcext:value-type="float">
            <text:p>-5,51091059616309E-16</text:p>
          </table:table-cell>
          <table:table-cell table:formula="of:= 5 + (3 + 3 * ABS(SIN(4 * [.A76]))) * SIN([.A76])"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 table:formula="of:=[.N75] + 0" office:value-type="float" office:value="0" calcext:value-type="float">
            <text:p>0</text:p>
          </table:table-cell>
          <table:table-cell table:formula="of:= (3 + 3 * ABS(SIN(4 * [.A77]))) * COS([.A77])" office:value-type="float" office:value="0.23521766023824" calcext:value-type="float">
            <text:p>0,23521766023824</text:p>
          </table:table-cell>
          <table:table-cell table:formula="of:= 5 + (3 + 3 * ABS(SIN(4 * [.A77]))) * SIN([.A77])" office:value-type="float" office:value="1.26132235127418" calcext:value-type="float">
            <text:p>1,26132235127418</text:p>
          </table:table-cell>
          <table:table-cell office:value-type="string" calcext:value-type="string">
            <text:p>|</text:p>
          </table:table-cell>
          <table:table-cell table:formula="of:=[.R75] + 0" office:value-type="float" office:value="0" calcext:value-type="float">
            <text:p>0</text:p>
          </table:table-cell>
          <table:table-cell table:formula="of:=8.66 + 10*COS([.A76] / 5 + 5 * PI() / 6)" office:value-type="float" office:value="-0.475454576426008" calcext:value-type="float">
            <text:p>-0,475454576426008</text:p>
          </table:table-cell>
          <table:table-cell table:formula="of:= -3 + 10*SIN([.A76] / 5 + 5 *PI() / 6)" office:value-type="float" office:value="-7.067366430758" calcext:value-type="float">
            <text:p>-7,067366430758</text:p>
          </table:table-cell>
          <table:table-cell office:value-type="string" calcext:value-type="string">
            <text:p>;</text:p>
          </table:table-cell>
          <table:table-cell table:formula="of:=[.V75] + 0" office:value-type="float" office:value="0" calcext:value-type="float">
            <text:p>0</text:p>
          </table:table-cell>
          <table:table-cell table:formula="of:=8.66 + 10*COS([.A77] / 5 + 5 * PI() / 6)" office:value-type="float" office:value="-0.423622590547312" calcext:value-type="float">
            <text:p>-0,423622590547312</text:p>
          </table:table-cell>
          <table:table-cell table:formula="of:= -3 + 10*SIN([.A77] / 5 + 5 *PI() / 6)" office:value-type="float" office:value="-7.18184177516301" calcext:value-type="float">
            <text:p>-7,18184177516301</text:p>
          </table:table-cell>
        </table:table-row>
        <table:table-row table:style-name="ro1">
          <table:table-cell table:formula="of:= [.A76] + PI() / 50" office:value-type="float" office:value="4.77522083345649" calcext:value-type="float">
            <text:p>4,77522083345649</text:p>
          </table:table-cell>
          <table:table-cell table:formula="of:=[.B76] + 0" office:value-type="float" office:value="0" calcext:value-type="float">
            <text:p>0</text:p>
          </table:table-cell>
          <table:table-cell table:formula="of:= 3 * COS([.A77])" office:value-type="float" office:value="0.188371558587939" calcext:value-type="float">
            <text:p>0,188371558587939</text:p>
          </table:table-cell>
          <table:table-cell table:formula="of:= 5 + 3 * SIN([.A77])" office:value-type="float" office:value="2.00591981471519" calcext:value-type="float">
            <text:p>2,00591981471519</text:p>
          </table:table-cell>
          <table:table-cell office:value-type="string" calcext:value-type="string">
            <text:p>;</text:p>
          </table:table-cell>
          <table:table-cell table:formula="of:=[.F76] + 0" office:value-type="float" office:value="0" calcext:value-type="float">
            <text:p>0</text:p>
          </table:table-cell>
          <table:table-cell table:formula="of:= 3 * COS([.A78])" office:value-type="float" office:value="0.37599970069291" calcext:value-type="float">
            <text:p>0,37599970069291</text:p>
          </table:table-cell>
          <table:table-cell table:formula="of:=5 + 3 * SIN([.A78])" office:value-type="float" office:value="2.02365589605657" calcext:value-type="float">
            <text:p>2,02365589605657</text:p>
          </table:table-cell>
          <table:table-cell office:value-type="string" calcext:value-type="string">
            <text:p>|</text:p>
          </table:table-cell>
          <table:table-cell table:formula="of:=[.J76] + 0" office:value-type="float" office:value="0" calcext:value-type="float">
            <text:p>0</text:p>
          </table:table-cell>
          <table:table-cell table:formula="of:= (3 + 3 * ABS(SIN(4 * [.A77]))) * COS([.A77])" office:value-type="float" office:value="0.23521766023824" calcext:value-type="float">
            <text:p>0,23521766023824</text:p>
          </table:table-cell>
          <table:table-cell table:formula="of:= 5 + (3 + 3 * ABS(SIN(4 * [.A77]))) * SIN([.A77])" office:value-type="float" office:value="1.26132235127418" calcext:value-type="float">
            <text:p>1,26132235127418</text:p>
          </table:table-cell>
          <table:table-cell office:value-type="string" calcext:value-type="string">
            <text:p>;</text:p>
          </table:table-cell>
          <table:table-cell table:formula="of:=[.N76] + 0" office:value-type="float" office:value="0" calcext:value-type="float">
            <text:p>0</text:p>
          </table:table-cell>
          <table:table-cell table:formula="of:= (3 + 3 * ABS(SIN(4 * [.A78]))) * COS([.A78])" office:value-type="float" office:value="0.557138937962863" calcext:value-type="float">
            <text:p>0,557138937962863</text:p>
          </table:table-cell>
          <table:table-cell table:formula="of:= 5 + (3 + 3 * ABS(SIN(4 * [.A78]))) * SIN([.A78])" office:value-type="float" office:value="0.589791188590849" calcext:value-type="float">
            <text:p>0,589791188590849</text:p>
          </table:table-cell>
          <table:table-cell office:value-type="string" calcext:value-type="string">
            <text:p>|</text:p>
          </table:table-cell>
          <table:table-cell table:formula="of:=[.R76] + 0" office:value-type="float" office:value="0" calcext:value-type="float">
            <text:p>0</text:p>
          </table:table-cell>
          <table:table-cell table:formula="of:=8.66 + 10*COS([.A77] / 5 + 5 * PI() / 6)" office:value-type="float" office:value="-0.423622590547312" calcext:value-type="float">
            <text:p>-0,423622590547312</text:p>
          </table:table-cell>
          <table:table-cell table:formula="of:= -3 + 10*SIN([.A77] / 5 + 5 *PI() / 6)" office:value-type="float" office:value="-7.18184177516301" calcext:value-type="float">
            <text:p>-7,18184177516301</text:p>
          </table:table-cell>
          <table:table-cell office:value-type="string" calcext:value-type="string">
            <text:p>;</text:p>
          </table:table-cell>
          <table:table-cell table:formula="of:=[.V76] + 0" office:value-type="float" office:value="0" calcext:value-type="float">
            <text:p>0</text:p>
          </table:table-cell>
          <table:table-cell table:formula="of:=8.66 + 10*COS([.A78] / 5 + 5 * PI() / 6)" office:value-type="float" office:value="-0.370356195360872" calcext:value-type="float">
            <text:p>-0,370356195360872</text:p>
          </table:table-cell>
          <table:table-cell table:formula="of:= -3 + 10*SIN([.A78] / 5 + 5 *PI() / 6)" office:value-type="float" office:value="-7.29565675827428" calcext:value-type="float">
            <text:p>-7,29565675827428</text:p>
          </table:table-cell>
        </table:table-row>
        <table:table-row table:style-name="ro1">
          <table:table-cell table:formula="of:= [.A77] + PI() / 50" office:value-type="float" office:value="4.83805268652828" calcext:value-type="float">
            <text:p>4,83805268652828</text:p>
          </table:table-cell>
          <table:table-cell table:formula="of:=[.B77] + 0" office:value-type="float" office:value="0" calcext:value-type="float">
            <text:p>0</text:p>
          </table:table-cell>
          <table:table-cell table:formula="of:= 3 * COS([.A78])" office:value-type="float" office:value="0.37599970069291" calcext:value-type="float">
            <text:p>0,37599970069291</text:p>
          </table:table-cell>
          <table:table-cell table:formula="of:= 5 + 3 * SIN([.A78])" office:value-type="float" office:value="2.02365589605657" calcext:value-type="float">
            <text:p>2,02365589605657</text:p>
          </table:table-cell>
          <table:table-cell office:value-type="string" calcext:value-type="string">
            <text:p>;</text:p>
          </table:table-cell>
          <table:table-cell table:formula="of:=[.F77] + 0" office:value-type="float" office:value="0" calcext:value-type="float">
            <text:p>0</text:p>
          </table:table-cell>
          <table:table-cell table:formula="of:= 3 * COS([.A79])" office:value-type="float" office:value="0.56214394375717" calcext:value-type="float">
            <text:p>0,56214394375717</text:p>
          </table:table-cell>
          <table:table-cell table:formula="of:=5 + 3 * SIN([.A79])" office:value-type="float" office:value="2.05313824781393" calcext:value-type="float">
            <text:p>2,05313824781393</text:p>
          </table:table-cell>
          <table:table-cell office:value-type="string" calcext:value-type="string">
            <text:p>|</text:p>
          </table:table-cell>
          <table:table-cell table:formula="of:=[.J77] + 0" office:value-type="float" office:value="0" calcext:value-type="float">
            <text:p>0</text:p>
          </table:table-cell>
          <table:table-cell table:formula="of:= (3 + 3 * ABS(SIN(4 * [.A78]))) * COS([.A78])" office:value-type="float" office:value="0.557138937962863" calcext:value-type="float">
            <text:p>0,557138937962863</text:p>
          </table:table-cell>
          <table:table-cell table:formula="of:= 5 + (3 + 3 * ABS(SIN(4 * [.A78]))) * SIN([.A78])" office:value-type="float" office:value="0.589791188590849" calcext:value-type="float">
            <text:p>0,589791188590849</text:p>
          </table:table-cell>
          <table:table-cell office:value-type="string" calcext:value-type="string">
            <text:p>;</text:p>
          </table:table-cell>
          <table:table-cell table:formula="of:=[.N77] + 0" office:value-type="float" office:value="0" calcext:value-type="float">
            <text:p>0</text:p>
          </table:table-cell>
          <table:table-cell table:formula="of:= (3 + 3 * ABS(SIN(4 * [.A79]))) * COS([.A79])" office:value-type="float" office:value="0.946957953571479" calcext:value-type="float">
            <text:p>0,946957953571479</text:p>
          </table:table-cell>
          <table:table-cell table:formula="of:= 5 + (3 + 3 * ABS(SIN(4 * [.A79]))) * SIN([.A79])" office:value-type="float" office:value="0.0358725637830277" calcext:value-type="float">
            <text:p>0,0358725637830277</text:p>
          </table:table-cell>
          <table:table-cell office:value-type="string" calcext:value-type="string">
            <text:p>|</text:p>
          </table:table-cell>
          <table:table-cell table:formula="of:=[.R77] + 0" office:value-type="float" office:value="0" calcext:value-type="float">
            <text:p>0</text:p>
          </table:table-cell>
          <table:table-cell table:formula="of:=8.66 + 10*COS([.A78] / 5 + 5 * PI() / 6)" office:value-type="float" office:value="-0.370356195360872" calcext:value-type="float">
            <text:p>-0,370356195360872</text:p>
          </table:table-cell>
          <table:table-cell table:formula="of:= -3 + 10*SIN([.A78] / 5 + 5 *PI() / 6)" office:value-type="float" office:value="-7.29565675827428" calcext:value-type="float">
            <text:p>-7,29565675827428</text:p>
          </table:table-cell>
          <table:table-cell office:value-type="string" calcext:value-type="string">
            <text:p>;</text:p>
          </table:table-cell>
          <table:table-cell table:formula="of:=[.V77] + 0" office:value-type="float" office:value="0" calcext:value-type="float">
            <text:p>0</text:p>
          </table:table-cell>
          <table:table-cell table:formula="of:=8.66 + 10*COS([.A79] / 5 + 5 * PI() / 6)" office:value-type="float" office:value="-0.315663802247975" calcext:value-type="float">
            <text:p>-0,315663802247975</text:p>
          </table:table-cell>
          <table:table-cell table:formula="of:= -3 + 10*SIN([.A79] / 5 + 5 *PI() / 6)" office:value-type="float" office:value="-7.40879340738658" calcext:value-type="float">
            <text:p>-7,40879340738658</text:p>
          </table:table-cell>
        </table:table-row>
        <table:table-row table:style-name="ro1">
          <table:table-cell table:formula="of:= [.A78] + PI() / 50" office:value-type="float" office:value="4.90088453960008" calcext:value-type="float">
            <text:p>4,90088453960008</text:p>
          </table:table-cell>
          <table:table-cell table:formula="of:=[.B78] + 0" office:value-type="float" office:value="0" calcext:value-type="float">
            <text:p>0</text:p>
          </table:table-cell>
          <table:table-cell table:formula="of:= 3 * COS([.A79])" office:value-type="float" office:value="0.56214394375717" calcext:value-type="float">
            <text:p>0,56214394375717</text:p>
          </table:table-cell>
          <table:table-cell table:formula="of:= 5 + 3 * SIN([.A79])" office:value-type="float" office:value="2.05313824781393" calcext:value-type="float">
            <text:p>2,05313824781393</text:p>
          </table:table-cell>
          <table:table-cell office:value-type="string" calcext:value-type="string">
            <text:p>;</text:p>
          </table:table-cell>
          <table:table-cell table:formula="of:=[.F78] + 0" office:value-type="float" office:value="0" calcext:value-type="float">
            <text:p>0</text:p>
          </table:table-cell>
          <table:table-cell table:formula="of:= 3 * COS([.A80])" office:value-type="float" office:value="0.74606966149456" calcext:value-type="float">
            <text:p>0,74606966149456</text:p>
          </table:table-cell>
          <table:table-cell table:formula="of:=5 + 3 * SIN([.A80])" office:value-type="float" office:value="2.09425051661411" calcext:value-type="float">
            <text:p>2,09425051661411</text:p>
          </table:table-cell>
          <table:table-cell office:value-type="string" calcext:value-type="string">
            <text:p>|</text:p>
          </table:table-cell>
          <table:table-cell table:formula="of:=[.J78] + 0" office:value-type="float" office:value="0" calcext:value-type="float">
            <text:p>0</text:p>
          </table:table-cell>
          <table:table-cell table:formula="of:= (3 + 3 * ABS(SIN(4 * [.A79]))) * COS([.A79])" office:value-type="float" office:value="0.946957953571479" calcext:value-type="float">
            <text:p>0,946957953571479</text:p>
          </table:table-cell>
          <table:table-cell table:formula="of:= 5 + (3 + 3 * ABS(SIN(4 * [.A79]))) * SIN([.A79])" office:value-type="float" office:value="0.0358725637830277" calcext:value-type="float">
            <text:p>0,0358725637830277</text:p>
          </table:table-cell>
          <table:table-cell office:value-type="string" calcext:value-type="string">
            <text:p>;</text:p>
          </table:table-cell>
          <table:table-cell table:formula="of:=[.N78] + 0" office:value-type="float" office:value="0" calcext:value-type="float">
            <text:p>0</text:p>
          </table:table-cell>
          <table:table-cell table:formula="of:= (3 + 3 * ABS(SIN(4 * [.A80]))) * COS([.A80])" office:value-type="float" office:value="1.37599711106425" calcext:value-type="float">
            <text:p>1,37599711106425</text:p>
          </table:table-cell>
          <table:table-cell table:formula="of:= 5 + (3 + 3 * ABS(SIN(4 * [.A80]))) * SIN([.A80])" office:value-type="float" office:value="-0.359154916721648" calcext:value-type="float">
            <text:p>-0,359154916721648</text:p>
          </table:table-cell>
          <table:table-cell office:value-type="string" calcext:value-type="string">
            <text:p>|</text:p>
          </table:table-cell>
          <table:table-cell table:formula="of:=[.R78] + 0" office:value-type="float" office:value="0" calcext:value-type="float">
            <text:p>0</text:p>
          </table:table-cell>
          <table:table-cell table:formula="of:=8.66 + 10*COS([.A79] / 5 + 5 * PI() / 6)" office:value-type="float" office:value="-0.315663802247975" calcext:value-type="float">
            <text:p>-0,315663802247975</text:p>
          </table:table-cell>
          <table:table-cell table:formula="of:= -3 + 10*SIN([.A79] / 5 + 5 *PI() / 6)" office:value-type="float" office:value="-7.40879340738658" calcext:value-type="float">
            <text:p>-7,40879340738658</text:p>
          </table:table-cell>
          <table:table-cell office:value-type="string" calcext:value-type="string">
            <text:p>;</text:p>
          </table:table-cell>
          <table:table-cell table:formula="of:=[.V78] + 0" office:value-type="float" office:value="0" calcext:value-type="float">
            <text:p>0</text:p>
          </table:table-cell>
          <table:table-cell table:formula="of:=8.66 + 10*COS([.A80] / 5 + 5 * PI() / 6)" office:value-type="float" office:value="-0.259554047771509" calcext:value-type="float">
            <text:p>-0,259554047771509</text:p>
          </table:table-cell>
          <table:table-cell table:formula="of:= -3 + 10*SIN([.A80] / 5 + 5 *PI() / 6)" office:value-type="float" office:value="-7.52123385691151" calcext:value-type="float">
            <text:p>-7,52123385691151</text:p>
          </table:table-cell>
        </table:table-row>
        <table:table-row table:style-name="ro1">
          <table:table-cell table:formula="of:= [.A79] + PI() / 50" office:value-type="float" office:value="4.96371639267187" calcext:value-type="float">
            <text:p>4,96371639267187</text:p>
          </table:table-cell>
          <table:table-cell table:formula="of:=[.B79] + 0" office:value-type="float" office:value="0" calcext:value-type="float">
            <text:p>0</text:p>
          </table:table-cell>
          <table:table-cell table:formula="of:= 3 * COS([.A80])" office:value-type="float" office:value="0.74606966149456" calcext:value-type="float">
            <text:p>0,74606966149456</text:p>
          </table:table-cell>
          <table:table-cell table:formula="of:= 5 + 3 * SIN([.A80])" office:value-type="float" office:value="2.09425051661411" calcext:value-type="float">
            <text:p>2,09425051661411</text:p>
          </table:table-cell>
          <table:table-cell office:value-type="string" calcext:value-type="string">
            <text:p>;</text:p>
          </table:table-cell>
          <table:table-cell table:formula="of:=[.F79] + 0" office:value-type="float" office:value="0" calcext:value-type="float">
            <text:p>0</text:p>
          </table:table-cell>
          <table:table-cell table:formula="of:= 3 * COS([.A81])" office:value-type="float" office:value="0.927050983124837" calcext:value-type="float">
            <text:p>0,927050983124837</text:p>
          </table:table-cell>
          <table:table-cell table:formula="of:=5 + 3 * SIN([.A81])" office:value-type="float" office:value="2.14683045111454" calcext:value-type="float">
            <text:p>2,14683045111454</text:p>
          </table:table-cell>
          <table:table-cell office:value-type="string" calcext:value-type="string">
            <text:p>|</text:p>
          </table:table-cell>
          <table:table-cell table:formula="of:=[.J79] + 0" office:value-type="float" office:value="0" calcext:value-type="float">
            <text:p>0</text:p>
          </table:table-cell>
          <table:table-cell table:formula="of:= (3 + 3 * ABS(SIN(4 * [.A80]))) * COS([.A80])" office:value-type="float" office:value="1.37599711106425" calcext:value-type="float">
            <text:p>1,37599711106425</text:p>
          </table:table-cell>
          <table:table-cell table:formula="of:= 5 + (3 + 3 * ABS(SIN(4 * [.A80]))) * SIN([.A80])" office:value-type="float" office:value="-0.359154916721648" calcext:value-type="float">
            <text:p>-0,359154916721648</text:p>
          </table:table-cell>
          <table:table-cell office:value-type="string" calcext:value-type="string">
            <text:p>;</text:p>
          </table:table-cell>
          <table:table-cell table:formula="of:=[.N79] + 0" office:value-type="float" office:value="0" calcext:value-type="float">
            <text:p>0</text:p>
          </table:table-cell>
          <table:table-cell table:formula="of:= (3 + 3 * ABS(SIN(4 * [.A81]))) * COS([.A81])" office:value-type="float" office:value="1.80872886156354" calcext:value-type="float">
            <text:p>1,80872886156354</text:p>
          </table:table-cell>
          <table:table-cell table:formula="of:= 5 + (3 + 3 * ABS(SIN(4 * [.A81]))) * SIN([.A81])" office:value-type="float" office:value="-0.566695040447879" calcext:value-type="float">
            <text:p>-0,566695040447879</text:p>
          </table:table-cell>
          <table:table-cell office:value-type="string" calcext:value-type="string">
            <text:p>|</text:p>
          </table:table-cell>
          <table:table-cell table:formula="of:=[.R79] + 0" office:value-type="float" office:value="0" calcext:value-type="float">
            <text:p>0</text:p>
          </table:table-cell>
          <table:table-cell table:formula="of:=8.66 + 10*COS([.A80] / 5 + 5 * PI() / 6)" office:value-type="float" office:value="-0.259554047771509" calcext:value-type="float">
            <text:p>-0,259554047771509</text:p>
          </table:table-cell>
          <table:table-cell table:formula="of:= -3 + 10*SIN([.A80] / 5 + 5 *PI() / 6)" office:value-type="float" office:value="-7.52123385691151" calcext:value-type="float">
            <text:p>-7,52123385691151</text:p>
          </table:table-cell>
          <table:table-cell office:value-type="string" calcext:value-type="string">
            <text:p>;</text:p>
          </table:table-cell>
          <table:table-cell table:formula="of:=[.V79] + 0" office:value-type="float" office:value="0" calcext:value-type="float">
            <text:p>0</text:p>
          </table:table-cell>
          <table:table-cell table:formula="of:=8.66 + 10*COS([.A81] / 5 + 5 * PI() / 6)" office:value-type="float" office:value="-0.202035792312149" calcext:value-type="float">
            <text:p>-0,202035792312149</text:p>
          </table:table-cell>
          <table:table-cell table:formula="of:= -3 + 10*SIN([.A81] / 5 + 5 *PI() / 6)" office:value-type="float" office:value="-7.63296035119861" calcext:value-type="float">
            <text:p>-7,63296035119861</text:p>
          </table:table-cell>
        </table:table-row>
        <table:table-row table:style-name="ro1">
          <table:table-cell table:formula="of:= [.A80] + PI() / 50" office:value-type="float" office:value="5.02654824574367" calcext:value-type="float">
            <text:p>5,02654824574367</text:p>
          </table:table-cell>
          <table:table-cell table:formula="of:=[.B80] + 0" office:value-type="float" office:value="0" calcext:value-type="float">
            <text:p>0</text:p>
          </table:table-cell>
          <table:table-cell table:formula="of:= 3 * COS([.A81])" office:value-type="float" office:value="0.927050983124837" calcext:value-type="float">
            <text:p>0,927050983124837</text:p>
          </table:table-cell>
          <table:table-cell table:formula="of:= 5 + 3 * SIN([.A81])" office:value-type="float" office:value="2.14683045111454" calcext:value-type="float">
            <text:p>2,14683045111454</text:p>
          </table:table-cell>
          <table:table-cell office:value-type="string" calcext:value-type="string">
            <text:p>;</text:p>
          </table:table-cell>
          <table:table-cell table:formula="of:=[.F80] + 0" office:value-type="float" office:value="0" calcext:value-type="float">
            <text:p>0</text:p>
          </table:table-cell>
          <table:table-cell table:formula="of:= 3 * COS([.A82])" office:value-type="float" office:value="1.10437365805403" calcext:value-type="float">
            <text:p>1,10437365805403</text:p>
          </table:table-cell>
          <table:table-cell table:formula="of:=5 + 3 * SIN([.A82])" office:value-type="float" office:value="2.21067054233524" calcext:value-type="float">
            <text:p>2,21067054233524</text:p>
          </table:table-cell>
          <table:table-cell office:value-type="string" calcext:value-type="string">
            <text:p>|</text:p>
          </table:table-cell>
          <table:table-cell table:formula="of:=[.J80] + 0" office:value-type="float" office:value="0" calcext:value-type="float">
            <text:p>0</text:p>
          </table:table-cell>
          <table:table-cell table:formula="of:= (3 + 3 * ABS(SIN(4 * [.A81]))) * COS([.A81])" office:value-type="float" office:value="1.80872886156354" calcext:value-type="float">
            <text:p>1,80872886156354</text:p>
          </table:table-cell>
          <table:table-cell table:formula="of:= 5 + (3 + 3 * ABS(SIN(4 * [.A81]))) * SIN([.A81])" office:value-type="float" office:value="-0.566695040447879" calcext:value-type="float">
            <text:p>-0,566695040447879</text:p>
          </table:table-cell>
          <table:table-cell office:value-type="string" calcext:value-type="string">
            <text:p>;</text:p>
          </table:table-cell>
          <table:table-cell table:formula="of:=[.N80] + 0" office:value-type="float" office:value="0" calcext:value-type="float">
            <text:p>0</text:p>
          </table:table-cell>
          <table:table-cell table:formula="of:= (3 + 3 * ABS(SIN(4 * [.A82]))) * COS([.A82])" office:value-type="float" office:value="2.20656808696405" calcext:value-type="float">
            <text:p>2,20656808696405</text:p>
          </table:table-cell>
          <table:table-cell table:formula="of:= 5 + (3 + 3 * ABS(SIN(4 * [.A82]))) * SIN([.A82])" office:value-type="float" office:value="-0.573154810806518" calcext:value-type="float">
            <text:p>-0,573154810806518</text:p>
          </table:table-cell>
          <table:table-cell office:value-type="string" calcext:value-type="string">
            <text:p>|</text:p>
          </table:table-cell>
          <table:table-cell table:formula="of:=[.R80] + 0" office:value-type="float" office:value="0" calcext:value-type="float">
            <text:p>0</text:p>
          </table:table-cell>
          <table:table-cell table:formula="of:=8.66 + 10*COS([.A81] / 5 + 5 * PI() / 6)" office:value-type="float" office:value="-0.202035792312149" calcext:value-type="float">
            <text:p>-0,202035792312149</text:p>
          </table:table-cell>
          <table:table-cell table:formula="of:= -3 + 10*SIN([.A81] / 5 + 5 *PI() / 6)" office:value-type="float" office:value="-7.63296035119861" calcext:value-type="float">
            <text:p>-7,63296035119861</text:p>
          </table:table-cell>
          <table:table-cell office:value-type="string" calcext:value-type="string">
            <text:p>;</text:p>
          </table:table-cell>
          <table:table-cell table:formula="of:=[.V80] + 0" office:value-type="float" office:value="0" calcext:value-type="float">
            <text:p>0</text:p>
          </table:table-cell>
          <table:table-cell table:formula="of:=8.66 + 10*COS([.A82] / 5 + 5 * PI() / 6)" office:value-type="float" office:value="-0.143118118669205" calcext:value-type="float">
            <text:p>-0,143118118669205</text:p>
          </table:table-cell>
          <table:table-cell table:formula="of:= -3 + 10*SIN([.A82] / 5 + 5 *PI() / 6)" office:value-type="float" office:value="-7.74395524733929" calcext:value-type="float">
            <text:p>-7,74395524733929</text:p>
          </table:table-cell>
        </table:table-row>
        <table:table-row table:style-name="ro1">
          <table:table-cell table:formula="of:= [.A81] + PI() / 50" office:value-type="float" office:value="5.08938009881546" calcext:value-type="float">
            <text:p>5,08938009881546</text:p>
          </table:table-cell>
          <table:table-cell table:formula="of:=[.B81] + 0" office:value-type="float" office:value="0" calcext:value-type="float">
            <text:p>0</text:p>
          </table:table-cell>
          <table:table-cell table:formula="of:= 3 * COS([.A82])" office:value-type="float" office:value="1.10437365805403" calcext:value-type="float">
            <text:p>1,10437365805403</text:p>
          </table:table-cell>
          <table:table-cell table:formula="of:= 5 + 3 * SIN([.A82])" office:value-type="float" office:value="2.21067054233524" calcext:value-type="float">
            <text:p>2,21067054233524</text:p>
          </table:table-cell>
          <table:table-cell office:value-type="string" calcext:value-type="string">
            <text:p>;</text:p>
          </table:table-cell>
          <table:table-cell table:formula="of:=[.F81] + 0" office:value-type="float" office:value="0" calcext:value-type="float">
            <text:p>0</text:p>
          </table:table-cell>
          <table:table-cell table:formula="of:= 3 * COS([.A83])" office:value-type="float" office:value="1.27733787469521" calcext:value-type="float">
            <text:p>1,27733787469521</text:p>
          </table:table-cell>
          <table:table-cell table:formula="of:=5 + 3 * SIN([.A83])" office:value-type="float" office:value="2.28551884260194" calcext:value-type="float">
            <text:p>2,28551884260194</text:p>
          </table:table-cell>
          <table:table-cell office:value-type="string" calcext:value-type="string">
            <text:p>|</text:p>
          </table:table-cell>
          <table:table-cell table:formula="of:=[.J81] + 0" office:value-type="float" office:value="0" calcext:value-type="float">
            <text:p>0</text:p>
          </table:table-cell>
          <table:table-cell table:formula="of:= (3 + 3 * ABS(SIN(4 * [.A82]))) * COS([.A82])" office:value-type="float" office:value="2.20656808696405" calcext:value-type="float">
            <text:p>2,20656808696405</text:p>
          </table:table-cell>
          <table:table-cell table:formula="of:= 5 + (3 + 3 * ABS(SIN(4 * [.A82]))) * SIN([.A82])" office:value-type="float" office:value="-0.573154810806518" calcext:value-type="float">
            <text:p>-0,573154810806518</text:p>
          </table:table-cell>
          <table:table-cell office:value-type="string" calcext:value-type="string">
            <text:p>;</text:p>
          </table:table-cell>
          <table:table-cell table:formula="of:=[.N81] + 0" office:value-type="float" office:value="0" calcext:value-type="float">
            <text:p>0</text:p>
          </table:table-cell>
          <table:table-cell table:formula="of:= (3 + 3 * ABS(SIN(4 * [.A83]))) * COS([.A83])" office:value-type="float" office:value="2.5320505838812" calcext:value-type="float">
            <text:p>2,5320505838812</text:p>
          </table:table-cell>
          <table:table-cell table:formula="of:= 5 + (3 + 3 * ABS(SIN(4 * [.A83]))) * SIN([.A83])" office:value-type="float" office:value="-0.380881390653439" calcext:value-type="float">
            <text:p>-0,380881390653439</text:p>
          </table:table-cell>
          <table:table-cell office:value-type="string" calcext:value-type="string">
            <text:p>|</text:p>
          </table:table-cell>
          <table:table-cell table:formula="of:=[.R81] + 0" office:value-type="float" office:value="0" calcext:value-type="float">
            <text:p>0</text:p>
          </table:table-cell>
          <table:table-cell table:formula="of:=8.66 + 10*COS([.A82] / 5 + 5 * PI() / 6)" office:value-type="float" office:value="-0.143118118669205" calcext:value-type="float">
            <text:p>-0,143118118669205</text:p>
          </table:table-cell>
          <table:table-cell table:formula="of:= -3 + 10*SIN([.A82] / 5 + 5 *PI() / 6)" office:value-type="float" office:value="-7.74395524733929" calcext:value-type="float">
            <text:p>-7,74395524733929</text:p>
          </table:table-cell>
          <table:table-cell office:value-type="string" calcext:value-type="string">
            <text:p>;</text:p>
          </table:table-cell>
          <table:table-cell table:formula="of:=[.V81] + 0" office:value-type="float" office:value="0" calcext:value-type="float">
            <text:p>0</text:p>
          </table:table-cell>
          <table:table-cell table:formula="of:=8.66 + 10*COS([.A83] / 5 + 5 * PI() / 6)" office:value-type="float" office:value="-0.082810330626339" calcext:value-type="float">
            <text:p>-0,082810330626339</text:p>
          </table:table-cell>
          <table:table-cell table:formula="of:= -3 + 10*SIN([.A83] / 5 + 5 *PI() / 6)" office:value-type="float" office:value="-7.85420101795273" calcext:value-type="float">
            <text:p>-7,85420101795273</text:p>
          </table:table-cell>
        </table:table-row>
        <table:table-row table:style-name="ro1">
          <table:table-cell table:formula="of:= [.A82] + PI() / 50" office:value-type="float" office:value="5.15221195188726" calcext:value-type="float">
            <text:p>5,15221195188726</text:p>
          </table:table-cell>
          <table:table-cell table:formula="of:=[.B82] + 0" office:value-type="float" office:value="0" calcext:value-type="float">
            <text:p>0</text:p>
          </table:table-cell>
          <table:table-cell table:formula="of:= 3 * COS([.A83])" office:value-type="float" office:value="1.27733787469521" calcext:value-type="float">
            <text:p>1,27733787469521</text:p>
          </table:table-cell>
          <table:table-cell table:formula="of:= 5 + 3 * SIN([.A83])" office:value-type="float" office:value="2.28551884260194" calcext:value-type="float">
            <text:p>2,28551884260194</text:p>
          </table:table-cell>
          <table:table-cell office:value-type="string" calcext:value-type="string">
            <text:p>;</text:p>
          </table:table-cell>
          <table:table-cell table:formula="of:=[.F82] + 0" office:value-type="float" office:value="0" calcext:value-type="float">
            <text:p>0</text:p>
          </table:table-cell>
          <table:table-cell table:formula="of:= 3 * COS([.A84])" office:value-type="float" office:value="1.44526102230514" calcext:value-type="float">
            <text:p>1,44526102230514</text:p>
          </table:table-cell>
          <table:table-cell table:formula="of:=5 + 3 * SIN([.A84])" office:value-type="float" office:value="2.37107995986841" calcext:value-type="float">
            <text:p>2,37107995986841</text:p>
          </table:table-cell>
          <table:table-cell office:value-type="string" calcext:value-type="string">
            <text:p>|</text:p>
          </table:table-cell>
          <table:table-cell table:formula="of:=[.J82] + 0" office:value-type="float" office:value="0" calcext:value-type="float">
            <text:p>0</text:p>
          </table:table-cell>
          <table:table-cell table:formula="of:= (3 + 3 * ABS(SIN(4 * [.A83]))) * COS([.A83])" office:value-type="float" office:value="2.5320505838812" calcext:value-type="float">
            <text:p>2,5320505838812</text:p>
          </table:table-cell>
          <table:table-cell table:formula="of:= 5 + (3 + 3 * ABS(SIN(4 * [.A83]))) * SIN([.A83])" office:value-type="float" office:value="-0.380881390653439" calcext:value-type="float">
            <text:p>-0,380881390653439</text:p>
          </table:table-cell>
          <table:table-cell office:value-type="string" calcext:value-type="string">
            <text:p>;</text:p>
          </table:table-cell>
          <table:table-cell table:formula="of:=[.N82] + 0" office:value-type="float" office:value="0" calcext:value-type="float">
            <text:p>0</text:p>
          </table:table-cell>
          <table:table-cell table:formula="of:= (3 + 3 * ABS(SIN(4 * [.A84]))) * COS([.A84])" office:value-type="float" office:value="2.75297229316153" calcext:value-type="float">
            <text:p>2,75297229316153</text:p>
          </table:table-cell>
          <table:table-cell table:formula="of:= 5 + (3 + 3 * ABS(SIN(4 * [.A84]))) * SIN([.A84])" office:value-type="float" office:value="-0.00763801121272945" calcext:value-type="float">
            <text:p>-0,00763801121272945</text:p>
          </table:table-cell>
          <table:table-cell office:value-type="string" calcext:value-type="string">
            <text:p>|</text:p>
          </table:table-cell>
          <table:table-cell table:formula="of:=[.R82] + 0" office:value-type="float" office:value="0" calcext:value-type="float">
            <text:p>0</text:p>
          </table:table-cell>
          <table:table-cell table:formula="of:=8.66 + 10*COS([.A83] / 5 + 5 * PI() / 6)" office:value-type="float" office:value="-0.082810330626339" calcext:value-type="float">
            <text:p>-0,082810330626339</text:p>
          </table:table-cell>
          <table:table-cell table:formula="of:= -3 + 10*SIN([.A83] / 5 + 5 *PI() / 6)" office:value-type="float" office:value="-7.85420101795273" calcext:value-type="float">
            <text:p>-7,85420101795273</text:p>
          </table:table-cell>
          <table:table-cell office:value-type="string" calcext:value-type="string">
            <text:p>;</text:p>
          </table:table-cell>
          <table:table-cell table:formula="of:=[.V82] + 0" office:value-type="float" office:value="0" calcext:value-type="float">
            <text:p>0</text:p>
          </table:table-cell>
          <table:table-cell table:formula="of:=8.66 + 10*COS([.A84] / 5 + 5 * PI() / 6)" office:value-type="float" office:value="-0.0211219514823942" calcext:value-type="float">
            <text:p>-0,0211219514823942</text:p>
          </table:table-cell>
          <table:table-cell table:formula="of:= -3 + 10*SIN([.A84] / 5 + 5 *PI() / 6)" office:value-type="float" office:value="-7.96368025395376" calcext:value-type="float">
            <text:p>-7,96368025395376</text:p>
          </table:table-cell>
        </table:table-row>
        <table:table-row table:style-name="ro1">
          <table:table-cell table:formula="of:= [.A83] + PI() / 50" office:value-type="float" office:value="5.21504380495905" calcext:value-type="float">
            <text:p>5,21504380495905</text:p>
          </table:table-cell>
          <table:table-cell table:formula="of:=[.B83] + 0" office:value-type="float" office:value="0" calcext:value-type="float">
            <text:p>0</text:p>
          </table:table-cell>
          <table:table-cell table:formula="of:= 3 * COS([.A84])" office:value-type="float" office:value="1.44526102230514" calcext:value-type="float">
            <text:p>1,44526102230514</text:p>
          </table:table-cell>
          <table:table-cell table:formula="of:= 5 + 3 * SIN([.A84])" office:value-type="float" office:value="2.37107995986841" calcext:value-type="float">
            <text:p>2,37107995986841</text:p>
          </table:table-cell>
          <table:table-cell office:value-type="string" calcext:value-type="string">
            <text:p>;</text:p>
          </table:table-cell>
          <table:table-cell table:formula="of:=[.F83] + 0" office:value-type="float" office:value="0" calcext:value-type="float">
            <text:p>0</text:p>
          </table:table-cell>
          <table:table-cell table:formula="of:= 3 * COS([.A85])" office:value-type="float" office:value="1.60748038493698" calcext:value-type="float">
            <text:p>1,60748038493698</text:p>
          </table:table-cell>
          <table:table-cell table:formula="of:=5 + 3 * SIN([.A85])" office:value-type="float" office:value="2.46701622349395" calcext:value-type="float">
            <text:p>2,46701622349395</text:p>
          </table:table-cell>
          <table:table-cell office:value-type="string" calcext:value-type="string">
            <text:p>|</text:p>
          </table:table-cell>
          <table:table-cell table:formula="of:=[.J83] + 0" office:value-type="float" office:value="0" calcext:value-type="float">
            <text:p>0</text:p>
          </table:table-cell>
          <table:table-cell table:formula="of:= (3 + 3 * ABS(SIN(4 * [.A84]))) * COS([.A84])" office:value-type="float" office:value="2.75297229316153" calcext:value-type="float">
            <text:p>2,75297229316153</text:p>
          </table:table-cell>
          <table:table-cell table:formula="of:= 5 + (3 + 3 * ABS(SIN(4 * [.A84]))) * SIN([.A84])" office:value-type="float" office:value="-0.00763801121272945" calcext:value-type="float">
            <text:p>-0,00763801121272945</text:p>
          </table:table-cell>
          <table:table-cell office:value-type="string" calcext:value-type="string">
            <text:p>;</text:p>
          </table:table-cell>
          <table:table-cell table:formula="of:=[.N83] + 0" office:value-type="float" office:value="0" calcext:value-type="float">
            <text:p>0</text:p>
          </table:table-cell>
          <table:table-cell table:formula="of:= (3 + 3 * ABS(SIN(4 * [.A85]))) * COS([.A85])" office:value-type="float" office:value="2.84606530903326" calcext:value-type="float">
            <text:p>2,84606530903326</text:p>
          </table:table-cell>
          <table:table-cell table:formula="of:= 5 + (3 + 3 * ABS(SIN(4 * [.A85]))) * SIN([.A85])" office:value-type="float" office:value="0.515318679959785" calcext:value-type="float">
            <text:p>0,515318679959785</text:p>
          </table:table-cell>
          <table:table-cell office:value-type="string" calcext:value-type="string">
            <text:p>|</text:p>
          </table:table-cell>
          <table:table-cell table:formula="of:=[.R83] + 0" office:value-type="float" office:value="0" calcext:value-type="float">
            <text:p>0</text:p>
          </table:table-cell>
          <table:table-cell table:formula="of:=8.66 + 10*COS([.A84] / 5 + 5 * PI() / 6)" office:value-type="float" office:value="-0.0211219514823942" calcext:value-type="float">
            <text:p>-0,0211219514823942</text:p>
          </table:table-cell>
          <table:table-cell table:formula="of:= -3 + 10*SIN([.A84] / 5 + 5 *PI() / 6)" office:value-type="float" office:value="-7.96368025395376" calcext:value-type="float">
            <text:p>-7,96368025395376</text:p>
          </table:table-cell>
          <table:table-cell office:value-type="string" calcext:value-type="string">
            <text:p>;</text:p>
          </table:table-cell>
          <table:table-cell table:formula="of:=[.V83] + 0" office:value-type="float" office:value="0" calcext:value-type="float">
            <text:p>0</text:p>
          </table:table-cell>
          <table:table-cell table:formula="of:=8.66 + 10*COS([.A85] / 5 + 5 * PI() / 6)" office:value-type="float" office:value="0.0419372774524476" calcext:value-type="float">
            <text:p>0,0419372774524476</text:p>
          </table:table-cell>
          <table:table-cell table:formula="of:= -3 + 10*SIN([.A85] / 5 + 5 *PI() / 6)" office:value-type="float" office:value="-8.07237566730189" calcext:value-type="float">
            <text:p>-8,07237566730189</text:p>
          </table:table-cell>
        </table:table-row>
        <table:table-row table:style-name="ro1">
          <table:table-cell table:formula="of:= [.A84] + PI() / 50" office:value-type="float" office:value="5.27787565803085" calcext:value-type="float">
            <text:p>5,27787565803085</text:p>
          </table:table-cell>
          <table:table-cell table:formula="of:=[.B84] + 0" office:value-type="float" office:value="0" calcext:value-type="float">
            <text:p>0</text:p>
          </table:table-cell>
          <table:table-cell table:formula="of:= 3 * COS([.A85])" office:value-type="float" office:value="1.60748038493698" calcext:value-type="float">
            <text:p>1,60748038493698</text:p>
          </table:table-cell>
          <table:table-cell table:formula="of:= 5 + 3 * SIN([.A85])" office:value-type="float" office:value="2.46701622349395" calcext:value-type="float">
            <text:p>2,46701622349395</text:p>
          </table:table-cell>
          <table:table-cell office:value-type="string" calcext:value-type="string">
            <text:p>;</text:p>
          </table:table-cell>
          <table:table-cell table:formula="of:=[.F84] + 0" office:value-type="float" office:value="0" calcext:value-type="float">
            <text:p>0</text:p>
          </table:table-cell>
          <table:table-cell table:formula="of:= 3 * COS([.A86])" office:value-type="float" office:value="1.76335575687741" calcext:value-type="float">
            <text:p>1,76335575687741</text:p>
          </table:table-cell>
          <table:table-cell table:formula="of:=5 + 3 * SIN([.A86])" office:value-type="float" office:value="2.57294901687515" calcext:value-type="float">
            <text:p>2,57294901687515</text:p>
          </table:table-cell>
          <table:table-cell office:value-type="string" calcext:value-type="string">
            <text:p>|</text:p>
          </table:table-cell>
          <table:table-cell table:formula="of:=[.J84] + 0" office:value-type="float" office:value="0" calcext:value-type="float">
            <text:p>0</text:p>
          </table:table-cell>
          <table:table-cell table:formula="of:= (3 + 3 * ABS(SIN(4 * [.A85]))) * COS([.A85])" office:value-type="float" office:value="2.84606530903326" calcext:value-type="float">
            <text:p>2,84606530903326</text:p>
          </table:table-cell>
          <table:table-cell table:formula="of:= 5 + (3 + 3 * ABS(SIN(4 * [.A85]))) * SIN([.A85])" office:value-type="float" office:value="0.515318679959785" calcext:value-type="float">
            <text:p>0,515318679959785</text:p>
          </table:table-cell>
          <table:table-cell office:value-type="string" calcext:value-type="string">
            <text:p>;</text:p>
          </table:table-cell>
          <table:table-cell table:formula="of:=[.N84] + 0" office:value-type="float" office:value="0" calcext:value-type="float">
            <text:p>0</text:p>
          </table:table-cell>
          <table:table-cell table:formula="of:= (3 + 3 * ABS(SIN(4 * [.A86]))) * COS([.A86])" office:value-type="float" office:value="2.79983026531501" calcext:value-type="float">
            <text:p>2,79983026531501</text:p>
          </table:table-cell>
          <table:table-cell table:formula="of:= 5 + (3 + 3 * ABS(SIN(4 * [.A86]))) * SIN([.A86])" office:value-type="float" office:value="1.14636424243239" calcext:value-type="float">
            <text:p>1,14636424243239</text:p>
          </table:table-cell>
          <table:table-cell office:value-type="string" calcext:value-type="string">
            <text:p>|</text:p>
          </table:table-cell>
          <table:table-cell table:formula="of:=[.R84] + 0" office:value-type="float" office:value="0" calcext:value-type="float">
            <text:p>0</text:p>
          </table:table-cell>
          <table:table-cell table:formula="of:=8.66 + 10*COS([.A85] / 5 + 5 * PI() / 6)" office:value-type="float" office:value="0.0419372774524476" calcext:value-type="float">
            <text:p>0,0419372774524476</text:p>
          </table:table-cell>
          <table:table-cell table:formula="of:= -3 + 10*SIN([.A85] / 5 + 5 *PI() / 6)" office:value-type="float" office:value="-8.07237566730189" calcext:value-type="float">
            <text:p>-8,07237566730189</text:p>
          </table:table-cell>
          <table:table-cell office:value-type="string" calcext:value-type="string">
            <text:p>;</text:p>
          </table:table-cell>
          <table:table-cell table:formula="of:=[.V84] + 0" office:value-type="float" office:value="0" calcext:value-type="float">
            <text:p>0</text:p>
          </table:table-cell>
          <table:table-cell table:formula="of:=8.66 + 10*COS([.A86] / 5 + 5 * PI() / 6)" office:value-type="float" office:value="0.10635739839493" calcext:value-type="float">
            <text:p>0,10635739839493</text:p>
          </table:table-cell>
          <table:table-cell table:formula="of:= -3 + 10*SIN([.A86] / 5 + 5 *PI() / 6)" office:value-type="float" office:value="-8.1802700937313" calcext:value-type="float">
            <text:p>-8,1802700937313</text:p>
          </table:table-cell>
        </table:table-row>
        <table:table-row table:style-name="ro1">
          <table:table-cell table:formula="of:= [.A85] + PI() / 50" office:value-type="float" office:value="5.34070751110265" calcext:value-type="float">
            <text:p>5,34070751110265</text:p>
          </table:table-cell>
          <table:table-cell table:formula="of:=[.B85] + 0" office:value-type="float" office:value="0" calcext:value-type="float">
            <text:p>0</text:p>
          </table:table-cell>
          <table:table-cell table:formula="of:= 3 * COS([.A86])" office:value-type="float" office:value="1.76335575687741" calcext:value-type="float">
            <text:p>1,76335575687741</text:p>
          </table:table-cell>
          <table:table-cell table:formula="of:= 5 + 3 * SIN([.A86])" office:value-type="float" office:value="2.57294901687515" calcext:value-type="float">
            <text:p>2,57294901687515</text:p>
          </table:table-cell>
          <table:table-cell office:value-type="string" calcext:value-type="string">
            <text:p>;</text:p>
          </table:table-cell>
          <table:table-cell table:formula="of:=[.F85] + 0" office:value-type="float" office:value="0" calcext:value-type="float">
            <text:p>0</text:p>
          </table:table-cell>
          <table:table-cell table:formula="of:= 3 * COS([.A87])" office:value-type="float" office:value="1.91227196924606" calcext:value-type="float">
            <text:p>1,91227196924606</text:p>
          </table:table-cell>
          <table:table-cell table:formula="of:=5 + 3 * SIN([.A87])" office:value-type="float" office:value="2.68846027167262" calcext:value-type="float">
            <text:p>2,68846027167262</text:p>
          </table:table-cell>
          <table:table-cell office:value-type="string" calcext:value-type="string">
            <text:p>|</text:p>
          </table:table-cell>
          <table:table-cell table:formula="of:=[.J85] + 0" office:value-type="float" office:value="0" calcext:value-type="float">
            <text:p>0</text:p>
          </table:table-cell>
          <table:table-cell table:formula="of:= (3 + 3 * ABS(SIN(4 * [.A86]))) * COS([.A86])" office:value-type="float" office:value="2.79983026531501" calcext:value-type="float">
            <text:p>2,79983026531501</text:p>
          </table:table-cell>
          <table:table-cell table:formula="of:= 5 + (3 + 3 * ABS(SIN(4 * [.A86]))) * SIN([.A86])" office:value-type="float" office:value="1.14636424243239" calcext:value-type="float">
            <text:p>1,14636424243239</text:p>
          </table:table-cell>
          <table:table-cell office:value-type="string" calcext:value-type="string">
            <text:p>;</text:p>
          </table:table-cell>
          <table:table-cell table:formula="of:=[.N85] + 0" office:value-type="float" office:value="0" calcext:value-type="float">
            <text:p>0</text:p>
          </table:table-cell>
          <table:table-cell table:formula="of:= (3 + 3 * ABS(SIN(4 * [.A87]))) * COS([.A87])" office:value-type="float" office:value="2.61622623253624" calcext:value-type="float">
            <text:p>2,61622623253624</text:p>
          </table:table-cell>
          <table:table-cell table:formula="of:= 5 + (3 + 3 * ABS(SIN(4 * [.A87]))) * SIN([.A87])" office:value-type="float" office:value="1.83752574316921" calcext:value-type="float">
            <text:p>1,83752574316921</text:p>
          </table:table-cell>
          <table:table-cell office:value-type="string" calcext:value-type="string">
            <text:p>|</text:p>
          </table:table-cell>
          <table:table-cell table:formula="of:=[.R85] + 0" office:value-type="float" office:value="0" calcext:value-type="float">
            <text:p>0</text:p>
          </table:table-cell>
          <table:table-cell table:formula="of:=8.66 + 10*COS([.A86] / 5 + 5 * PI() / 6)" office:value-type="float" office:value="0.10635739839493" calcext:value-type="float">
            <text:p>0,10635739839493</text:p>
          </table:table-cell>
          <table:table-cell table:formula="of:= -3 + 10*SIN([.A86] / 5 + 5 *PI() / 6)" office:value-type="float" office:value="-8.1802700937313" calcext:value-type="float">
            <text:p>-8,1802700937313</text:p>
          </table:table-cell>
          <table:table-cell office:value-type="string" calcext:value-type="string">
            <text:p>;</text:p>
          </table:table-cell>
          <table:table-cell table:formula="of:=[.V85] + 0" office:value-type="float" office:value="0" calcext:value-type="float">
            <text:p>0</text:p>
          </table:table-cell>
          <table:table-cell table:formula="of:=8.66 + 10*COS([.A87] / 5 + 5 * PI() / 6)" office:value-type="float" office:value="0.172128238661177" calcext:value-type="float">
            <text:p>0,172128238661177</text:p>
          </table:table-cell>
          <table:table-cell table:formula="of:= -3 + 10*SIN([.A87] / 5 + 5 *PI() / 6)" office:value-type="float" office:value="-8.28734649546131" calcext:value-type="float">
            <text:p>-8,28734649546131</text:p>
          </table:table-cell>
        </table:table-row>
        <table:table-row table:style-name="ro1">
          <table:table-cell table:formula="of:= [.A86] + PI() / 50" office:value-type="float" office:value="5.40353936417444" calcext:value-type="float">
            <text:p>5,40353936417444</text:p>
          </table:table-cell>
          <table:table-cell table:formula="of:=[.B86] + 0" office:value-type="float" office:value="0" calcext:value-type="float">
            <text:p>0</text:p>
          </table:table-cell>
          <table:table-cell table:formula="of:= 3 * COS([.A87])" office:value-type="float" office:value="1.91227196924606" calcext:value-type="float">
            <text:p>1,91227196924606</text:p>
          </table:table-cell>
          <table:table-cell table:formula="of:= 5 + 3 * SIN([.A87])" office:value-type="float" office:value="2.68846027167262" calcext:value-type="float">
            <text:p>2,68846027167262</text:p>
          </table:table-cell>
          <table:table-cell office:value-type="string" calcext:value-type="string">
            <text:p>;</text:p>
          </table:table-cell>
          <table:table-cell table:formula="of:=[.F86] + 0" office:value-type="float" office:value="0" calcext:value-type="float">
            <text:p>0</text:p>
          </table:table-cell>
          <table:table-cell table:formula="of:= 3 * COS([.A88])" office:value-type="float" office:value="2.05364131778606" calcext:value-type="float">
            <text:p>2,05364131778606</text:p>
          </table:table-cell>
          <table:table-cell table:formula="of:=5 + 3 * SIN([.A88])" office:value-type="float" office:value="2.81309411773576" calcext:value-type="float">
            <text:p>2,81309411773576</text:p>
          </table:table-cell>
          <table:table-cell office:value-type="string" calcext:value-type="string">
            <text:p>|</text:p>
          </table:table-cell>
          <table:table-cell table:formula="of:=[.J86] + 0" office:value-type="float" office:value="0" calcext:value-type="float">
            <text:p>0</text:p>
          </table:table-cell>
          <table:table-cell table:formula="of:= (3 + 3 * ABS(SIN(4 * [.A87]))) * COS([.A87])" office:value-type="float" office:value="2.61622623253624" calcext:value-type="float">
            <text:p>2,61622623253624</text:p>
          </table:table-cell>
          <table:table-cell table:formula="of:= 5 + (3 + 3 * ABS(SIN(4 * [.A87]))) * SIN([.A87])" office:value-type="float" office:value="1.83752574316921" calcext:value-type="float">
            <text:p>1,83752574316921</text:p>
          </table:table-cell>
          <table:table-cell office:value-type="string" calcext:value-type="string">
            <text:p>;</text:p>
          </table:table-cell>
          <table:table-cell table:formula="of:=[.N86] + 0" office:value-type="float" office:value="0" calcext:value-type="float">
            <text:p>0</text:p>
          </table:table-cell>
          <table:table-cell table:formula="of:= (3 + 3 * ABS(SIN(4 * [.A88]))) * COS([.A88])" office:value-type="float" office:value="2.31103082472548" calcext:value-type="float">
            <text:p>2,31103082472548</text:p>
          </table:table-cell>
          <table:table-cell table:formula="of:= 5 + (3 + 3 * ABS(SIN(4 * [.A88]))) * SIN([.A88])" office:value-type="float" office:value="2.53900213201074" calcext:value-type="float">
            <text:p>2,53900213201074</text:p>
          </table:table-cell>
          <table:table-cell office:value-type="string" calcext:value-type="string">
            <text:p>|</text:p>
          </table:table-cell>
          <table:table-cell table:formula="of:=[.R86] + 0" office:value-type="float" office:value="0" calcext:value-type="float">
            <text:p>0</text:p>
          </table:table-cell>
          <table:table-cell table:formula="of:=8.66 + 10*COS([.A87] / 5 + 5 * PI() / 6)" office:value-type="float" office:value="0.172128238661177" calcext:value-type="float">
            <text:p>0,172128238661177</text:p>
          </table:table-cell>
          <table:table-cell table:formula="of:= -3 + 10*SIN([.A87] / 5 + 5 *PI() / 6)" office:value-type="float" office:value="-8.28734649546131" calcext:value-type="float">
            <text:p>-8,28734649546131</text:p>
          </table:table-cell>
          <table:table-cell office:value-type="string" calcext:value-type="string">
            <text:p>;</text:p>
          </table:table-cell>
          <table:table-cell table:formula="of:=[.V86] + 0" office:value-type="float" office:value="0" calcext:value-type="float">
            <text:p>0</text:p>
          </table:table-cell>
          <table:table-cell table:formula="of:=8.66 + 10*COS([.A88] / 5 + 5 * PI() / 6)" office:value-type="float" office:value="0.239239412273072" calcext:value-type="float">
            <text:p>0,239239412273072</text:p>
          </table:table-cell>
          <table:table-cell table:formula="of:= -3 + 10*SIN([.A88] / 5 + 5 *PI() / 6)" office:value-type="float" office:value="-8.39358796388683" calcext:value-type="float">
            <text:p>-8,39358796388683</text:p>
          </table:table-cell>
        </table:table-row>
        <table:table-row table:style-name="ro1">
          <table:table-cell table:formula="of:= [.A87] + PI() / 50" office:value-type="float" office:value="5.46637121724624" calcext:value-type="float">
            <text:p>5,46637121724624</text:p>
          </table:table-cell>
          <table:table-cell table:formula="of:=[.B87] + 0" office:value-type="float" office:value="0" calcext:value-type="float">
            <text:p>0</text:p>
          </table:table-cell>
          <table:table-cell table:formula="of:= 3 * COS([.A88])" office:value-type="float" office:value="2.05364131778606" calcext:value-type="float">
            <text:p>2,05364131778606</text:p>
          </table:table-cell>
          <table:table-cell table:formula="of:= 5 + 3 * SIN([.A88])" office:value-type="float" office:value="2.81309411773576" calcext:value-type="float">
            <text:p>2,81309411773576</text:p>
          </table:table-cell>
          <table:table-cell office:value-type="string" calcext:value-type="string">
            <text:p>;</text:p>
          </table:table-cell>
          <table:table-cell table:formula="of:=[.F87] + 0" office:value-type="float" office:value="0" calcext:value-type="float">
            <text:p>0</text:p>
          </table:table-cell>
          <table:table-cell table:formula="of:= 3 * COS([.A89])" office:value-type="float" office:value="2.18690588226422" calcext:value-type="float">
            <text:p>2,18690588226422</text:p>
          </table:table-cell>
          <table:table-cell table:formula="of:=5 + 3 * SIN([.A89])" office:value-type="float" office:value="2.94635868221392" calcext:value-type="float">
            <text:p>2,94635868221392</text:p>
          </table:table-cell>
          <table:table-cell office:value-type="string" calcext:value-type="string">
            <text:p>|</text:p>
          </table:table-cell>
          <table:table-cell table:formula="of:=[.J87] + 0" office:value-type="float" office:value="0" calcext:value-type="float">
            <text:p>0</text:p>
          </table:table-cell>
          <table:table-cell table:formula="of:= (3 + 3 * ABS(SIN(4 * [.A88]))) * COS([.A88])" office:value-type="float" office:value="2.31103082472548" calcext:value-type="float">
            <text:p>2,31103082472548</text:p>
          </table:table-cell>
          <table:table-cell table:formula="of:= 5 + (3 + 3 * ABS(SIN(4 * [.A88]))) * SIN([.A88])" office:value-type="float" office:value="2.53900213201074" calcext:value-type="float">
            <text:p>2,53900213201074</text:p>
          </table:table-cell>
          <table:table-cell office:value-type="string" calcext:value-type="string">
            <text:p>;</text:p>
          </table:table-cell>
          <table:table-cell table:formula="of:=[.N87] + 0" office:value-type="float" office:value="0" calcext:value-type="float">
            <text:p>0</text:p>
          </table:table-cell>
          <table:table-cell table:formula="of:= (3 + 3 * ABS(SIN(4 * [.A89]))) * COS([.A89])" office:value-type="float" office:value="2.46099786798916" calcext:value-type="float">
            <text:p>2,46099786798916</text:p>
          </table:table-cell>
          <table:table-cell table:formula="of:= 5 + (3 + 3 * ABS(SIN(4 * [.A89]))) * SIN([.A89])" office:value-type="float" office:value="2.68896917527458" calcext:value-type="float">
            <text:p>2,68896917527458</text:p>
          </table:table-cell>
          <table:table-cell office:value-type="string" calcext:value-type="string">
            <text:p>|</text:p>
          </table:table-cell>
          <table:table-cell table:formula="of:=[.R87] + 0" office:value-type="float" office:value="0" calcext:value-type="float">
            <text:p>0</text:p>
          </table:table-cell>
          <table:table-cell table:formula="of:=8.66 + 10*COS([.A88] / 5 + 5 * PI() / 6)" office:value-type="float" office:value="0.239239412273072" calcext:value-type="float">
            <text:p>0,239239412273072</text:p>
          </table:table-cell>
          <table:table-cell table:formula="of:= -3 + 10*SIN([.A88] / 5 + 5 *PI() / 6)" office:value-type="float" office:value="-8.39358796388683" calcext:value-type="float">
            <text:p>-8,39358796388683</text:p>
          </table:table-cell>
          <table:table-cell office:value-type="string" calcext:value-type="string">
            <text:p>;</text:p>
          </table:table-cell>
          <table:table-cell table:formula="of:=[.V87] + 0" office:value-type="float" office:value="0" calcext:value-type="float">
            <text:p>0</text:p>
          </table:table-cell>
          <table:table-cell table:formula="of:=8.66 + 10*COS([.A89] / 5 + 5 * PI() / 6)" office:value-type="float" office:value="0.307680321598323" calcext:value-type="float">
            <text:p>0,307680321598323</text:p>
          </table:table-cell>
          <table:table-cell table:formula="of:= -3 + 10*SIN([.A89] / 5 + 5 *PI() / 6)" office:value-type="float" office:value="-8.49897772224839" calcext:value-type="float">
            <text:p>-8,49897772224839</text:p>
          </table:table-cell>
        </table:table-row>
        <table:table-row table:style-name="ro1">
          <table:table-cell table:formula="of:= [.A88] + PI() / 50" office:value-type="float" office:value="5.52920307031803" calcext:value-type="float">
            <text:p>5,52920307031803</text:p>
          </table:table-cell>
          <table:table-cell table:formula="of:=[.B88] + 0" office:value-type="float" office:value="0" calcext:value-type="float">
            <text:p>0</text:p>
          </table:table-cell>
          <table:table-cell table:formula="of:= 3 * COS([.A89])" office:value-type="float" office:value="2.18690588226422" calcext:value-type="float">
            <text:p>2,18690588226422</text:p>
          </table:table-cell>
          <table:table-cell table:formula="of:= 5 + 3 * SIN([.A89])" office:value-type="float" office:value="2.94635868221392" calcext:value-type="float">
            <text:p>2,94635868221392</text:p>
          </table:table-cell>
          <table:table-cell office:value-type="string" calcext:value-type="string">
            <text:p>;</text:p>
          </table:table-cell>
          <table:table-cell table:formula="of:=[.F88] + 0" office:value-type="float" office:value="0" calcext:value-type="float">
            <text:p>0</text:p>
          </table:table-cell>
          <table:table-cell table:formula="of:= 3 * COS([.A90])" office:value-type="float" office:value="2.31153972832736" calcext:value-type="float">
            <text:p>2,31153972832736</text:p>
          </table:table-cell>
          <table:table-cell table:formula="of:=5 + 3 * SIN([.A90])" office:value-type="float" office:value="3.08772803075392" calcext:value-type="float">
            <text:p>3,08772803075392</text:p>
          </table:table-cell>
          <table:table-cell office:value-type="string" calcext:value-type="string">
            <text:p>|</text:p>
          </table:table-cell>
          <table:table-cell table:formula="of:=[.J88] + 0" office:value-type="float" office:value="0" calcext:value-type="float">
            <text:p>0</text:p>
          </table:table-cell>
          <table:table-cell table:formula="of:= (3 + 3 * ABS(SIN(4 * [.A89]))) * COS([.A89])" office:value-type="float" office:value="2.46099786798916" calcext:value-type="float">
            <text:p>2,46099786798916</text:p>
          </table:table-cell>
          <table:table-cell table:formula="of:= 5 + (3 + 3 * ABS(SIN(4 * [.A89]))) * SIN([.A89])" office:value-type="float" office:value="2.68896917527458" calcext:value-type="float">
            <text:p>2,68896917527458</text:p>
          </table:table-cell>
          <table:table-cell office:value-type="string" calcext:value-type="string">
            <text:p>;</text:p>
          </table:table-cell>
          <table:table-cell table:formula="of:=[.N88] + 0" office:value-type="float" office:value="0" calcext:value-type="float">
            <text:p>0</text:p>
          </table:table-cell>
          <table:table-cell table:formula="of:= (3 + 3 * ABS(SIN(4 * [.A90]))) * COS([.A90])" office:value-type="float" office:value="3.16247425683068" calcext:value-type="float">
            <text:p>3,16247425683068</text:p>
          </table:table-cell>
          <table:table-cell table:formula="of:= 5 + (3 + 3 * ABS(SIN(4 * [.A90]))) * SIN([.A90])" office:value-type="float" office:value="2.38377376746379" calcext:value-type="float">
            <text:p>2,38377376746379</text:p>
          </table:table-cell>
          <table:table-cell office:value-type="string" calcext:value-type="string">
            <text:p>|</text:p>
          </table:table-cell>
          <table:table-cell table:formula="of:=[.R88] + 0" office:value-type="float" office:value="0" calcext:value-type="float">
            <text:p>0</text:p>
          </table:table-cell>
          <table:table-cell table:formula="of:=8.66 + 10*COS([.A89] / 5 + 5 * PI() / 6)" office:value-type="float" office:value="0.307680321598323" calcext:value-type="float">
            <text:p>0,307680321598323</text:p>
          </table:table-cell>
          <table:table-cell table:formula="of:= -3 + 10*SIN([.A89] / 5 + 5 *PI() / 6)" office:value-type="float" office:value="-8.49897772224839" calcext:value-type="float">
            <text:p>-8,49897772224839</text:p>
          </table:table-cell>
          <table:table-cell office:value-type="string" calcext:value-type="string">
            <text:p>;</text:p>
          </table:table-cell>
          <table:table-cell table:formula="of:=[.V88] + 0" office:value-type="float" office:value="0" calcext:value-type="float">
            <text:p>0</text:p>
          </table:table-cell>
          <table:table-cell table:formula="of:=8.66 + 10*COS([.A90] / 5 + 5 * PI() / 6)" office:value-type="float" office:value="0.377440159023955" calcext:value-type="float">
            <text:p>0,377440159023955</text:p>
          </table:table-cell>
          <table:table-cell table:formula="of:= -3 + 10*SIN([.A90] / 5 + 5 *PI() / 6)" office:value-type="float" office:value="-8.60349912828144" calcext:value-type="float">
            <text:p>-8,60349912828144</text:p>
          </table:table-cell>
        </table:table-row>
        <table:table-row table:style-name="ro1">
          <table:table-cell table:formula="of:= [.A89] + PI() / 50" office:value-type="float" office:value="5.59203492338983" calcext:value-type="float">
            <text:p>5,59203492338983</text:p>
          </table:table-cell>
          <table:table-cell table:formula="of:=[.B89] + 0" office:value-type="float" office:value="0" calcext:value-type="float">
            <text:p>0</text:p>
          </table:table-cell>
          <table:table-cell table:formula="of:= 3 * COS([.A90])" office:value-type="float" office:value="2.31153972832736" calcext:value-type="float">
            <text:p>2,31153972832736</text:p>
          </table:table-cell>
          <table:table-cell table:formula="of:= 5 + 3 * SIN([.A90])" office:value-type="float" office:value="3.08772803075392" calcext:value-type="float">
            <text:p>3,08772803075392</text:p>
          </table:table-cell>
          <table:table-cell office:value-type="string" calcext:value-type="string">
            <text:p>;</text:p>
          </table:table-cell>
          <table:table-cell table:formula="of:=[.F89] + 0" office:value-type="float" office:value="0" calcext:value-type="float">
            <text:p>0</text:p>
          </table:table-cell>
          <table:table-cell table:formula="of:= 3 * COS([.A91])" office:value-type="float" office:value="2.42705098312483" calcext:value-type="float">
            <text:p>2,42705098312483</text:p>
          </table:table-cell>
          <table:table-cell table:formula="of:=5 + 3 * SIN([.A91])" office:value-type="float" office:value="3.23664424312257" calcext:value-type="float">
            <text:p>3,23664424312257</text:p>
          </table:table-cell>
          <table:table-cell office:value-type="string" calcext:value-type="string">
            <text:p>|</text:p>
          </table:table-cell>
          <table:table-cell table:formula="of:=[.J89] + 0" office:value-type="float" office:value="0" calcext:value-type="float">
            <text:p>0</text:p>
          </table:table-cell>
          <table:table-cell table:formula="of:= (3 + 3 * ABS(SIN(4 * [.A90]))) * COS([.A90])" office:value-type="float" office:value="3.16247425683068" calcext:value-type="float">
            <text:p>3,16247425683068</text:p>
          </table:table-cell>
          <table:table-cell table:formula="of:= 5 + (3 + 3 * ABS(SIN(4 * [.A90]))) * SIN([.A90])" office:value-type="float" office:value="2.38377376746379" calcext:value-type="float">
            <text:p>2,38377376746379</text:p>
          </table:table-cell>
          <table:table-cell office:value-type="string" calcext:value-type="string">
            <text:p>;</text:p>
          </table:table-cell>
          <table:table-cell table:formula="of:=[.N89] + 0" office:value-type="float" office:value="0" calcext:value-type="float">
            <text:p>0</text:p>
          </table:table-cell>
          <table:table-cell table:formula="of:= (3 + 3 * ABS(SIN(4 * [.A91]))) * COS([.A91])" office:value-type="float" office:value="3.85363575756751" calcext:value-type="float">
            <text:p>3,85363575756751</text:p>
          </table:table-cell>
          <table:table-cell table:formula="of:= 5 + (3 + 3 * ABS(SIN(4 * [.A91]))) * SIN([.A91])" office:value-type="float" office:value="2.20016973468501" calcext:value-type="float">
            <text:p>2,20016973468501</text:p>
          </table:table-cell>
          <table:table-cell office:value-type="string" calcext:value-type="string">
            <text:p>|</text:p>
          </table:table-cell>
          <table:table-cell table:formula="of:=[.R89] + 0" office:value-type="float" office:value="0" calcext:value-type="float">
            <text:p>0</text:p>
          </table:table-cell>
          <table:table-cell table:formula="of:=8.66 + 10*COS([.A90] / 5 + 5 * PI() / 6)" office:value-type="float" office:value="0.377440159023955" calcext:value-type="float">
            <text:p>0,377440159023955</text:p>
          </table:table-cell>
          <table:table-cell table:formula="of:= -3 + 10*SIN([.A90] / 5 + 5 *PI() / 6)" office:value-type="float" office:value="-8.60349912828144" calcext:value-type="float">
            <text:p>-8,60349912828144</text:p>
          </table:table-cell>
          <table:table-cell office:value-type="string" calcext:value-type="string">
            <text:p>;</text:p>
          </table:table-cell>
          <table:table-cell table:formula="of:=[.V89] + 0" office:value-type="float" office:value="0" calcext:value-type="float">
            <text:p>0</text:p>
          </table:table-cell>
          <table:table-cell table:formula="of:=8.66 + 10*COS([.A91] / 5 + 5 * PI() / 6)" office:value-type="float" office:value="0.448507908662954" calcext:value-type="float">
            <text:p>0,448507908662954</text:p>
          </table:table-cell>
          <table:table-cell table:formula="of:= -3 + 10*SIN([.A91] / 5 + 5 *PI() / 6)" office:value-type="float" office:value="-8.70713567684431" calcext:value-type="float">
            <text:p>-8,70713567684431</text:p>
          </table:table-cell>
        </table:table-row>
        <table:table-row table:style-name="ro1">
          <table:table-cell table:formula="of:= [.A90] + PI() / 50" office:value-type="float" office:value="5.65486677646162" calcext:value-type="float">
            <text:p>5,65486677646162</text:p>
          </table:table-cell>
          <table:table-cell table:formula="of:=[.B90] + 0" office:value-type="float" office:value="0" calcext:value-type="float">
            <text:p>0</text:p>
          </table:table-cell>
          <table:table-cell table:formula="of:= 3 * COS([.A91])" office:value-type="float" office:value="2.42705098312483" calcext:value-type="float">
            <text:p>2,42705098312483</text:p>
          </table:table-cell>
          <table:table-cell table:formula="of:= 5 + 3 * SIN([.A91])" office:value-type="float" office:value="3.23664424312257" calcext:value-type="float">
            <text:p>3,23664424312257</text:p>
          </table:table-cell>
          <table:table-cell office:value-type="string" calcext:value-type="string">
            <text:p>;</text:p>
          </table:table-cell>
          <table:table-cell table:formula="of:=[.F90] + 0" office:value-type="float" office:value="0" calcext:value-type="float">
            <text:p>0</text:p>
          </table:table-cell>
          <table:table-cell table:formula="of:= 3 * COS([.A92])" office:value-type="float" office:value="2.53298377650604" calcext:value-type="float">
            <text:p>2,53298377650604</text:p>
          </table:table-cell>
          <table:table-cell table:formula="of:=5 + 3 * SIN([.A92])" office:value-type="float" office:value="3.392519615063" calcext:value-type="float">
            <text:p>3,392519615063</text:p>
          </table:table-cell>
          <table:table-cell office:value-type="string" calcext:value-type="string">
            <text:p>|</text:p>
          </table:table-cell>
          <table:table-cell table:formula="of:=[.J90] + 0" office:value-type="float" office:value="0" calcext:value-type="float">
            <text:p>0</text:p>
          </table:table-cell>
          <table:table-cell table:formula="of:= (3 + 3 * ABS(SIN(4 * [.A91]))) * COS([.A91])" office:value-type="float" office:value="3.85363575756751" calcext:value-type="float">
            <text:p>3,85363575756751</text:p>
          </table:table-cell>
          <table:table-cell table:formula="of:= 5 + (3 + 3 * ABS(SIN(4 * [.A91]))) * SIN([.A91])" office:value-type="float" office:value="2.20016973468501" calcext:value-type="float">
            <text:p>2,20016973468501</text:p>
          </table:table-cell>
          <table:table-cell office:value-type="string" calcext:value-type="string">
            <text:p>;</text:p>
          </table:table-cell>
          <table:table-cell table:formula="of:=[.N90] + 0" office:value-type="float" office:value="0" calcext:value-type="float">
            <text:p>0</text:p>
          </table:table-cell>
          <table:table-cell table:formula="of:= (3 + 3 * ABS(SIN(4 * [.A92]))) * COS([.A92])" office:value-type="float" office:value="4.48468132004013" calcext:value-type="float">
            <text:p>4,48468132004013</text:p>
          </table:table-cell>
          <table:table-cell table:formula="of:= 5 + (3 + 3 * ABS(SIN(4 * [.A92]))) * SIN([.A92])" office:value-type="float" office:value="2.15393469096673" calcext:value-type="float">
            <text:p>2,15393469096673</text:p>
          </table:table-cell>
          <table:table-cell office:value-type="string" calcext:value-type="string">
            <text:p>|</text:p>
          </table:table-cell>
          <table:table-cell table:formula="of:=[.R90] + 0" office:value-type="float" office:value="0" calcext:value-type="float">
            <text:p>0</text:p>
          </table:table-cell>
          <table:table-cell table:formula="of:=8.66 + 10*COS([.A91] / 5 + 5 * PI() / 6)" office:value-type="float" office:value="0.448507908662954" calcext:value-type="float">
            <text:p>0,448507908662954</text:p>
          </table:table-cell>
          <table:table-cell table:formula="of:= -3 + 10*SIN([.A91] / 5 + 5 *PI() / 6)" office:value-type="float" office:value="-8.70713567684431" calcext:value-type="float">
            <text:p>-8,70713567684431</text:p>
          </table:table-cell>
          <table:table-cell office:value-type="string" calcext:value-type="string">
            <text:p>;</text:p>
          </table:table-cell>
          <table:table-cell table:formula="of:=[.V90] + 0" office:value-type="float" office:value="0" calcext:value-type="float">
            <text:p>0</text:p>
          </table:table-cell>
          <table:table-cell table:formula="of:=8.66 + 10*COS([.A92] / 5 + 5 * PI() / 6)" office:value-type="float" office:value="0.52087234809381" calcext:value-type="float">
            <text:p>0,52087234809381</text:p>
          </table:table-cell>
          <table:table-cell table:formula="of:= -3 + 10*SIN([.A92] / 5 + 5 *PI() / 6)" office:value-type="float" office:value="-8.80987100252459" calcext:value-type="float">
            <text:p>-8,80987100252459</text:p>
          </table:table-cell>
        </table:table-row>
        <table:table-row table:style-name="ro1">
          <table:table-cell table:formula="of:= [.A91] + PI() / 50" office:value-type="float" office:value="5.71769862953342" calcext:value-type="float">
            <text:p>5,71769862953342</text:p>
          </table:table-cell>
          <table:table-cell table:formula="of:=[.B91] + 0" office:value-type="float" office:value="0" calcext:value-type="float">
            <text:p>0</text:p>
          </table:table-cell>
          <table:table-cell table:formula="of:= 3 * COS([.A92])" office:value-type="float" office:value="2.53298377650604" calcext:value-type="float">
            <text:p>2,53298377650604</text:p>
          </table:table-cell>
          <table:table-cell table:formula="of:= 5 + 3 * SIN([.A92])" office:value-type="float" office:value="3.392519615063" calcext:value-type="float">
            <text:p>3,392519615063</text:p>
          </table:table-cell>
          <table:table-cell office:value-type="string" calcext:value-type="string">
            <text:p>;</text:p>
          </table:table-cell>
          <table:table-cell table:formula="of:=[.F91] + 0" office:value-type="float" office:value="0" calcext:value-type="float">
            <text:p>0</text:p>
          </table:table-cell>
          <table:table-cell table:formula="of:= 3 * COS([.A93])" office:value-type="float" office:value="2.62892004013158" calcext:value-type="float">
            <text:p>2,62892004013158</text:p>
          </table:table-cell>
          <table:table-cell table:formula="of:=5 + 3 * SIN([.A93])" office:value-type="float" office:value="3.55473897769484" calcext:value-type="float">
            <text:p>3,55473897769484</text:p>
          </table:table-cell>
          <table:table-cell office:value-type="string" calcext:value-type="string">
            <text:p>|</text:p>
          </table:table-cell>
          <table:table-cell table:formula="of:=[.J91] + 0" office:value-type="float" office:value="0" calcext:value-type="float">
            <text:p>0</text:p>
          </table:table-cell>
          <table:table-cell table:formula="of:= (3 + 3 * ABS(SIN(4 * [.A92]))) * COS([.A92])" office:value-type="float" office:value="4.48468132004013" calcext:value-type="float">
            <text:p>4,48468132004013</text:p>
          </table:table-cell>
          <table:table-cell table:formula="of:= 5 + (3 + 3 * ABS(SIN(4 * [.A92]))) * SIN([.A92])" office:value-type="float" office:value="2.15393469096673" calcext:value-type="float">
            <text:p>2,15393469096673</text:p>
          </table:table-cell>
          <table:table-cell office:value-type="string" calcext:value-type="string">
            <text:p>;</text:p>
          </table:table-cell>
          <table:table-cell table:formula="of:=[.N91] + 0" office:value-type="float" office:value="0" calcext:value-type="float">
            <text:p>0</text:p>
          </table:table-cell>
          <table:table-cell table:formula="of:= (3 + 3 * ABS(SIN(4 * [.A93]))) * COS([.A93])" office:value-type="float" office:value="5.00763801121266" calcext:value-type="float">
            <text:p>5,00763801121266</text:p>
          </table:table-cell>
          <table:table-cell table:formula="of:= 5 + (3 + 3 * ABS(SIN(4 * [.A93]))) * SIN([.A93])" office:value-type="float" office:value="2.24702770683845" calcext:value-type="float">
            <text:p>2,24702770683845</text:p>
          </table:table-cell>
          <table:table-cell office:value-type="string" calcext:value-type="string">
            <text:p>|</text:p>
          </table:table-cell>
          <table:table-cell table:formula="of:=[.R91] + 0" office:value-type="float" office:value="0" calcext:value-type="float">
            <text:p>0</text:p>
          </table:table-cell>
          <table:table-cell table:formula="of:=8.66 + 10*COS([.A92] / 5 + 5 * PI() / 6)" office:value-type="float" office:value="0.52087234809381" calcext:value-type="float">
            <text:p>0,52087234809381</text:p>
          </table:table-cell>
          <table:table-cell table:formula="of:= -3 + 10*SIN([.A92] / 5 + 5 *PI() / 6)" office:value-type="float" office:value="-8.80987100252459" calcext:value-type="float">
            <text:p>-8,80987100252459</text:p>
          </table:table-cell>
          <table:table-cell office:value-type="string" calcext:value-type="string">
            <text:p>;</text:p>
          </table:table-cell>
          <table:table-cell table:formula="of:=[.V91] + 0" office:value-type="float" office:value="0" calcext:value-type="float">
            <text:p>0</text:p>
          </table:table-cell>
          <table:table-cell table:formula="of:=8.66 + 10*COS([.A93] / 5 + 5 * PI() / 6)" office:value-type="float" office:value="0.594522050132667" calcext:value-type="float">
            <text:p>0,594522050132667</text:p>
          </table:table-cell>
          <table:table-cell table:formula="of:= -3 + 10*SIN([.A93] / 5 + 5 *PI() / 6)" office:value-type="float" office:value="-8.91168888222341" calcext:value-type="float">
            <text:p>-8,91168888222341</text:p>
          </table:table-cell>
        </table:table-row>
        <table:table-row table:style-name="ro1">
          <table:table-cell table:formula="of:= [.A92] + PI() / 50" office:value-type="float" office:value="5.78053048260521" calcext:value-type="float">
            <text:p>5,78053048260521</text:p>
          </table:table-cell>
          <table:table-cell table:formula="of:=[.B92] + 0" office:value-type="float" office:value="0" calcext:value-type="float">
            <text:p>0</text:p>
          </table:table-cell>
          <table:table-cell table:formula="of:= 3 * COS([.A93])" office:value-type="float" office:value="2.62892004013158" calcext:value-type="float">
            <text:p>2,62892004013158</text:p>
          </table:table-cell>
          <table:table-cell table:formula="of:= 5 + 3 * SIN([.A93])" office:value-type="float" office:value="3.55473897769484" calcext:value-type="float">
            <text:p>3,55473897769484</text:p>
          </table:table-cell>
          <table:table-cell office:value-type="string" calcext:value-type="string">
            <text:p>;</text:p>
          </table:table-cell>
          <table:table-cell table:formula="of:=[.F92] + 0" office:value-type="float" office:value="0" calcext:value-type="float">
            <text:p>0</text:p>
          </table:table-cell>
          <table:table-cell table:formula="of:= 3 * COS([.A94])" office:value-type="float" office:value="2.71448115739805" calcext:value-type="float">
            <text:p>2,71448115739805</text:p>
          </table:table-cell>
          <table:table-cell table:formula="of:=5 + 3 * SIN([.A94])" office:value-type="float" office:value="3.72266212530476" calcext:value-type="float">
            <text:p>3,72266212530476</text:p>
          </table:table-cell>
          <table:table-cell office:value-type="string" calcext:value-type="string">
            <text:p>|</text:p>
          </table:table-cell>
          <table:table-cell table:formula="of:=[.J92] + 0" office:value-type="float" office:value="0" calcext:value-type="float">
            <text:p>0</text:p>
          </table:table-cell>
          <table:table-cell table:formula="of:= (3 + 3 * ABS(SIN(4 * [.A93]))) * COS([.A93])" office:value-type="float" office:value="5.00763801121266" calcext:value-type="float">
            <text:p>5,00763801121266</text:p>
          </table:table-cell>
          <table:table-cell table:formula="of:= 5 + (3 + 3 * ABS(SIN(4 * [.A93]))) * SIN([.A93])" office:value-type="float" office:value="2.24702770683845" calcext:value-type="float">
            <text:p>2,24702770683845</text:p>
          </table:table-cell>
          <table:table-cell office:value-type="string" calcext:value-type="string">
            <text:p>;</text:p>
          </table:table-cell>
          <table:table-cell table:formula="of:=[.N92] + 0" office:value-type="float" office:value="0" calcext:value-type="float">
            <text:p>0</text:p>
          </table:table-cell>
          <table:table-cell table:formula="of:= (3 + 3 * ABS(SIN(4 * [.A94]))) * COS([.A94])" office:value-type="float" office:value="5.3808813906534" calcext:value-type="float">
            <text:p>5,3808813906534</text:p>
          </table:table-cell>
          <table:table-cell table:formula="of:= 5 + (3 + 3 * ABS(SIN(4 * [.A94]))) * SIN([.A94])" office:value-type="float" office:value="2.46794941611876" calcext:value-type="float">
            <text:p>2,46794941611876</text:p>
          </table:table-cell>
          <table:table-cell office:value-type="string" calcext:value-type="string">
            <text:p>|</text:p>
          </table:table-cell>
          <table:table-cell table:formula="of:=[.R92] + 0" office:value-type="float" office:value="0" calcext:value-type="float">
            <text:p>0</text:p>
          </table:table-cell>
          <table:table-cell table:formula="of:=8.66 + 10*COS([.A93] / 5 + 5 * PI() / 6)" office:value-type="float" office:value="0.594522050132667" calcext:value-type="float">
            <text:p>0,594522050132667</text:p>
          </table:table-cell>
          <table:table-cell table:formula="of:= -3 + 10*SIN([.A93] / 5 + 5 *PI() / 6)" office:value-type="float" office:value="-8.91168888222341" calcext:value-type="float">
            <text:p>-8,91168888222341</text:p>
          </table:table-cell>
          <table:table-cell office:value-type="string" calcext:value-type="string">
            <text:p>;</text:p>
          </table:table-cell>
          <table:table-cell table:formula="of:=[.V92] + 0" office:value-type="float" office:value="0" calcext:value-type="float">
            <text:p>0</text:p>
          </table:table-cell>
          <table:table-cell table:formula="of:=8.66 + 10*COS([.A94] / 5 + 5 * PI() / 6)" office:value-type="float" office:value="0.669445384637796" calcext:value-type="float">
            <text:p>0,669445384637796</text:p>
          </table:table-cell>
          <table:table-cell table:formula="of:= -3 + 10*SIN([.A94] / 5 + 5 *PI() / 6)" office:value-type="float" office:value="-9.01257323771726" calcext:value-type="float">
            <text:p>-9,01257323771726</text:p>
          </table:table-cell>
        </table:table-row>
        <table:table-row table:style-name="ro1">
          <table:table-cell table:formula="of:= [.A93] + PI() / 50" office:value-type="float" office:value="5.84336233567701" calcext:value-type="float">
            <text:p>5,84336233567701</text:p>
          </table:table-cell>
          <table:table-cell table:formula="of:=[.B93] + 0" office:value-type="float" office:value="0" calcext:value-type="float">
            <text:p>0</text:p>
          </table:table-cell>
          <table:table-cell table:formula="of:= 3 * COS([.A94])" office:value-type="float" office:value="2.71448115739805" calcext:value-type="float">
            <text:p>2,71448115739805</text:p>
          </table:table-cell>
          <table:table-cell table:formula="of:= 5 + 3 * SIN([.A94])" office:value-type="float" office:value="3.72266212530476" calcext:value-type="float">
            <text:p>3,72266212530476</text:p>
          </table:table-cell>
          <table:table-cell office:value-type="string" calcext:value-type="string">
            <text:p>;</text:p>
          </table:table-cell>
          <table:table-cell table:formula="of:=[.F93] + 0" office:value-type="float" office:value="0" calcext:value-type="float">
            <text:p>0</text:p>
          </table:table-cell>
          <table:table-cell table:formula="of:= 3 * COS([.A95])" office:value-type="float" office:value="2.78932945766475" calcext:value-type="float">
            <text:p>2,78932945766475</text:p>
          </table:table-cell>
          <table:table-cell table:formula="of:=5 + 3 * SIN([.A95])" office:value-type="float" office:value="3.89562634194595" calcext:value-type="float">
            <text:p>3,89562634194595</text:p>
          </table:table-cell>
          <table:table-cell office:value-type="string" calcext:value-type="string">
            <text:p>|</text:p>
          </table:table-cell>
          <table:table-cell table:formula="of:=[.J93] + 0" office:value-type="float" office:value="0" calcext:value-type="float">
            <text:p>0</text:p>
          </table:table-cell>
          <table:table-cell table:formula="of:= (3 + 3 * ABS(SIN(4 * [.A94]))) * COS([.A94])" office:value-type="float" office:value="5.3808813906534" calcext:value-type="float">
            <text:p>5,3808813906534</text:p>
          </table:table-cell>
          <table:table-cell table:formula="of:= 5 + (3 + 3 * ABS(SIN(4 * [.A94]))) * SIN([.A94])" office:value-type="float" office:value="2.46794941611876" calcext:value-type="float">
            <text:p>2,46794941611876</text:p>
          </table:table-cell>
          <table:table-cell office:value-type="string" calcext:value-type="string">
            <text:p>;</text:p>
          </table:table-cell>
          <table:table-cell table:formula="of:=[.N93] + 0" office:value-type="float" office:value="0" calcext:value-type="float">
            <text:p>0</text:p>
          </table:table-cell>
          <table:table-cell table:formula="of:= (3 + 3 * ABS(SIN(4 * [.A95]))) * COS([.A95])" office:value-type="float" office:value="5.5731548108065" calcext:value-type="float">
            <text:p>5,5731548108065</text:p>
          </table:table-cell>
          <table:table-cell table:formula="of:= 5 + (3 + 3 * ABS(SIN(4 * [.A95]))) * SIN([.A95])" office:value-type="float" office:value="2.7934319130359" calcext:value-type="float">
            <text:p>2,7934319130359</text:p>
          </table:table-cell>
          <table:table-cell office:value-type="string" calcext:value-type="string">
            <text:p>|</text:p>
          </table:table-cell>
          <table:table-cell table:formula="of:=[.R93] + 0" office:value-type="float" office:value="0" calcext:value-type="float">
            <text:p>0</text:p>
          </table:table-cell>
          <table:table-cell table:formula="of:=8.66 + 10*COS([.A94] / 5 + 5 * PI() / 6)" office:value-type="float" office:value="0.669445384637796" calcext:value-type="float">
            <text:p>0,669445384637796</text:p>
          </table:table-cell>
          <table:table-cell table:formula="of:= -3 + 10*SIN([.A94] / 5 + 5 *PI() / 6)" office:value-type="float" office:value="-9.01257323771726" calcext:value-type="float">
            <text:p>-9,01257323771726</text:p>
          </table:table-cell>
          <table:table-cell office:value-type="string" calcext:value-type="string">
            <text:p>;</text:p>
          </table:table-cell>
          <table:table-cell table:formula="of:=[.V93] + 0" office:value-type="float" office:value="0" calcext:value-type="float">
            <text:p>0</text:p>
          </table:table-cell>
          <table:table-cell table:formula="of:=8.66 + 10*COS([.A95] / 5 + 5 * PI() / 6)" office:value-type="float" office:value="0.745630520346136" calcext:value-type="float">
            <text:p>0,745630520346136</text:p>
          </table:table-cell>
          <table:table-cell table:formula="of:= -3 + 10*SIN([.A95] / 5 + 5 *PI() / 6)" office:value-type="float" office:value="-9.11250813819691" calcext:value-type="float">
            <text:p>-9,11250813819691</text:p>
          </table:table-cell>
        </table:table-row>
        <table:table-row table:style-name="ro1">
          <table:table-cell table:formula="of:= [.A94] + PI() / 50" office:value-type="float" office:value="5.9061941887488" calcext:value-type="float">
            <text:p>5,9061941887488</text:p>
          </table:table-cell>
          <table:table-cell table:formula="of:=[.B94] + 0" office:value-type="float" office:value="0" calcext:value-type="float">
            <text:p>0</text:p>
          </table:table-cell>
          <table:table-cell table:formula="of:= 3 * COS([.A95])" office:value-type="float" office:value="2.78932945766475" calcext:value-type="float">
            <text:p>2,78932945766475</text:p>
          </table:table-cell>
          <table:table-cell table:formula="of:= 5 + 3 * SIN([.A95])" office:value-type="float" office:value="3.89562634194595" calcext:value-type="float">
            <text:p>3,89562634194595</text:p>
          </table:table-cell>
          <table:table-cell office:value-type="string" calcext:value-type="string">
            <text:p>;</text:p>
          </table:table-cell>
          <table:table-cell table:formula="of:=[.F94] + 0" office:value-type="float" office:value="0" calcext:value-type="float">
            <text:p>0</text:p>
          </table:table-cell>
          <table:table-cell table:formula="of:= 3 * COS([.A96])" office:value-type="float" office:value="2.85316954888545" calcext:value-type="float">
            <text:p>2,85316954888545</text:p>
          </table:table-cell>
          <table:table-cell table:formula="of:=5 + 3 * SIN([.A96])" office:value-type="float" office:value="4.07294901687514" calcext:value-type="float">
            <text:p>4,07294901687514</text:p>
          </table:table-cell>
          <table:table-cell office:value-type="string" calcext:value-type="string">
            <text:p>|</text:p>
          </table:table-cell>
          <table:table-cell table:formula="of:=[.J94] + 0" office:value-type="float" office:value="0" calcext:value-type="float">
            <text:p>0</text:p>
          </table:table-cell>
          <table:table-cell table:formula="of:= (3 + 3 * ABS(SIN(4 * [.A95]))) * COS([.A95])" office:value-type="float" office:value="5.5731548108065" calcext:value-type="float">
            <text:p>5,5731548108065</text:p>
          </table:table-cell>
          <table:table-cell table:formula="of:= 5 + (3 + 3 * ABS(SIN(4 * [.A95]))) * SIN([.A95])" office:value-type="float" office:value="2.7934319130359" calcext:value-type="float">
            <text:p>2,7934319130359</text:p>
          </table:table-cell>
          <table:table-cell office:value-type="string" calcext:value-type="string">
            <text:p>;</text:p>
          </table:table-cell>
          <table:table-cell table:formula="of:=[.N94] + 0" office:value-type="float" office:value="0" calcext:value-type="float">
            <text:p>0</text:p>
          </table:table-cell>
          <table:table-cell table:formula="of:= (3 + 3 * ABS(SIN(4 * [.A96]))) * COS([.A96])" office:value-type="float" office:value="5.56669504044789" calcext:value-type="float">
            <text:p>5,56669504044789</text:p>
          </table:table-cell>
          <table:table-cell table:formula="of:= 5 + (3 + 3 * ABS(SIN(4 * [.A96]))) * SIN([.A96])" office:value-type="float" office:value="3.1912711384364" calcext:value-type="float">
            <text:p>3,1912711384364</text:p>
          </table:table-cell>
          <table:table-cell office:value-type="string" calcext:value-type="string">
            <text:p>|</text:p>
          </table:table-cell>
          <table:table-cell table:formula="of:=[.R94] + 0" office:value-type="float" office:value="0" calcext:value-type="float">
            <text:p>0</text:p>
          </table:table-cell>
          <table:table-cell table:formula="of:=8.66 + 10*COS([.A95] / 5 + 5 * PI() / 6)" office:value-type="float" office:value="0.745630520346136" calcext:value-type="float">
            <text:p>0,745630520346136</text:p>
          </table:table-cell>
          <table:table-cell table:formula="of:= -3 + 10*SIN([.A95] / 5 + 5 *PI() / 6)" office:value-type="float" office:value="-9.11250813819691" calcext:value-type="float">
            <text:p>-9,11250813819691</text:p>
          </table:table-cell>
          <table:table-cell office:value-type="string" calcext:value-type="string">
            <text:p>;</text:p>
          </table:table-cell>
          <table:table-cell table:formula="of:=[.V94] + 0" office:value-type="float" office:value="0" calcext:value-type="float">
            <text:p>0</text:p>
          </table:table-cell>
          <table:table-cell table:formula="of:=8.66 + 10*COS([.A96] / 5 + 5 * PI() / 6)" office:value-type="float" office:value="0.823065426741594" calcext:value-type="float">
            <text:p>0,823065426741594</text:p>
          </table:table-cell>
          <table:table-cell table:formula="of:= -3 + 10*SIN([.A96] / 5 + 5 *PI() / 6)" office:value-type="float" office:value="-9.21147780278309" calcext:value-type="float">
            <text:p>-9,21147780278309</text:p>
          </table:table-cell>
        </table:table-row>
        <table:table-row table:style-name="ro1">
          <table:table-cell table:formula="of:= [.A95] + PI() / 50" office:value-type="float" office:value="5.9690260418206" calcext:value-type="float">
            <text:p>5,9690260418206</text:p>
          </table:table-cell>
          <table:table-cell table:formula="of:=[.B95] + 0" office:value-type="float" office:value="0" calcext:value-type="float">
            <text:p>0</text:p>
          </table:table-cell>
          <table:table-cell table:formula="of:= 3 * COS([.A96])" office:value-type="float" office:value="2.85316954888545" calcext:value-type="float">
            <text:p>2,85316954888545</text:p>
          </table:table-cell>
          <table:table-cell table:formula="of:= 5 + 3 * SIN([.A96])" office:value-type="float" office:value="4.07294901687514" calcext:value-type="float">
            <text:p>4,07294901687514</text:p>
          </table:table-cell>
          <table:table-cell office:value-type="string" calcext:value-type="string">
            <text:p>;</text:p>
          </table:table-cell>
          <table:table-cell table:formula="of:=[.F95] + 0" office:value-type="float" office:value="0" calcext:value-type="float">
            <text:p>0</text:p>
          </table:table-cell>
          <table:table-cell table:formula="of:= 3 * COS([.A97])" office:value-type="float" office:value="2.90574948338589" calcext:value-type="float">
            <text:p>2,90574948338589</text:p>
          </table:table-cell>
          <table:table-cell table:formula="of:=5 + 3 * SIN([.A97])" office:value-type="float" office:value="4.25393033850541" calcext:value-type="float">
            <text:p>4,25393033850541</text:p>
          </table:table-cell>
          <table:table-cell office:value-type="string" calcext:value-type="string">
            <text:p>|</text:p>
          </table:table-cell>
          <table:table-cell table:formula="of:=[.J95] + 0" office:value-type="float" office:value="0" calcext:value-type="float">
            <text:p>0</text:p>
          </table:table-cell>
          <table:table-cell table:formula="of:= (3 + 3 * ABS(SIN(4 * [.A96]))) * COS([.A96])" office:value-type="float" office:value="5.56669504044789" calcext:value-type="float">
            <text:p>5,56669504044789</text:p>
          </table:table-cell>
          <table:table-cell table:formula="of:= 5 + (3 + 3 * ABS(SIN(4 * [.A96]))) * SIN([.A96])" office:value-type="float" office:value="3.1912711384364" calcext:value-type="float">
            <text:p>3,1912711384364</text:p>
          </table:table-cell>
          <table:table-cell office:value-type="string" calcext:value-type="string">
            <text:p>;</text:p>
          </table:table-cell>
          <table:table-cell table:formula="of:=[.N95] + 0" office:value-type="float" office:value="0" calcext:value-type="float">
            <text:p>0</text:p>
          </table:table-cell>
          <table:table-cell table:formula="of:= (3 + 3 * ABS(SIN(4 * [.A97]))) * COS([.A97])" office:value-type="float" office:value="5.35915491672169" calcext:value-type="float">
            <text:p>5,35915491672169</text:p>
          </table:table-cell>
          <table:table-cell table:formula="of:= 5 + (3 + 3 * ABS(SIN(4 * [.A97]))) * SIN([.A97])" office:value-type="float" office:value="3.62400288893569" calcext:value-type="float">
            <text:p>3,62400288893569</text:p>
          </table:table-cell>
          <table:table-cell office:value-type="string" calcext:value-type="string">
            <text:p>|</text:p>
          </table:table-cell>
          <table:table-cell table:formula="of:=[.R95] + 0" office:value-type="float" office:value="0" calcext:value-type="float">
            <text:p>0</text:p>
          </table:table-cell>
          <table:table-cell table:formula="of:=8.66 + 10*COS([.A96] / 5 + 5 * PI() / 6)" office:value-type="float" office:value="0.823065426741594" calcext:value-type="float">
            <text:p>0,823065426741594</text:p>
          </table:table-cell>
          <table:table-cell table:formula="of:= -3 + 10*SIN([.A96] / 5 + 5 *PI() / 6)" office:value-type="float" office:value="-9.21147780278309" calcext:value-type="float">
            <text:p>-9,21147780278309</text:p>
          </table:table-cell>
          <table:table-cell office:value-type="string" calcext:value-type="string">
            <text:p>;</text:p>
          </table:table-cell>
          <table:table-cell table:formula="of:=[.V95] + 0" office:value-type="float" office:value="0" calcext:value-type="float">
            <text:p>0</text:p>
          </table:table-cell>
          <table:table-cell table:formula="of:=8.66 + 10*COS([.A97] / 5 + 5 * PI() / 6)" office:value-type="float" office:value="0.901737875954796" calcext:value-type="float">
            <text:p>0,901737875954796</text:p>
          </table:table-cell>
          <table:table-cell table:formula="of:= -3 + 10*SIN([.A97] / 5 + 5 *PI() / 6)" office:value-type="float" office:value="-9.30946660301848" calcext:value-type="float">
            <text:p>-9,30946660301848</text:p>
          </table:table-cell>
        </table:table-row>
        <table:table-row table:style-name="ro1">
          <table:table-cell table:formula="of:= [.A96] + PI() / 50" office:value-type="float" office:value="6.0318578948924" calcext:value-type="float">
            <text:p>6,0318578948924</text:p>
          </table:table-cell>
          <table:table-cell table:formula="of:=[.B96] + 0" office:value-type="float" office:value="0" calcext:value-type="float">
            <text:p>0</text:p>
          </table:table-cell>
          <table:table-cell table:formula="of:= 3 * COS([.A97])" office:value-type="float" office:value="2.90574948338589" calcext:value-type="float">
            <text:p>2,90574948338589</text:p>
          </table:table-cell>
          <table:table-cell table:formula="of:= 5 + 3 * SIN([.A97])" office:value-type="float" office:value="4.25393033850541" calcext:value-type="float">
            <text:p>4,25393033850541</text:p>
          </table:table-cell>
          <table:table-cell office:value-type="string" calcext:value-type="string">
            <text:p>;</text:p>
          </table:table-cell>
          <table:table-cell table:formula="of:=[.F96] + 0" office:value-type="float" office:value="0" calcext:value-type="float">
            <text:p>0</text:p>
          </table:table-cell>
          <table:table-cell table:formula="of:= 3 * COS([.A98])" office:value-type="float" office:value="2.94686175218606" calcext:value-type="float">
            <text:p>2,94686175218606</text:p>
          </table:table-cell>
          <table:table-cell table:formula="of:=5 + 3 * SIN([.A98])" office:value-type="float" office:value="4.4378560562428" calcext:value-type="float">
            <text:p>4,4378560562428</text:p>
          </table:table-cell>
          <table:table-cell office:value-type="string" calcext:value-type="string">
            <text:p>|</text:p>
          </table:table-cell>
          <table:table-cell table:formula="of:=[.J96] + 0" office:value-type="float" office:value="0" calcext:value-type="float">
            <text:p>0</text:p>
          </table:table-cell>
          <table:table-cell table:formula="of:= (3 + 3 * ABS(SIN(4 * [.A97]))) * COS([.A97])" office:value-type="float" office:value="5.35915491672169" calcext:value-type="float">
            <text:p>5,35915491672169</text:p>
          </table:table-cell>
          <table:table-cell table:formula="of:= 5 + (3 + 3 * ABS(SIN(4 * [.A97]))) * SIN([.A97])" office:value-type="float" office:value="3.62400288893569" calcext:value-type="float">
            <text:p>3,62400288893569</text:p>
          </table:table-cell>
          <table:table-cell office:value-type="string" calcext:value-type="string">
            <text:p>;</text:p>
          </table:table-cell>
          <table:table-cell table:formula="of:=[.N96] + 0" office:value-type="float" office:value="0" calcext:value-type="float">
            <text:p>0</text:p>
          </table:table-cell>
          <table:table-cell table:formula="of:= (3 + 3 * ABS(SIN(4 * [.A98]))) * COS([.A98])" office:value-type="float" office:value="4.96412743621704" calcext:value-type="float">
            <text:p>4,96412743621704</text:p>
          </table:table-cell>
          <table:table-cell table:formula="of:= 5 + (3 + 3 * ABS(SIN(4 * [.A98]))) * SIN([.A98])" office:value-type="float" office:value="4.05304204642846" calcext:value-type="float">
            <text:p>4,05304204642846</text:p>
          </table:table-cell>
          <table:table-cell office:value-type="string" calcext:value-type="string">
            <text:p>|</text:p>
          </table:table-cell>
          <table:table-cell table:formula="of:=[.R96] + 0" office:value-type="float" office:value="0" calcext:value-type="float">
            <text:p>0</text:p>
          </table:table-cell>
          <table:table-cell table:formula="of:=8.66 + 10*COS([.A97] / 5 + 5 * PI() / 6)" office:value-type="float" office:value="0.901737875954796" calcext:value-type="float">
            <text:p>0,901737875954796</text:p>
          </table:table-cell>
          <table:table-cell table:formula="of:= -3 + 10*SIN([.A97] / 5 + 5 *PI() / 6)" office:value-type="float" office:value="-9.30946660301848" calcext:value-type="float">
            <text:p>-9,30946660301848</text:p>
          </table:table-cell>
          <table:table-cell office:value-type="string" calcext:value-type="string">
            <text:p>;</text:p>
          </table:table-cell>
          <table:table-cell table:formula="of:=[.V96] + 0" office:value-type="float" office:value="0" calcext:value-type="float">
            <text:p>0</text:p>
          </table:table-cell>
          <table:table-cell table:formula="of:=8.66 + 10*COS([.A98] / 5 + 5 * PI() / 6)" office:value-type="float" office:value="0.981635444694015" calcext:value-type="float">
            <text:p>0,981635444694015</text:p>
          </table:table-cell>
          <table:table-cell table:formula="of:= -3 + 10*SIN([.A98] / 5 + 5 *PI() / 6)" office:value-type="float" office:value="-9.4064590653356" calcext:value-type="float">
            <text:p>-9,4064590653356</text:p>
          </table:table-cell>
        </table:table-row>
        <table:table-row table:style-name="ro1">
          <table:table-cell table:formula="of:= [.A97] + PI() / 50" office:value-type="float" office:value="6.09468974796419" calcext:value-type="float">
            <text:p>6,09468974796419</text:p>
          </table:table-cell>
          <table:table-cell table:formula="of:=[.B97] + 0" office:value-type="float" office:value="0" calcext:value-type="float">
            <text:p>0</text:p>
          </table:table-cell>
          <table:table-cell table:formula="of:= 3 * COS([.A98])" office:value-type="float" office:value="2.94686175218606" calcext:value-type="float">
            <text:p>2,94686175218606</text:p>
          </table:table-cell>
          <table:table-cell table:formula="of:= 5 + 3 * SIN([.A98])" office:value-type="float" office:value="4.4378560562428" calcext:value-type="float">
            <text:p>4,4378560562428</text:p>
          </table:table-cell>
          <table:table-cell office:value-type="string" calcext:value-type="string">
            <text:p>;</text:p>
          </table:table-cell>
          <table:table-cell table:formula="of:=[.F97] + 0" office:value-type="float" office:value="0" calcext:value-type="float">
            <text:p>0</text:p>
          </table:table-cell>
          <table:table-cell table:formula="of:= 3 * COS([.A99])" office:value-type="float" office:value="2.97634410394343" calcext:value-type="float">
            <text:p>2,97634410394343</text:p>
          </table:table-cell>
          <table:table-cell table:formula="of:=5 + 3 * SIN([.A99])" office:value-type="float" office:value="4.62400029930706" calcext:value-type="float">
            <text:p>4,62400029930706</text:p>
          </table:table-cell>
          <table:table-cell office:value-type="string" calcext:value-type="string">
            <text:p>|</text:p>
          </table:table-cell>
          <table:table-cell table:formula="of:=[.J97] + 0" office:value-type="float" office:value="0" calcext:value-type="float">
            <text:p>0</text:p>
          </table:table-cell>
          <table:table-cell table:formula="of:= (3 + 3 * ABS(SIN(4 * [.A98]))) * COS([.A98])" office:value-type="float" office:value="4.96412743621704" calcext:value-type="float">
            <text:p>4,96412743621704</text:p>
          </table:table-cell>
          <table:table-cell table:formula="of:= 5 + (3 + 3 * ABS(SIN(4 * [.A98]))) * SIN([.A98])" office:value-type="float" office:value="4.05304204642846" calcext:value-type="float">
            <text:p>4,05304204642846</text:p>
          </table:table-cell>
          <table:table-cell office:value-type="string" calcext:value-type="string">
            <text:p>;</text:p>
          </table:table-cell>
          <table:table-cell table:formula="of:=[.N97] + 0" office:value-type="float" office:value="0" calcext:value-type="float">
            <text:p>0</text:p>
          </table:table-cell>
          <table:table-cell table:formula="of:= (3 + 3 * ABS(SIN(4 * [.A99]))) * COS([.A99])" office:value-type="float" office:value="4.41020881140924" calcext:value-type="float">
            <text:p>4,41020881140924</text:p>
          </table:table-cell>
          <table:table-cell table:formula="of:= 5 + (3 + 3 * ABS(SIN(4 * [.A99]))) * SIN([.A99])" office:value-type="float" office:value="4.44286106203708" calcext:value-type="float">
            <text:p>4,44286106203708</text:p>
          </table:table-cell>
          <table:table-cell office:value-type="string" calcext:value-type="string">
            <text:p>|</text:p>
          </table:table-cell>
          <table:table-cell table:formula="of:=[.R97] + 0" office:value-type="float" office:value="0" calcext:value-type="float">
            <text:p>0</text:p>
          </table:table-cell>
          <table:table-cell table:formula="of:=8.66 + 10*COS([.A98] / 5 + 5 * PI() / 6)" office:value-type="float" office:value="0.981635444694015" calcext:value-type="float">
            <text:p>0,981635444694015</text:p>
          </table:table-cell>
          <table:table-cell table:formula="of:= -3 + 10*SIN([.A98] / 5 + 5 *PI() / 6)" office:value-type="float" office:value="-9.4064590653356" calcext:value-type="float">
            <text:p>-9,4064590653356</text:p>
          </table:table-cell>
          <table:table-cell office:value-type="string" calcext:value-type="string">
            <text:p>;</text:p>
          </table:table-cell>
          <table:table-cell table:formula="of:=[.V97] + 0" office:value-type="float" office:value="0" calcext:value-type="float">
            <text:p>0</text:p>
          </table:table-cell>
          <table:table-cell table:formula="of:=8.66 + 10*COS([.A99] / 5 + 5 * PI() / 6)" office:value-type="float" office:value="1.06274551620694" calcext:value-type="float">
            <text:p>1,06274551620694</text:p>
          </table:table-cell>
          <table:table-cell table:formula="of:= -3 + 10*SIN([.A99] / 5 + 5 *PI() / 6)" office:value-type="float" office:value="-9.50243987350028" calcext:value-type="float">
            <text:p>-9,50243987350028</text:p>
          </table:table-cell>
        </table:table-row>
        <table:table-row table:style-name="ro1">
          <table:table-cell table:formula="of:= [.A98] + PI() / 50" office:value-type="float" office:value="6.15752160103599" calcext:value-type="float">
            <text:p>6,15752160103599</text:p>
          </table:table-cell>
          <table:table-cell table:formula="of:=[.B98] + 0" office:value-type="float" office:value="0" calcext:value-type="float">
            <text:p>0</text:p>
          </table:table-cell>
          <table:table-cell table:formula="of:= 3 * COS([.A99])" office:value-type="float" office:value="2.97634410394343" calcext:value-type="float">
            <text:p>2,97634410394343</text:p>
          </table:table-cell>
          <table:table-cell table:formula="of:= 5 + 3 * SIN([.A99])" office:value-type="float" office:value="4.62400029930706" calcext:value-type="float">
            <text:p>4,62400029930706</text:p>
          </table:table-cell>
          <table:table-cell office:value-type="string" calcext:value-type="string">
            <text:p>;</text:p>
          </table:table-cell>
          <table:table-cell table:formula="of:=[.F98] + 0" office:value-type="float" office:value="0" calcext:value-type="float">
            <text:p>0</text:p>
          </table:table-cell>
          <table:table-cell table:formula="of:= 3 * COS([.A100])" office:value-type="float" office:value="2.99408018528481" calcext:value-type="float">
            <text:p>2,99408018528481</text:p>
          </table:table-cell>
          <table:table-cell table:formula="of:=5 + 3 * SIN([.A100])" office:value-type="float" office:value="4.81162844141203" calcext:value-type="float">
            <text:p>4,81162844141203</text:p>
          </table:table-cell>
          <table:table-cell office:value-type="string" calcext:value-type="string">
            <text:p>|</text:p>
          </table:table-cell>
          <table:table-cell table:formula="of:=[.J98] + 0" office:value-type="float" office:value="0" calcext:value-type="float">
            <text:p>0</text:p>
          </table:table-cell>
          <table:table-cell table:formula="of:= (3 + 3 * ABS(SIN(4 * [.A99]))) * COS([.A99])" office:value-type="float" office:value="4.41020881140924" calcext:value-type="float">
            <text:p>4,41020881140924</text:p>
          </table:table-cell>
          <table:table-cell table:formula="of:= 5 + (3 + 3 * ABS(SIN(4 * [.A99]))) * SIN([.A99])" office:value-type="float" office:value="4.44286106203708" calcext:value-type="float">
            <text:p>4,44286106203708</text:p>
          </table:table-cell>
          <table:table-cell office:value-type="string" calcext:value-type="string">
            <text:p>;</text:p>
          </table:table-cell>
          <table:table-cell table:formula="of:=[.N98] + 0" office:value-type="float" office:value="0" calcext:value-type="float">
            <text:p>0</text:p>
          </table:table-cell>
          <table:table-cell table:formula="of:= (3 + 3 * ABS(SIN(4 * [.A100]))) * COS([.A100])" office:value-type="float" office:value="3.73867764872592" calcext:value-type="float">
            <text:p>3,73867764872592</text:p>
          </table:table-cell>
          <table:table-cell table:formula="of:= 5 + (3 + 3 * ABS(SIN(4 * [.A100]))) * SIN([.A100])" office:value-type="float" office:value="4.76478233976172" calcext:value-type="float">
            <text:p>4,76478233976172</text:p>
          </table:table-cell>
          <table:table-cell office:value-type="string" calcext:value-type="string">
            <text:p>|</text:p>
          </table:table-cell>
          <table:table-cell table:formula="of:=[.R98] + 0" office:value-type="float" office:value="0" calcext:value-type="float">
            <text:p>0</text:p>
          </table:table-cell>
          <table:table-cell table:formula="of:=8.66 + 10*COS([.A99] / 5 + 5 * PI() / 6)" office:value-type="float" office:value="1.06274551620694" calcext:value-type="float">
            <text:p>1,06274551620694</text:p>
          </table:table-cell>
          <table:table-cell table:formula="of:= -3 + 10*SIN([.A99] / 5 + 5 *PI() / 6)" office:value-type="float" office:value="-9.50243987350028" calcext:value-type="float">
            <text:p>-9,50243987350028</text:p>
          </table:table-cell>
          <table:table-cell office:value-type="string" calcext:value-type="string">
            <text:p>;</text:p>
          </table:table-cell>
          <table:table-cell table:formula="of:=[.V98] + 0" office:value-type="float" office:value="0" calcext:value-type="float">
            <text:p>0</text:p>
          </table:table-cell>
          <table:table-cell table:formula="of:=8.66 + 10*COS([.A100] / 5 + 5 * PI() / 6)" office:value-type="float" office:value="1.14505528227303" calcext:value-type="float">
            <text:p>1,14505528227303</text:p>
          </table:table-cell>
          <table:table-cell table:formula="of:= -3 + 10*SIN([.A100] / 5 + 5 *PI() / 6)" office:value-type="float" office:value="-9.59739387103025" calcext:value-type="float">
            <text:p>-9,59739387103025</text:p>
          </table:table-cell>
        </table:table-row>
        <table:table-row table:style-name="ro1">
          <table:table-cell table:formula="of:= [.A99] + PI() / 50" office:value-type="float" office:value="6.22035345410778" calcext:value-type="float">
            <text:p>6,22035345410778</text:p>
          </table:table-cell>
          <table:table-cell table:formula="of:=[.B99] + 0" office:value-type="float" office:value="0" calcext:value-type="float">
            <text:p>0</text:p>
          </table:table-cell>
          <table:table-cell table:formula="of:= 3 * COS([.A100])" office:value-type="float" office:value="2.99408018528481" calcext:value-type="float">
            <text:p>2,99408018528481</text:p>
          </table:table-cell>
          <table:table-cell table:formula="of:= 5 + 3 * SIN([.A100])" office:value-type="float" office:value="4.81162844141203" calcext:value-type="float">
            <text:p>4,81162844141203</text:p>
          </table:table-cell>
          <table:table-cell office:value-type="string" calcext:value-type="string">
            <text:p>;</text:p>
          </table:table-cell>
          <table:table-cell table:formula="of:=[.F99] + 0" office:value-type="float" office:value="0" calcext:value-type="float">
            <text:p>0</text:p>
          </table:table-cell>
          <table:table-cell table:formula="of:= 3 * COS([.A101])" office:value-type="float" office:value="3" calcext:value-type="float">
            <text:p>3</text:p>
          </table:table-cell>
          <table:table-cell table:formula="of:=5 + 3 * SIN([.A101])" office:value-type="float" office:value="4.99999999999997" calcext:value-type="float">
            <text:p>4,99999999999997</text:p>
          </table:table-cell>
          <table:table-cell office:value-type="string" calcext:value-type="string">
            <text:p>|</text:p>
          </table:table-cell>
          <table:table-cell table:formula="of:=[.J99] + 0" office:value-type="float" office:value="0" calcext:value-type="float">
            <text:p>0</text:p>
          </table:table-cell>
          <table:table-cell table:formula="of:= (3 + 3 * ABS(SIN(4 * [.A100]))) * COS([.A100])" office:value-type="float" office:value="3.73867764872592" calcext:value-type="float">
            <text:p>3,73867764872592</text:p>
          </table:table-cell>
          <table:table-cell table:formula="of:= 5 + (3 + 3 * ABS(SIN(4 * [.A100]))) * SIN([.A100])" office:value-type="float" office:value="4.76478233976172" calcext:value-type="float">
            <text:p>4,76478233976172</text:p>
          </table:table-cell>
          <table:table-cell office:value-type="string" calcext:value-type="string">
            <text:p>;</text:p>
          </table:table-cell>
          <table:table-cell table:formula="of:=[.N99] + 0" office:value-type="float" office:value="0" calcext:value-type="float">
            <text:p>0</text:p>
          </table:table-cell>
          <table:table-cell table:formula="of:= (3 + 3 * ABS(SIN(4 * [.A101]))) * COS([.A101])" office:value-type="float" office:value="3.00000000000011" calcext:value-type="float">
            <text:p>3,00000000000011</text:p>
          </table:table-cell>
          <table:table-cell table:formula="of:= 5 + (3 + 3 * ABS(SIN(4 * [.A101]))) * SIN([.A101])" office:value-type="float" office:value="4.99999999999997" calcext:value-type="float">
            <text:p>4,99999999999997</text:p>
          </table:table-cell>
          <table:table-cell office:value-type="string" calcext:value-type="string">
            <text:p>|</text:p>
          </table:table-cell>
          <table:table-cell table:formula="of:=[.R99] + 0" office:value-type="float" office:value="0" calcext:value-type="float">
            <text:p>0</text:p>
          </table:table-cell>
          <table:table-cell table:formula="of:=8.66 + 10*COS([.A100] / 5 + 5 * PI() / 6)" office:value-type="float" office:value="1.14505528227303" calcext:value-type="float">
            <text:p>1,14505528227303</text:p>
          </table:table-cell>
          <table:table-cell table:formula="of:= -3 + 10*SIN([.A100] / 5 + 5 *PI() / 6)" office:value-type="float" office:value="-9.59739387103025" calcext:value-type="float">
            <text:p>-9,59739387103025</text:p>
          </table:table-cell>
          <table:table-cell office:value-type="string" calcext:value-type="string">
            <text:p>;</text:p>
          </table:table-cell>
          <table:table-cell table:formula="of:=[.V99] + 0" office:value-type="float" office:value="0" calcext:value-type="float">
            <text:p>0</text:p>
          </table:table-cell>
          <table:table-cell table:formula="of:=8.66 + 10*COS([.A101] / 5 + 5 * PI() / 6)" office:value-type="float" office:value="1.22855174522605" calcext:value-type="float">
            <text:p>1,22855174522605</text:p>
          </table:table-cell>
          <table:table-cell table:formula="of:= -3 + 10*SIN([.A101] / 5 + 5 *PI() / 6)" office:value-type="float" office:value="-9.69130606358857" calcext:value-type="float">
            <text:p>-9,69130606358857</text:p>
          </table:table-cell>
        </table:table-row>
        <table:table-row table:style-name="ro1">
          <table:table-cell table:formula="of:= [.A100] + PI() / 50" office:value-type="float" office:value="6.28318530717958" calcext:value-type="float">
            <text:p>6,28318530717958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10:05:27.029000000</meta:creation-date>
    <dc:date>2023-09-29T11:14:46.541000000</dc:date>
    <meta:editing-duration>PT1H9M14S</meta:editing-duration>
    <meta:editing-cycles>10</meta:editing-cycles>
    <meta:generator>LibreOffice/7.6.1.2$Windows_X86_64 LibreOffice_project/f5defcebd022c5bc36bbb79be232cb6926d8f674</meta:generator>
    <meta:document-statistic meta:table-count="1" meta:cell-count="2401" meta:object-count="0"/>
  </office:meta>
</office:document-meta>
</file>